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7.01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7.97mm"/>
    </style:style>
    <style:style style:name="co7" style:family="table-column">
      <style:table-column-properties fo:break-before="auto" style:column-width="17.78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04w01n4n3n1N5" table:style-name="ta1">
        <table:shapes>
          <draw:frame draw:z-index="0" draw:style-name="gr1" draw:text-style-name="P1" svg:width="160.1mm" svg:height="90.05mm" svg:x="9.6mm" svg:y="23.37mm">
            <loext:p draw:notify-on-update-of-ranges="04w01n4n3n1N5.B1:04w01n4n3n1N5.D4 04w01n4n3n1N5.B8:04w01n4n3n1N5.B1424 04w01n4n3n1N5.C8:04w01n4n3n1N5.C14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input</text:p>
          </table:table-cell>
          <table:table-cell table:style-name="ce1" office:value-type="string" calcext:value-type="string">
            <text:p>0:</text:p>
          </table:table-cell>
          <table:table-cell office:value-type="float" office:value="-1.38851" calcext:value-type="float">
            <text:p>-1,388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style-name="ce1" office:value-type="string" calcext:value-type="string">
            <text:p>1:</text:p>
          </table:table-cell>
          <table:table-cell office:value-type="float" office:value="1.28728" calcext:value-type="float">
            <text:p>1,287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style-name="ce1" office:value-type="string" calcext:value-type="string">
            <text:p>2:</text:p>
          </table:table-cell>
          <table:table-cell office:value-type="float" office:value="-0.438532" calcext:value-type="float">
            <text:p>-0,4385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style-name="ce1" office:value-type="string" calcext:value-type="string">
            <text:p>3:</text:p>
          </table:table-cell>
          <table:table-cell office:value-type="float" office:value="1.00771" calcext:value-type="float">
            <text:p>1,007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style-name="ce1" office:value-type="string" calcext:value-type="string">
            <text:p>4:</text:p>
          </table:table-cell>
          <table:table-cell office:value-type="float" office:value="-0.883549" calcext:value-type="float">
            <text:p>-0,8835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rr0:</text:p>
          </table:table-cell>
          <table:table-cell table:style-name="Default" office:value-type="float" office:value="0.0869849" calcext:value-type="float">
            <text:p>0,0869849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rr1:</text:p>
          </table:table-cell>
          <table:table-cell table:style-name="Default" office:value-type="float" office:value="0.0150024" calcext:value-type="float">
            <text:p>0,0150024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rr2:</text:p>
          </table:table-cell>
          <table:table-cell table:style-name="Default" office:value-type="float" office:value="0.00608492" calcext:value-type="float">
            <text:p>0,0060849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m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err3:</text:p>
          </table:table-cell>
          <table:table-cell table:style-name="Default" office:value-type="float" office:value="0.00495258" calcext:value-type="float">
            <text:p>0,00495258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rr4:</text:p>
          </table:table-cell>
          <table:table-cell table:style-name="Default" office:value-type="float" office:value="0.00476212" calcext:value-type="float">
            <text:p>0,00476212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4m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err5:</text:p>
          </table:table-cell>
          <table:table-cell table:style-name="Default" office:value-type="float" office:value="0.00468502" calcext:value-type="float">
            <text:p>0,00468502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1m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err6:</text:p>
          </table:table-cell>
          <table:table-cell table:style-name="Default" office:value-type="float" office:value="0.00462144" calcext:value-type="float">
            <text:p>0,00462144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9m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err7:</text:p>
          </table:table-cell>
          <table:table-cell table:style-name="Default" office:value-type="float" office:value="0.00455942" calcext:value-type="float">
            <text:p>0,00455942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1m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err8:</text:p>
          </table:table-cell>
          <table:table-cell table:style-name="Default" office:value-type="float" office:value="0.00449754" calcext:value-type="float">
            <text:p>0,00449754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3m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err9:</text:p>
          </table:table-cell>
          <table:table-cell table:style-name="Default" office:value-type="float" office:value="0.00443569" calcext:value-type="float">
            <text:p>0,00443569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2m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err10:</text:p>
          </table:table-cell>
          <table:table-cell table:style-name="Default" office:value-type="float" office:value="0.00437388" calcext:value-type="float">
            <text:p>0,00437388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2m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rr11:</text:p>
          </table:table-cell>
          <table:table-cell table:style-name="Default" office:value-type="float" office:value="0.00431215" calcext:value-type="float">
            <text:p>0,0043121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9m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err12:</text:p>
          </table:table-cell>
          <table:table-cell table:style-name="Default" office:value-type="float" office:value="0.00425055" calcext:value-type="float">
            <text:p>0,00425055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6m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rr13:</text:p>
          </table:table-cell>
          <table:table-cell table:style-name="Default" office:value-type="float" office:value="0.0041891" calcext:value-type="float">
            <text:p>0,0041891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4m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err14:</text:p>
          </table:table-cell>
          <table:table-cell table:style-name="Default" office:value-type="float" office:value="0.00412786" calcext:value-type="float">
            <text:p>0,00412786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3m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err15:</text:p>
          </table:table-cell>
          <table:table-cell table:style-name="Default" office:value-type="float" office:value="0.00406685" calcext:value-type="float">
            <text:p>0,0040668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1m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err16:</text:p>
          </table:table-cell>
          <table:table-cell table:style-name="Default" office:value-type="float" office:value="0.0040061" calcext:value-type="float">
            <text:p>0,0040061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9m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err17:</text:p>
          </table:table-cell>
          <table:table-cell table:style-name="Default" office:value-type="float" office:value="0.00394565" calcext:value-type="float">
            <text:p>0,0039456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7m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err18:</text:p>
          </table:table-cell>
          <table:table-cell table:style-name="Default" office:value-type="float" office:value="0.00388553" calcext:value-type="float">
            <text:p>0,00388553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5m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err19:</text:p>
          </table:table-cell>
          <table:table-cell table:style-name="Default" office:value-type="float" office:value="0.00382576" calcext:value-type="float">
            <text:p>0,00382576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1m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err20:</text:p>
          </table:table-cell>
          <table:table-cell table:style-name="Default" office:value-type="float" office:value="0.00376637" calcext:value-type="float">
            <text:p>0,00376637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9m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err21:</text:p>
          </table:table-cell>
          <table:table-cell table:style-name="Default" office:value-type="float" office:value="0.00370739" calcext:value-type="float">
            <text:p>0,00370739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3m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err22:</text:p>
          </table:table-cell>
          <table:table-cell table:style-name="Default" office:value-type="float" office:value="0.00364884" calcext:value-type="float">
            <text:p>0,00364884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8m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err23:</text:p>
          </table:table-cell>
          <table:table-cell table:style-name="Default" office:value-type="float" office:value="0.00359074" calcext:value-type="float">
            <text:p>0,00359074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3m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err24:</text:p>
          </table:table-cell>
          <table:table-cell table:style-name="Default" office:value-type="float" office:value="0.00353311" calcext:value-type="float">
            <text:p>0,00353311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9m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err25:</text:p>
          </table:table-cell>
          <table:table-cell table:style-name="Default" office:value-type="float" office:value="0.00347598" calcext:value-type="float">
            <text:p>0,0034759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6m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err26:</text:p>
          </table:table-cell>
          <table:table-cell table:style-name="Default" office:value-type="float" office:value="0.00341935" calcext:value-type="float">
            <text:p>0,0034193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9m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err27:</text:p>
          </table:table-cell>
          <table:table-cell table:style-name="Default" office:value-type="float" office:value="0.00336325" calcext:value-type="float">
            <text:p>0,0033632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5m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err28:</text:p>
          </table:table-cell>
          <table:table-cell table:style-name="Default" office:value-type="float" office:value="0.00330769" calcext:value-type="float">
            <text:p>0,00330769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0m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err29:</text:p>
          </table:table-cell>
          <table:table-cell table:style-name="Default" office:value-type="float" office:value="0.00325268" calcext:value-type="float">
            <text:p>0,0032526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17m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err30:</text:p>
          </table:table-cell>
          <table:table-cell table:style-name="Default" office:value-type="float" office:value="0.00319824" calcext:value-type="float">
            <text:p>0,00319824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33m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err31:</text:p>
          </table:table-cell>
          <table:table-cell table:style-name="Default" office:value-type="float" office:value="0.00314438" calcext:value-type="float">
            <text:p>0,0031443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52m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err32:</text:p>
          </table:table-cell>
          <table:table-cell table:style-name="Default" office:value-type="float" office:value="0.00309111" calcext:value-type="float">
            <text:p>0,00309111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70m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err33:</text:p>
          </table:table-cell>
          <table:table-cell table:style-name="Default" office:value-type="float" office:value="0.00303843" calcext:value-type="float">
            <text:p>0,00303843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87m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err34:</text:p>
          </table:table-cell>
          <table:table-cell table:style-name="Default" office:value-type="float" office:value="0.00298637" calcext:value-type="float">
            <text:p>0,00298637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3m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err35:</text:p>
          </table:table-cell>
          <table:table-cell table:style-name="Default" office:value-type="float" office:value="0.00293492" calcext:value-type="float">
            <text:p>0,00293492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20m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err36:</text:p>
          </table:table-cell>
          <table:table-cell table:style-name="Default" office:value-type="float" office:value="0.00288409" calcext:value-type="float">
            <text:p>0,00288409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36m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err37:</text:p>
          </table:table-cell>
          <table:table-cell table:style-name="Default" office:value-type="float" office:value="0.00283388" calcext:value-type="float">
            <text:p>0,00283388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7m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err38:</text:p>
          </table:table-cell>
          <table:table-cell table:style-name="Default" office:value-type="float" office:value="0.00278431" calcext:value-type="float">
            <text:p>0,00278431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72m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err39:</text:p>
          </table:table-cell>
          <table:table-cell table:style-name="Default" office:value-type="float" office:value="0.00273538" calcext:value-type="float">
            <text:p>0,00273538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94m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err40:</text:p>
          </table:table-cell>
          <table:table-cell table:style-name="Default" office:value-type="float" office:value="0.00268708" calcext:value-type="float">
            <text:p>0,002687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10m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err41:</text:p>
          </table:table-cell>
          <table:table-cell table:style-name="Default" office:value-type="float" office:value="0.00263943" calcext:value-type="float">
            <text:p>0,00263943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25m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err42:</text:p>
          </table:table-cell>
          <table:table-cell table:style-name="Default" office:value-type="float" office:value="0.00259242" calcext:value-type="float">
            <text:p>0,00259242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41m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err43:</text:p>
          </table:table-cell>
          <table:table-cell table:style-name="Default" office:value-type="float" office:value="0.00254606" calcext:value-type="float">
            <text:p>0,00254606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58m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err44:</text:p>
          </table:table-cell>
          <table:table-cell table:style-name="Default" office:value-type="float" office:value="0.00250034" calcext:value-type="float">
            <text:p>0,00250034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74m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err45:</text:p>
          </table:table-cell>
          <table:table-cell table:style-name="Default" office:value-type="float" office:value="0.00245526" calcext:value-type="float">
            <text:p>0,00245526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92m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err46:</text:p>
          </table:table-cell>
          <table:table-cell table:style-name="Default" office:value-type="float" office:value="0.00241084" calcext:value-type="float">
            <text:p>0,00241084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06m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err47:</text:p>
          </table:table-cell>
          <table:table-cell table:style-name="Default" office:value-type="float" office:value="0.00236705" calcext:value-type="float">
            <text:p>0,00236705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29m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err48:</text:p>
          </table:table-cell>
          <table:table-cell table:style-name="Default" office:value-type="float" office:value="0.00232391" calcext:value-type="float">
            <text:p>0,00232391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47m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err49:</text:p>
          </table:table-cell>
          <table:table-cell table:style-name="Default" office:value-type="float" office:value="0.00228141" calcext:value-type="float">
            <text:p>0,0022814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60m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err50:</text:p>
          </table:table-cell>
          <table:table-cell table:style-name="Default" office:value-type="float" office:value="0.00223955" calcext:value-type="float">
            <text:p>0,0022395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74m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err51:</text:p>
          </table:table-cell>
          <table:table-cell table:style-name="Default" office:value-type="float" office:value="0.00219832" calcext:value-type="float">
            <text:p>0,00219832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91m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err52:</text:p>
          </table:table-cell>
          <table:table-cell table:style-name="Default" office:value-type="float" office:value="0.00215773" calcext:value-type="float">
            <text:p>0,00215773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10m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err53:</text:p>
          </table:table-cell>
          <table:table-cell table:style-name="Default" office:value-type="float" office:value="0.00211777" calcext:value-type="float">
            <text:p>0,00211777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30m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err54:</text:p>
          </table:table-cell>
          <table:table-cell table:style-name="Default" office:value-type="float" office:value="0.00207843" calcext:value-type="float">
            <text:p>0,00207843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48m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err55:</text:p>
          </table:table-cell>
          <table:table-cell table:style-name="Default" office:value-type="float" office:value="0.00203971" calcext:value-type="float">
            <text:p>0,00203971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67m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err56:</text:p>
          </table:table-cell>
          <table:table-cell table:style-name="Default" office:value-type="float" office:value="0.00200161" calcext:value-type="float">
            <text:p>0,00200161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86m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err57:</text:p>
          </table:table-cell>
          <table:table-cell table:style-name="Default" office:value-type="float" office:value="0.00196411" calcext:value-type="float">
            <text:p>0,00196411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03m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err58:</text:p>
          </table:table-cell>
          <table:table-cell table:style-name="Default" office:value-type="float" office:value="0.00192723" calcext:value-type="float">
            <text:p>0,00192723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21m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err59:</text:p>
          </table:table-cell>
          <table:table-cell table:style-name="Default" office:value-type="float" office:value="0.00189095" calcext:value-type="float">
            <text:p>0,0018909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40m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string" calcext:value-type="string">
            <text:p>err60:</text:p>
          </table:table-cell>
          <table:table-cell table:style-name="Default" office:value-type="float" office:value="0.00185526" calcext:value-type="float">
            <text:p>0,00185526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59m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err61:</text:p>
          </table:table-cell>
          <table:table-cell table:style-name="Default" office:value-type="float" office:value="0.00182017" calcext:value-type="float">
            <text:p>0,0018201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73m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string" calcext:value-type="string">
            <text:p>err62:</text:p>
          </table:table-cell>
          <table:table-cell table:style-name="Default" office:value-type="float" office:value="0.00178565" calcext:value-type="float">
            <text:p>0,0017856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86m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err63:</text:p>
          </table:table-cell>
          <table:table-cell table:style-name="Default" office:value-type="float" office:value="0.00175172" calcext:value-type="float">
            <text:p>0,0017517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99m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err64:</text:p>
          </table:table-cell>
          <table:table-cell table:style-name="Default" office:value-type="float" office:value="0.00171836" calcext:value-type="float">
            <text:p>0,0017183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13m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err65:</text:p>
          </table:table-cell>
          <table:table-cell table:style-name="Default" office:value-type="float" office:value="0.00168557" calcext:value-type="float">
            <text:p>0,0016855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27m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err66:</text:p>
          </table:table-cell>
          <table:table-cell table:style-name="Default" office:value-type="float" office:value="0.00165333" calcext:value-type="float">
            <text:p>0,0016533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40m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err67:</text:p>
          </table:table-cell>
          <table:table-cell table:style-name="Default" office:value-type="float" office:value="0.00162165" calcext:value-type="float">
            <text:p>0,0016216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54m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err68:</text:p>
          </table:table-cell>
          <table:table-cell table:style-name="Default" office:value-type="float" office:value="0.00159052" calcext:value-type="float">
            <text:p>0,0015905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68m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err69:</text:p>
          </table:table-cell>
          <table:table-cell table:style-name="Default" office:value-type="float" office:value="0.00155993" calcext:value-type="float">
            <text:p>0,00155993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84m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err70:</text:p>
          </table:table-cell>
          <table:table-cell table:style-name="Default" office:value-type="float" office:value="0.00152987" calcext:value-type="float">
            <text:p>0,0015298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97m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err71:</text:p>
          </table:table-cell>
          <table:table-cell table:style-name="Default" office:value-type="float" office:value="0.00150034" calcext:value-type="float">
            <text:p>0,0015003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10ms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string" calcext:value-type="string">
            <text:p>err72:</text:p>
          </table:table-cell>
          <table:table-cell table:style-name="Default" office:value-type="float" office:value="0.00147133" calcext:value-type="float">
            <text:p>0,0014713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22ms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err73:</text:p>
          </table:table-cell>
          <table:table-cell table:style-name="Default" office:value-type="float" office:value="0.00144283" calcext:value-type="float">
            <text:p>0,0014428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35m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string" calcext:value-type="string">
            <text:p>err74:</text:p>
          </table:table-cell>
          <table:table-cell table:style-name="Default" office:value-type="float" office:value="0.00141484" calcext:value-type="float">
            <text:p>0,0014148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48ms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string" calcext:value-type="string">
            <text:p>err75:</text:p>
          </table:table-cell>
          <table:table-cell table:style-name="Default" office:value-type="float" office:value="0.00138735" calcext:value-type="float">
            <text:p>0,0013873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60m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err76:</text:p>
          </table:table-cell>
          <table:table-cell table:style-name="Default" office:value-type="float" office:value="0.00136035" calcext:value-type="float">
            <text:p>0,0013603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73ms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err77:</text:p>
          </table:table-cell>
          <table:table-cell table:style-name="Default" office:value-type="float" office:value="0.00133384" calcext:value-type="float">
            <text:p>0,0013338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91m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string" calcext:value-type="string">
            <text:p>err78:</text:p>
          </table:table-cell>
          <table:table-cell table:style-name="Default" office:value-type="float" office:value="0.00130781" calcext:value-type="float">
            <text:p>0,0013078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03ms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err79:</text:p>
          </table:table-cell>
          <table:table-cell table:style-name="Default" office:value-type="float" office:value="0.00128225" calcext:value-type="float">
            <text:p>0,0012822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16ms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string" calcext:value-type="string">
            <text:p>err80:</text:p>
          </table:table-cell>
          <table:table-cell table:style-name="Default" office:value-type="float" office:value="0.00125715" calcext:value-type="float">
            <text:p>0,001257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29m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err81:</text:p>
          </table:table-cell>
          <table:table-cell table:style-name="Default" office:value-type="float" office:value="0.00123251" calcext:value-type="float">
            <text:p>0,0012325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41ms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err82:</text:p>
          </table:table-cell>
          <table:table-cell table:style-name="Default" office:value-type="float" office:value="0.00120833" calcext:value-type="float">
            <text:p>0,0012083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54ms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err83:</text:p>
          </table:table-cell>
          <table:table-cell table:style-name="Default" office:value-type="float" office:value="0.00118459" calcext:value-type="float">
            <text:p>0,0011845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67ms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string" calcext:value-type="string">
            <text:p>err84:</text:p>
          </table:table-cell>
          <table:table-cell table:style-name="Default" office:value-type="float" office:value="0.00116129" calcext:value-type="float">
            <text:p>0,0011612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79ms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err85:</text:p>
          </table:table-cell>
          <table:table-cell table:style-name="Default" office:value-type="float" office:value="0.00113841" calcext:value-type="float">
            <text:p>0,0011384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92ms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err86:</text:p>
          </table:table-cell>
          <table:table-cell table:style-name="Default" office:value-type="float" office:value="0.00111597" calcext:value-type="float">
            <text:p>0,0011159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05ms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string" calcext:value-type="string">
            <text:p>err87:</text:p>
          </table:table-cell>
          <table:table-cell table:style-name="Default" office:value-type="float" office:value="0.00109394" calcext:value-type="float">
            <text:p>0,0010939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18ms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err88:</text:p>
          </table:table-cell>
          <table:table-cell table:style-name="Default" office:value-type="float" office:value="0.00107232" calcext:value-type="float">
            <text:p>0,0010723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31ms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string" calcext:value-type="string">
            <text:p>err89:</text:p>
          </table:table-cell>
          <table:table-cell table:style-name="Default" office:value-type="float" office:value="0.00105111" calcext:value-type="float">
            <text:p>0,001051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43ms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string" calcext:value-type="string">
            <text:p>err90:</text:p>
          </table:table-cell>
          <table:table-cell table:style-name="Default" office:value-type="float" office:value="0.00103029" calcext:value-type="float">
            <text:p>0,0010302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56m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err91:</text:p>
          </table:table-cell>
          <table:table-cell table:style-name="Default" office:value-type="float" office:value="0.00100987" calcext:value-type="float">
            <text:p>0,0010098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69ms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string" calcext:value-type="string">
            <text:p>err92:</text:p>
          </table:table-cell>
          <table:table-cell table:style-name="Default" office:value-type="float" office:value="0.000989829" calcext:value-type="float">
            <text:p>0,00098982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83ms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string" calcext:value-type="string">
            <text:p>err93:</text:p>
          </table:table-cell>
          <table:table-cell table:style-name="Default" office:value-type="float" office:value="0.000970169" calcext:value-type="float">
            <text:p>0,00097016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95ms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err94:</text:p>
          </table:table-cell>
          <table:table-cell table:style-name="Default" office:value-type="float" office:value="0.000950882" calcext:value-type="float">
            <text:p>0,00095088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09ms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err95:</text:p>
          </table:table-cell>
          <table:table-cell table:style-name="Default" office:value-type="float" office:value="0.00093196" calcext:value-type="float">
            <text:p>0,0009319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23ms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err96:</text:p>
          </table:table-cell>
          <table:table-cell table:style-name="Default" office:value-type="float" office:value="0.000913399" calcext:value-type="float">
            <text:p>0,00091339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36m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err97:</text:p>
          </table:table-cell>
          <table:table-cell table:style-name="Default" office:value-type="float" office:value="0.000895192" calcext:value-type="float">
            <text:p>0,000895192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53ms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string" calcext:value-type="string">
            <text:p>err98:</text:p>
          </table:table-cell>
          <table:table-cell table:style-name="Default" office:value-type="float" office:value="0.000877333" calcext:value-type="float">
            <text:p>0,000877333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69ms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err99:</text:p>
          </table:table-cell>
          <table:table-cell table:style-name="Default" office:value-type="float" office:value="0.000859815" calcext:value-type="float">
            <text:p>0,00085981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85m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err100:</text:p>
          </table:table-cell>
          <table:table-cell table:style-name="Default" office:value-type="float" office:value="0.000842634" calcext:value-type="float">
            <text:p>0,000842634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00m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err101:</text:p>
          </table:table-cell>
          <table:table-cell table:style-name="Default" office:value-type="float" office:value="0.000825783" calcext:value-type="float">
            <text:p>0,000825783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15ms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string" calcext:value-type="string">
            <text:p>err102:</text:p>
          </table:table-cell>
          <table:table-cell table:style-name="Default" office:value-type="float" office:value="0.000809256" calcext:value-type="float">
            <text:p>0,00080925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29ms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err103:</text:p>
          </table:table-cell>
          <table:table-cell table:style-name="Default" office:value-type="float" office:value="0.000793049" calcext:value-type="float">
            <text:p>0,000793049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44ms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err104:</text:p>
          </table:table-cell>
          <table:table-cell table:style-name="Default" office:value-type="float" office:value="0.000777154" calcext:value-type="float">
            <text:p>0,000777154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62ms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string" calcext:value-type="string">
            <text:p>err105:</text:p>
          </table:table-cell>
          <table:table-cell table:style-name="Default" office:value-type="float" office:value="0.000761567" calcext:value-type="float">
            <text:p>0,00076156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76ms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err106:</text:p>
          </table:table-cell>
          <table:table-cell table:style-name="Default" office:value-type="float" office:value="0.000746282" calcext:value-type="float">
            <text:p>0,00074628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92ms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string" calcext:value-type="string">
            <text:p>err107:</text:p>
          </table:table-cell>
          <table:table-cell table:style-name="Default" office:value-type="float" office:value="0.000731294" calcext:value-type="float">
            <text:p>0,00073129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06ms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err108:</text:p>
          </table:table-cell>
          <table:table-cell table:style-name="Default" office:value-type="float" office:value="0.000716598" calcext:value-type="float">
            <text:p>0,00071659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20ms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string" calcext:value-type="string">
            <text:p>err109:</text:p>
          </table:table-cell>
          <table:table-cell table:style-name="Default" office:value-type="float" office:value="0.000702187" calcext:value-type="float">
            <text:p>0,00070218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34ms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string" calcext:value-type="string">
            <text:p>err110:</text:p>
          </table:table-cell>
          <table:table-cell table:style-name="Default" office:value-type="float" office:value="0.000688058" calcext:value-type="float">
            <text:p>0,00068805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48ms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string" calcext:value-type="string">
            <text:p>err111:</text:p>
          </table:table-cell>
          <table:table-cell table:style-name="Default" office:value-type="float" office:value="0.000674205" calcext:value-type="float">
            <text:p>0,0006742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62ms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string" calcext:value-type="string">
            <text:p>err112:</text:p>
          </table:table-cell>
          <table:table-cell table:style-name="Default" office:value-type="float" office:value="0.000660622" calcext:value-type="float">
            <text:p>0,000660622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79ms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string" calcext:value-type="string">
            <text:p>err113:</text:p>
          </table:table-cell>
          <table:table-cell table:style-name="Default" office:value-type="float" office:value="0.000647306" calcext:value-type="float">
            <text:p>0,0006473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93ms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string" calcext:value-type="string">
            <text:p>err114:</text:p>
          </table:table-cell>
          <table:table-cell table:style-name="Default" office:value-type="float" office:value="0.000634251" calcext:value-type="float">
            <text:p>0,00063425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07ms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err115:</text:p>
          </table:table-cell>
          <table:table-cell table:style-name="Default" office:value-type="float" office:value="0.000621452" calcext:value-type="float">
            <text:p>0,00062145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21ms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string" calcext:value-type="string">
            <text:p>err116:</text:p>
          </table:table-cell>
          <table:table-cell table:style-name="Default" office:value-type="float" office:value="0.000608904" calcext:value-type="float">
            <text:p>0,000608904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37ms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string" calcext:value-type="string">
            <text:p>err117:</text:p>
          </table:table-cell>
          <table:table-cell table:style-name="Default" office:value-type="float" office:value="0.000596604" calcext:value-type="float">
            <text:p>0,000596604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52ms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err118:</text:p>
          </table:table-cell>
          <table:table-cell table:style-name="Default" office:value-type="float" office:value="0.000584546" calcext:value-type="float">
            <text:p>0,00058454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65ms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string" calcext:value-type="string">
            <text:p>err119:</text:p>
          </table:table-cell>
          <table:table-cell table:style-name="Default" office:value-type="float" office:value="0.000572726" calcext:value-type="float">
            <text:p>0,000572726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83ms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string" calcext:value-type="string">
            <text:p>err120:</text:p>
          </table:table-cell>
          <table:table-cell table:style-name="Default" office:value-type="float" office:value="0.000561139" calcext:value-type="float">
            <text:p>0,000561139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97ms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err121:</text:p>
          </table:table-cell>
          <table:table-cell table:style-name="Default" office:value-type="float" office:value="0.000549782" calcext:value-type="float">
            <text:p>0,000549782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15ms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err122:</text:p>
          </table:table-cell>
          <table:table-cell table:style-name="Default" office:value-type="float" office:value="0.000538649" calcext:value-type="float">
            <text:p>0,000538649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31ms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string" calcext:value-type="string">
            <text:p>err123:</text:p>
          </table:table-cell>
          <table:table-cell table:style-name="Default" office:value-type="float" office:value="0.000527736" calcext:value-type="float">
            <text:p>0,00052773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45ms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err124:</text:p>
          </table:table-cell>
          <table:table-cell table:style-name="Default" office:value-type="float" office:value="0.000517041" calcext:value-type="float">
            <text:p>0,000517041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61ms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string" calcext:value-type="string">
            <text:p>err125:</text:p>
          </table:table-cell>
          <table:table-cell table:style-name="Default" office:value-type="float" office:value="0.000506557" calcext:value-type="float">
            <text:p>0,000506557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78ms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string" calcext:value-type="string">
            <text:p>err126:</text:p>
          </table:table-cell>
          <table:table-cell table:style-name="Default" office:value-type="float" office:value="0.000496282" calcext:value-type="float">
            <text:p>0,00049628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92m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err127:</text:p>
          </table:table-cell>
          <table:table-cell table:style-name="Default" office:value-type="float" office:value="0.000486211" calcext:value-type="float">
            <text:p>0,0004862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05ms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string" calcext:value-type="string">
            <text:p>err128:</text:p>
          </table:table-cell>
          <table:table-cell table:style-name="Default" office:value-type="float" office:value="0.00047634" calcext:value-type="float">
            <text:p>0,00047634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21m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err129:</text:p>
          </table:table-cell>
          <table:table-cell table:style-name="Default" office:value-type="float" office:value="0.000466666" calcext:value-type="float">
            <text:p>0,00046666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35ms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string" calcext:value-type="string">
            <text:p>err130:</text:p>
          </table:table-cell>
          <table:table-cell table:style-name="Default" office:value-type="float" office:value="0.000457185" calcext:value-type="float">
            <text:p>0,00045718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49ms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string" calcext:value-type="string">
            <text:p>err131:</text:p>
          </table:table-cell>
          <table:table-cell table:style-name="Default" office:value-type="float" office:value="0.000447893" calcext:value-type="float">
            <text:p>0,00044789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63ms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string" calcext:value-type="string">
            <text:p>err132:</text:p>
          </table:table-cell>
          <table:table-cell table:style-name="Default" office:value-type="float" office:value="0.000438787" calcext:value-type="float">
            <text:p>0,00043878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78ms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string" calcext:value-type="string">
            <text:p>err133:</text:p>
          </table:table-cell>
          <table:table-cell table:style-name="Default" office:value-type="float" office:value="0.000429863" calcext:value-type="float">
            <text:p>0,00042986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91ms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string" calcext:value-type="string">
            <text:p>err134:</text:p>
          </table:table-cell>
          <table:table-cell table:style-name="Default" office:value-type="float" office:value="0.000421117" calcext:value-type="float">
            <text:p>0,00042111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05m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string" calcext:value-type="string">
            <text:p>err135:</text:p>
          </table:table-cell>
          <table:table-cell table:style-name="Default" office:value-type="float" office:value="0.000412546" calcext:value-type="float">
            <text:p>0,00041254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19ms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string" calcext:value-type="string">
            <text:p>err136:</text:p>
          </table:table-cell>
          <table:table-cell table:style-name="Default" office:value-type="float" office:value="0.000404147" calcext:value-type="float">
            <text:p>0,00040414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33ms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string" calcext:value-type="string">
            <text:p>err137:</text:p>
          </table:table-cell>
          <table:table-cell table:style-name="Default" office:value-type="float" office:value="0.000395917" calcext:value-type="float">
            <text:p>0,00039591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47ms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string" calcext:value-type="string">
            <text:p>err138:</text:p>
          </table:table-cell>
          <table:table-cell table:style-name="Default" office:value-type="float" office:value="0.000387851" calcext:value-type="float">
            <text:p>0,00038785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60ms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string" calcext:value-type="string">
            <text:p>err139:</text:p>
          </table:table-cell>
          <table:table-cell table:style-name="Default" office:value-type="float" office:value="0.000379948" calcext:value-type="float">
            <text:p>0,00037994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74ms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string" calcext:value-type="string">
            <text:p>err140:</text:p>
          </table:table-cell>
          <table:table-cell table:style-name="Default" office:value-type="float" office:value="0.000372203" calcext:value-type="float">
            <text:p>0,00037220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88ms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string" calcext:value-type="string">
            <text:p>err141:</text:p>
          </table:table-cell>
          <table:table-cell table:style-name="Default" office:value-type="float" office:value="0.000364613" calcext:value-type="float">
            <text:p>0,0003646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01ms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string" calcext:value-type="string">
            <text:p>err142:</text:p>
          </table:table-cell>
          <table:table-cell table:style-name="Default" office:value-type="float" office:value="0.000357177" calcext:value-type="float">
            <text:p>0,000357177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14ms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string" calcext:value-type="string">
            <text:p>err143:</text:p>
          </table:table-cell>
          <table:table-cell table:style-name="Default" office:value-type="float" office:value="0.00034989" calcext:value-type="float">
            <text:p>0,00034989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30ms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string" calcext:value-type="string">
            <text:p>err144:</text:p>
          </table:table-cell>
          <table:table-cell table:style-name="Default" office:value-type="float" office:value="0.000342749" calcext:value-type="float">
            <text:p>0,00034274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43ms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string" calcext:value-type="string">
            <text:p>err145:</text:p>
          </table:table-cell>
          <table:table-cell table:style-name="Default" office:value-type="float" office:value="0.000335753" calcext:value-type="float">
            <text:p>0,00033575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57ms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string" calcext:value-type="string">
            <text:p>err146:</text:p>
          </table:table-cell>
          <table:table-cell table:style-name="Default" office:value-type="float" office:value="0.000328898" calcext:value-type="float">
            <text:p>0,00032889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70ms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err147:</text:p>
          </table:table-cell>
          <table:table-cell table:style-name="Default" office:value-type="float" office:value="0.000322181" calcext:value-type="float">
            <text:p>0,000322181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84ms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string" calcext:value-type="string">
            <text:p>err148:</text:p>
          </table:table-cell>
          <table:table-cell table:style-name="Default" office:value-type="float" office:value="0.000315599" calcext:value-type="float">
            <text:p>0,00031559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297ms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string" calcext:value-type="string">
            <text:p>err149:</text:p>
          </table:table-cell>
          <table:table-cell table:style-name="Default" office:value-type="float" office:value="0.00030915" calcext:value-type="float">
            <text:p>0,000309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11ms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string" calcext:value-type="string">
            <text:p>err150:</text:p>
          </table:table-cell>
          <table:table-cell table:style-name="Default" office:value-type="float" office:value="0.000302832" calcext:value-type="float">
            <text:p>0,00030283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26ms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err151:</text:p>
          </table:table-cell>
          <table:table-cell table:style-name="Default" office:value-type="float" office:value="0.000296641" calcext:value-type="float">
            <text:p>0,000296641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39ms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err152:</text:p>
          </table:table-cell>
          <table:table-cell table:style-name="Default" office:value-type="float" office:value="0.000290576" calcext:value-type="float">
            <text:p>0,00029057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53ms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string" calcext:value-type="string">
            <text:p>err153:</text:p>
          </table:table-cell>
          <table:table-cell table:style-name="Default" office:value-type="float" office:value="0.000284633" calcext:value-type="float">
            <text:p>0,00028463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66ms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string" calcext:value-type="string">
            <text:p>err154:</text:p>
          </table:table-cell>
          <table:table-cell table:style-name="Default" office:value-type="float" office:value="0.00027881" calcext:value-type="float">
            <text:p>0,0002788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79ms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string" calcext:value-type="string">
            <text:p>err155:</text:p>
          </table:table-cell>
          <table:table-cell table:style-name="Default" office:value-type="float" office:value="0.000273106" calcext:value-type="float">
            <text:p>0,0002731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391ms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string" calcext:value-type="string">
            <text:p>err156:</text:p>
          </table:table-cell>
          <table:table-cell table:style-name="Default" office:value-type="float" office:value="0.000267517" calcext:value-type="float">
            <text:p>0,00026751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04ms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err157:</text:p>
          </table:table-cell>
          <table:table-cell table:style-name="Default" office:value-type="float" office:value="0.000262041" calcext:value-type="float">
            <text:p>0,00026204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16ms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string" calcext:value-type="string">
            <text:p>err158:</text:p>
          </table:table-cell>
          <table:table-cell table:style-name="Default" office:value-type="float" office:value="0.000256676" calcext:value-type="float">
            <text:p>0,00025667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29ms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string" calcext:value-type="string">
            <text:p>err159:</text:p>
          </table:table-cell>
          <table:table-cell table:style-name="Default" office:value-type="float" office:value="0.00025142" calcext:value-type="float">
            <text:p>0,0002514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41ms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err160:</text:p>
          </table:table-cell>
          <table:table-cell table:style-name="Default" office:value-type="float" office:value="0.000246271" calcext:value-type="float">
            <text:p>0,00024627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54ms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string" calcext:value-type="string">
            <text:p>err161:</text:p>
          </table:table-cell>
          <table:table-cell table:style-name="Default" office:value-type="float" office:value="0.000241226" calcext:value-type="float">
            <text:p>0,000241226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72ms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string" calcext:value-type="string">
            <text:p>err162:</text:p>
          </table:table-cell>
          <table:table-cell table:style-name="Default" office:value-type="float" office:value="0.000236284" calcext:value-type="float">
            <text:p>0,000236284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489ms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err163:</text:p>
          </table:table-cell>
          <table:table-cell table:style-name="Default" office:value-type="float" office:value="0.000231442" calcext:value-type="float">
            <text:p>0,000231442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06ms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string" calcext:value-type="string">
            <text:p>err164:</text:p>
          </table:table-cell>
          <table:table-cell table:style-name="Default" office:value-type="float" office:value="0.000226698" calcext:value-type="float">
            <text:p>0,000226698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22ms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string" calcext:value-type="string">
            <text:p>err165:</text:p>
          </table:table-cell>
          <table:table-cell table:style-name="Default" office:value-type="float" office:value="0.000222051" calcext:value-type="float">
            <text:p>0,000222051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38ms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string" calcext:value-type="string">
            <text:p>err166:</text:p>
          </table:table-cell>
          <table:table-cell table:style-name="Default" office:value-type="float" office:value="0.000217499" calcext:value-type="float">
            <text:p>0,000217499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56ms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string" calcext:value-type="string">
            <text:p>err167:</text:p>
          </table:table-cell>
          <table:table-cell table:style-name="Default" office:value-type="float" office:value="0.000213039" calcext:value-type="float">
            <text:p>0,000213039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73ms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string" calcext:value-type="string">
            <text:p>err168:</text:p>
          </table:table-cell>
          <table:table-cell table:style-name="Default" office:value-type="float" office:value="0.00020867" calcext:value-type="float">
            <text:p>0,00020867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589ms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string" calcext:value-type="string">
            <text:p>err169:</text:p>
          </table:table-cell>
          <table:table-cell table:style-name="Default" office:value-type="float" office:value="0.000204389" calcext:value-type="float">
            <text:p>0,000204389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06ms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string" calcext:value-type="string">
            <text:p>err170:</text:p>
          </table:table-cell>
          <table:table-cell table:style-name="Default" office:value-type="float" office:value="0.000200196" calcext:value-type="float">
            <text:p>0,000200196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22ms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string" calcext:value-type="string">
            <text:p>err171:</text:p>
          </table:table-cell>
          <table:table-cell table:style-name="Default" office:value-type="float" office:value="0.000196089" calcext:value-type="float">
            <text:p>0,000196089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39ms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string" calcext:value-type="string">
            <text:p>err172:</text:p>
          </table:table-cell>
          <table:table-cell table:style-name="Default" office:value-type="float" office:value="0.000192065" calcext:value-type="float">
            <text:p>0,00019206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58ms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string" calcext:value-type="string">
            <text:p>err173:</text:p>
          </table:table-cell>
          <table:table-cell table:style-name="Default" office:value-type="float" office:value="0.000188123" calcext:value-type="float">
            <text:p>0,000188123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76ms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err174:</text:p>
          </table:table-cell>
          <table:table-cell table:style-name="Default" office:value-type="float" office:value="0.000184261" calcext:value-type="float">
            <text:p>0,000184261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694ms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string" calcext:value-type="string">
            <text:p>err175:</text:p>
          </table:table-cell>
          <table:table-cell table:style-name="Default" office:value-type="float" office:value="0.000180479" calcext:value-type="float">
            <text:p>0,000180479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10ms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err176:</text:p>
          </table:table-cell>
          <table:table-cell table:style-name="Default" office:value-type="float" office:value="0.000176773" calcext:value-type="float">
            <text:p>0,000176773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26ms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err177:</text:p>
          </table:table-cell>
          <table:table-cell table:style-name="Default" office:value-type="float" office:value="0.000173143" calcext:value-type="float">
            <text:p>0,000173143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43ms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string" calcext:value-type="string">
            <text:p>err178:</text:p>
          </table:table-cell>
          <table:table-cell table:style-name="Default" office:value-type="float" office:value="0.000169587" calcext:value-type="float">
            <text:p>0,000169587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58ms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string" calcext:value-type="string">
            <text:p>err179:</text:p>
          </table:table-cell>
          <table:table-cell table:style-name="Default" office:value-type="float" office:value="0.000166104" calcext:value-type="float">
            <text:p>0,000166104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75ms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string" calcext:value-type="string">
            <text:p>err180:</text:p>
          </table:table-cell>
          <table:table-cell table:style-name="Default" office:value-type="float" office:value="0.000162691" calcext:value-type="float">
            <text:p>0,000162691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792ms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err181:</text:p>
          </table:table-cell>
          <table:table-cell table:style-name="Default" office:value-type="float" office:value="0.000159349" calcext:value-type="float">
            <text:p>0,000159349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66ms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string" calcext:value-type="string">
            <text:p>err182:</text:p>
          </table:table-cell>
          <table:table-cell table:style-name="Default" office:value-type="float" office:value="0.000156075" calcext:value-type="float">
            <text:p>0,00015607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885ms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string" calcext:value-type="string">
            <text:p>err183:</text:p>
          </table:table-cell>
          <table:table-cell table:style-name="Default" office:value-type="float" office:value="0.000152868" calcext:value-type="float">
            <text:p>0,000152868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00ms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string" calcext:value-type="string">
            <text:p>err184:</text:p>
          </table:table-cell>
          <table:table-cell table:style-name="Default" office:value-type="float" office:value="0.000149726" calcext:value-type="float">
            <text:p>0,000149726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17ms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string" calcext:value-type="string">
            <text:p>err185:</text:p>
          </table:table-cell>
          <table:table-cell table:style-name="Default" office:value-type="float" office:value="0.000146648" calcext:value-type="float">
            <text:p>0,000146648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34ms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string" calcext:value-type="string">
            <text:p>err186:</text:p>
          </table:table-cell>
          <table:table-cell table:style-name="Default" office:value-type="float" office:value="0.000143634" calcext:value-type="float">
            <text:p>0,000143634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51ms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string" calcext:value-type="string">
            <text:p>err187:</text:p>
          </table:table-cell>
          <table:table-cell table:style-name="Default" office:value-type="float" office:value="0.000140681" calcext:value-type="float">
            <text:p>0,000140681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72ms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string" calcext:value-type="string">
            <text:p>err188:</text:p>
          </table:table-cell>
          <table:table-cell table:style-name="Default" office:value-type="float" office:value="0.000137788" calcext:value-type="float">
            <text:p>0,00013778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990ms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string" calcext:value-type="string">
            <text:p>err189:</text:p>
          </table:table-cell>
          <table:table-cell table:style-name="Default" office:value-type="float" office:value="0.000134955" calcext:value-type="float">
            <text:p>0,00013495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09ms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string" calcext:value-type="string">
            <text:p>err190:</text:p>
          </table:table-cell>
          <table:table-cell table:style-name="Default" office:value-type="float" office:value="0.00013218" calcext:value-type="float">
            <text:p>0,0001321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26ms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string" calcext:value-type="string">
            <text:p>err191:</text:p>
          </table:table-cell>
          <table:table-cell table:style-name="Default" office:value-type="float" office:value="0.000129461" calcext:value-type="float">
            <text:p>0,000129461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47ms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err192:</text:p>
          </table:table-cell>
          <table:table-cell table:style-name="Default" office:value-type="float" office:value="0.000126799" calcext:value-type="float">
            <text:p>0,000126799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65ms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err193:</text:p>
          </table:table-cell>
          <table:table-cell table:style-name="Default" office:value-type="float" office:value="0.00012419" calcext:value-type="float">
            <text:p>0,00012419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085m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string" calcext:value-type="string">
            <text:p>err194:</text:p>
          </table:table-cell>
          <table:table-cell table:style-name="Default" office:value-type="float" office:value="0.000121635" calcext:value-type="float">
            <text:p>0,00012163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04ms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string" calcext:value-type="string">
            <text:p>err195:</text:p>
          </table:table-cell>
          <table:table-cell table:style-name="Default" office:value-type="float" office:value="0.000119133" calcext:value-type="float">
            <text:p>0,000119133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21ms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string" calcext:value-type="string">
            <text:p>err196:</text:p>
          </table:table-cell>
          <table:table-cell table:style-name="Default" office:value-type="float" office:value="0.000116682" calcext:value-type="float">
            <text:p>0,000116682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41ms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string" calcext:value-type="string">
            <text:p>err197:</text:p>
          </table:table-cell>
          <table:table-cell table:style-name="Default" office:value-type="float" office:value="0.000114281" calcext:value-type="float">
            <text:p>0,000114281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59ms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err198:</text:p>
          </table:table-cell>
          <table:table-cell table:style-name="Default" office:value-type="float" office:value="0.000111929" calcext:value-type="float">
            <text:p>0,000111929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76ms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string" calcext:value-type="string">
            <text:p>err199:</text:p>
          </table:table-cell>
          <table:table-cell table:style-name="Default" office:value-type="float" office:value="0.000109625" calcext:value-type="float">
            <text:p>0,000109625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196ms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string" calcext:value-type="string">
            <text:p>err200:</text:p>
          </table:table-cell>
          <table:table-cell table:style-name="Default" office:value-type="float" office:value="0.000107369" calcext:value-type="float">
            <text:p>0,000107369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13m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err201:</text:p>
          </table:table-cell>
          <table:table-cell table:style-name="Default" office:value-type="float" office:value="0.000105159" calcext:value-type="float">
            <text:p>0,000105159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32ms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string" calcext:value-type="string">
            <text:p>err202:</text:p>
          </table:table-cell>
          <table:table-cell table:style-name="Default" office:value-type="float" office:value="0.000102994" calcext:value-type="float">
            <text:p>0,000102994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50ms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string" calcext:value-type="string">
            <text:p>err203:</text:p>
          </table:table-cell>
          <table:table-cell table:style-name="Default" office:value-type="float" office:value="0.000100874" calcext:value-type="float">
            <text:p>0,000100874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71ms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string" calcext:value-type="string">
            <text:p>err204:</text:p>
          </table:table-cell>
          <table:table-cell office:value-type="float" office:value="0.000098797" calcext:value-type="float">
            <text:p>9,88E-05</text:p>
          </table:table-cell>
          <table:table-cell office:value-type="string" calcext:value-type="string">
            <text:p>cza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293ms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string" calcext:value-type="string">
            <text:p>err205:</text:p>
          </table:table-cell>
          <table:table-cell office:value-type="float" office:value="0.0000967628" calcext:value-type="float">
            <text:p>9,68E-0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12ms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err206:</text:p>
          </table:table-cell>
          <table:table-cell office:value-type="float" office:value="0.0000947703" calcext:value-type="float">
            <text:p>9,48E-0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33ms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string" calcext:value-type="string">
            <text:p>err207:</text:p>
          </table:table-cell>
          <table:table-cell office:value-type="float" office:value="0.0000928187" calcext:value-type="float">
            <text:p>9,28E-05</text:p>
          </table:table-cell>
          <table:table-cell office:value-type="string" calcext:value-type="string">
            <text:p>cza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396ms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err208:</text:p>
          </table:table-cell>
          <table:table-cell office:value-type="float" office:value="0.0000909072" calcext:value-type="float">
            <text:p>9,09E-05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19ms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string" calcext:value-type="string">
            <text:p>err209:</text:p>
          </table:table-cell>
          <table:table-cell office:value-type="float" office:value="0.000089035" calcext:value-type="float">
            <text:p>8,90E-05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40ms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string" calcext:value-type="string">
            <text:p>err210:</text:p>
          </table:table-cell>
          <table:table-cell office:value-type="float" office:value="0.0000872012" calcext:value-type="float">
            <text:p>8,72E-05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60ms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err211:</text:p>
          </table:table-cell>
          <table:table-cell office:value-type="float" office:value="0.000085405" calcext:value-type="float">
            <text:p>8,54E-0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480ms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string" calcext:value-type="string">
            <text:p>err212:</text:p>
          </table:table-cell>
          <table:table-cell office:value-type="float" office:value="0.0000836457" calcext:value-type="float">
            <text:p>8,36E-0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00ms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err213:</text:p>
          </table:table-cell>
          <table:table-cell office:value-type="float" office:value="0.0000819226" calcext:value-type="float">
            <text:p>8,19E-05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20ms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string" calcext:value-type="string">
            <text:p>err214:</text:p>
          </table:table-cell>
          <table:table-cell office:value-type="float" office:value="0.0000802349" calcext:value-type="float">
            <text:p>8,02E-05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41ms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string" calcext:value-type="string">
            <text:p>err215:</text:p>
          </table:table-cell>
          <table:table-cell office:value-type="float" office:value="0.0000785818" calcext:value-type="float">
            <text:p>7,86E-0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61ms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string" calcext:value-type="string">
            <text:p>err216:</text:p>
          </table:table-cell>
          <table:table-cell office:value-type="float" office:value="0.0000769627" calcext:value-type="float">
            <text:p>7,70E-0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580ms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string" calcext:value-type="string">
            <text:p>err217:</text:p>
          </table:table-cell>
          <table:table-cell office:value-type="float" office:value="0.0000753769" calcext:value-type="float">
            <text:p>7,54E-0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02ms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err218:</text:p>
          </table:table-cell>
          <table:table-cell office:value-type="float" office:value="0.0000738237" calcext:value-type="float">
            <text:p>7,38E-05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22ms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err219:</text:p>
          </table:table-cell>
          <table:table-cell office:value-type="float" office:value="0.0000723024" calcext:value-type="float">
            <text:p>7,23E-0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39ms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string" calcext:value-type="string">
            <text:p>err220:</text:p>
          </table:table-cell>
          <table:table-cell office:value-type="float" office:value="0.0000708124" calcext:value-type="float">
            <text:p>7,08E-0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59ms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string" calcext:value-type="string">
            <text:p>err221:</text:p>
          </table:table-cell>
          <table:table-cell office:value-type="float" office:value="0.000069353" calcext:value-type="float">
            <text:p>6,94E-05</text:p>
          </table:table-cell>
          <table:table-cell office:value-type="string" calcext:value-type="string">
            <text:p>cza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682ms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string" calcext:value-type="string">
            <text:p>err222:</text:p>
          </table:table-cell>
          <table:table-cell office:value-type="float" office:value="0.0000679236" calcext:value-type="float">
            <text:p>6,79E-0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03ms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string" calcext:value-type="string">
            <text:p>err223:</text:p>
          </table:table-cell>
          <table:table-cell office:value-type="float" office:value="0.0000665237" calcext:value-type="float">
            <text:p>6,65E-0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22ms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rr224:</text:p>
          </table:table-cell>
          <table:table-cell office:value-type="float" office:value="0.0000651525" calcext:value-type="float">
            <text:p>6,52E-05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41ms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err225:</text:p>
          </table:table-cell>
          <table:table-cell office:value-type="float" office:value="0.0000638095" calcext:value-type="float">
            <text:p>6,38E-0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62ms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err226:</text:p>
          </table:table-cell>
          <table:table-cell office:value-type="float" office:value="0.0000624941" calcext:value-type="float">
            <text:p>6,25E-0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82ms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string" calcext:value-type="string">
            <text:p>err227:</text:p>
          </table:table-cell>
          <table:table-cell office:value-type="float" office:value="0.0000612058" calcext:value-type="float">
            <text:p>6,12E-0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799ms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string" calcext:value-type="string">
            <text:p>err228:</text:p>
          </table:table-cell>
          <table:table-cell office:value-type="float" office:value="0.000059944" calcext:value-type="float">
            <text:p>5,99E-05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16ms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string" calcext:value-type="string">
            <text:p>err229:</text:p>
          </table:table-cell>
          <table:table-cell office:value-type="float" office:value="0.0000587082" calcext:value-type="float">
            <text:p>5,87E-0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34ms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string" calcext:value-type="string">
            <text:p>err230:</text:p>
          </table:table-cell>
          <table:table-cell office:value-type="float" office:value="0.0000574977" calcext:value-type="float">
            <text:p>5,75E-05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54ms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string" calcext:value-type="string">
            <text:p>err231:</text:p>
          </table:table-cell>
          <table:table-cell office:value-type="float" office:value="0.0000563122" calcext:value-type="float">
            <text:p>5,63E-0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74ms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string" calcext:value-type="string">
            <text:p>err232:</text:p>
          </table:table-cell>
          <table:table-cell office:value-type="float" office:value="0.0000551511" calcext:value-type="float">
            <text:p>5,52E-0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892ms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err233:</text:p>
          </table:table-cell>
          <table:table-cell office:value-type="float" office:value="0.0000540139" calcext:value-type="float">
            <text:p>5,40E-0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12ms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string" calcext:value-type="string">
            <text:p>err234:</text:p>
          </table:table-cell>
          <table:table-cell office:value-type="float" office:value="0.0000529001" calcext:value-type="float">
            <text:p>5,29E-0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31ms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string" calcext:value-type="string">
            <text:p>err235:</text:p>
          </table:table-cell>
          <table:table-cell office:value-type="float" office:value="0.0000518092" calcext:value-type="float">
            <text:p>5,18E-0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50ms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string" calcext:value-type="string">
            <text:p>err236:</text:p>
          </table:table-cell>
          <table:table-cell office:value-type="float" office:value="0.0000507408" calcext:value-type="float">
            <text:p>5,07E-05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67ms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string" calcext:value-type="string">
            <text:p>err237:</text:p>
          </table:table-cell>
          <table:table-cell office:value-type="float" office:value="0.0000496944" calcext:value-type="float">
            <text:p>4,97E-0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3985ms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string" calcext:value-type="string">
            <text:p>err238:</text:p>
          </table:table-cell>
          <table:table-cell office:value-type="float" office:value="0.0000486695" calcext:value-type="float">
            <text:p>4,87E-0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05ms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/>
          <table:table-cell office:value-type="string" calcext:value-type="string">
            <text:p>err239:</text:p>
          </table:table-cell>
          <table:table-cell office:value-type="float" office:value="0.0000476657" calcext:value-type="float">
            <text:p>4,77E-0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25ms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err240:</text:p>
          </table:table-cell>
          <table:table-cell office:value-type="float" office:value="0.0000466826" calcext:value-type="float">
            <text:p>4,67E-0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44ms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err241:</text:p>
          </table:table-cell>
          <table:table-cell office:value-type="float" office:value="0.0000457198" calcext:value-type="float">
            <text:p>4,57E-0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63ms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string" calcext:value-type="string">
            <text:p>err242:</text:p>
          </table:table-cell>
          <table:table-cell office:value-type="float" office:value="0.0000447768" calcext:value-type="float">
            <text:p>4,48E-0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81ms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err243:</text:p>
          </table:table-cell>
          <table:table-cell office:value-type="float" office:value="0.0000438531" calcext:value-type="float">
            <text:p>4,39E-0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099ms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string" calcext:value-type="string">
            <text:p>err244:</text:p>
          </table:table-cell>
          <table:table-cell office:value-type="float" office:value="0.0000429486" calcext:value-type="float">
            <text:p>4,29E-05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20ms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string" calcext:value-type="string">
            <text:p>err245:</text:p>
          </table:table-cell>
          <table:table-cell office:value-type="float" office:value="0.0000420626" calcext:value-type="float">
            <text:p>4,21E-0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40ms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string" calcext:value-type="string">
            <text:p>err246:</text:p>
          </table:table-cell>
          <table:table-cell office:value-type="float" office:value="0.0000411949" calcext:value-type="float">
            <text:p>4,12E-0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58ms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string" calcext:value-type="string">
            <text:p>err247:</text:p>
          </table:table-cell>
          <table:table-cell office:value-type="float" office:value="0.0000403451" calcext:value-type="float">
            <text:p>4,03E-05</text:p>
          </table:table-cell>
          <table:table-cell office:value-type="string" calcext:value-type="string">
            <text:p>cz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184ms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string" calcext:value-type="string">
            <text:p>err248:</text:p>
          </table:table-cell>
          <table:table-cell office:value-type="float" office:value="0.0000395128" calcext:value-type="float">
            <text:p>3,95E-05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06ms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string" calcext:value-type="string">
            <text:p>err249:</text:p>
          </table:table-cell>
          <table:table-cell office:value-type="float" office:value="0.0000386976" calcext:value-type="float">
            <text:p>3,87E-05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22m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err250:</text:p>
          </table:table-cell>
          <table:table-cell office:value-type="float" office:value="0.0000378992" calcext:value-type="float">
            <text:p>3,79E-05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44ms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err251:</text:p>
          </table:table-cell>
          <table:table-cell office:value-type="float" office:value="0.0000371173" calcext:value-type="float">
            <text:p>3,71E-0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61ms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string" calcext:value-type="string">
            <text:p>err252:</text:p>
          </table:table-cell>
          <table:table-cell office:value-type="float" office:value="0.0000363515" calcext:value-type="float">
            <text:p>3,64E-05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78ms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string" calcext:value-type="string">
            <text:p>err253:</text:p>
          </table:table-cell>
          <table:table-cell office:value-type="float" office:value="0.0000356015" calcext:value-type="float">
            <text:p>3,56E-0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296ms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string" calcext:value-type="string">
            <text:p>err254:</text:p>
          </table:table-cell>
          <table:table-cell office:value-type="float" office:value="0.0000348669" calcext:value-type="float">
            <text:p>3,49E-0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14ms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string" calcext:value-type="string">
            <text:p>err255:</text:p>
          </table:table-cell>
          <table:table-cell office:value-type="float" office:value="0.0000341475" calcext:value-type="float">
            <text:p>3,41E-0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34ms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string" calcext:value-type="string">
            <text:p>err256:</text:p>
          </table:table-cell>
          <table:table-cell office:value-type="float" office:value="0.0000334429" calcext:value-type="float">
            <text:p>3,34E-0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53ms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err257:</text:p>
          </table:table-cell>
          <table:table-cell office:value-type="float" office:value="0.0000327528" calcext:value-type="float">
            <text:p>3,28E-0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71ms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string" calcext:value-type="string">
            <text:p>err258:</text:p>
          </table:table-cell>
          <table:table-cell office:value-type="float" office:value="0.0000320769" calcext:value-type="float">
            <text:p>3,21E-0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389ms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string" calcext:value-type="string">
            <text:p>err259:</text:p>
          </table:table-cell>
          <table:table-cell office:value-type="float" office:value="0.000031415" calcext:value-type="float">
            <text:p>3,14E-0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07ms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err260:</text:p>
          </table:table-cell>
          <table:table-cell office:value-type="float" office:value="0.0000307667" calcext:value-type="float">
            <text:p>3,08E-0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25ms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string" calcext:value-type="string">
            <text:p>err261:</text:p>
          </table:table-cell>
          <table:table-cell office:value-type="float" office:value="0.0000301318" calcext:value-type="float">
            <text:p>3,01E-0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44ms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string" calcext:value-type="string">
            <text:p>err262:</text:p>
          </table:table-cell>
          <table:table-cell office:value-type="float" office:value="0.00002951" calcext:value-type="float">
            <text:p>2,95E-0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63ms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string" calcext:value-type="string">
            <text:p>err263:</text:p>
          </table:table-cell>
          <table:table-cell office:value-type="float" office:value="0.000028901" calcext:value-type="float">
            <text:p>2,89E-0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81ms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string" calcext:value-type="string">
            <text:p>err264:</text:p>
          </table:table-cell>
          <table:table-cell office:value-type="float" office:value="0.0000283045" calcext:value-type="float">
            <text:p>2,83E-0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498ms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string" calcext:value-type="string">
            <text:p>err265:</text:p>
          </table:table-cell>
          <table:table-cell office:value-type="float" office:value="0.0000277204" calcext:value-type="float">
            <text:p>2,77E-0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16ms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string" calcext:value-type="string">
            <text:p>err266:</text:p>
          </table:table-cell>
          <table:table-cell office:value-type="float" office:value="0.0000271482" calcext:value-type="float">
            <text:p>2,71E-0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33ms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string" calcext:value-type="string">
            <text:p>err267:</text:p>
          </table:table-cell>
          <table:table-cell office:value-type="float" office:value="0.0000265879" calcext:value-type="float">
            <text:p>2,66E-0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51ms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err268:</text:p>
          </table:table-cell>
          <table:table-cell office:value-type="float" office:value="0.0000260392" calcext:value-type="float">
            <text:p>2,60E-0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69ms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err269:</text:p>
          </table:table-cell>
          <table:table-cell office:value-type="float" office:value="0.0000255017" calcext:value-type="float">
            <text:p>2,55E-0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587ms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string" calcext:value-type="string">
            <text:p>err270:</text:p>
          </table:table-cell>
          <table:table-cell office:value-type="float" office:value="0.0000249754" calcext:value-type="float">
            <text:p>2,50E-0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05ms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err271:</text:p>
          </table:table-cell>
          <table:table-cell office:value-type="float" office:value="0.0000244599" calcext:value-type="float">
            <text:p>2,45E-0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23ms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/>
          <table:table-cell office:value-type="string" calcext:value-type="string">
            <text:p>err272:</text:p>
          </table:table-cell>
          <table:table-cell office:value-type="float" office:value="0.000023955" calcext:value-type="float">
            <text:p>2,40E-0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41ms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string" calcext:value-type="string">
            <text:p>err273:</text:p>
          </table:table-cell>
          <table:table-cell office:value-type="float" office:value="0.0000234606" calcext:value-type="float">
            <text:p>2,35E-0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59ms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string" calcext:value-type="string">
            <text:p>err274:</text:p>
          </table:table-cell>
          <table:table-cell office:value-type="float" office:value="0.0000229763" calcext:value-type="float">
            <text:p>2,30E-0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76ms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string" calcext:value-type="string">
            <text:p>err275:</text:p>
          </table:table-cell>
          <table:table-cell office:value-type="float" office:value="0.000022502" calcext:value-type="float">
            <text:p>2,25E-0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696ms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string" calcext:value-type="string">
            <text:p>err276:</text:p>
          </table:table-cell>
          <table:table-cell office:value-type="float" office:value="0.0000220375" calcext:value-type="float">
            <text:p>2,20E-05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714ms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err277:</text:p>
          </table:table-cell>
          <table:table-cell office:value-type="float" office:value="0.0000215826" calcext:value-type="float">
            <text:p>2,16E-05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732ms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string" calcext:value-type="string">
            <text:p>err278:</text:p>
          </table:table-cell>
          <table:table-cell office:value-type="float" office:value="0.0000211371" calcext:value-type="float">
            <text:p>2,11E-0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750ms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err279:</text:p>
          </table:table-cell>
          <table:table-cell office:value-type="float" office:value="0.0000207008" calcext:value-type="float">
            <text:p>2,07E-0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769ms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string" calcext:value-type="string">
            <text:p>err280:</text:p>
          </table:table-cell>
          <table:table-cell office:value-type="float" office:value="0.0000202734" calcext:value-type="float">
            <text:p>2,03E-05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789ms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err281:</text:p>
          </table:table-cell>
          <table:table-cell office:value-type="float" office:value="0.0000198549" calcext:value-type="float">
            <text:p>1,99E-0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06ms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err282:</text:p>
          </table:table-cell>
          <table:table-cell office:value-type="float" office:value="0.000019445" calcext:value-type="float">
            <text:p>1,94E-05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23ms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err283:</text:p>
          </table:table-cell>
          <table:table-cell office:value-type="float" office:value="0.0000190436" calcext:value-type="float">
            <text:p>1,90E-05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41ms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string" calcext:value-type="string">
            <text:p>err284:</text:p>
          </table:table-cell>
          <table:table-cell office:value-type="float" office:value="0.0000186505" calcext:value-type="float">
            <text:p>1,87E-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57ms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string" calcext:value-type="string">
            <text:p>err285:</text:p>
          </table:table-cell>
          <table:table-cell office:value-type="float" office:value="0.0000182654" calcext:value-type="float">
            <text:p>1,83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70ms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string" calcext:value-type="string">
            <text:p>err286:</text:p>
          </table:table-cell>
          <table:table-cell office:value-type="float" office:value="0.0000178884" calcext:value-type="float">
            <text:p>1,79E-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84ms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string" calcext:value-type="string">
            <text:p>err287:</text:p>
          </table:table-cell>
          <table:table-cell office:value-type="float" office:value="0.0000175191" calcext:value-type="float">
            <text:p>1,75E-0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899ms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string" calcext:value-type="string">
            <text:p>err288:</text:p>
          </table:table-cell>
          <table:table-cell office:value-type="float" office:value="0.0000171574" calcext:value-type="float">
            <text:p>1,72E-05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914ms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string" calcext:value-type="string">
            <text:p>err289:</text:p>
          </table:table-cell>
          <table:table-cell office:value-type="float" office:value="0.0000168031" calcext:value-type="float">
            <text:p>1,68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927ms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string" calcext:value-type="string">
            <text:p>err290:</text:p>
          </table:table-cell>
          <table:table-cell office:value-type="float" office:value="0.0000164562" calcext:value-type="float">
            <text:p>1,65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940ms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err291:</text:p>
          </table:table-cell>
          <table:table-cell office:value-type="float" office:value="0.0000161165" calcext:value-type="float">
            <text:p>1,61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954ms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err292:</text:p>
          </table:table-cell>
          <table:table-cell office:value-type="float" office:value="0.0000157837" calcext:value-type="float">
            <text:p>1,58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968ms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err293:</text:p>
          </table:table-cell>
          <table:table-cell office:value-type="float" office:value="0.0000154578" calcext:value-type="float">
            <text:p>1,55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981ms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err294:</text:p>
          </table:table-cell>
          <table:table-cell office:value-type="float" office:value="0.0000151387" calcext:value-type="float">
            <text:p>1,51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4995ms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err295:</text:p>
          </table:table-cell>
          <table:table-cell office:value-type="float" office:value="0.0000148261" calcext:value-type="float">
            <text:p>1,48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09ms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string" calcext:value-type="string">
            <text:p>err296:</text:p>
          </table:table-cell>
          <table:table-cell office:value-type="float" office:value="0.00001452" calcext:value-type="float">
            <text:p>1,45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22ms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  <table:table-cell office:value-type="string" calcext:value-type="string">
            <text:p>err297:</text:p>
          </table:table-cell>
          <table:table-cell office:value-type="float" office:value="0.0000142202" calcext:value-type="float">
            <text:p>1,42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35ms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string" calcext:value-type="string">
            <text:p>err298:</text:p>
          </table:table-cell>
          <table:table-cell office:value-type="float" office:value="0.0000139266" calcext:value-type="float">
            <text:p>1,39E-05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46ms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err299:</text:p>
          </table:table-cell>
          <table:table-cell office:value-type="float" office:value="0.000013639" calcext:value-type="float">
            <text:p>1,36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59ms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err300:</text:p>
          </table:table-cell>
          <table:table-cell office:value-type="float" office:value="0.0000133574" calcext:value-type="float">
            <text:p>1,34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72ms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err301:</text:p>
          </table:table-cell>
          <table:table-cell office:value-type="float" office:value="0.0000130816" calcext:value-type="float">
            <text:p>1,31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086ms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err302:</text:p>
          </table:table-cell>
          <table:table-cell office:value-type="float" office:value="0.0000128115" calcext:value-type="float">
            <text:p>1,28E-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100ms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string" calcext:value-type="string">
            <text:p>err303:</text:p>
          </table:table-cell>
          <table:table-cell office:value-type="float" office:value="0.000012547" calcext:value-type="float">
            <text:p>1,25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113ms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string" calcext:value-type="string">
            <text:p>err304:</text:p>
          </table:table-cell>
          <table:table-cell office:value-type="float" office:value="0.0000122879" calcext:value-type="float">
            <text:p>1,23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126ms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  <table:table-cell office:value-type="string" calcext:value-type="string">
            <text:p>err305:</text:p>
          </table:table-cell>
          <table:table-cell office:value-type="float" office:value="0.0000120341" calcext:value-type="float">
            <text:p>1,20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139ms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err306:</text:p>
          </table:table-cell>
          <table:table-cell office:value-type="float" office:value="0.0000117856" calcext:value-type="float">
            <text:p>1,18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152ms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string" calcext:value-type="string">
            <text:p>err307:</text:p>
          </table:table-cell>
          <table:table-cell office:value-type="float" office:value="0.0000115423" calcext:value-type="float">
            <text:p>1,15E-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166ms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err308:</text:p>
          </table:table-cell>
          <table:table-cell office:value-type="float" office:value="0.0000113039" calcext:value-type="float">
            <text:p>1,13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179ms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string" calcext:value-type="string">
            <text:p>err309:</text:p>
          </table:table-cell>
          <table:table-cell office:value-type="float" office:value="0.0000110705" calcext:value-type="float">
            <text:p>1,11E-05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192ms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string" calcext:value-type="string">
            <text:p>err310:</text:p>
          </table:table-cell>
          <table:table-cell office:value-type="float" office:value="0.0000108419" calcext:value-type="float">
            <text:p>1,08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206ms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err311:</text:p>
          </table:table-cell>
          <table:table-cell office:value-type="float" office:value="0.000010618" calcext:value-type="float">
            <text:p>1,06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219ms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string" calcext:value-type="string">
            <text:p>err312:</text:p>
          </table:table-cell>
          <table:table-cell office:value-type="float" office:value="0.0000103988" calcext:value-type="float">
            <text:p>1,04E-0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232ms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string" calcext:value-type="string">
            <text:p>err313:</text:p>
          </table:table-cell>
          <table:table-cell office:value-type="float" office:value="0.000010184" calcext:value-type="float">
            <text:p>1,02E-0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246ms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/>
          <table:table-cell office:value-type="string" calcext:value-type="string">
            <text:p>err314:</text:p>
          </table:table-cell>
          <table:table-cell office:value-type="float" office:value="0.00000997373" calcext:value-type="float">
            <text:p>9,97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259ms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string" calcext:value-type="string">
            <text:p>err315:</text:p>
          </table:table-cell>
          <table:table-cell office:value-type="float" office:value="0.00000976777" calcext:value-type="float">
            <text:p>9,77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272ms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  <table:table-cell office:value-type="string" calcext:value-type="string">
            <text:p>err316:</text:p>
          </table:table-cell>
          <table:table-cell office:value-type="float" office:value="0.00000956606" calcext:value-type="float">
            <text:p>9,57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285ms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/>
          <table:table-cell office:value-type="string" calcext:value-type="string">
            <text:p>err317:</text:p>
          </table:table-cell>
          <table:table-cell office:value-type="float" office:value="0.00000936851" calcext:value-type="float">
            <text:p>9,37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298m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/>
          <table:table-cell office:value-type="string" calcext:value-type="string">
            <text:p>err318:</text:p>
          </table:table-cell>
          <table:table-cell office:value-type="float" office:value="0.00000917504" calcext:value-type="float">
            <text:p>9,18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312ms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  <table:table-cell office:value-type="string" calcext:value-type="string">
            <text:p>err319:</text:p>
          </table:table-cell>
          <table:table-cell office:value-type="float" office:value="0.00000898557" calcext:value-type="float">
            <text:p>8,99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325ms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/>
          <table:table-cell office:value-type="string" calcext:value-type="string">
            <text:p>err320:</text:p>
          </table:table-cell>
          <table:table-cell office:value-type="float" office:value="0.00000880001" calcext:value-type="float">
            <text:p>8,80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338ms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err321:</text:p>
          </table:table-cell>
          <table:table-cell office:value-type="float" office:value="0.00000861827" calcext:value-type="float">
            <text:p>8,62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352ms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string" calcext:value-type="string">
            <text:p>err322:</text:p>
          </table:table-cell>
          <table:table-cell office:value-type="float" office:value="0.00000844029" calcext:value-type="float">
            <text:p>8,44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366ms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string" calcext:value-type="string">
            <text:p>err323:</text:p>
          </table:table-cell>
          <table:table-cell office:value-type="float" office:value="0.00000826599" calcext:value-type="float">
            <text:p>8,27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379ms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err324:</text:p>
          </table:table-cell>
          <table:table-cell office:value-type="float" office:value="0.00000809528" calcext:value-type="float">
            <text:p>8,10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394ms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string" calcext:value-type="string">
            <text:p>err325:</text:p>
          </table:table-cell>
          <table:table-cell office:value-type="float" office:value="0.0000079281" calcext:value-type="float">
            <text:p>7,93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407ms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string" calcext:value-type="string">
            <text:p>err326:</text:p>
          </table:table-cell>
          <table:table-cell office:value-type="float" office:value="0.00000776437" calcext:value-type="float">
            <text:p>7,76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420ms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  <table:table-cell office:value-type="string" calcext:value-type="string">
            <text:p>err327:</text:p>
          </table:table-cell>
          <table:table-cell office:value-type="float" office:value="0.00000760402" calcext:value-type="float">
            <text:p>7,60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433ms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string" calcext:value-type="string">
            <text:p>err328:</text:p>
          </table:table-cell>
          <table:table-cell office:value-type="float" office:value="0.00000744698" calcext:value-type="float">
            <text:p>7,45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446ms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string" calcext:value-type="string">
            <text:p>err329:</text:p>
          </table:table-cell>
          <table:table-cell office:value-type="float" office:value="0.00000729319" calcext:value-type="float">
            <text:p>7,29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460ms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/>
          <table:table-cell office:value-type="string" calcext:value-type="string">
            <text:p>err330:</text:p>
          </table:table-cell>
          <table:table-cell office:value-type="float" office:value="0.00000714257" calcext:value-type="float">
            <text:p>7,14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473ms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/>
          <table:table-cell office:value-type="string" calcext:value-type="string">
            <text:p>err331:</text:p>
          </table:table-cell>
          <table:table-cell office:value-type="float" office:value="0.00000699506" calcext:value-type="float">
            <text:p>7,00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487ms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string" calcext:value-type="string">
            <text:p>err332:</text:p>
          </table:table-cell>
          <table:table-cell office:value-type="float" office:value="0.00000685059" calcext:value-type="float">
            <text:p>6,85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499ms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err333:</text:p>
          </table:table-cell>
          <table:table-cell office:value-type="float" office:value="0.00000670911" calcext:value-type="float">
            <text:p>6,71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514ms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string" calcext:value-type="string">
            <text:p>err334:</text:p>
          </table:table-cell>
          <table:table-cell office:value-type="float" office:value="0.00000657055" calcext:value-type="float">
            <text:p>6,57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528ms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/>
          <table:table-cell office:value-type="string" calcext:value-type="string">
            <text:p>err335:</text:p>
          </table:table-cell>
          <table:table-cell office:value-type="float" office:value="0.00000643485" calcext:value-type="float">
            <text:p>6,43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541ms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string" calcext:value-type="string">
            <text:p>err336:</text:p>
          </table:table-cell>
          <table:table-cell office:value-type="float" office:value="0.00000630195" calcext:value-type="float">
            <text:p>6,30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554ms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/>
          <table:table-cell office:value-type="string" calcext:value-type="string">
            <text:p>err337:</text:p>
          </table:table-cell>
          <table:table-cell office:value-type="float" office:value="0.00000617179" calcext:value-type="float">
            <text:p>6,17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568ms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/>
          <table:table-cell office:value-type="string" calcext:value-type="string">
            <text:p>err338:</text:p>
          </table:table-cell>
          <table:table-cell office:value-type="float" office:value="0.00000604433" calcext:value-type="float">
            <text:p>6,04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581ms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  <table:table-cell office:value-type="string" calcext:value-type="string">
            <text:p>err339:</text:p>
          </table:table-cell>
          <table:table-cell office:value-type="float" office:value="0.00000591949" calcext:value-type="float">
            <text:p>5,92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594ms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/>
          <table:table-cell office:value-type="string" calcext:value-type="string">
            <text:p>err340:</text:p>
          </table:table-cell>
          <table:table-cell office:value-type="float" office:value="0.00000579724" calcext:value-type="float">
            <text:p>5,80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608ms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err341:</text:p>
          </table:table-cell>
          <table:table-cell office:value-type="float" office:value="0.00000567751" calcext:value-type="float">
            <text:p>5,68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622ms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/>
          <table:table-cell office:value-type="string" calcext:value-type="string">
            <text:p>err342:</text:p>
          </table:table-cell>
          <table:table-cell office:value-type="float" office:value="0.00000556025" calcext:value-type="float">
            <text:p>5,56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635ms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err343:</text:p>
          </table:table-cell>
          <table:table-cell office:value-type="float" office:value="0.00000544541" calcext:value-type="float">
            <text:p>5,45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648ms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/>
          <table:table-cell office:value-type="string" calcext:value-type="string">
            <text:p>err344:</text:p>
          </table:table-cell>
          <table:table-cell office:value-type="float" office:value="0.00000533294" calcext:value-type="float">
            <text:p>5,33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662ms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/>
          <table:table-cell office:value-type="string" calcext:value-type="string">
            <text:p>err345:</text:p>
          </table:table-cell>
          <table:table-cell office:value-type="float" office:value="0.0000052228" calcext:value-type="float">
            <text:p>5,22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676ms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string" calcext:value-type="string">
            <text:p>err346:</text:p>
          </table:table-cell>
          <table:table-cell office:value-type="float" office:value="0.00000511493" calcext:value-type="float">
            <text:p>5,11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690ms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/>
          <table:table-cell office:value-type="string" calcext:value-type="string">
            <text:p>err347:</text:p>
          </table:table-cell>
          <table:table-cell office:value-type="float" office:value="0.00000500928" calcext:value-type="float">
            <text:p>5,01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704ms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/>
          <table:table-cell office:value-type="string" calcext:value-type="string">
            <text:p>err348:</text:p>
          </table:table-cell>
          <table:table-cell office:value-type="float" office:value="0.00000490582" calcext:value-type="float">
            <text:p>4,91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718ms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/>
          <table:table-cell office:value-type="string" calcext:value-type="string">
            <text:p>err349:</text:p>
          </table:table-cell>
          <table:table-cell office:value-type="float" office:value="0.0000048045" calcext:value-type="float">
            <text:p>4,80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731ms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  <table:table-cell office:value-type="string" calcext:value-type="string">
            <text:p>err350:</text:p>
          </table:table-cell>
          <table:table-cell office:value-type="float" office:value="0.00000470527" calcext:value-type="float">
            <text:p>4,71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744ms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err351:</text:p>
          </table:table-cell>
          <table:table-cell office:value-type="float" office:value="0.00000460809" calcext:value-type="float">
            <text:p>4,61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758ms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/>
          <table:table-cell office:value-type="string" calcext:value-type="string">
            <text:p>err352:</text:p>
          </table:table-cell>
          <table:table-cell office:value-type="float" office:value="0.00000451291" calcext:value-type="float">
            <text:p>4,51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772ms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/>
          <table:table-cell office:value-type="string" calcext:value-type="string">
            <text:p>err353:</text:p>
          </table:table-cell>
          <table:table-cell office:value-type="float" office:value="0.0000044197" calcext:value-type="float">
            <text:p>4,42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785ms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/>
          <table:table-cell office:value-type="string" calcext:value-type="string">
            <text:p>err354:</text:p>
          </table:table-cell>
          <table:table-cell office:value-type="float" office:value="0.00000432841" calcext:value-type="float">
            <text:p>4,33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799ms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/>
          <table:table-cell office:value-type="string" calcext:value-type="string">
            <text:p>err355:</text:p>
          </table:table-cell>
          <table:table-cell office:value-type="float" office:value="0.00000423901" calcext:value-type="float">
            <text:p>4,24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812ms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string" calcext:value-type="string">
            <text:p>err356:</text:p>
          </table:table-cell>
          <table:table-cell office:value-type="float" office:value="0.00000415146" calcext:value-type="float">
            <text:p>4,15E-06</text:p>
          </table:table-cell>
          <table:table-cell office:value-type="string" calcext:value-type="string">
            <text:p>cza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932ms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string" calcext:value-type="string">
            <text:p>err357:</text:p>
          </table:table-cell>
          <table:table-cell office:value-type="float" office:value="0.00000406571" calcext:value-type="float">
            <text:p>4,07E-06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952ms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string" calcext:value-type="string">
            <text:p>err358:</text:p>
          </table:table-cell>
          <table:table-cell office:value-type="float" office:value="0.00000398174" calcext:value-type="float">
            <text:p>3,98E-06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975ms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/>
          <table:table-cell office:value-type="string" calcext:value-type="string">
            <text:p>err359:</text:p>
          </table:table-cell>
          <table:table-cell office:value-type="float" office:value="0.0000038995" calcext:value-type="float">
            <text:p>3,90E-06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5995ms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string" calcext:value-type="string">
            <text:p>err360:</text:p>
          </table:table-cell>
          <table:table-cell office:value-type="float" office:value="0.00000381896" calcext:value-type="float">
            <text:p>3,82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08ms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err361:</text:p>
          </table:table-cell>
          <table:table-cell office:value-type="float" office:value="0.00000374008" calcext:value-type="float">
            <text:p>3,74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22ms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string" calcext:value-type="string">
            <text:p>err362:</text:p>
          </table:table-cell>
          <table:table-cell office:value-type="float" office:value="0.00000366283" calcext:value-type="float">
            <text:p>3,66E-06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38ms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string" calcext:value-type="string">
            <text:p>err363:</text:p>
          </table:table-cell>
          <table:table-cell office:value-type="float" office:value="0.00000358717" calcext:value-type="float">
            <text:p>3,59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52ms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string" calcext:value-type="string">
            <text:p>err364:</text:p>
          </table:table-cell>
          <table:table-cell office:value-type="float" office:value="0.00000351308" calcext:value-type="float">
            <text:p>3,51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67ms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/>
          <table:table-cell office:value-type="string" calcext:value-type="string">
            <text:p>err365:</text:p>
          </table:table-cell>
          <table:table-cell office:value-type="float" office:value="0.00000344052" calcext:value-type="float">
            <text:p>3,44E-06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82ms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err366:</text:p>
          </table:table-cell>
          <table:table-cell office:value-type="float" office:value="0.00000336945" calcext:value-type="float">
            <text:p>3,37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096ms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string" calcext:value-type="string">
            <text:p>err367:</text:p>
          </table:table-cell>
          <table:table-cell office:value-type="float" office:value="0.00000329986" calcext:value-type="float">
            <text:p>3,30E-06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112ms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/>
          <table:table-cell office:value-type="string" calcext:value-type="string">
            <text:p>err368:</text:p>
          </table:table-cell>
          <table:table-cell office:value-type="float" office:value="0.0000032317" calcext:value-type="float">
            <text:p>3,23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125ms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/>
          <table:table-cell office:value-type="string" calcext:value-type="string">
            <text:p>err369:</text:p>
          </table:table-cell>
          <table:table-cell office:value-type="float" office:value="0.00000316495" calcext:value-type="float">
            <text:p>3,16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139ms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string" calcext:value-type="string">
            <text:p>err370:</text:p>
          </table:table-cell>
          <table:table-cell office:value-type="float" office:value="0.00000309958" calcext:value-type="float">
            <text:p>3,10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152ms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string" calcext:value-type="string">
            <text:p>err371:</text:p>
          </table:table-cell>
          <table:table-cell office:value-type="float" office:value="0.00000303555" calcext:value-type="float">
            <text:p>3,04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166ms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/>
          <table:table-cell office:value-type="string" calcext:value-type="string">
            <text:p>err372:</text:p>
          </table:table-cell>
          <table:table-cell office:value-type="float" office:value="0.00000297286" calcext:value-type="float">
            <text:p>2,97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181ms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/>
          <table:table-cell office:value-type="string" calcext:value-type="string">
            <text:p>err373:</text:p>
          </table:table-cell>
          <table:table-cell office:value-type="float" office:value="0.00000291145" calcext:value-type="float">
            <text:p>2,91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196ms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/>
          <table:table-cell office:value-type="string" calcext:value-type="string">
            <text:p>err374:</text:p>
          </table:table-cell>
          <table:table-cell office:value-type="float" office:value="0.00000285131" calcext:value-type="float">
            <text:p>2,85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209ms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/>
          <table:table-cell office:value-type="string" calcext:value-type="string">
            <text:p>err375:</text:p>
          </table:table-cell>
          <table:table-cell office:value-type="float" office:value="0.00000279242" calcext:value-type="float">
            <text:p>2,79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223ms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string" calcext:value-type="string">
            <text:p>err376:</text:p>
          </table:table-cell>
          <table:table-cell office:value-type="float" office:value="0.00000273474" calcext:value-type="float">
            <text:p>2,73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236ms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/>
          <table:table-cell office:value-type="string" calcext:value-type="string">
            <text:p>err377:</text:p>
          </table:table-cell>
          <table:table-cell office:value-type="float" office:value="0.00000267825" calcext:value-type="float">
            <text:p>2,68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250ms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/>
          <table:table-cell office:value-type="string" calcext:value-type="string">
            <text:p>err378:</text:p>
          </table:table-cell>
          <table:table-cell office:value-type="float" office:value="0.00000262293" calcext:value-type="float">
            <text:p>2,62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264ms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string" calcext:value-type="string">
            <text:p>err379:</text:p>
          </table:table-cell>
          <table:table-cell office:value-type="float" office:value="0.00000256876" calcext:value-type="float">
            <text:p>2,57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278ms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/>
          <table:table-cell office:value-type="string" calcext:value-type="string">
            <text:p>err380:</text:p>
          </table:table-cell>
          <table:table-cell office:value-type="float" office:value="0.0000025157" calcext:value-type="float">
            <text:p>2,52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291ms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/>
          <table:table-cell office:value-type="string" calcext:value-type="string">
            <text:p>err381:</text:p>
          </table:table-cell>
          <table:table-cell office:value-type="float" office:value="0.00000246373" calcext:value-type="float">
            <text:p>2,46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306ms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string" calcext:value-type="string">
            <text:p>err382:</text:p>
          </table:table-cell>
          <table:table-cell office:value-type="float" office:value="0.00000241284" calcext:value-type="float">
            <text:p>2,41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321ms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/>
          <table:table-cell office:value-type="string" calcext:value-type="string">
            <text:p>err383:</text:p>
          </table:table-cell>
          <table:table-cell office:value-type="float" office:value="0.00000236301" calcext:value-type="float">
            <text:p>2,36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334ms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/>
          <table:table-cell office:value-type="string" calcext:value-type="string">
            <text:p>err384:</text:p>
          </table:table-cell>
          <table:table-cell office:value-type="float" office:value="0.0000023142" calcext:value-type="float">
            <text:p>2,31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347ms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string" calcext:value-type="string">
            <text:p>err385:</text:p>
          </table:table-cell>
          <table:table-cell office:value-type="float" office:value="0.0000022664" calcext:value-type="float">
            <text:p>2,27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360ms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/>
          <table:table-cell office:value-type="string" calcext:value-type="string">
            <text:p>err386:</text:p>
          </table:table-cell>
          <table:table-cell office:value-type="float" office:value="0.00000221958" calcext:value-type="float">
            <text:p>2,22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373ms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/>
          <table:table-cell office:value-type="string" calcext:value-type="string">
            <text:p>err387:</text:p>
          </table:table-cell>
          <table:table-cell office:value-type="float" office:value="0.00000217373" calcext:value-type="float">
            <text:p>2,17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387ms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string" calcext:value-type="string">
            <text:p>err388:</text:p>
          </table:table-cell>
          <table:table-cell office:value-type="float" office:value="0.00000212883" calcext:value-type="float">
            <text:p>2,13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402ms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/>
          <table:table-cell office:value-type="string" calcext:value-type="string">
            <text:p>err389:</text:p>
          </table:table-cell>
          <table:table-cell office:value-type="float" office:value="0.00000208486" calcext:value-type="float">
            <text:p>2,08E-06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420ms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string" calcext:value-type="string">
            <text:p>err390:</text:p>
          </table:table-cell>
          <table:table-cell office:value-type="float" office:value="0.0000020418" calcext:value-type="float">
            <text:p>2,04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435ms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string" calcext:value-type="string">
            <text:p>err391:</text:p>
          </table:table-cell>
          <table:table-cell office:value-type="float" office:value="0.00000199962" calcext:value-type="float">
            <text:p>2,00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449ms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string" calcext:value-type="string">
            <text:p>err392:</text:p>
          </table:table-cell>
          <table:table-cell office:value-type="float" office:value="0.00000195832" calcext:value-type="float">
            <text:p>1,96E-06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464ms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string" calcext:value-type="string">
            <text:p>err393:</text:p>
          </table:table-cell>
          <table:table-cell office:value-type="float" office:value="0.00000191787" calcext:value-type="float">
            <text:p>1,92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478ms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string" calcext:value-type="string">
            <text:p>err394:</text:p>
          </table:table-cell>
          <table:table-cell office:value-type="float" office:value="0.00000187825" calcext:value-type="float">
            <text:p>1,88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492ms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/>
          <table:table-cell office:value-type="string" calcext:value-type="string">
            <text:p>err395:</text:p>
          </table:table-cell>
          <table:table-cell office:value-type="float" office:value="0.00000183946" calcext:value-type="float">
            <text:p>1,84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06ms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/>
          <table:table-cell office:value-type="string" calcext:value-type="string">
            <text:p>err396:</text:p>
          </table:table-cell>
          <table:table-cell office:value-type="float" office:value="0.00000180146" calcext:value-type="float">
            <text:p>1,80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20ms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string" calcext:value-type="string">
            <text:p>err397:</text:p>
          </table:table-cell>
          <table:table-cell office:value-type="float" office:value="0.00000176425" calcext:value-type="float">
            <text:p>1,76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34ms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/>
          <table:table-cell office:value-type="string" calcext:value-type="string">
            <text:p>err398:</text:p>
          </table:table-cell>
          <table:table-cell office:value-type="float" office:value="0.00000172781" calcext:value-type="float">
            <text:p>1,73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47ms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/>
          <table:table-cell office:value-type="string" calcext:value-type="string">
            <text:p>err399:</text:p>
          </table:table-cell>
          <table:table-cell office:value-type="float" office:value="0.00000169212" calcext:value-type="float">
            <text:p>1,69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62ms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/>
          <table:table-cell office:value-type="string" calcext:value-type="string">
            <text:p>err400:</text:p>
          </table:table-cell>
          <table:table-cell office:value-type="float" office:value="0.00000165716" calcext:value-type="float">
            <text:p>1,66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74ms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string" calcext:value-type="string">
            <text:p>err401:</text:p>
          </table:table-cell>
          <table:table-cell office:value-type="float" office:value="0.00000162293" calcext:value-type="float">
            <text:p>1,62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86ms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/>
          <table:table-cell office:value-type="string" calcext:value-type="string">
            <text:p>err402:</text:p>
          </table:table-cell>
          <table:table-cell office:value-type="float" office:value="0.00000158941" calcext:value-type="float">
            <text:p>1,59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598ms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string" calcext:value-type="string">
            <text:p>err403:</text:p>
          </table:table-cell>
          <table:table-cell office:value-type="float" office:value="0.00000155658" calcext:value-type="float">
            <text:p>1,56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609ms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/>
          <table:table-cell office:value-type="string" calcext:value-type="string">
            <text:p>err404:</text:p>
          </table:table-cell>
          <table:table-cell office:value-type="float" office:value="0.00000152443" calcext:value-type="float">
            <text:p>1,52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621ms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/>
          <table:table-cell office:value-type="string" calcext:value-type="string">
            <text:p>err405:</text:p>
          </table:table-cell>
          <table:table-cell office:value-type="float" office:value="0.00000149294" calcext:value-type="float">
            <text:p>1,49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634ms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string" calcext:value-type="string">
            <text:p>err406:</text:p>
          </table:table-cell>
          <table:table-cell office:value-type="float" office:value="0.0000014621" calcext:value-type="float">
            <text:p>1,46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646ms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/>
          <table:table-cell office:value-type="string" calcext:value-type="string">
            <text:p>err407:</text:p>
          </table:table-cell>
          <table:table-cell office:value-type="float" office:value="0.0000014319" calcext:value-type="float">
            <text:p>1,43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658ms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/>
          <table:table-cell office:value-type="string" calcext:value-type="string">
            <text:p>err408:</text:p>
          </table:table-cell>
          <table:table-cell office:value-type="float" office:value="0.00000140232" calcext:value-type="float">
            <text:p>1,40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669ms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string" calcext:value-type="string">
            <text:p>err409:</text:p>
          </table:table-cell>
          <table:table-cell office:value-type="float" office:value="0.00000137335" calcext:value-type="float">
            <text:p>1,37E-06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681ms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/>
          <table:table-cell office:value-type="string" calcext:value-type="string">
            <text:p>err410:</text:p>
          </table:table-cell>
          <table:table-cell office:value-type="float" office:value="0.00000134499" calcext:value-type="float">
            <text:p>1,34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696ms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/>
          <table:table-cell office:value-type="string" calcext:value-type="string">
            <text:p>err411:</text:p>
          </table:table-cell>
          <table:table-cell office:value-type="float" office:value="0.0000013172" calcext:value-type="float">
            <text:p>1,32E-06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712ms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string" calcext:value-type="string">
            <text:p>err412:</text:p>
          </table:table-cell>
          <table:table-cell office:value-type="float" office:value="0.00000128999" calcext:value-type="float">
            <text:p>1,29E-06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727ms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/>
          <table:table-cell office:value-type="string" calcext:value-type="string">
            <text:p>err413:</text:p>
          </table:table-cell>
          <table:table-cell office:value-type="float" office:value="0.00000126335" calcext:value-type="float">
            <text:p>1,26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741ms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/>
          <table:table-cell office:value-type="string" calcext:value-type="string">
            <text:p>err414:</text:p>
          </table:table-cell>
          <table:table-cell office:value-type="float" office:value="0.00000123725" calcext:value-type="float">
            <text:p>1,24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754ms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/>
          <table:table-cell office:value-type="string" calcext:value-type="string">
            <text:p>err415:</text:p>
          </table:table-cell>
          <table:table-cell office:value-type="float" office:value="0.0000012117" calcext:value-type="float">
            <text:p>1,21E-06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769ms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/>
          <table:table-cell office:value-type="string" calcext:value-type="string">
            <text:p>err416:</text:p>
          </table:table-cell>
          <table:table-cell office:value-type="float" office:value="0.00000118667" calcext:value-type="float">
            <text:p>1,19E-06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784ms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/>
          <table:table-cell office:value-type="string" calcext:value-type="string">
            <text:p>err417:</text:p>
          </table:table-cell>
          <table:table-cell office:value-type="float" office:value="0.00000116215" calcext:value-type="float">
            <text:p>1,16E-06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799ms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/>
          <table:table-cell office:value-type="string" calcext:value-type="string">
            <text:p>err418:</text:p>
          </table:table-cell>
          <table:table-cell office:value-type="float" office:value="0.00000113815" calcext:value-type="float">
            <text:p>1,14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812ms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/>
          <table:table-cell office:value-type="string" calcext:value-type="string">
            <text:p>err419:</text:p>
          </table:table-cell>
          <table:table-cell office:value-type="float" office:value="0.00000111464" calcext:value-type="float">
            <text:p>1,11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826ms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/>
          <table:table-cell office:value-type="string" calcext:value-type="string">
            <text:p>err420:</text:p>
          </table:table-cell>
          <table:table-cell office:value-type="float" office:value="0.00000109161" calcext:value-type="float">
            <text:p>1,09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839ms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err421:</text:p>
          </table:table-cell>
          <table:table-cell office:value-type="float" office:value="0.00000106906" calcext:value-type="float">
            <text:p>1,07E-06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855ms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/>
          <table:table-cell office:value-type="string" calcext:value-type="string">
            <text:p>err422:</text:p>
          </table:table-cell>
          <table:table-cell office:value-type="float" office:value="0.00000104698" calcext:value-type="float">
            <text:p>1,05E-0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868ms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/>
          <table:table-cell office:value-type="string" calcext:value-type="string">
            <text:p>err423:</text:p>
          </table:table-cell>
          <table:table-cell office:value-type="float" office:value="0.00000102535" calcext:value-type="float">
            <text:p>1,03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880ms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/>
          <table:table-cell office:value-type="string" calcext:value-type="string">
            <text:p>err424:</text:p>
          </table:table-cell>
          <table:table-cell office:value-type="float" office:value="0.00000100417" calcext:value-type="float">
            <text:p>1,00E-0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893ms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string" calcext:value-type="string">
            <text:p>err425:</text:p>
          </table:table-cell>
          <table:table-cell office:value-type="float" office:value="0.000000983432" calcext:value-type="float">
            <text:p>9,83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905ms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/>
          <table:table-cell office:value-type="string" calcext:value-type="string">
            <text:p>err426:</text:p>
          </table:table-cell>
          <table:table-cell office:value-type="float" office:value="0.000000963117" calcext:value-type="float">
            <text:p>9,63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918ms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/>
          <table:table-cell office:value-type="string" calcext:value-type="string">
            <text:p>err427:</text:p>
          </table:table-cell>
          <table:table-cell office:value-type="float" office:value="0.000000943223" calcext:value-type="float">
            <text:p>9,43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930ms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/>
          <table:table-cell office:value-type="string" calcext:value-type="string">
            <text:p>err428:</text:p>
          </table:table-cell>
          <table:table-cell office:value-type="float" office:value="0.000000923739" calcext:value-type="float">
            <text:p>9,24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943ms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/>
          <table:table-cell office:value-type="string" calcext:value-type="string">
            <text:p>err429:</text:p>
          </table:table-cell>
          <table:table-cell office:value-type="float" office:value="0.000000904658" calcext:value-type="float">
            <text:p>9,05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955ms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/>
          <table:table-cell office:value-type="string" calcext:value-type="string">
            <text:p>err430:</text:p>
          </table:table-cell>
          <table:table-cell office:value-type="float" office:value="0.000000885971" calcext:value-type="float">
            <text:p>8,86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968ms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/>
          <table:table-cell office:value-type="string" calcext:value-type="string">
            <text:p>err431:</text:p>
          </table:table-cell>
          <table:table-cell office:value-type="float" office:value="0.000000867669" calcext:value-type="float">
            <text:p>8,68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980ms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/>
          <table:table-cell office:value-type="string" calcext:value-type="string">
            <text:p>err432:</text:p>
          </table:table-cell>
          <table:table-cell office:value-type="float" office:value="0.000000849746" calcext:value-type="float">
            <text:p>8,50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6993ms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/>
          <table:table-cell office:value-type="string" calcext:value-type="string">
            <text:p>err433:</text:p>
          </table:table-cell>
          <table:table-cell office:value-type="float" office:value="0.000000832193" calcext:value-type="float">
            <text:p>8,32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005ms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/>
          <table:table-cell office:value-type="string" calcext:value-type="string">
            <text:p>err434:</text:p>
          </table:table-cell>
          <table:table-cell office:value-type="float" office:value="0.000000815003" calcext:value-type="float">
            <text:p>8,15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018ms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/>
          <table:table-cell office:value-type="string" calcext:value-type="string">
            <text:p>err435:</text:p>
          </table:table-cell>
          <table:table-cell office:value-type="float" office:value="0.000000798168" calcext:value-type="float">
            <text:p>7,98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030ms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/>
          <table:table-cell office:value-type="string" calcext:value-type="string">
            <text:p>err436:</text:p>
          </table:table-cell>
          <table:table-cell office:value-type="float" office:value="0.000000781681" calcext:value-type="float">
            <text:p>7,82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043ms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/>
          <table:table-cell office:value-type="string" calcext:value-type="string">
            <text:p>err437:</text:p>
          </table:table-cell>
          <table:table-cell office:value-type="float" office:value="0.000000765534" calcext:value-type="float">
            <text:p>7,66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055ms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/>
          <table:table-cell office:value-type="string" calcext:value-type="string">
            <text:p>err438:</text:p>
          </table:table-cell>
          <table:table-cell office:value-type="float" office:value="0.00000074972" calcext:value-type="float">
            <text:p>7,50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068ms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/>
          <table:table-cell office:value-type="string" calcext:value-type="string">
            <text:p>err439:</text:p>
          </table:table-cell>
          <table:table-cell office:value-type="float" office:value="0.000000734234" calcext:value-type="float">
            <text:p>7,34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081ms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/>
          <table:table-cell office:value-type="string" calcext:value-type="string">
            <text:p>err440:</text:p>
          </table:table-cell>
          <table:table-cell office:value-type="float" office:value="0.000000719067" calcext:value-type="float">
            <text:p>7,19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093ms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string" calcext:value-type="string">
            <text:p>err441:</text:p>
          </table:table-cell>
          <table:table-cell office:value-type="float" office:value="0.000000704213" calcext:value-type="float">
            <text:p>7,04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106ms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/>
          <table:table-cell office:value-type="string" calcext:value-type="string">
            <text:p>err442:</text:p>
          </table:table-cell>
          <table:table-cell office:value-type="float" office:value="0.000000689666" calcext:value-type="float">
            <text:p>6,90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118ms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/>
          <table:table-cell office:value-type="string" calcext:value-type="string">
            <text:p>err443:</text:p>
          </table:table-cell>
          <table:table-cell office:value-type="float" office:value="0.00000067542" calcext:value-type="float">
            <text:p>6,75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131ms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/>
          <table:table-cell office:value-type="string" calcext:value-type="string">
            <text:p>err444:</text:p>
          </table:table-cell>
          <table:table-cell office:value-type="float" office:value="0.000000661468" calcext:value-type="float">
            <text:p>6,61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143ms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/>
          <table:table-cell office:value-type="string" calcext:value-type="string">
            <text:p>err445:</text:p>
          </table:table-cell>
          <table:table-cell office:value-type="float" office:value="0.000000647804" calcext:value-type="float">
            <text:p>6,48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156ms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/>
          <table:table-cell office:value-type="string" calcext:value-type="string">
            <text:p>err446:</text:p>
          </table:table-cell>
          <table:table-cell office:value-type="float" office:value="0.000000634423" calcext:value-type="float">
            <text:p>6,34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168ms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/>
          <table:table-cell office:value-type="string" calcext:value-type="string">
            <text:p>err447:</text:p>
          </table:table-cell>
          <table:table-cell office:value-type="float" office:value="0.000000621318" calcext:value-type="float">
            <text:p>6,21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181ms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/>
          <table:table-cell office:value-type="string" calcext:value-type="string">
            <text:p>err448:</text:p>
          </table:table-cell>
          <table:table-cell office:value-type="float" office:value="0.000000608483" calcext:value-type="float">
            <text:p>6,08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193ms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/>
          <table:table-cell office:value-type="string" calcext:value-type="string">
            <text:p>err449:</text:p>
          </table:table-cell>
          <table:table-cell office:value-type="float" office:value="0.000000595914" calcext:value-type="float">
            <text:p>5,96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206ms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/>
          <table:table-cell office:value-type="string" calcext:value-type="string">
            <text:p>err450:</text:p>
          </table:table-cell>
          <table:table-cell office:value-type="float" office:value="0.000000583605" calcext:value-type="float">
            <text:p>5,84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218ms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string" calcext:value-type="string">
            <text:p>err451:</text:p>
          </table:table-cell>
          <table:table-cell office:value-type="float" office:value="0.000000571549" calcext:value-type="float">
            <text:p>5,72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231ms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/>
          <table:table-cell office:value-type="string" calcext:value-type="string">
            <text:p>err452:</text:p>
          </table:table-cell>
          <table:table-cell office:value-type="float" office:value="0.000000559743" calcext:value-type="float">
            <text:p>5,60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243ms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/>
          <table:table-cell office:value-type="string" calcext:value-type="string">
            <text:p>err453:</text:p>
          </table:table-cell>
          <table:table-cell office:value-type="float" office:value="0.00000054818" calcext:value-type="float">
            <text:p>5,48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256ms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/>
          <table:table-cell office:value-type="string" calcext:value-type="string">
            <text:p>err454:</text:p>
          </table:table-cell>
          <table:table-cell office:value-type="float" office:value="0.000000536857" calcext:value-type="float">
            <text:p>5,37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269ms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/>
          <table:table-cell office:value-type="string" calcext:value-type="string">
            <text:p>err455:</text:p>
          </table:table-cell>
          <table:table-cell office:value-type="float" office:value="0.000000525767" calcext:value-type="float">
            <text:p>5,26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281ms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/>
          <table:table-cell office:value-type="string" calcext:value-type="string">
            <text:p>err456:</text:p>
          </table:table-cell>
          <table:table-cell office:value-type="float" office:value="0.000000514906" calcext:value-type="float">
            <text:p>5,15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294ms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/>
          <table:table-cell office:value-type="string" calcext:value-type="string">
            <text:p>err457:</text:p>
          </table:table-cell>
          <table:table-cell office:value-type="float" office:value="0.00000050427" calcext:value-type="float">
            <text:p>5,04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306ms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/>
          <table:table-cell office:value-type="string" calcext:value-type="string">
            <text:p>err458:</text:p>
          </table:table-cell>
          <table:table-cell office:value-type="float" office:value="0.000000493853" calcext:value-type="float">
            <text:p>4,94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319ms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/>
          <table:table-cell office:value-type="string" calcext:value-type="string">
            <text:p>err459:</text:p>
          </table:table-cell>
          <table:table-cell office:value-type="float" office:value="0.000000483652" calcext:value-type="float">
            <text:p>4,84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331ms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/>
          <table:table-cell office:value-type="string" calcext:value-type="string">
            <text:p>err460:</text:p>
          </table:table-cell>
          <table:table-cell office:value-type="float" office:value="0.000000473661" calcext:value-type="float">
            <text:p>4,74E-07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353ms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string" calcext:value-type="string">
            <text:p>err461:</text:p>
          </table:table-cell>
          <table:table-cell office:value-type="float" office:value="0.000000463877" calcext:value-type="float">
            <text:p>4,64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369ms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/>
          <table:table-cell office:value-type="string" calcext:value-type="string">
            <text:p>err462:</text:p>
          </table:table-cell>
          <table:table-cell office:value-type="float" office:value="0.000000454295" calcext:value-type="float">
            <text:p>4,54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382ms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/>
          <table:table-cell office:value-type="string" calcext:value-type="string">
            <text:p>err463:</text:p>
          </table:table-cell>
          <table:table-cell office:value-type="float" office:value="0.00000044491" calcext:value-type="float">
            <text:p>4,45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394ms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/>
          <table:table-cell office:value-type="string" calcext:value-type="string">
            <text:p>err464:</text:p>
          </table:table-cell>
          <table:table-cell office:value-type="float" office:value="0.00000043572" calcext:value-type="float">
            <text:p>4,36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407ms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/>
          <table:table-cell office:value-type="string" calcext:value-type="string">
            <text:p>err465:</text:p>
          </table:table-cell>
          <table:table-cell office:value-type="float" office:value="0.000000426719" calcext:value-type="float">
            <text:p>4,27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420ms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/>
          <table:table-cell office:value-type="string" calcext:value-type="string">
            <text:p>err466:</text:p>
          </table:table-cell>
          <table:table-cell office:value-type="float" office:value="0.000000417904" calcext:value-type="float">
            <text:p>4,18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432ms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/>
          <table:table-cell office:value-type="string" calcext:value-type="string">
            <text:p>err467:</text:p>
          </table:table-cell>
          <table:table-cell office:value-type="float" office:value="0.000000409272" calcext:value-type="float">
            <text:p>4,09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445ms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/>
          <table:table-cell office:value-type="string" calcext:value-type="string">
            <text:p>err468:</text:p>
          </table:table-cell>
          <table:table-cell office:value-type="float" office:value="0.000000400818" calcext:value-type="float">
            <text:p>4,01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457ms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/>
          <table:table-cell office:value-type="string" calcext:value-type="string">
            <text:p>err469:</text:p>
          </table:table-cell>
          <table:table-cell office:value-type="float" office:value="0.000000392538" calcext:value-type="float">
            <text:p>3,93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470ms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string" calcext:value-type="string">
            <text:p>err470:</text:p>
          </table:table-cell>
          <table:table-cell office:value-type="float" office:value="0.000000384429" calcext:value-type="float">
            <text:p>3,84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482ms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/>
          <table:table-cell office:value-type="string" calcext:value-type="string">
            <text:p>err471:</text:p>
          </table:table-cell>
          <table:table-cell office:value-type="float" office:value="0.000000376488" calcext:value-type="float">
            <text:p>3,76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495ms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/>
          <table:table-cell office:value-type="string" calcext:value-type="string">
            <text:p>err472:</text:p>
          </table:table-cell>
          <table:table-cell office:value-type="float" office:value="0.000000368711" calcext:value-type="float">
            <text:p>3,69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508ms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/>
          <table:table-cell office:value-type="string" calcext:value-type="string">
            <text:p>err473:</text:p>
          </table:table-cell>
          <table:table-cell office:value-type="float" office:value="0.000000361095" calcext:value-type="float">
            <text:p>3,61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520ms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/>
          <table:table-cell office:value-type="string" calcext:value-type="string">
            <text:p>err474:</text:p>
          </table:table-cell>
          <table:table-cell office:value-type="float" office:value="0.000000353636" calcext:value-type="float">
            <text:p>3,54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533ms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/>
          <table:table-cell office:value-type="string" calcext:value-type="string">
            <text:p>err475:</text:p>
          </table:table-cell>
          <table:table-cell office:value-type="float" office:value="0.000000346331" calcext:value-type="float">
            <text:p>3,46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546ms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/>
          <table:table-cell office:value-type="string" calcext:value-type="string">
            <text:p>err476:</text:p>
          </table:table-cell>
          <table:table-cell office:value-type="float" office:value="0.000000339176" calcext:value-type="float">
            <text:p>3,39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558ms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/>
          <table:table-cell office:value-type="string" calcext:value-type="string">
            <text:p>err477:</text:p>
          </table:table-cell>
          <table:table-cell office:value-type="float" office:value="0.00000033217" calcext:value-type="float">
            <text:p>3,32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571ms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string" calcext:value-type="string">
            <text:p>err478:</text:p>
          </table:table-cell>
          <table:table-cell office:value-type="float" office:value="0.000000325308" calcext:value-type="float">
            <text:p>3,25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583ms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/>
          <table:table-cell office:value-type="string" calcext:value-type="string">
            <text:p>err479:</text:p>
          </table:table-cell>
          <table:table-cell office:value-type="float" office:value="0.000000318589" calcext:value-type="float">
            <text:p>3,19E-07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596ms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/>
          <table:table-cell office:value-type="string" calcext:value-type="string">
            <text:p>err480:</text:p>
          </table:table-cell>
          <table:table-cell office:value-type="float" office:value="0.000000312008" calcext:value-type="float">
            <text:p>3,12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608m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err481:</text:p>
          </table:table-cell>
          <table:table-cell office:value-type="float" office:value="0.000000305562" calcext:value-type="float">
            <text:p>3,06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621ms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/>
          <table:table-cell office:value-type="string" calcext:value-type="string">
            <text:p>err482:</text:p>
          </table:table-cell>
          <table:table-cell office:value-type="float" office:value="0.00000029925" calcext:value-type="float">
            <text:p>2,99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633ms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/>
          <table:table-cell office:value-type="string" calcext:value-type="string">
            <text:p>err483:</text:p>
          </table:table-cell>
          <table:table-cell office:value-type="float" office:value="0.000000293069" calcext:value-type="float">
            <text:p>2,93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646ms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/>
          <table:table-cell office:value-type="string" calcext:value-type="string">
            <text:p>err484:</text:p>
          </table:table-cell>
          <table:table-cell office:value-type="float" office:value="0.000000287015" calcext:value-type="float">
            <text:p>2,87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658ms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/>
          <table:table-cell office:value-type="string" calcext:value-type="string">
            <text:p>err485:</text:p>
          </table:table-cell>
          <table:table-cell office:value-type="float" office:value="0.000000281086" calcext:value-type="float">
            <text:p>2,81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671ms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/>
          <table:table-cell office:value-type="string" calcext:value-type="string">
            <text:p>err486:</text:p>
          </table:table-cell>
          <table:table-cell office:value-type="float" office:value="0.00000027528" calcext:value-type="float">
            <text:p>2,75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683ms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/>
          <table:table-cell office:value-type="string" calcext:value-type="string">
            <text:p>err487:</text:p>
          </table:table-cell>
          <table:table-cell office:value-type="float" office:value="0.000000269593" calcext:value-type="float">
            <text:p>2,70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696ms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/>
          <table:table-cell office:value-type="string" calcext:value-type="string">
            <text:p>err488:</text:p>
          </table:table-cell>
          <table:table-cell office:value-type="float" office:value="0.000000264024" calcext:value-type="float">
            <text:p>2,64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708ms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/>
          <table:table-cell office:value-type="string" calcext:value-type="string">
            <text:p>err489:</text:p>
          </table:table-cell>
          <table:table-cell office:value-type="float" office:value="0.00000025857" calcext:value-type="float">
            <text:p>2,59E-07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721ms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/>
          <table:table-cell office:value-type="string" calcext:value-type="string">
            <text:p>err490:</text:p>
          </table:table-cell>
          <table:table-cell office:value-type="float" office:value="0.000000253229" calcext:value-type="float">
            <text:p>2,53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736ms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/>
          <table:table-cell office:value-type="string" calcext:value-type="string">
            <text:p>err491:</text:p>
          </table:table-cell>
          <table:table-cell office:value-type="float" office:value="0.000000247998" calcext:value-type="float">
            <text:p>2,48E-07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756ms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string" calcext:value-type="string">
            <text:p>err492:</text:p>
          </table:table-cell>
          <table:table-cell office:value-type="float" office:value="0.000000242875" calcext:value-type="float">
            <text:p>2,43E-07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773ms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/>
          <table:table-cell office:value-type="string" calcext:value-type="string">
            <text:p>err493:</text:p>
          </table:table-cell>
          <table:table-cell office:value-type="float" office:value="0.000000237858" calcext:value-type="float">
            <text:p>2,38E-07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790ms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/>
          <table:table-cell office:value-type="string" calcext:value-type="string">
            <text:p>err494:</text:p>
          </table:table-cell>
          <table:table-cell office:value-type="float" office:value="0.000000232945" calcext:value-type="float">
            <text:p>2,33E-07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808ms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/>
          <table:table-cell office:value-type="string" calcext:value-type="string">
            <text:p>err495:</text:p>
          </table:table-cell>
          <table:table-cell office:value-type="float" office:value="0.000000228133" calcext:value-type="float">
            <text:p>2,28E-07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827ms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/>
          <table:table-cell office:value-type="string" calcext:value-type="string">
            <text:p>err496:</text:p>
          </table:table-cell>
          <table:table-cell office:value-type="float" office:value="0.00000022342" calcext:value-type="float">
            <text:p>2,23E-07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844ms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office:value-type="string" calcext:value-type="string">
            <text:p>err497:</text:p>
          </table:table-cell>
          <table:table-cell office:value-type="float" office:value="0.000000218805" calcext:value-type="float">
            <text:p>2,19E-07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862ms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/>
          <table:table-cell office:value-type="string" calcext:value-type="string">
            <text:p>err498:</text:p>
          </table:table-cell>
          <table:table-cell office:value-type="float" office:value="0.000000214285" calcext:value-type="float">
            <text:p>2,14E-07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878ms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/>
          <table:table-cell office:value-type="string" calcext:value-type="string">
            <text:p>err499:</text:p>
          </table:table-cell>
          <table:table-cell office:value-type="float" office:value="0.000000209859" calcext:value-type="float">
            <text:p>2,10E-07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894ms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/>
          <table:table-cell office:value-type="string" calcext:value-type="string">
            <text:p>err500:</text:p>
          </table:table-cell>
          <table:table-cell office:value-type="float" office:value="0.000000205524" calcext:value-type="float">
            <text:p>2,06E-07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914m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err501:</text:p>
          </table:table-cell>
          <table:table-cell office:value-type="float" office:value="0.000000201278" calcext:value-type="float">
            <text:p>2,01E-07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932ms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/>
          <table:table-cell office:value-type="string" calcext:value-type="string">
            <text:p>err502:</text:p>
          </table:table-cell>
          <table:table-cell office:value-type="float" office:value="0.00000019712" calcext:value-type="float">
            <text:p>1,97E-07</text:p>
          </table:table-cell>
          <table:table-cell office:value-type="string" calcext:value-type="string">
            <text:p>cza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7960ms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/>
          <table:table-cell office:value-type="string" calcext:value-type="string">
            <text:p>err503:</text:p>
          </table:table-cell>
          <table:table-cell office:value-type="float" office:value="0.000000193048" calcext:value-type="float">
            <text:p>1,93E-07</text:p>
          </table:table-cell>
          <table:table-cell office:value-type="string" calcext:value-type="string">
            <text:p>cza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002ms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/>
          <table:table-cell office:value-type="string" calcext:value-type="string">
            <text:p>err504:</text:p>
          </table:table-cell>
          <table:table-cell office:value-type="float" office:value="0.000000189061" calcext:value-type="float">
            <text:p>1,89E-07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019ms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/>
          <table:table-cell office:value-type="string" calcext:value-type="string">
            <text:p>err505:</text:p>
          </table:table-cell>
          <table:table-cell office:value-type="float" office:value="0.000000185155" calcext:value-type="float">
            <text:p>1,85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035ms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/>
          <table:table-cell office:value-type="string" calcext:value-type="string">
            <text:p>err506:</text:p>
          </table:table-cell>
          <table:table-cell office:value-type="float" office:value="0.00000018133" calcext:value-type="float">
            <text:p>1,81E-07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051ms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/>
          <table:table-cell office:value-type="string" calcext:value-type="string">
            <text:p>err507:</text:p>
          </table:table-cell>
          <table:table-cell office:value-type="float" office:value="0.000000177585" calcext:value-type="float">
            <text:p>1,78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066ms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/>
          <table:table-cell office:value-type="string" calcext:value-type="string">
            <text:p>err508:</text:p>
          </table:table-cell>
          <table:table-cell office:value-type="float" office:value="0.000000173916" calcext:value-type="float">
            <text:p>1,74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082ms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/>
          <table:table-cell office:value-type="string" calcext:value-type="string">
            <text:p>err509:</text:p>
          </table:table-cell>
          <table:table-cell office:value-type="float" office:value="0.000000170324" calcext:value-type="float">
            <text:p>1,70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098ms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string" calcext:value-type="string">
            <text:p>err510:</text:p>
          </table:table-cell>
          <table:table-cell office:value-type="float" office:value="0.000000166805" calcext:value-type="float">
            <text:p>1,67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114ms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/>
          <table:table-cell office:value-type="string" calcext:value-type="string">
            <text:p>err511:</text:p>
          </table:table-cell>
          <table:table-cell office:value-type="float" office:value="0.00000016336" calcext:value-type="float">
            <text:p>1,63E-07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130ms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/>
          <table:table-cell office:value-type="string" calcext:value-type="string">
            <text:p>err512:</text:p>
          </table:table-cell>
          <table:table-cell office:value-type="float" office:value="0.000000159985" calcext:value-type="float">
            <text:p>1,60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146ms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string" calcext:value-type="string">
            <text:p>err513:</text:p>
          </table:table-cell>
          <table:table-cell office:value-type="float" office:value="0.00000015668" calcext:value-type="float">
            <text:p>1,57E-07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163ms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/>
          <table:table-cell office:value-type="string" calcext:value-type="string">
            <text:p>err514:</text:p>
          </table:table-cell>
          <table:table-cell office:value-type="float" office:value="0.000000153444" calcext:value-type="float">
            <text:p>1,53E-07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180ms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/>
          <table:table-cell office:value-type="string" calcext:value-type="string">
            <text:p>err515:</text:p>
          </table:table-cell>
          <table:table-cell office:value-type="float" office:value="0.000000150274" calcext:value-type="float">
            <text:p>1,50E-07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196ms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/>
          <table:table-cell office:value-type="string" calcext:value-type="string">
            <text:p>err516:</text:p>
          </table:table-cell>
          <table:table-cell office:value-type="float" office:value="0.00000014717" calcext:value-type="float">
            <text:p>1,47E-07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212ms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/>
          <table:table-cell office:value-type="string" calcext:value-type="string">
            <text:p>err517:</text:p>
          </table:table-cell>
          <table:table-cell office:value-type="float" office:value="0.00000014413" calcext:value-type="float">
            <text:p>1,44E-07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229ms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/>
          <table:table-cell office:value-type="string" calcext:value-type="string">
            <text:p>err518:</text:p>
          </table:table-cell>
          <table:table-cell office:value-type="float" office:value="0.000000141152" calcext:value-type="float">
            <text:p>1,41E-07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246ms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/>
          <table:table-cell office:value-type="string" calcext:value-type="string">
            <text:p>err519:</text:p>
          </table:table-cell>
          <table:table-cell office:value-type="float" office:value="0.000000138237" calcext:value-type="float">
            <text:p>1,38E-07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265ms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/>
          <table:table-cell office:value-type="string" calcext:value-type="string">
            <text:p>err520:</text:p>
          </table:table-cell>
          <table:table-cell office:value-type="float" office:value="0.000000135381" calcext:value-type="float">
            <text:p>1,35E-07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283ms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/>
          <table:table-cell office:value-type="string" calcext:value-type="string">
            <text:p>err521:</text:p>
          </table:table-cell>
          <table:table-cell office:value-type="float" office:value="0.000000132584" calcext:value-type="float">
            <text:p>1,33E-07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300ms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/>
          <table:table-cell office:value-type="string" calcext:value-type="string">
            <text:p>err522:</text:p>
          </table:table-cell>
          <table:table-cell office:value-type="float" office:value="0.000000129846" calcext:value-type="float">
            <text:p>1,30E-07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319ms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/>
          <table:table-cell office:value-type="string" calcext:value-type="string">
            <text:p>err523:</text:p>
          </table:table-cell>
          <table:table-cell office:value-type="float" office:value="0.000000127163" calcext:value-type="float">
            <text:p>1,27E-07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339ms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/>
          <table:table-cell office:value-type="string" calcext:value-type="string">
            <text:p>err524:</text:p>
          </table:table-cell>
          <table:table-cell office:value-type="float" office:value="0.000000124537" calcext:value-type="float">
            <text:p>1,25E-07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358ms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/>
          <table:table-cell office:value-type="string" calcext:value-type="string">
            <text:p>err525:</text:p>
          </table:table-cell>
          <table:table-cell office:value-type="float" office:value="0.000000121964" calcext:value-type="float">
            <text:p>1,22E-07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376ms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/>
          <table:table-cell office:value-type="string" calcext:value-type="string">
            <text:p>err526:</text:p>
          </table:table-cell>
          <table:table-cell office:value-type="float" office:value="0.000000119445" calcext:value-type="float">
            <text:p>1,19E-07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395ms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/>
          <table:table-cell office:value-type="string" calcext:value-type="string">
            <text:p>err527:</text:p>
          </table:table-cell>
          <table:table-cell office:value-type="float" office:value="0.000000116977" calcext:value-type="float">
            <text:p>1,17E-07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414ms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/>
          <table:table-cell office:value-type="string" calcext:value-type="string">
            <text:p>err528:</text:p>
          </table:table-cell>
          <table:table-cell office:value-type="float" office:value="0.000000114561" calcext:value-type="float">
            <text:p>1,15E-07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433ms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/>
          <table:table-cell office:value-type="string" calcext:value-type="string">
            <text:p>err529:</text:p>
          </table:table-cell>
          <table:table-cell office:value-type="float" office:value="0.000000112194" calcext:value-type="float">
            <text:p>1,12E-07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453ms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/>
          <table:table-cell office:value-type="string" calcext:value-type="string">
            <text:p>err530:</text:p>
          </table:table-cell>
          <table:table-cell office:value-type="float" office:value="0.000000109877" calcext:value-type="float">
            <text:p>1,10E-07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471ms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/>
          <table:table-cell office:value-type="string" calcext:value-type="string">
            <text:p>err531:</text:p>
          </table:table-cell>
          <table:table-cell office:value-type="float" office:value="0.000000107607" calcext:value-type="float">
            <text:p>1,08E-07</text:p>
          </table:table-cell>
          <table:table-cell office:value-type="string" calcext:value-type="string">
            <text:p>cza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531ms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/>
          <table:table-cell office:value-type="string" calcext:value-type="string">
            <text:p>err532:</text:p>
          </table:table-cell>
          <table:table-cell office:value-type="float" office:value="0.000000105384" calcext:value-type="float">
            <text:p>1,05E-07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549ms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/>
          <table:table-cell office:value-type="string" calcext:value-type="string">
            <text:p>err533:</text:p>
          </table:table-cell>
          <table:table-cell office:value-type="float" office:value="0.000000103207" calcext:value-type="float">
            <text:p>1,03E-07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566ms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/>
          <table:table-cell office:value-type="string" calcext:value-type="string">
            <text:p>err534:</text:p>
          </table:table-cell>
          <table:table-cell office:value-type="float" office:value="0.000000101075" calcext:value-type="float">
            <text:p>1,01E-07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583ms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/>
          <table:table-cell office:value-type="string" calcext:value-type="string">
            <text:p>err535:</text:p>
          </table:table-cell>
          <table:table-cell office:value-type="float" office:value="0.0000000989873" calcext:value-type="float">
            <text:p>9,90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600ms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/>
          <table:table-cell office:value-type="string" calcext:value-type="string">
            <text:p>err536:</text:p>
          </table:table-cell>
          <table:table-cell office:value-type="float" office:value="0.0000000969425" calcext:value-type="float">
            <text:p>9,69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617ms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/>
          <table:table-cell office:value-type="string" calcext:value-type="string">
            <text:p>err537:</text:p>
          </table:table-cell>
          <table:table-cell office:value-type="float" office:value="0.0000000949399" calcext:value-type="float">
            <text:p>9,49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634ms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/>
          <table:table-cell office:value-type="string" calcext:value-type="string">
            <text:p>err538:</text:p>
          </table:table-cell>
          <table:table-cell office:value-type="float" office:value="0.0000000929788" calcext:value-type="float">
            <text:p>9,30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652ms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/>
          <table:table-cell office:value-type="string" calcext:value-type="string">
            <text:p>err539:</text:p>
          </table:table-cell>
          <table:table-cell office:value-type="float" office:value="0.0000000910581" calcext:value-type="float">
            <text:p>9,11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670ms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/>
          <table:table-cell office:value-type="string" calcext:value-type="string">
            <text:p>err540:</text:p>
          </table:table-cell>
          <table:table-cell office:value-type="float" office:value="0.0000000891771" calcext:value-type="float">
            <text:p>8,92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688m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string" calcext:value-type="string">
            <text:p>err541:</text:p>
          </table:table-cell>
          <table:table-cell office:value-type="float" office:value="0.000000087335" calcext:value-type="float">
            <text:p>8,73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706ms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/>
          <table:table-cell office:value-type="string" calcext:value-type="string">
            <text:p>err542:</text:p>
          </table:table-cell>
          <table:table-cell office:value-type="float" office:value="0.0000000855309" calcext:value-type="float">
            <text:p>8,55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723ms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/>
          <table:table-cell office:value-type="string" calcext:value-type="string">
            <text:p>err543:</text:p>
          </table:table-cell>
          <table:table-cell office:value-type="float" office:value="0.000000083764" calcext:value-type="float">
            <text:p>8,38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741ms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/>
          <table:table-cell office:value-type="string" calcext:value-type="string">
            <text:p>err544:</text:p>
          </table:table-cell>
          <table:table-cell office:value-type="float" office:value="0.0000000820337" calcext:value-type="float">
            <text:p>8,20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758ms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/>
          <table:table-cell office:value-type="string" calcext:value-type="string">
            <text:p>err545:</text:p>
          </table:table-cell>
          <table:table-cell office:value-type="float" office:value="0.0000000803391" calcext:value-type="float">
            <text:p>8,03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776ms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/>
          <table:table-cell office:value-type="string" calcext:value-type="string">
            <text:p>err546:</text:p>
          </table:table-cell>
          <table:table-cell office:value-type="float" office:value="0.0000000786796" calcext:value-type="float">
            <text:p>7,87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793ms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/>
          <table:table-cell office:value-type="string" calcext:value-type="string">
            <text:p>err547:</text:p>
          </table:table-cell>
          <table:table-cell office:value-type="float" office:value="0.0000000770543" calcext:value-type="float">
            <text:p>7,71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811ms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/>
          <table:table-cell office:value-type="string" calcext:value-type="string">
            <text:p>err548:</text:p>
          </table:table-cell>
          <table:table-cell office:value-type="float" office:value="0.0000000754626" calcext:value-type="float">
            <text:p>7,55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828ms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/>
          <table:table-cell office:value-type="string" calcext:value-type="string">
            <text:p>err549:</text:p>
          </table:table-cell>
          <table:table-cell office:value-type="float" office:value="0.0000000739037" calcext:value-type="float">
            <text:p>7,39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846ms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/>
          <table:table-cell office:value-type="string" calcext:value-type="string">
            <text:p>err550:</text:p>
          </table:table-cell>
          <table:table-cell office:value-type="float" office:value="0.0000000723771" calcext:value-type="float">
            <text:p>7,24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863ms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string" calcext:value-type="string">
            <text:p>err551:</text:p>
          </table:table-cell>
          <table:table-cell office:value-type="float" office:value="0.000000070882" calcext:value-type="float">
            <text:p>7,09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880ms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/>
          <table:table-cell office:value-type="string" calcext:value-type="string">
            <text:p>err552:</text:p>
          </table:table-cell>
          <table:table-cell office:value-type="float" office:value="0.0000000694178" calcext:value-type="float">
            <text:p>6,94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898ms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/>
          <table:table-cell office:value-type="string" calcext:value-type="string">
            <text:p>err553:</text:p>
          </table:table-cell>
          <table:table-cell office:value-type="float" office:value="0.0000000679838" calcext:value-type="float">
            <text:p>6,80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915ms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/>
          <table:table-cell office:value-type="string" calcext:value-type="string">
            <text:p>err554:</text:p>
          </table:table-cell>
          <table:table-cell office:value-type="float" office:value="0.0000000665794" calcext:value-type="float">
            <text:p>6,66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934ms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/>
          <table:table-cell office:value-type="string" calcext:value-type="string">
            <text:p>err555:</text:p>
          </table:table-cell>
          <table:table-cell office:value-type="float" office:value="0.0000000652041" calcext:value-type="float">
            <text:p>6,52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951ms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/>
          <table:table-cell office:value-type="string" calcext:value-type="string">
            <text:p>err556:</text:p>
          </table:table-cell>
          <table:table-cell office:value-type="float" office:value="0.0000000638572" calcext:value-type="float">
            <text:p>6,39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968ms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/>
          <table:table-cell office:value-type="string" calcext:value-type="string">
            <text:p>err557:</text:p>
          </table:table-cell>
          <table:table-cell office:value-type="float" office:value="0.0000000625381" calcext:value-type="float">
            <text:p>6,25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8986ms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/>
          <table:table-cell office:value-type="string" calcext:value-type="string">
            <text:p>err558:</text:p>
          </table:table-cell>
          <table:table-cell office:value-type="float" office:value="0.0000000612462" calcext:value-type="float">
            <text:p>6,12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004ms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/>
          <table:table-cell office:value-type="string" calcext:value-type="string">
            <text:p>err559:</text:p>
          </table:table-cell>
          <table:table-cell office:value-type="float" office:value="0.000000059981" calcext:value-type="float">
            <text:p>6,00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022ms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/>
          <table:table-cell office:value-type="string" calcext:value-type="string">
            <text:p>err560:</text:p>
          </table:table-cell>
          <table:table-cell office:value-type="float" office:value="0.000000058742" calcext:value-type="float">
            <text:p>5,87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039ms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string" calcext:value-type="string">
            <text:p>err561:</text:p>
          </table:table-cell>
          <table:table-cell office:value-type="float" office:value="0.0000000575286" calcext:value-type="float">
            <text:p>5,75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056ms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/>
          <table:table-cell office:value-type="string" calcext:value-type="string">
            <text:p>err562:</text:p>
          </table:table-cell>
          <table:table-cell office:value-type="float" office:value="0.0000000563402" calcext:value-type="float">
            <text:p>5,63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073ms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/>
          <table:table-cell office:value-type="string" calcext:value-type="string">
            <text:p>err563:</text:p>
          </table:table-cell>
          <table:table-cell office:value-type="float" office:value="0.0000000551764" calcext:value-type="float">
            <text:p>5,52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091ms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/>
          <table:table-cell office:value-type="string" calcext:value-type="string">
            <text:p>err564:</text:p>
          </table:table-cell>
          <table:table-cell office:value-type="float" office:value="0.0000000540366" calcext:value-type="float">
            <text:p>5,40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109ms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string" calcext:value-type="string">
            <text:p>err565:</text:p>
          </table:table-cell>
          <table:table-cell office:value-type="float" office:value="0.0000000529203" calcext:value-type="float">
            <text:p>5,29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126ms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/>
          <table:table-cell office:value-type="string" calcext:value-type="string">
            <text:p>err566:</text:p>
          </table:table-cell>
          <table:table-cell office:value-type="float" office:value="0.0000000518272" calcext:value-type="float">
            <text:p>5,18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144ms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/>
          <table:table-cell office:value-type="string" calcext:value-type="string">
            <text:p>err567:</text:p>
          </table:table-cell>
          <table:table-cell office:value-type="float" office:value="0.0000000507566" calcext:value-type="float">
            <text:p>5,08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161ms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/>
          <table:table-cell office:value-type="string" calcext:value-type="string">
            <text:p>err568:</text:p>
          </table:table-cell>
          <table:table-cell office:value-type="float" office:value="0.0000000497081" calcext:value-type="float">
            <text:p>4,97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179ms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/>
          <table:table-cell office:value-type="string" calcext:value-type="string">
            <text:p>err569:</text:p>
          </table:table-cell>
          <table:table-cell office:value-type="float" office:value="0.0000000486812" calcext:value-type="float">
            <text:p>4,87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196ms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/>
          <table:table-cell office:value-type="string" calcext:value-type="string">
            <text:p>err570:</text:p>
          </table:table-cell>
          <table:table-cell office:value-type="float" office:value="0.0000000476756" calcext:value-type="float">
            <text:p>4,77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213ms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string" calcext:value-type="string">
            <text:p>err571:</text:p>
          </table:table-cell>
          <table:table-cell office:value-type="float" office:value="0.0000000466908" calcext:value-type="float">
            <text:p>4,67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231ms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/>
          <table:table-cell office:value-type="string" calcext:value-type="string">
            <text:p>err572:</text:p>
          </table:table-cell>
          <table:table-cell office:value-type="float" office:value="0.0000000457263" calcext:value-type="float">
            <text:p>4,57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248ms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/>
          <table:table-cell office:value-type="string" calcext:value-type="string">
            <text:p>err573:</text:p>
          </table:table-cell>
          <table:table-cell office:value-type="float" office:value="0.0000000447817" calcext:value-type="float">
            <text:p>4,48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266ms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office:value-type="string" calcext:value-type="string">
            <text:p>err574:</text:p>
          </table:table-cell>
          <table:table-cell office:value-type="float" office:value="0.0000000438567" calcext:value-type="float">
            <text:p>4,39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284ms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/>
          <table:table-cell office:value-type="string" calcext:value-type="string">
            <text:p>err575:</text:p>
          </table:table-cell>
          <table:table-cell office:value-type="float" office:value="0.0000000429507" calcext:value-type="float">
            <text:p>4,30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303ms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/>
          <table:table-cell office:value-type="string" calcext:value-type="string">
            <text:p>err576:</text:p>
          </table:table-cell>
          <table:table-cell office:value-type="float" office:value="0.0000000420635" calcext:value-type="float">
            <text:p>4,21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321ms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/>
          <table:table-cell office:value-type="string" calcext:value-type="string">
            <text:p>err577:</text:p>
          </table:table-cell>
          <table:table-cell office:value-type="float" office:value="0.0000000411946" calcext:value-type="float">
            <text:p>4,12E-08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339ms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/>
          <table:table-cell office:value-type="string" calcext:value-type="string">
            <text:p>err578:</text:p>
          </table:table-cell>
          <table:table-cell office:value-type="float" office:value="0.0000000403436" calcext:value-type="float">
            <text:p>4,03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358ms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/>
          <table:table-cell office:value-type="string" calcext:value-type="string">
            <text:p>err579:</text:p>
          </table:table-cell>
          <table:table-cell office:value-type="float" office:value="0.0000000395102" calcext:value-type="float">
            <text:p>3,95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376ms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/>
          <table:table-cell office:value-type="string" calcext:value-type="string">
            <text:p>err580:</text:p>
          </table:table-cell>
          <table:table-cell office:value-type="float" office:value="0.000000038694" calcext:value-type="float">
            <text:p>3,87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395ms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/>
          <table:table-cell office:value-type="string" calcext:value-type="string">
            <text:p>err581:</text:p>
          </table:table-cell>
          <table:table-cell office:value-type="float" office:value="0.0000000378947" calcext:value-type="float">
            <text:p>3,79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413ms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/>
          <table:table-cell office:value-type="string" calcext:value-type="string">
            <text:p>err582:</text:p>
          </table:table-cell>
          <table:table-cell office:value-type="float" office:value="0.0000000371119" calcext:value-type="float">
            <text:p>3,71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432ms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/>
          <table:table-cell office:value-type="string" calcext:value-type="string">
            <text:p>err583:</text:p>
          </table:table-cell>
          <table:table-cell office:value-type="float" office:value="0.0000000363453" calcext:value-type="float">
            <text:p>3,63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450ms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string" calcext:value-type="string">
            <text:p>err584:</text:p>
          </table:table-cell>
          <table:table-cell office:value-type="float" office:value="0.0000000355945" calcext:value-type="float">
            <text:p>3,56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469ms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/>
          <table:table-cell office:value-type="string" calcext:value-type="string">
            <text:p>err585:</text:p>
          </table:table-cell>
          <table:table-cell office:value-type="float" office:value="0.0000000348592" calcext:value-type="float">
            <text:p>3,49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487ms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string" calcext:value-type="string">
            <text:p>err586:</text:p>
          </table:table-cell>
          <table:table-cell office:value-type="float" office:value="0.0000000341391" calcext:value-type="float">
            <text:p>3,41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506ms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/>
          <table:table-cell office:value-type="string" calcext:value-type="string">
            <text:p>err587:</text:p>
          </table:table-cell>
          <table:table-cell office:value-type="float" office:value="0.0000000334339" calcext:value-type="float">
            <text:p>3,34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525ms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/>
          <table:table-cell office:value-type="string" calcext:value-type="string">
            <text:p>err588:</text:p>
          </table:table-cell>
          <table:table-cell office:value-type="float" office:value="0.0000000327433" calcext:value-type="float">
            <text:p>3,27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543ms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/>
          <table:table-cell office:value-type="string" calcext:value-type="string">
            <text:p>err589:</text:p>
          </table:table-cell>
          <table:table-cell office:value-type="float" office:value="0.0000000320669" calcext:value-type="float">
            <text:p>3,21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560ms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/>
          <table:table-cell office:value-type="string" calcext:value-type="string">
            <text:p>err590:</text:p>
          </table:table-cell>
          <table:table-cell office:value-type="float" office:value="0.0000000314045" calcext:value-type="float">
            <text:p>3,14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578ms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/>
          <table:table-cell office:value-type="string" calcext:value-type="string">
            <text:p>err591:</text:p>
          </table:table-cell>
          <table:table-cell office:value-type="float" office:value="0.0000000307558" calcext:value-type="float">
            <text:p>3,08E-08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596ms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/>
          <table:table-cell office:value-type="string" calcext:value-type="string">
            <text:p>err592:</text:p>
          </table:table-cell>
          <table:table-cell office:value-type="float" office:value="0.0000000301204" calcext:value-type="float">
            <text:p>3,01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615ms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/>
          <table:table-cell office:value-type="string" calcext:value-type="string">
            <text:p>err593:</text:p>
          </table:table-cell>
          <table:table-cell office:value-type="float" office:value="0.0000000294982" calcext:value-type="float">
            <text:p>2,95E-08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633ms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/>
          <table:table-cell office:value-type="string" calcext:value-type="string">
            <text:p>err594:</text:p>
          </table:table-cell>
          <table:table-cell office:value-type="float" office:value="0.0000000288889" calcext:value-type="float">
            <text:p>2,89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652ms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/>
          <table:table-cell office:value-type="string" calcext:value-type="string">
            <text:p>err595:</text:p>
          </table:table-cell>
          <table:table-cell office:value-type="float" office:value="0.0000000282921" calcext:value-type="float">
            <text:p>2,83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669ms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/>
          <table:table-cell office:value-type="string" calcext:value-type="string">
            <text:p>err596:</text:p>
          </table:table-cell>
          <table:table-cell office:value-type="float" office:value="0.0000000277077" calcext:value-type="float">
            <text:p>2,77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685ms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/>
          <table:table-cell office:value-type="string" calcext:value-type="string">
            <text:p>err597:</text:p>
          </table:table-cell>
          <table:table-cell office:value-type="float" office:value="0.0000000271353" calcext:value-type="float">
            <text:p>2,71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703ms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/>
          <table:table-cell office:value-type="string" calcext:value-type="string">
            <text:p>err598:</text:p>
          </table:table-cell>
          <table:table-cell office:value-type="float" office:value="0.0000000265748" calcext:value-type="float">
            <text:p>2,66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722ms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/>
          <table:table-cell office:value-type="string" calcext:value-type="string">
            <text:p>err599:</text:p>
          </table:table-cell>
          <table:table-cell office:value-type="float" office:value="0.0000000260258" calcext:value-type="float">
            <text:p>2,60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740ms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string" calcext:value-type="string">
            <text:p>err600:</text:p>
          </table:table-cell>
          <table:table-cell office:value-type="float" office:value="0.0000000254882" calcext:value-type="float">
            <text:p>2,55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758ms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err601:</text:p>
          </table:table-cell>
          <table:table-cell office:value-type="float" office:value="0.0000000249617" calcext:value-type="float">
            <text:p>2,50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777ms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/>
          <table:table-cell office:value-type="string" calcext:value-type="string">
            <text:p>err602:</text:p>
          </table:table-cell>
          <table:table-cell office:value-type="float" office:value="0.0000000244461" calcext:value-type="float">
            <text:p>2,44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796ms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/>
          <table:table-cell office:value-type="string" calcext:value-type="string">
            <text:p>err603:</text:p>
          </table:table-cell>
          <table:table-cell office:value-type="float" office:value="0.0000000239411" calcext:value-type="float">
            <text:p>2,39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813ms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/>
          <table:table-cell office:value-type="string" calcext:value-type="string">
            <text:p>err604:</text:p>
          </table:table-cell>
          <table:table-cell office:value-type="float" office:value="0.0000000234465" calcext:value-type="float">
            <text:p>2,34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830ms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/>
          <table:table-cell office:value-type="string" calcext:value-type="string">
            <text:p>err605:</text:p>
          </table:table-cell>
          <table:table-cell office:value-type="float" office:value="0.0000000229622" calcext:value-type="float">
            <text:p>2,30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848ms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/>
          <table:table-cell office:value-type="string" calcext:value-type="string">
            <text:p>err606:</text:p>
          </table:table-cell>
          <table:table-cell office:value-type="float" office:value="0.0000000224878" calcext:value-type="float">
            <text:p>2,25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867ms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/>
          <table:table-cell office:value-type="string" calcext:value-type="string">
            <text:p>err607:</text:p>
          </table:table-cell>
          <table:table-cell office:value-type="float" office:value="0.0000000220233" calcext:value-type="float">
            <text:p>2,20E-08</text:p>
          </table:table-cell>
          <table:table-cell office:value-type="string" calcext:value-type="string">
            <text:p>cza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909ms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/>
          <table:table-cell office:value-type="string" calcext:value-type="string">
            <text:p>err608:</text:p>
          </table:table-cell>
          <table:table-cell office:value-type="float" office:value="0.0000000215684" calcext:value-type="float">
            <text:p>2,16E-08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929ms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/>
          <table:table-cell office:value-type="string" calcext:value-type="string">
            <text:p>err609:</text:p>
          </table:table-cell>
          <table:table-cell office:value-type="float" office:value="0.0000000211228" calcext:value-type="float">
            <text:p>2,11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945ms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/>
          <table:table-cell office:value-type="string" calcext:value-type="string">
            <text:p>err610:</text:p>
          </table:table-cell>
          <table:table-cell office:value-type="float" office:value="0.0000000206865" calcext:value-type="float">
            <text:p>2,07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963ms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/>
          <table:table-cell office:value-type="string" calcext:value-type="string">
            <text:p>err611:</text:p>
          </table:table-cell>
          <table:table-cell office:value-type="float" office:value="0.0000000202592" calcext:value-type="float">
            <text:p>2,03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980ms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/>
          <table:table-cell office:value-type="string" calcext:value-type="string">
            <text:p>err612:</text:p>
          </table:table-cell>
          <table:table-cell office:value-type="float" office:value="0.0000000198407" calcext:value-type="float">
            <text:p>1,98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9998ms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/>
          <table:table-cell office:value-type="string" calcext:value-type="string">
            <text:p>err613:</text:p>
          </table:table-cell>
          <table:table-cell office:value-type="float" office:value="0.0000000194308" calcext:value-type="float">
            <text:p>1,94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015ms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/>
          <table:table-cell office:value-type="string" calcext:value-type="string">
            <text:p>err614:</text:p>
          </table:table-cell>
          <table:table-cell office:value-type="float" office:value="0.0000000190294" calcext:value-type="float">
            <text:p>1,90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032ms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/>
          <table:table-cell office:value-type="string" calcext:value-type="string">
            <text:p>err615:</text:p>
          </table:table-cell>
          <table:table-cell office:value-type="float" office:value="0.0000000186363" calcext:value-type="float">
            <text:p>1,86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049ms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/>
          <table:table-cell office:value-type="string" calcext:value-type="string">
            <text:p>err616:</text:p>
          </table:table-cell>
          <table:table-cell office:value-type="float" office:value="0.0000000182514" calcext:value-type="float">
            <text:p>1,83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066ms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/>
          <table:table-cell office:value-type="string" calcext:value-type="string">
            <text:p>err617:</text:p>
          </table:table-cell>
          <table:table-cell office:value-type="float" office:value="0.0000000178743" calcext:value-type="float">
            <text:p>1,79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083ms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/>
          <table:table-cell office:value-type="string" calcext:value-type="string">
            <text:p>err618:</text:p>
          </table:table-cell>
          <table:table-cell office:value-type="float" office:value="0.0000000175051" calcext:value-type="float">
            <text:p>1,75E-08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100ms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/>
          <table:table-cell office:value-type="string" calcext:value-type="string">
            <text:p>err619:</text:p>
          </table:table-cell>
          <table:table-cell office:value-type="float" office:value="0.0000000171435" calcext:value-type="float">
            <text:p>1,71E-08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119ms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/>
          <table:table-cell office:value-type="string" calcext:value-type="string">
            <text:p>err620:</text:p>
          </table:table-cell>
          <table:table-cell office:value-type="float" office:value="0.0000000167894" calcext:value-type="float">
            <text:p>1,68E-08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135ms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/>
          <table:table-cell office:value-type="string" calcext:value-type="string">
            <text:p>err621:</text:p>
          </table:table-cell>
          <table:table-cell office:value-type="float" office:value="0.0000000164425" calcext:value-type="float">
            <text:p>1,64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147ms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/>
          <table:table-cell office:value-type="string" calcext:value-type="string">
            <text:p>err622:</text:p>
          </table:table-cell>
          <table:table-cell office:value-type="float" office:value="0.0000000161029" calcext:value-type="float">
            <text:p>1,61E-08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160ms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/>
          <table:table-cell office:value-type="string" calcext:value-type="string">
            <text:p>err623:</text:p>
          </table:table-cell>
          <table:table-cell office:value-type="float" office:value="0.0000000157703" calcext:value-type="float">
            <text:p>1,58E-08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173ms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/>
          <table:table-cell office:value-type="string" calcext:value-type="string">
            <text:p>err624:</text:p>
          </table:table-cell>
          <table:table-cell office:value-type="float" office:value="0.0000000154445" calcext:value-type="float">
            <text:p>1,54E-08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185ms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/>
          <table:table-cell office:value-type="string" calcext:value-type="string">
            <text:p>err625:</text:p>
          </table:table-cell>
          <table:table-cell office:value-type="float" office:value="0.0000000151254" calcext:value-type="float">
            <text:p>1,51E-08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198ms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string" calcext:value-type="string">
            <text:p>err626:</text:p>
          </table:table-cell>
          <table:table-cell office:value-type="float" office:value="0.000000014813" calcext:value-type="float">
            <text:p>1,48E-08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210ms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/>
          <table:table-cell office:value-type="string" calcext:value-type="string">
            <text:p>err627:</text:p>
          </table:table-cell>
          <table:table-cell office:value-type="float" office:value="0.000000014507" calcext:value-type="float">
            <text:p>1,45E-08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223ms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/>
          <table:table-cell office:value-type="string" calcext:value-type="string">
            <text:p>err628:</text:p>
          </table:table-cell>
          <table:table-cell office:value-type="float" office:value="0.0000000142073" calcext:value-type="float">
            <text:p>1,42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236ms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/>
          <table:table-cell office:value-type="string" calcext:value-type="string">
            <text:p>err629:</text:p>
          </table:table-cell>
          <table:table-cell office:value-type="float" office:value="0.0000000139138" calcext:value-type="float">
            <text:p>1,39E-08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248ms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/>
          <table:table-cell office:value-type="string" calcext:value-type="string">
            <text:p>err630:</text:p>
          </table:table-cell>
          <table:table-cell office:value-type="float" office:value="0.0000000136264" calcext:value-type="float">
            <text:p>1,36E-08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261ms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/>
          <table:table-cell office:value-type="string" calcext:value-type="string">
            <text:p>err631:</text:p>
          </table:table-cell>
          <table:table-cell office:value-type="float" office:value="0.0000000133449" calcext:value-type="float">
            <text:p>1,33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273ms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/>
          <table:table-cell office:value-type="string" calcext:value-type="string">
            <text:p>err632:</text:p>
          </table:table-cell>
          <table:table-cell office:value-type="float" office:value="0.0000000130693" calcext:value-type="float">
            <text:p>1,31E-08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286ms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/>
          <table:table-cell office:value-type="string" calcext:value-type="string">
            <text:p>err633:</text:p>
          </table:table-cell>
          <table:table-cell office:value-type="float" office:value="0.0000000127993" calcext:value-type="float">
            <text:p>1,28E-08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299ms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/>
          <table:table-cell office:value-type="string" calcext:value-type="string">
            <text:p>err634:</text:p>
          </table:table-cell>
          <table:table-cell office:value-type="float" office:value="0.0000000125349" calcext:value-type="float">
            <text:p>1,25E-08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311ms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/>
          <table:table-cell office:value-type="string" calcext:value-type="string">
            <text:p>err635:</text:p>
          </table:table-cell>
          <table:table-cell office:value-type="float" office:value="0.000000012276" calcext:value-type="float">
            <text:p>1,23E-08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324ms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/>
          <table:table-cell office:value-type="string" calcext:value-type="string">
            <text:p>err636:</text:p>
          </table:table-cell>
          <table:table-cell office:value-type="float" office:value="0.0000000120224" calcext:value-type="float">
            <text:p>1,20E-08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337ms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/>
          <table:table-cell office:value-type="string" calcext:value-type="string">
            <text:p>err637:</text:p>
          </table:table-cell>
          <table:table-cell office:value-type="float" office:value="0.000000011774" calcext:value-type="float">
            <text:p>1,18E-08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349ms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/>
          <table:table-cell office:value-type="string" calcext:value-type="string">
            <text:p>err638:</text:p>
          </table:table-cell>
          <table:table-cell office:value-type="float" office:value="0.0000000115308" calcext:value-type="float">
            <text:p>1,15E-08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362ms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/>
          <table:table-cell office:value-type="string" calcext:value-type="string">
            <text:p>err639:</text:p>
          </table:table-cell>
          <table:table-cell office:value-type="float" office:value="0.0000000112926" calcext:value-type="float">
            <text:p>1,13E-08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374ms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/>
          <table:table-cell office:value-type="string" calcext:value-type="string">
            <text:p>err640:</text:p>
          </table:table-cell>
          <table:table-cell office:value-type="float" office:value="0.0000000110593" calcext:value-type="float">
            <text:p>1,11E-08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387ms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/>
          <table:table-cell office:value-type="string" calcext:value-type="string">
            <text:p>err641:</text:p>
          </table:table-cell>
          <table:table-cell office:value-type="float" office:value="0.0000000108309" calcext:value-type="float">
            <text:p>1,08E-08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400ms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string" calcext:value-type="string">
            <text:p>err642:</text:p>
          </table:table-cell>
          <table:table-cell office:value-type="float" office:value="0.0000000106072" calcext:value-type="float">
            <text:p>1,06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417ms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/>
          <table:table-cell office:value-type="string" calcext:value-type="string">
            <text:p>err643:</text:p>
          </table:table-cell>
          <table:table-cell office:value-type="float" office:value="0.000000010388" calcext:value-type="float">
            <text:p>1,04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435ms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/>
          <table:table-cell office:value-type="string" calcext:value-type="string">
            <text:p>err644:</text:p>
          </table:table-cell>
          <table:table-cell office:value-type="float" office:value="0.0000000101735" calcext:value-type="float">
            <text:p>1,02E-08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452ms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/>
          <table:table-cell office:value-type="string" calcext:value-type="string">
            <text:p>err645:</text:p>
          </table:table-cell>
          <table:table-cell office:value-type="float" office:value="0.0000000099633" calcext:value-type="float">
            <text:p>9,96E-09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470ms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/>
          <table:table-cell office:value-type="string" calcext:value-type="string">
            <text:p>err646:</text:p>
          </table:table-cell>
          <table:table-cell office:value-type="float" office:value="0.00000000975749" calcext:value-type="float">
            <text:p>9,76E-09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486ms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/>
          <table:table-cell office:value-type="string" calcext:value-type="string">
            <text:p>err647:</text:p>
          </table:table-cell>
          <table:table-cell office:value-type="float" office:value="0.00000000955593" calcext:value-type="float">
            <text:p>9,56E-09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503ms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/>
          <table:table-cell office:value-type="string" calcext:value-type="string">
            <text:p>err648:</text:p>
          </table:table-cell>
          <table:table-cell office:value-type="float" office:value="0.00000000935853" calcext:value-type="float">
            <text:p>9,36E-09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520ms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/>
          <table:table-cell office:value-type="string" calcext:value-type="string">
            <text:p>err649:</text:p>
          </table:table-cell>
          <table:table-cell office:value-type="float" office:value="0.00000000916521" calcext:value-type="float">
            <text:p>9,17E-09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537ms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/>
          <table:table-cell office:value-type="string" calcext:value-type="string">
            <text:p>err650:</text:p>
          </table:table-cell>
          <table:table-cell office:value-type="float" office:value="0.00000000897588" calcext:value-type="float">
            <text:p>8,98E-09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555ms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/>
          <table:table-cell office:value-type="string" calcext:value-type="string">
            <text:p>err651:</text:p>
          </table:table-cell>
          <table:table-cell office:value-type="float" office:value="0.00000000879046" calcext:value-type="float">
            <text:p>8,79E-09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571ms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/>
          <table:table-cell office:value-type="string" calcext:value-type="string">
            <text:p>err652:</text:p>
          </table:table-cell>
          <table:table-cell office:value-type="float" office:value="0.00000000860888" calcext:value-type="float">
            <text:p>8,61E-09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589ms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/>
          <table:table-cell office:value-type="string" calcext:value-type="string">
            <text:p>err653:</text:p>
          </table:table-cell>
          <table:table-cell office:value-type="float" office:value="0.00000000843104" calcext:value-type="float">
            <text:p>8,43E-09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606ms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/>
          <table:table-cell office:value-type="string" calcext:value-type="string">
            <text:p>err654:</text:p>
          </table:table-cell>
          <table:table-cell office:value-type="float" office:value="0.00000000825688" calcext:value-type="float">
            <text:p>8,26E-09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624ms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string" calcext:value-type="string">
            <text:p>err655:</text:p>
          </table:table-cell>
          <table:table-cell office:value-type="float" office:value="0.00000000808632" calcext:value-type="float">
            <text:p>8,09E-09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642ms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/>
          <table:table-cell office:value-type="string" calcext:value-type="string">
            <text:p>err656:</text:p>
          </table:table-cell>
          <table:table-cell office:value-type="float" office:value="0.00000000791928" calcext:value-type="float">
            <text:p>7,92E-09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659ms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/>
          <table:table-cell office:value-type="string" calcext:value-type="string">
            <text:p>err657:</text:p>
          </table:table-cell>
          <table:table-cell office:value-type="float" office:value="0.00000000775569" calcext:value-type="float">
            <text:p>7,76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672ms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/>
          <table:table-cell office:value-type="string" calcext:value-type="string">
            <text:p>err658:</text:p>
          </table:table-cell>
          <table:table-cell office:value-type="float" office:value="0.00000000759548" calcext:value-type="float">
            <text:p>7,60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685ms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/>
          <table:table-cell office:value-type="string" calcext:value-type="string">
            <text:p>err659:</text:p>
          </table:table-cell>
          <table:table-cell office:value-type="float" office:value="0.00000000743858" calcext:value-type="float">
            <text:p>7,44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697ms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/>
          <table:table-cell office:value-type="string" calcext:value-type="string">
            <text:p>err660:</text:p>
          </table:table-cell>
          <table:table-cell office:value-type="float" office:value="0.00000000728492" calcext:value-type="float">
            <text:p>7,28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709ms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/>
          <table:table-cell office:value-type="string" calcext:value-type="string">
            <text:p>err661:</text:p>
          </table:table-cell>
          <table:table-cell office:value-type="float" office:value="0.00000000713443" calcext:value-type="float">
            <text:p>7,13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722ms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/>
          <table:table-cell office:value-type="string" calcext:value-type="string">
            <text:p>err662:</text:p>
          </table:table-cell>
          <table:table-cell office:value-type="float" office:value="0.00000000698705" calcext:value-type="float">
            <text:p>6,99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734ms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/>
          <table:table-cell office:value-type="string" calcext:value-type="string">
            <text:p>err663:</text:p>
          </table:table-cell>
          <table:table-cell office:value-type="float" office:value="0.00000000684272" calcext:value-type="float">
            <text:p>6,84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747ms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/>
          <table:table-cell office:value-type="string" calcext:value-type="string">
            <text:p>err664:</text:p>
          </table:table-cell>
          <table:table-cell office:value-type="float" office:value="0.00000000670137" calcext:value-type="float">
            <text:p>6,70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760ms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string" calcext:value-type="string">
            <text:p>err665:</text:p>
          </table:table-cell>
          <table:table-cell office:value-type="float" office:value="0.00000000656294" calcext:value-type="float">
            <text:p>6,56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772ms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/>
          <table:table-cell office:value-type="string" calcext:value-type="string">
            <text:p>err666:</text:p>
          </table:table-cell>
          <table:table-cell office:value-type="float" office:value="0.00000000642737" calcext:value-type="float">
            <text:p>6,43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785ms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/>
          <table:table-cell office:value-type="string" calcext:value-type="string">
            <text:p>err667:</text:p>
          </table:table-cell>
          <table:table-cell office:value-type="float" office:value="0.0000000062946" calcext:value-type="float">
            <text:p>6,29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798ms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/>
          <table:table-cell office:value-type="string" calcext:value-type="string">
            <text:p>err668:</text:p>
          </table:table-cell>
          <table:table-cell office:value-type="float" office:value="0.00000000616457" calcext:value-type="float">
            <text:p>6,16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810ms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/>
          <table:table-cell office:value-type="string" calcext:value-type="string">
            <text:p>err669:</text:p>
          </table:table-cell>
          <table:table-cell office:value-type="float" office:value="0.00000000603722" calcext:value-type="float">
            <text:p>6,04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823ms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/>
          <table:table-cell office:value-type="string" calcext:value-type="string">
            <text:p>err670:</text:p>
          </table:table-cell>
          <table:table-cell office:value-type="float" office:value="0.00000000591251" calcext:value-type="float">
            <text:p>5,91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836ms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/>
          <table:table-cell office:value-type="string" calcext:value-type="string">
            <text:p>err671:</text:p>
          </table:table-cell>
          <table:table-cell office:value-type="float" office:value="0.00000000579038" calcext:value-type="float">
            <text:p>5,79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848ms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/>
          <table:table-cell office:value-type="string" calcext:value-type="string">
            <text:p>err672:</text:p>
          </table:table-cell>
          <table:table-cell office:value-type="float" office:value="0.00000000567076" calcext:value-type="float">
            <text:p>5,67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861ms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/>
          <table:table-cell office:value-type="string" calcext:value-type="string">
            <text:p>err673:</text:p>
          </table:table-cell>
          <table:table-cell office:value-type="float" office:value="0.00000000555362" calcext:value-type="float">
            <text:p>5,55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873ms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/>
          <table:table-cell office:value-type="string" calcext:value-type="string">
            <text:p>err674:</text:p>
          </table:table-cell>
          <table:table-cell office:value-type="float" office:value="0.0000000054389" calcext:value-type="float">
            <text:p>5,44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886ms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/>
          <table:table-cell office:value-type="string" calcext:value-type="string">
            <text:p>err675:</text:p>
          </table:table-cell>
          <table:table-cell office:value-type="float" office:value="0.00000000532655" calcext:value-type="float">
            <text:p>5,33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899ms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/>
          <table:table-cell office:value-type="string" calcext:value-type="string">
            <text:p>err676:</text:p>
          </table:table-cell>
          <table:table-cell office:value-type="float" office:value="0.00000000521652" calcext:value-type="float">
            <text:p>5,22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912ms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/>
          <table:table-cell office:value-type="string" calcext:value-type="string">
            <text:p>err677:</text:p>
          </table:table-cell>
          <table:table-cell office:value-type="float" office:value="0.00000000510876" calcext:value-type="float">
            <text:p>5,11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925ms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string" calcext:value-type="string">
            <text:p>err678:</text:p>
          </table:table-cell>
          <table:table-cell office:value-type="float" office:value="0.00000000500323" calcext:value-type="float">
            <text:p>5,00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938ms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/>
          <table:table-cell office:value-type="string" calcext:value-type="string">
            <text:p>err679:</text:p>
          </table:table-cell>
          <table:table-cell office:value-type="float" office:value="0.00000000489987" calcext:value-type="float">
            <text:p>4,90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951ms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/>
          <table:table-cell office:value-type="string" calcext:value-type="string">
            <text:p>err680:</text:p>
          </table:table-cell>
          <table:table-cell office:value-type="float" office:value="0.00000000479866" calcext:value-type="float">
            <text:p>4,80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964ms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/>
          <table:table-cell office:value-type="string" calcext:value-type="string">
            <text:p>err681:</text:p>
          </table:table-cell>
          <table:table-cell office:value-type="float" office:value="0.00000000469953" calcext:value-type="float">
            <text:p>4,70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976ms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/>
          <table:table-cell office:value-type="string" calcext:value-type="string">
            <text:p>err682:</text:p>
          </table:table-cell>
          <table:table-cell office:value-type="float" office:value="0.00000000460245" calcext:value-type="float">
            <text:p>4,60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0989ms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/>
          <table:table-cell office:value-type="string" calcext:value-type="string">
            <text:p>err683:</text:p>
          </table:table-cell>
          <table:table-cell office:value-type="float" office:value="0.00000000450738" calcext:value-type="float">
            <text:p>4,51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002ms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/>
          <table:table-cell office:value-type="string" calcext:value-type="string">
            <text:p>err684:</text:p>
          </table:table-cell>
          <table:table-cell office:value-type="float" office:value="0.00000000441427" calcext:value-type="float">
            <text:p>4,41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015ms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/>
          <table:table-cell office:value-type="string" calcext:value-type="string">
            <text:p>err685:</text:p>
          </table:table-cell>
          <table:table-cell office:value-type="float" office:value="0.00000000432308" calcext:value-type="float">
            <text:p>4,32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028ms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/>
          <table:table-cell office:value-type="string" calcext:value-type="string">
            <text:p>err686:</text:p>
          </table:table-cell>
          <table:table-cell office:value-type="float" office:value="0.00000000423378" calcext:value-type="float">
            <text:p>4,23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040ms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/>
          <table:table-cell office:value-type="string" calcext:value-type="string">
            <text:p>err687:</text:p>
          </table:table-cell>
          <table:table-cell office:value-type="float" office:value="0.00000000414632" calcext:value-type="float">
            <text:p>4,15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053ms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/>
          <table:table-cell office:value-type="string" calcext:value-type="string">
            <text:p>err688:</text:p>
          </table:table-cell>
          <table:table-cell office:value-type="float" office:value="0.00000000406067" calcext:value-type="float">
            <text:p>4,06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066ms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/>
          <table:table-cell office:value-type="string" calcext:value-type="string">
            <text:p>err689:</text:p>
          </table:table-cell>
          <table:table-cell office:value-type="float" office:value="0.00000000397679" calcext:value-type="float">
            <text:p>3,98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079ms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/>
          <table:table-cell office:value-type="string" calcext:value-type="string">
            <text:p>err690:</text:p>
          </table:table-cell>
          <table:table-cell office:value-type="float" office:value="0.00000000389464" calcext:value-type="float">
            <text:p>3,89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091ms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/>
          <table:table-cell office:value-type="string" calcext:value-type="string">
            <text:p>err691:</text:p>
          </table:table-cell>
          <table:table-cell office:value-type="float" office:value="0.00000000381419" calcext:value-type="float">
            <text:p>3,81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104ms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/>
          <table:table-cell office:value-type="string" calcext:value-type="string">
            <text:p>err692:</text:p>
          </table:table-cell>
          <table:table-cell office:value-type="float" office:value="0.0000000037354" calcext:value-type="float">
            <text:p>3,74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116ms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/>
          <table:table-cell office:value-type="string" calcext:value-type="string">
            <text:p>err693:</text:p>
          </table:table-cell>
          <table:table-cell office:value-type="float" office:value="0.00000000365823" calcext:value-type="float">
            <text:p>3,66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129ms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/>
          <table:table-cell office:value-type="string" calcext:value-type="string">
            <text:p>err694:</text:p>
          </table:table-cell>
          <table:table-cell office:value-type="float" office:value="0.00000000358266" calcext:value-type="float">
            <text:p>3,58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142ms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/>
          <table:table-cell office:value-type="string" calcext:value-type="string">
            <text:p>err695:</text:p>
          </table:table-cell>
          <table:table-cell office:value-type="float" office:value="0.00000000350866" calcext:value-type="float">
            <text:p>3,51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154ms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/>
          <table:table-cell office:value-type="string" calcext:value-type="string">
            <text:p>err696:</text:p>
          </table:table-cell>
          <table:table-cell office:value-type="float" office:value="0.00000000343618" calcext:value-type="float">
            <text:p>3,44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167ms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/>
          <table:table-cell office:value-type="string" calcext:value-type="string">
            <text:p>err697:</text:p>
          </table:table-cell>
          <table:table-cell office:value-type="float" office:value="0.0000000033652" calcext:value-type="float">
            <text:p>3,37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179ms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/>
          <table:table-cell office:value-type="string" calcext:value-type="string">
            <text:p>err698:</text:p>
          </table:table-cell>
          <table:table-cell office:value-type="float" office:value="0.00000000329568" calcext:value-type="float">
            <text:p>3,30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192ms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/>
          <table:table-cell office:value-type="string" calcext:value-type="string">
            <text:p>err699:</text:p>
          </table:table-cell>
          <table:table-cell office:value-type="float" office:value="0.0000000032276" calcext:value-type="float">
            <text:p>3,23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205ms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/>
          <table:table-cell office:value-type="string" calcext:value-type="string">
            <text:p>err700:</text:p>
          </table:table-cell>
          <table:table-cell office:value-type="float" office:value="0.00000000316093" calcext:value-type="float">
            <text:p>3,16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217ms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string" calcext:value-type="string">
            <text:p>err701:</text:p>
          </table:table-cell>
          <table:table-cell office:value-type="float" office:value="0.00000000309563" calcext:value-type="float">
            <text:p>3,10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230ms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/>
          <table:table-cell office:value-type="string" calcext:value-type="string">
            <text:p>err702:</text:p>
          </table:table-cell>
          <table:table-cell office:value-type="float" office:value="0.00000000303169" calcext:value-type="float">
            <text:p>3,03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242ms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/>
          <table:table-cell office:value-type="string" calcext:value-type="string">
            <text:p>err703:</text:p>
          </table:table-cell>
          <table:table-cell office:value-type="float" office:value="0.00000000296906" calcext:value-type="float">
            <text:p>2,97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255ms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/>
          <table:table-cell office:value-type="string" calcext:value-type="string">
            <text:p>err704:</text:p>
          </table:table-cell>
          <table:table-cell office:value-type="float" office:value="0.00000000290773" calcext:value-type="float">
            <text:p>2,91E-09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302ms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/>
          <table:table-cell office:value-type="string" calcext:value-type="string">
            <text:p>err705:</text:p>
          </table:table-cell>
          <table:table-cell office:value-type="float" office:value="0.00000000284766" calcext:value-type="float">
            <text:p>2,85E-09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319ms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/>
          <table:table-cell office:value-type="string" calcext:value-type="string">
            <text:p>err706:</text:p>
          </table:table-cell>
          <table:table-cell office:value-type="float" office:value="0.00000000278884" calcext:value-type="float">
            <text:p>2,79E-09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337ms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/>
          <table:table-cell office:value-type="string" calcext:value-type="string">
            <text:p>err707:</text:p>
          </table:table-cell>
          <table:table-cell office:value-type="float" office:value="0.00000000273123" calcext:value-type="float">
            <text:p>2,73E-09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354ms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/>
          <table:table-cell office:value-type="string" calcext:value-type="string">
            <text:p>err708:</text:p>
          </table:table-cell>
          <table:table-cell office:value-type="float" office:value="0.00000000267481" calcext:value-type="float">
            <text:p>2,67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367ms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/>
          <table:table-cell office:value-type="string" calcext:value-type="string">
            <text:p>err709:</text:p>
          </table:table-cell>
          <table:table-cell office:value-type="float" office:value="0.00000000261955" calcext:value-type="float">
            <text:p>2,62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380ms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/>
          <table:table-cell office:value-type="string" calcext:value-type="string">
            <text:p>err710:</text:p>
          </table:table-cell>
          <table:table-cell office:value-type="float" office:value="0.00000000256544" calcext:value-type="float">
            <text:p>2,57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392ms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/>
          <table:table-cell office:value-type="string" calcext:value-type="string">
            <text:p>err711:</text:p>
          </table:table-cell>
          <table:table-cell office:value-type="float" office:value="0.00000000251245" calcext:value-type="float">
            <text:p>2,51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405ms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/>
          <table:table-cell office:value-type="string" calcext:value-type="string">
            <text:p>err712:</text:p>
          </table:table-cell>
          <table:table-cell office:value-type="float" office:value="0.00000000246055" calcext:value-type="float">
            <text:p>2,46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418ms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/>
          <table:table-cell office:value-type="string" calcext:value-type="string">
            <text:p>err713:</text:p>
          </table:table-cell>
          <table:table-cell office:value-type="float" office:value="0.00000000240972" calcext:value-type="float">
            <text:p>2,41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431ms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/>
          <table:table-cell office:value-type="string" calcext:value-type="string">
            <text:p>err714:</text:p>
          </table:table-cell>
          <table:table-cell office:value-type="float" office:value="0.00000000235994" calcext:value-type="float">
            <text:p>2,36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443ms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/>
          <table:table-cell office:value-type="string" calcext:value-type="string">
            <text:p>err715:</text:p>
          </table:table-cell>
          <table:table-cell office:value-type="float" office:value="0.00000000231119" calcext:value-type="float">
            <text:p>2,31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456ms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/>
          <table:table-cell office:value-type="string" calcext:value-type="string">
            <text:p>err716:</text:p>
          </table:table-cell>
          <table:table-cell office:value-type="float" office:value="0.00000000226345" calcext:value-type="float">
            <text:p>2,26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469ms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/>
          <table:table-cell office:value-type="string" calcext:value-type="string">
            <text:p>err717:</text:p>
          </table:table-cell>
          <table:table-cell office:value-type="float" office:value="0.00000000221669" calcext:value-type="float">
            <text:p>2,22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482ms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/>
          <table:table-cell office:value-type="string" calcext:value-type="string">
            <text:p>err718:</text:p>
          </table:table-cell>
          <table:table-cell office:value-type="float" office:value="0.0000000021709" calcext:value-type="float">
            <text:p>2,17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495ms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/>
          <table:table-cell office:value-type="string" calcext:value-type="string">
            <text:p>err719:</text:p>
          </table:table-cell>
          <table:table-cell office:value-type="float" office:value="0.00000000212606" calcext:value-type="float">
            <text:p>2,13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507ms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/>
          <table:table-cell office:value-type="string" calcext:value-type="string">
            <text:p>err720:</text:p>
          </table:table-cell>
          <table:table-cell office:value-type="float" office:value="0.00000000208214" calcext:value-type="float">
            <text:p>2,08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520ms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string" calcext:value-type="string">
            <text:p>err721:</text:p>
          </table:table-cell>
          <table:table-cell office:value-type="float" office:value="0.00000000203913" calcext:value-type="float">
            <text:p>2,04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533ms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/>
          <table:table-cell office:value-type="string" calcext:value-type="string">
            <text:p>err722:</text:p>
          </table:table-cell>
          <table:table-cell office:value-type="float" office:value="0.00000000199701" calcext:value-type="float">
            <text:p>2,00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546ms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/>
          <table:table-cell office:value-type="string" calcext:value-type="string">
            <text:p>err723:</text:p>
          </table:table-cell>
          <table:table-cell office:value-type="float" office:value="0.00000000195575" calcext:value-type="float">
            <text:p>1,96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559ms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/>
          <table:table-cell office:value-type="string" calcext:value-type="string">
            <text:p>err724:</text:p>
          </table:table-cell>
          <table:table-cell office:value-type="float" office:value="0.00000000191535" calcext:value-type="float">
            <text:p>1,92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571ms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/>
          <table:table-cell office:value-type="string" calcext:value-type="string">
            <text:p>err725:</text:p>
          </table:table-cell>
          <table:table-cell office:value-type="float" office:value="0.00000000187579" calcext:value-type="float">
            <text:p>1,88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584ms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/>
          <table:table-cell office:value-type="string" calcext:value-type="string">
            <text:p>err726:</text:p>
          </table:table-cell>
          <table:table-cell office:value-type="float" office:value="0.00000000183704" calcext:value-type="float">
            <text:p>1,84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597ms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/>
          <table:table-cell office:value-type="string" calcext:value-type="string">
            <text:p>err727:</text:p>
          </table:table-cell>
          <table:table-cell office:value-type="float" office:value="0.00000000179909" calcext:value-type="float">
            <text:p>1,80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610ms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/>
          <table:table-cell office:value-type="string" calcext:value-type="string">
            <text:p>err728:</text:p>
          </table:table-cell>
          <table:table-cell office:value-type="float" office:value="0.00000000176193" calcext:value-type="float">
            <text:p>1,76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622ms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/>
          <table:table-cell office:value-type="string" calcext:value-type="string">
            <text:p>err729:</text:p>
          </table:table-cell>
          <table:table-cell office:value-type="float" office:value="0.00000000172553" calcext:value-type="float">
            <text:p>1,73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635ms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/>
          <table:table-cell office:value-type="string" calcext:value-type="string">
            <text:p>err730:</text:p>
          </table:table-cell>
          <table:table-cell office:value-type="float" office:value="0.00000000168989" calcext:value-type="float">
            <text:p>1,69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648ms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/>
          <table:table-cell office:value-type="string" calcext:value-type="string">
            <text:p>err731:</text:p>
          </table:table-cell>
          <table:table-cell office:value-type="float" office:value="0.00000000165498" calcext:value-type="float">
            <text:p>1,65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661ms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/>
          <table:table-cell office:value-type="string" calcext:value-type="string">
            <text:p>err732:</text:p>
          </table:table-cell>
          <table:table-cell office:value-type="float" office:value="0.00000000162079" calcext:value-type="float">
            <text:p>1,62E-09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672ms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/>
          <table:table-cell office:value-type="string" calcext:value-type="string">
            <text:p>err733:</text:p>
          </table:table-cell>
          <table:table-cell office:value-type="float" office:value="0.00000000158731" calcext:value-type="float">
            <text:p>1,59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685ms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/>
          <table:table-cell office:value-type="string" calcext:value-type="string">
            <text:p>err734:</text:p>
          </table:table-cell>
          <table:table-cell office:value-type="float" office:value="0.00000000155452" calcext:value-type="float">
            <text:p>1,55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698ms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/>
          <table:table-cell office:value-type="string" calcext:value-type="string">
            <text:p>err735:</text:p>
          </table:table-cell>
          <table:table-cell office:value-type="float" office:value="0.00000000152241" calcext:value-type="float">
            <text:p>1,52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710ms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/>
          <table:table-cell office:value-type="string" calcext:value-type="string">
            <text:p>err736:</text:p>
          </table:table-cell>
          <table:table-cell office:value-type="float" office:value="0.00000000149096" calcext:value-type="float">
            <text:p>1,49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723ms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/>
          <table:table-cell office:value-type="string" calcext:value-type="string">
            <text:p>err737:</text:p>
          </table:table-cell>
          <table:table-cell office:value-type="float" office:value="0.00000000146016" calcext:value-type="float">
            <text:p>1,46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736ms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/>
          <table:table-cell office:value-type="string" calcext:value-type="string">
            <text:p>err738:</text:p>
          </table:table-cell>
          <table:table-cell office:value-type="float" office:value="0.00000000143" calcext:value-type="float">
            <text:p>1,43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749ms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/>
          <table:table-cell office:value-type="string" calcext:value-type="string">
            <text:p>err739:</text:p>
          </table:table-cell>
          <table:table-cell office:value-type="float" office:value="0.00000000140046" calcext:value-type="float">
            <text:p>1,40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762ms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/>
          <table:table-cell office:value-type="string" calcext:value-type="string">
            <text:p>err740:</text:p>
          </table:table-cell>
          <table:table-cell office:value-type="float" office:value="0.00000000137153" calcext:value-type="float">
            <text:p>1,37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774ms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/>
          <table:table-cell office:value-type="string" calcext:value-type="string">
            <text:p>err741:</text:p>
          </table:table-cell>
          <table:table-cell office:value-type="float" office:value="0.0000000013432" calcext:value-type="float">
            <text:p>1,34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787ms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string" calcext:value-type="string">
            <text:p>err742:</text:p>
          </table:table-cell>
          <table:table-cell office:value-type="float" office:value="0.00000000131545" calcext:value-type="float">
            <text:p>1,32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799ms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/>
          <table:table-cell office:value-type="string" calcext:value-type="string">
            <text:p>err743:</text:p>
          </table:table-cell>
          <table:table-cell office:value-type="float" office:value="0.00000000128828" calcext:value-type="float">
            <text:p>1,29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811ms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/>
          <table:table-cell office:value-type="string" calcext:value-type="string">
            <text:p>err744:</text:p>
          </table:table-cell>
          <table:table-cell office:value-type="float" office:value="0.00000000126166" calcext:value-type="float">
            <text:p>1,26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824ms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/>
          <table:table-cell office:value-type="string" calcext:value-type="string">
            <text:p>err745:</text:p>
          </table:table-cell>
          <table:table-cell office:value-type="float" office:value="0.0000000012356" calcext:value-type="float">
            <text:p>1,24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837ms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/>
          <table:table-cell office:value-type="string" calcext:value-type="string">
            <text:p>err746:</text:p>
          </table:table-cell>
          <table:table-cell office:value-type="float" office:value="0.00000000121008" calcext:value-type="float">
            <text:p>1,21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849ms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/>
          <table:table-cell office:value-type="string" calcext:value-type="string">
            <text:p>err747:</text:p>
          </table:table-cell>
          <table:table-cell office:value-type="float" office:value="0.00000000118508" calcext:value-type="float">
            <text:p>1,19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862ms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/>
          <table:table-cell office:value-type="string" calcext:value-type="string">
            <text:p>err748:</text:p>
          </table:table-cell>
          <table:table-cell office:value-type="float" office:value="0.0000000011606" calcext:value-type="float">
            <text:p>1,16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874ms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/>
          <table:table-cell office:value-type="string" calcext:value-type="string">
            <text:p>err749:</text:p>
          </table:table-cell>
          <table:table-cell office:value-type="float" office:value="0.00000000113663" calcext:value-type="float">
            <text:p>1,14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887ms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/>
          <table:table-cell office:value-type="string" calcext:value-type="string">
            <text:p>err750:</text:p>
          </table:table-cell>
          <table:table-cell office:value-type="float" office:value="0.00000000111315" calcext:value-type="float">
            <text:p>1,11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899ms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string" calcext:value-type="string">
            <text:p>err751:</text:p>
          </table:table-cell>
          <table:table-cell office:value-type="float" office:value="0.00000000109015" calcext:value-type="float">
            <text:p>1,09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912ms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/>
          <table:table-cell office:value-type="string" calcext:value-type="string">
            <text:p>err752:</text:p>
          </table:table-cell>
          <table:table-cell office:value-type="float" office:value="0.00000000106763" calcext:value-type="float">
            <text:p>1,07E-09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924ms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/>
          <table:table-cell office:value-type="string" calcext:value-type="string">
            <text:p>err753:</text:p>
          </table:table-cell>
          <table:table-cell office:value-type="float" office:value="0.00000000104558" calcext:value-type="float">
            <text:p>1,05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937ms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office:value-type="string" calcext:value-type="string">
            <text:p>err754:</text:p>
          </table:table-cell>
          <table:table-cell office:value-type="float" office:value="0.00000000102398" calcext:value-type="float">
            <text:p>1,02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949ms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/>
          <table:table-cell office:value-type="string" calcext:value-type="string">
            <text:p>err755:</text:p>
          </table:table-cell>
          <table:table-cell office:value-type="float" office:value="0.00000000100283" calcext:value-type="float">
            <text:p>1,00E-09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962ms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/>
          <table:table-cell office:value-type="string" calcext:value-type="string">
            <text:p>err756:</text:p>
          </table:table-cell>
          <table:table-cell office:value-type="float" office:value="0.000000000982111" calcext:value-type="float">
            <text:p>9,82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974ms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/>
          <table:table-cell office:value-type="string" calcext:value-type="string">
            <text:p>err757:</text:p>
          </table:table-cell>
          <table:table-cell office:value-type="float" office:value="0.000000000961824" calcext:value-type="float">
            <text:p>9,62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987ms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/>
          <table:table-cell office:value-type="string" calcext:value-type="string">
            <text:p>err758:</text:p>
          </table:table-cell>
          <table:table-cell office:value-type="float" office:value="0.000000000941955" calcext:value-type="float">
            <text:p>9,42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1999ms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string" calcext:value-type="string">
            <text:p>err759:</text:p>
          </table:table-cell>
          <table:table-cell office:value-type="float" office:value="0.000000000922497" calcext:value-type="float">
            <text:p>9,22E-10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019ms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office:value-type="string" calcext:value-type="string">
            <text:p>err760:</text:p>
          </table:table-cell>
          <table:table-cell office:value-type="float" office:value="0.000000000903442" calcext:value-type="float">
            <text:p>9,03E-10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036ms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office:value-type="string" calcext:value-type="string">
            <text:p>err761:</text:p>
          </table:table-cell>
          <table:table-cell office:value-type="float" office:value="0.000000000884778" calcext:value-type="float">
            <text:p>8,85E-10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053ms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office:value-type="string" calcext:value-type="string">
            <text:p>err762:</text:p>
          </table:table-cell>
          <table:table-cell office:value-type="float" office:value="0.000000000866502" calcext:value-type="float">
            <text:p>8,67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066ms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/>
          <table:table-cell office:value-type="string" calcext:value-type="string">
            <text:p>err763:</text:p>
          </table:table-cell>
          <table:table-cell office:value-type="float" office:value="0.000000000848602" calcext:value-type="float">
            <text:p>8,49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078ms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/>
          <table:table-cell office:value-type="string" calcext:value-type="string">
            <text:p>err764:</text:p>
          </table:table-cell>
          <table:table-cell office:value-type="float" office:value="0.000000000831072" calcext:value-type="float">
            <text:p>8,31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091ms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/>
          <table:table-cell office:value-type="string" calcext:value-type="string">
            <text:p>err765:</text:p>
          </table:table-cell>
          <table:table-cell office:value-type="float" office:value="0.000000000813904" calcext:value-type="float">
            <text:p>8,14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103ms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/>
          <table:table-cell office:value-type="string" calcext:value-type="string">
            <text:p>err766:</text:p>
          </table:table-cell>
          <table:table-cell office:value-type="float" office:value="0.000000000797091" calcext:value-type="float">
            <text:p>7,97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116ms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/>
          <table:table-cell office:value-type="string" calcext:value-type="string">
            <text:p>err767:</text:p>
          </table:table-cell>
          <table:table-cell office:value-type="float" office:value="0.000000000780626" calcext:value-type="float">
            <text:p>7,81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129ms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/>
          <table:table-cell office:value-type="string" calcext:value-type="string">
            <text:p>err768:</text:p>
          </table:table-cell>
          <table:table-cell office:value-type="float" office:value="0.0000000007645" calcext:value-type="float">
            <text:p>7,65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141ms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/>
          <table:table-cell office:value-type="string" calcext:value-type="string">
            <text:p>err769:</text:p>
          </table:table-cell>
          <table:table-cell office:value-type="float" office:value="0.000000000748708" calcext:value-type="float">
            <text:p>7,49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154ms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/>
          <table:table-cell office:value-type="string" calcext:value-type="string">
            <text:p>err770:</text:p>
          </table:table-cell>
          <table:table-cell office:value-type="float" office:value="0.000000000733242" calcext:value-type="float">
            <text:p>7,33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166ms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/>
          <table:table-cell office:value-type="string" calcext:value-type="string">
            <text:p>err771:</text:p>
          </table:table-cell>
          <table:table-cell office:value-type="float" office:value="0.000000000718096" calcext:value-type="float">
            <text:p>7,18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179ms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/>
          <table:table-cell office:value-type="string" calcext:value-type="string">
            <text:p>err772:</text:p>
          </table:table-cell>
          <table:table-cell office:value-type="float" office:value="0.000000000703261" calcext:value-type="float">
            <text:p>7,03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191ms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/>
          <table:table-cell office:value-type="string" calcext:value-type="string">
            <text:p>err773:</text:p>
          </table:table-cell>
          <table:table-cell office:value-type="float" office:value="0.000000000688734" calcext:value-type="float">
            <text:p>6,89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204ms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/>
          <table:table-cell office:value-type="string" calcext:value-type="string">
            <text:p>err774:</text:p>
          </table:table-cell>
          <table:table-cell office:value-type="float" office:value="0.000000000674507" calcext:value-type="float">
            <text:p>6,75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216ms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/>
          <table:table-cell office:value-type="string" calcext:value-type="string">
            <text:p>err775:</text:p>
          </table:table-cell>
          <table:table-cell office:value-type="float" office:value="0.000000000660573" calcext:value-type="float">
            <text:p>6,61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229ms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/>
          <table:table-cell office:value-type="string" calcext:value-type="string">
            <text:p>err776:</text:p>
          </table:table-cell>
          <table:table-cell office:value-type="float" office:value="0.000000000646928" calcext:value-type="float">
            <text:p>6,47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241ms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/>
          <table:table-cell office:value-type="string" calcext:value-type="string">
            <text:p>err777:</text:p>
          </table:table-cell>
          <table:table-cell office:value-type="float" office:value="0.000000000633563" calcext:value-type="float">
            <text:p>6,34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254ms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/>
          <table:table-cell office:value-type="string" calcext:value-type="string">
            <text:p>err778:</text:p>
          </table:table-cell>
          <table:table-cell office:value-type="float" office:value="0.000000000620477" calcext:value-type="float">
            <text:p>6,20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266ms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/>
          <table:table-cell office:value-type="string" calcext:value-type="string">
            <text:p>err779:</text:p>
          </table:table-cell>
          <table:table-cell office:value-type="float" office:value="0.000000000607659" calcext:value-type="float">
            <text:p>6,08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279ms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/>
          <table:table-cell office:value-type="string" calcext:value-type="string">
            <text:p>err780:</text:p>
          </table:table-cell>
          <table:table-cell office:value-type="float" office:value="0.000000000595107" calcext:value-type="float">
            <text:p>5,95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291ms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/>
          <table:table-cell office:value-type="string" calcext:value-type="string">
            <text:p>err781:</text:p>
          </table:table-cell>
          <table:table-cell office:value-type="float" office:value="0.000000000582813" calcext:value-type="float">
            <text:p>5,83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304ms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/>
          <table:table-cell office:value-type="string" calcext:value-type="string">
            <text:p>err782:</text:p>
          </table:table-cell>
          <table:table-cell office:value-type="float" office:value="0.000000000570775" calcext:value-type="float">
            <text:p>5,71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316ms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/>
          <table:table-cell office:value-type="string" calcext:value-type="string">
            <text:p>err783:</text:p>
          </table:table-cell>
          <table:table-cell office:value-type="float" office:value="0.000000000558983" calcext:value-type="float">
            <text:p>5,59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329ms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/>
          <table:table-cell office:value-type="string" calcext:value-type="string">
            <text:p>err784:</text:p>
          </table:table-cell>
          <table:table-cell office:value-type="float" office:value="0.000000000547437" calcext:value-type="float">
            <text:p>5,47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341ms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/>
          <table:table-cell office:value-type="string" calcext:value-type="string">
            <text:p>err785:</text:p>
          </table:table-cell>
          <table:table-cell office:value-type="float" office:value="0.000000000536128" calcext:value-type="float">
            <text:p>5,36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354ms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/>
          <table:table-cell office:value-type="string" calcext:value-type="string">
            <text:p>err786:</text:p>
          </table:table-cell>
          <table:table-cell office:value-type="float" office:value="0.000000000525054" calcext:value-type="float">
            <text:p>5,25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366ms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/>
          <table:table-cell office:value-type="string" calcext:value-type="string">
            <text:p>err787:</text:p>
          </table:table-cell>
          <table:table-cell office:value-type="float" office:value="0.000000000514206" calcext:value-type="float">
            <text:p>5,14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379ms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/>
          <table:table-cell office:value-type="string" calcext:value-type="string">
            <text:p>err788:</text:p>
          </table:table-cell>
          <table:table-cell office:value-type="float" office:value="0.000000000503585" calcext:value-type="float">
            <text:p>5,04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391ms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/>
          <table:table-cell office:value-type="string" calcext:value-type="string">
            <text:p>err789:</text:p>
          </table:table-cell>
          <table:table-cell office:value-type="float" office:value="0.000000000493182" calcext:value-type="float">
            <text:p>4,93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404ms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/>
          <table:table-cell office:value-type="string" calcext:value-type="string">
            <text:p>err790:</text:p>
          </table:table-cell>
          <table:table-cell office:value-type="float" office:value="0.000000000482995" calcext:value-type="float">
            <text:p>4,83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416ms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/>
          <table:table-cell office:value-type="string" calcext:value-type="string">
            <text:p>err791:</text:p>
          </table:table-cell>
          <table:table-cell office:value-type="float" office:value="0.000000000473017" calcext:value-type="float">
            <text:p>4,73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429ms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/>
          <table:table-cell office:value-type="string" calcext:value-type="string">
            <text:p>err792:</text:p>
          </table:table-cell>
          <table:table-cell office:value-type="float" office:value="0.000000000463246" calcext:value-type="float">
            <text:p>4,63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441ms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/>
          <table:table-cell office:value-type="string" calcext:value-type="string">
            <text:p>err793:</text:p>
          </table:table-cell>
          <table:table-cell office:value-type="float" office:value="0.000000000453677" calcext:value-type="float">
            <text:p>4,54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454ms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/>
          <table:table-cell office:value-type="string" calcext:value-type="string">
            <text:p>err794:</text:p>
          </table:table-cell>
          <table:table-cell office:value-type="float" office:value="0.000000000444304" calcext:value-type="float">
            <text:p>4,44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467ms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/>
          <table:table-cell office:value-type="string" calcext:value-type="string">
            <text:p>err795:</text:p>
          </table:table-cell>
          <table:table-cell office:value-type="float" office:value="0.000000000435127" calcext:value-type="float">
            <text:p>4,35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479ms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/>
          <table:table-cell office:value-type="string" calcext:value-type="string">
            <text:p>err796:</text:p>
          </table:table-cell>
          <table:table-cell office:value-type="float" office:value="0.000000000426138" calcext:value-type="float">
            <text:p>4,26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492ms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/>
          <table:table-cell office:value-type="string" calcext:value-type="string">
            <text:p>err797:</text:p>
          </table:table-cell>
          <table:table-cell office:value-type="float" office:value="0.000000000417336" calcext:value-type="float">
            <text:p>4,17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504ms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/>
          <table:table-cell office:value-type="string" calcext:value-type="string">
            <text:p>err798:</text:p>
          </table:table-cell>
          <table:table-cell office:value-type="float" office:value="0.000000000408714" calcext:value-type="float">
            <text:p>4,09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517ms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/>
          <table:table-cell office:value-type="string" calcext:value-type="string">
            <text:p>err799:</text:p>
          </table:table-cell>
          <table:table-cell office:value-type="float" office:value="0.000000000400272" calcext:value-type="float">
            <text:p>4,00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529ms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/>
          <table:table-cell office:value-type="string" calcext:value-type="string">
            <text:p>err800:</text:p>
          </table:table-cell>
          <table:table-cell office:value-type="float" office:value="0.000000000392004" calcext:value-type="float">
            <text:p>3,92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542ms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string" calcext:value-type="string">
            <text:p>err801:</text:p>
          </table:table-cell>
          <table:table-cell office:value-type="float" office:value="0.000000000383905" calcext:value-type="float">
            <text:p>3,84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554ms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/>
          <table:table-cell office:value-type="string" calcext:value-type="string">
            <text:p>err802:</text:p>
          </table:table-cell>
          <table:table-cell office:value-type="float" office:value="0.000000000375976" calcext:value-type="float">
            <text:p>3,76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567ms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/>
          <table:table-cell office:value-type="string" calcext:value-type="string">
            <text:p>err803:</text:p>
          </table:table-cell>
          <table:table-cell office:value-type="float" office:value="0.000000000368209" calcext:value-type="float">
            <text:p>3,68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579ms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/>
          <table:table-cell office:value-type="string" calcext:value-type="string">
            <text:p>err804:</text:p>
          </table:table-cell>
          <table:table-cell office:value-type="float" office:value="0.000000000360602" calcext:value-type="float">
            <text:p>3,61E-10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595ms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/>
          <table:table-cell office:value-type="string" calcext:value-type="string">
            <text:p>err805:</text:p>
          </table:table-cell>
          <table:table-cell office:value-type="float" office:value="0.000000000353154" calcext:value-type="float">
            <text:p>3,53E-10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614ms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/>
          <table:table-cell office:value-type="string" calcext:value-type="string">
            <text:p>err806:</text:p>
          </table:table-cell>
          <table:table-cell office:value-type="float" office:value="0.000000000345858" calcext:value-type="float">
            <text:p>3,46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628ms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/>
          <table:table-cell office:value-type="string" calcext:value-type="string">
            <text:p>err807:</text:p>
          </table:table-cell>
          <table:table-cell office:value-type="float" office:value="0.000000000338714" calcext:value-type="float">
            <text:p>3,39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641ms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/>
          <table:table-cell office:value-type="string" calcext:value-type="string">
            <text:p>err808:</text:p>
          </table:table-cell>
          <table:table-cell office:value-type="float" office:value="0.000000000331718" calcext:value-type="float">
            <text:p>3,32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653ms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/>
          <table:table-cell office:value-type="string" calcext:value-type="string">
            <text:p>err809:</text:p>
          </table:table-cell>
          <table:table-cell office:value-type="float" office:value="0.000000000324865" calcext:value-type="float">
            <text:p>3,25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666ms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/>
          <table:table-cell office:value-type="string" calcext:value-type="string">
            <text:p>err810:</text:p>
          </table:table-cell>
          <table:table-cell office:value-type="float" office:value="0.000000000318154" calcext:value-type="float">
            <text:p>3,18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678ms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/>
          <table:table-cell office:value-type="string" calcext:value-type="string">
            <text:p>err811:</text:p>
          </table:table-cell>
          <table:table-cell office:value-type="float" office:value="0.000000000311582" calcext:value-type="float">
            <text:p>3,12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691ms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/>
          <table:table-cell office:value-type="string" calcext:value-type="string">
            <text:p>err812:</text:p>
          </table:table-cell>
          <table:table-cell office:value-type="float" office:value="0.000000000305145" calcext:value-type="float">
            <text:p>3,05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703ms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/>
          <table:table-cell office:value-type="string" calcext:value-type="string">
            <text:p>err813:</text:p>
          </table:table-cell>
          <table:table-cell office:value-type="float" office:value="0.000000000298842" calcext:value-type="float">
            <text:p>2,99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716ms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/>
          <table:table-cell office:value-type="string" calcext:value-type="string">
            <text:p>err814:</text:p>
          </table:table-cell>
          <table:table-cell office:value-type="float" office:value="0.000000000292669" calcext:value-type="float">
            <text:p>2,93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729ms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/>
          <table:table-cell office:value-type="string" calcext:value-type="string">
            <text:p>err815:</text:p>
          </table:table-cell>
          <table:table-cell office:value-type="float" office:value="0.000000000286623" calcext:value-type="float">
            <text:p>2,87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741ms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/>
          <table:table-cell office:value-type="string" calcext:value-type="string">
            <text:p>err816:</text:p>
          </table:table-cell>
          <table:table-cell office:value-type="float" office:value="0.000000000280702" calcext:value-type="float">
            <text:p>2,81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754ms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/>
          <table:table-cell office:value-type="string" calcext:value-type="string">
            <text:p>err817:</text:p>
          </table:table-cell>
          <table:table-cell office:value-type="float" office:value="0.000000000274904" calcext:value-type="float">
            <text:p>2,75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766ms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/>
          <table:table-cell office:value-type="string" calcext:value-type="string">
            <text:p>err818:</text:p>
          </table:table-cell>
          <table:table-cell office:value-type="float" office:value="0.000000000269226" calcext:value-type="float">
            <text:p>2,69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779ms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/>
          <table:table-cell office:value-type="string" calcext:value-type="string">
            <text:p>err819:</text:p>
          </table:table-cell>
          <table:table-cell office:value-type="float" office:value="0.000000000263663" calcext:value-type="float">
            <text:p>2,64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791ms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/>
          <table:table-cell office:value-type="string" calcext:value-type="string">
            <text:p>err820:</text:p>
          </table:table-cell>
          <table:table-cell office:value-type="float" office:value="0.000000000258217" calcext:value-type="float">
            <text:p>2,58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804ms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/>
          <table:table-cell office:value-type="string" calcext:value-type="string">
            <text:p>err821:</text:p>
          </table:table-cell>
          <table:table-cell office:value-type="float" office:value="0.000000000252883" calcext:value-type="float">
            <text:p>2,53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816ms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/>
          <table:table-cell office:value-type="string" calcext:value-type="string">
            <text:p>err822:</text:p>
          </table:table-cell>
          <table:table-cell office:value-type="float" office:value="0.000000000247659" calcext:value-type="float">
            <text:p>2,48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829ms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/>
          <table:table-cell office:value-type="string" calcext:value-type="string">
            <text:p>err823:</text:p>
          </table:table-cell>
          <table:table-cell office:value-type="float" office:value="0.000000000242543" calcext:value-type="float">
            <text:p>2,43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841ms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/>
          <table:table-cell office:value-type="string" calcext:value-type="string">
            <text:p>err824:</text:p>
          </table:table-cell>
          <table:table-cell office:value-type="float" office:value="0.000000000237534" calcext:value-type="float">
            <text:p>2,38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854ms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/>
          <table:table-cell office:value-type="string" calcext:value-type="string">
            <text:p>err825:</text:p>
          </table:table-cell>
          <table:table-cell office:value-type="float" office:value="0.000000000232625" calcext:value-type="float">
            <text:p>2,33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866ms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/>
          <table:table-cell office:value-type="string" calcext:value-type="string">
            <text:p>err826:</text:p>
          </table:table-cell>
          <table:table-cell office:value-type="float" office:value="0.000000000227821" calcext:value-type="float">
            <text:p>2,28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880ms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/>
          <table:table-cell office:value-type="string" calcext:value-type="string">
            <text:p>err827:</text:p>
          </table:table-cell>
          <table:table-cell office:value-type="float" office:value="0.000000000223114" calcext:value-type="float">
            <text:p>2,23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892ms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/>
          <table:table-cell office:value-type="string" calcext:value-type="string">
            <text:p>err828:</text:p>
          </table:table-cell>
          <table:table-cell office:value-type="float" office:value="0.000000000218506" calcext:value-type="float">
            <text:p>2,19E-10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906ms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/>
          <table:table-cell office:value-type="string" calcext:value-type="string">
            <text:p>err829:</text:p>
          </table:table-cell>
          <table:table-cell office:value-type="float" office:value="0.000000000213992" calcext:value-type="float">
            <text:p>2,14E-10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923ms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/>
          <table:table-cell office:value-type="string" calcext:value-type="string">
            <text:p>err830:</text:p>
          </table:table-cell>
          <table:table-cell office:value-type="float" office:value="0.000000000209571" calcext:value-type="float">
            <text:p>2,10E-10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939ms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/>
          <table:table-cell office:value-type="string" calcext:value-type="string">
            <text:p>err831:</text:p>
          </table:table-cell>
          <table:table-cell office:value-type="float" office:value="0.000000000205243" calcext:value-type="float">
            <text:p>2,05E-10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954ms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/>
          <table:table-cell office:value-type="string" calcext:value-type="string">
            <text:p>err832:</text:p>
          </table:table-cell>
          <table:table-cell office:value-type="float" office:value="0.000000000201002" calcext:value-type="float">
            <text:p>2,01E-10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970ms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/>
          <table:table-cell office:value-type="string" calcext:value-type="string">
            <text:p>err833:</text:p>
          </table:table-cell>
          <table:table-cell office:value-type="float" office:value="0.000000000196851" calcext:value-type="float">
            <text:p>1,97E-10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2987ms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/>
          <table:table-cell office:value-type="string" calcext:value-type="string">
            <text:p>err834:</text:p>
          </table:table-cell>
          <table:table-cell office:value-type="float" office:value="0.000000000192784" calcext:value-type="float">
            <text:p>1,93E-10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004ms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/>
          <table:table-cell office:value-type="string" calcext:value-type="string">
            <text:p>err835:</text:p>
          </table:table-cell>
          <table:table-cell office:value-type="float" office:value="0.000000000188802" calcext:value-type="float">
            <text:p>1,89E-10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021ms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/>
          <table:table-cell office:value-type="string" calcext:value-type="string">
            <text:p>err836:</text:p>
          </table:table-cell>
          <table:table-cell office:value-type="float" office:value="0.000000000184902" calcext:value-type="float">
            <text:p>1,85E-10</text:p>
          </table:table-cell>
          <table:table-cell office:value-type="string" calcext:value-type="string">
            <text:p>cza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050ms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/>
          <table:table-cell office:value-type="string" calcext:value-type="string">
            <text:p>err837:</text:p>
          </table:table-cell>
          <table:table-cell office:value-type="float" office:value="0.000000000181082" calcext:value-type="float">
            <text:p>1,81E-10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068ms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/>
          <table:table-cell office:value-type="string" calcext:value-type="string">
            <text:p>err838:</text:p>
          </table:table-cell>
          <table:table-cell office:value-type="float" office:value="0.000000000177342" calcext:value-type="float">
            <text:p>1,77E-10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084ms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/>
          <table:table-cell office:value-type="string" calcext:value-type="string">
            <text:p>err839:</text:p>
          </table:table-cell>
          <table:table-cell office:value-type="float" office:value="0.000000000173678" calcext:value-type="float">
            <text:p>1,74E-10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101ms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/>
          <table:table-cell office:value-type="string" calcext:value-type="string">
            <text:p>err840:</text:p>
          </table:table-cell>
          <table:table-cell office:value-type="float" office:value="0.000000000170091" calcext:value-type="float">
            <text:p>1,70E-10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116ms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/>
          <table:table-cell office:value-type="string" calcext:value-type="string">
            <text:p>err841:</text:p>
          </table:table-cell>
          <table:table-cell office:value-type="float" office:value="0.000000000166576" calcext:value-type="float">
            <text:p>1,67E-10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133ms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/>
          <table:table-cell office:value-type="string" calcext:value-type="string">
            <text:p>err842:</text:p>
          </table:table-cell>
          <table:table-cell office:value-type="float" office:value="0.000000000163136" calcext:value-type="float">
            <text:p>1,63E-10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148ms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/>
          <table:table-cell office:value-type="string" calcext:value-type="string">
            <text:p>err843:</text:p>
          </table:table-cell>
          <table:table-cell office:value-type="float" office:value="0.000000000159766" calcext:value-type="float">
            <text:p>1,60E-10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165ms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/>
          <table:table-cell office:value-type="string" calcext:value-type="string">
            <text:p>err844:</text:p>
          </table:table-cell>
          <table:table-cell office:value-type="float" office:value="0.000000000156466" calcext:value-type="float">
            <text:p>1,56E-10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181ms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/>
          <table:table-cell office:value-type="string" calcext:value-type="string">
            <text:p>err845:</text:p>
          </table:table-cell>
          <table:table-cell office:value-type="float" office:value="0.000000000153233" calcext:value-type="float">
            <text:p>1,53E-10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197ms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string" calcext:value-type="string">
            <text:p>err846:</text:p>
          </table:table-cell>
          <table:table-cell office:value-type="float" office:value="0.000000000150068" calcext:value-type="float">
            <text:p>1,50E-10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212ms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/>
          <table:table-cell office:value-type="string" calcext:value-type="string">
            <text:p>err847:</text:p>
          </table:table-cell>
          <table:table-cell office:value-type="float" office:value="0.000000000146969" calcext:value-type="float">
            <text:p>1,47E-10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228ms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/>
          <table:table-cell office:value-type="string" calcext:value-type="string">
            <text:p>err848:</text:p>
          </table:table-cell>
          <table:table-cell office:value-type="float" office:value="0.000000000143931" calcext:value-type="float">
            <text:p>1,44E-10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243ms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/>
          <table:table-cell office:value-type="string" calcext:value-type="string">
            <text:p>err849:</text:p>
          </table:table-cell>
          <table:table-cell office:value-type="float" office:value="0.000000000140959" calcext:value-type="float">
            <text:p>1,41E-10</text:p>
          </table:table-cell>
          <table:table-cell office:value-type="string" calcext:value-type="string">
            <text:p>cza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266ms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/>
          <table:table-cell office:value-type="string" calcext:value-type="string">
            <text:p>err850:</text:p>
          </table:table-cell>
          <table:table-cell office:value-type="float" office:value="0.000000000138048" calcext:value-type="float">
            <text:p>1,38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280ms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/>
          <table:table-cell office:value-type="string" calcext:value-type="string">
            <text:p>err851:</text:p>
          </table:table-cell>
          <table:table-cell office:value-type="float" office:value="0.000000000135195" calcext:value-type="float">
            <text:p>1,35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293ms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/>
          <table:table-cell office:value-type="string" calcext:value-type="string">
            <text:p>err852:</text:p>
          </table:table-cell>
          <table:table-cell office:value-type="float" office:value="0.000000000132403" calcext:value-type="float">
            <text:p>1,32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305ms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/>
          <table:table-cell office:value-type="string" calcext:value-type="string">
            <text:p>err853:</text:p>
          </table:table-cell>
          <table:table-cell office:value-type="float" office:value="0.000000000129668" calcext:value-type="float">
            <text:p>1,30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318ms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/>
          <table:table-cell office:value-type="string" calcext:value-type="string">
            <text:p>err854:</text:p>
          </table:table-cell>
          <table:table-cell office:value-type="float" office:value="0.000000000126989" calcext:value-type="float">
            <text:p>1,27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331ms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/>
          <table:table-cell office:value-type="string" calcext:value-type="string">
            <text:p>err855:</text:p>
          </table:table-cell>
          <table:table-cell office:value-type="float" office:value="0.000000000124366" calcext:value-type="float">
            <text:p>1,24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343ms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/>
          <table:table-cell office:value-type="string" calcext:value-type="string">
            <text:p>err856:</text:p>
          </table:table-cell>
          <table:table-cell office:value-type="float" office:value="0.000000000121796" calcext:value-type="float">
            <text:p>1,22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356ms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/>
          <table:table-cell office:value-type="string" calcext:value-type="string">
            <text:p>err857:</text:p>
          </table:table-cell>
          <table:table-cell office:value-type="float" office:value="0.000000000119281" calcext:value-type="float">
            <text:p>1,19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369ms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/>
          <table:table-cell office:value-type="string" calcext:value-type="string">
            <text:p>err858:</text:p>
          </table:table-cell>
          <table:table-cell office:value-type="float" office:value="0.000000000116817" calcext:value-type="float">
            <text:p>1,17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381ms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/>
          <table:table-cell office:value-type="string" calcext:value-type="string">
            <text:p>err859:</text:p>
          </table:table-cell>
          <table:table-cell office:value-type="float" office:value="0.000000000114404" calcext:value-type="float">
            <text:p>1,14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394ms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/>
          <table:table-cell office:value-type="string" calcext:value-type="string">
            <text:p>err860:</text:p>
          </table:table-cell>
          <table:table-cell office:value-type="float" office:value="0.00000000011204" calcext:value-type="float">
            <text:p>1,12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407ms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/>
          <table:table-cell office:value-type="string" calcext:value-type="string">
            <text:p>err861:</text:p>
          </table:table-cell>
          <table:table-cell office:value-type="float" office:value="0.000000000109726" calcext:value-type="float">
            <text:p>1,10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420ms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/>
          <table:table-cell office:value-type="string" calcext:value-type="string">
            <text:p>err862:</text:p>
          </table:table-cell>
          <table:table-cell office:value-type="float" office:value="0.00000000010746" calcext:value-type="float">
            <text:p>1,07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432ms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/>
          <table:table-cell office:value-type="string" calcext:value-type="string">
            <text:p>err863:</text:p>
          </table:table-cell>
          <table:table-cell office:value-type="float" office:value="0.000000000105239" calcext:value-type="float">
            <text:p>1,05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445ms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/>
          <table:table-cell office:value-type="string" calcext:value-type="string">
            <text:p>err864:</text:p>
          </table:table-cell>
          <table:table-cell office:value-type="float" office:value="0.000000000103066" calcext:value-type="float">
            <text:p>1,03E-1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457ms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/>
          <table:table-cell office:value-type="string" calcext:value-type="string">
            <text:p>err865:</text:p>
          </table:table-cell>
          <table:table-cell office:value-type="float" office:value="0.000000000100936" calcext:value-type="float">
            <text:p>1,01E-10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470ms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/>
          <table:table-cell office:value-type="string" calcext:value-type="string">
            <text:p>err866:</text:p>
          </table:table-cell>
          <table:table-cell office:value-type="float" office:value="0.0000000000988516" calcext:value-type="float">
            <text:p>9,89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483ms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/>
          <table:table-cell office:value-type="string" calcext:value-type="string">
            <text:p>err867:</text:p>
          </table:table-cell>
          <table:table-cell office:value-type="float" office:value="0.0000000000968097" calcext:value-type="float">
            <text:p>9,68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496ms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/>
          <table:table-cell office:value-type="string" calcext:value-type="string">
            <text:p>err868:</text:p>
          </table:table-cell>
          <table:table-cell office:value-type="float" office:value="0.0000000000948095" calcext:value-type="float">
            <text:p>9,48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508ms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/>
          <table:table-cell office:value-type="string" calcext:value-type="string">
            <text:p>err869:</text:p>
          </table:table-cell>
          <table:table-cell office:value-type="float" office:value="0.0000000000928511" calcext:value-type="float">
            <text:p>9,29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521ms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/>
          <table:table-cell office:value-type="string" calcext:value-type="string">
            <text:p>err870:</text:p>
          </table:table-cell>
          <table:table-cell office:value-type="float" office:value="0.0000000000909335" calcext:value-type="float">
            <text:p>9,09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533ms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/>
          <table:table-cell office:value-type="string" calcext:value-type="string">
            <text:p>err871:</text:p>
          </table:table-cell>
          <table:table-cell office:value-type="float" office:value="0.000000000089055" calcext:value-type="float">
            <text:p>8,91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546ms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/>
          <table:table-cell office:value-type="string" calcext:value-type="string">
            <text:p>err872:</text:p>
          </table:table-cell>
          <table:table-cell office:value-type="float" office:value="0.0000000000872147" calcext:value-type="float">
            <text:p>8,72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559ms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/>
          <table:table-cell office:value-type="string" calcext:value-type="string">
            <text:p>err873:</text:p>
          </table:table-cell>
          <table:table-cell office:value-type="float" office:value="0.0000000000854143" calcext:value-type="float">
            <text:p>8,54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571ms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/>
          <table:table-cell office:value-type="string" calcext:value-type="string">
            <text:p>err874:</text:p>
          </table:table-cell>
          <table:table-cell office:value-type="float" office:value="0.0000000000836486" calcext:value-type="float">
            <text:p>8,36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584ms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/>
          <table:table-cell office:value-type="string" calcext:value-type="string">
            <text:p>err875:</text:p>
          </table:table-cell>
          <table:table-cell office:value-type="float" office:value="0.0000000000819211" calcext:value-type="float">
            <text:p>8,19E-11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614ms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/>
          <table:table-cell office:value-type="string" calcext:value-type="string">
            <text:p>err876:</text:p>
          </table:table-cell>
          <table:table-cell office:value-type="float" office:value="0.0000000000802292" calcext:value-type="float">
            <text:p>8,02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626ms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/>
          <table:table-cell office:value-type="string" calcext:value-type="string">
            <text:p>err877:</text:p>
          </table:table-cell>
          <table:table-cell office:value-type="float" office:value="0.0000000000785709" calcext:value-type="float">
            <text:p>7,86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639ms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/>
          <table:table-cell office:value-type="string" calcext:value-type="string">
            <text:p>err878:</text:p>
          </table:table-cell>
          <table:table-cell office:value-type="float" office:value="0.0000000000769491" calcext:value-type="float">
            <text:p>7,69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651ms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/>
          <table:table-cell office:value-type="string" calcext:value-type="string">
            <text:p>err879:</text:p>
          </table:table-cell>
          <table:table-cell office:value-type="float" office:value="0.0000000000753593" calcext:value-type="float">
            <text:p>7,54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664ms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/>
          <table:table-cell office:value-type="string" calcext:value-type="string">
            <text:p>err880:</text:p>
          </table:table-cell>
          <table:table-cell office:value-type="float" office:value="0.0000000000738023" calcext:value-type="float">
            <text:p>7,38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677ms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/>
          <table:table-cell office:value-type="string" calcext:value-type="string">
            <text:p>err881:</text:p>
          </table:table-cell>
          <table:table-cell office:value-type="float" office:value="0.0000000000722773" calcext:value-type="float">
            <text:p>7,23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689ms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/>
          <table:table-cell office:value-type="string" calcext:value-type="string">
            <text:p>err882:</text:p>
          </table:table-cell>
          <table:table-cell office:value-type="float" office:value="0.0000000000707852" calcext:value-type="float">
            <text:p>7,08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702ms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/>
          <table:table-cell office:value-type="string" calcext:value-type="string">
            <text:p>err883:</text:p>
          </table:table-cell>
          <table:table-cell office:value-type="float" office:value="0.0000000000693223" calcext:value-type="float">
            <text:p>6,93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715ms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/>
          <table:table-cell office:value-type="string" calcext:value-type="string">
            <text:p>err884:</text:p>
          </table:table-cell>
          <table:table-cell office:value-type="float" office:value="0.0000000000678906" calcext:value-type="float">
            <text:p>6,79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728ms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/>
          <table:table-cell office:value-type="string" calcext:value-type="string">
            <text:p>err885:</text:p>
          </table:table-cell>
          <table:table-cell office:value-type="float" office:value="0.0000000000664873" calcext:value-type="float">
            <text:p>6,65E-11</text:p>
          </table:table-cell>
          <table:table-cell office:value-type="string" calcext:value-type="string">
            <text:p>cza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758ms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/>
          <table:table-cell office:value-type="string" calcext:value-type="string">
            <text:p>err886:</text:p>
          </table:table-cell>
          <table:table-cell office:value-type="float" office:value="0.000000000065115" calcext:value-type="float">
            <text:p>6,51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771ms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/>
          <table:table-cell office:value-type="string" calcext:value-type="string">
            <text:p>err887:</text:p>
          </table:table-cell>
          <table:table-cell office:value-type="float" office:value="0.0000000000637694" calcext:value-type="float">
            <text:p>6,38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784ms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string" calcext:value-type="string">
            <text:p>err888:</text:p>
          </table:table-cell>
          <table:table-cell office:value-type="float" office:value="0.0000000000624523" calcext:value-type="float">
            <text:p>6,25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797ms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/>
          <table:table-cell office:value-type="string" calcext:value-type="string">
            <text:p>err889:</text:p>
          </table:table-cell>
          <table:table-cell office:value-type="float" office:value="0.0000000000611617" calcext:value-type="float">
            <text:p>6,12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810ms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/>
          <table:table-cell office:value-type="string" calcext:value-type="string">
            <text:p>err890:</text:p>
          </table:table-cell>
          <table:table-cell office:value-type="float" office:value="0.0000000000598988" calcext:value-type="float">
            <text:p>5,99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822ms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/>
          <table:table-cell office:value-type="string" calcext:value-type="string">
            <text:p>err891:</text:p>
          </table:table-cell>
          <table:table-cell office:value-type="float" office:value="0.0000000000586615" calcext:value-type="float">
            <text:p>5,87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835ms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/>
          <table:table-cell office:value-type="string" calcext:value-type="string">
            <text:p>err892:</text:p>
          </table:table-cell>
          <table:table-cell office:value-type="float" office:value="0.00000000005745" calcext:value-type="float">
            <text:p>5,75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848ms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/>
          <table:table-cell office:value-type="string" calcext:value-type="string">
            <text:p>err893:</text:p>
          </table:table-cell>
          <table:table-cell office:value-type="float" office:value="0.0000000000562626" calcext:value-type="float">
            <text:p>5,63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861ms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/>
          <table:table-cell office:value-type="string" calcext:value-type="string">
            <text:p>err894:</text:p>
          </table:table-cell>
          <table:table-cell office:value-type="float" office:value="0.0000000000551008" calcext:value-type="float">
            <text:p>5,51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874ms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/>
          <table:table-cell office:value-type="string" calcext:value-type="string">
            <text:p>err895:</text:p>
          </table:table-cell>
          <table:table-cell office:value-type="float" office:value="0.0000000000539622" calcext:value-type="float">
            <text:p>5,40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887ms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/>
          <table:table-cell office:value-type="string" calcext:value-type="string">
            <text:p>err896:</text:p>
          </table:table-cell>
          <table:table-cell office:value-type="float" office:value="0.0000000000528475" calcext:value-type="float">
            <text:p>5,28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899ms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/>
          <table:table-cell office:value-type="string" calcext:value-type="string">
            <text:p>err897:</text:p>
          </table:table-cell>
          <table:table-cell office:value-type="float" office:value="0.0000000000517559" calcext:value-type="float">
            <text:p>5,18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912ms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/>
          <table:table-cell office:value-type="string" calcext:value-type="string">
            <text:p>err898:</text:p>
          </table:table-cell>
          <table:table-cell office:value-type="float" office:value="0.0000000000506875" calcext:value-type="float">
            <text:p>5,07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925ms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/>
          <table:table-cell office:value-type="string" calcext:value-type="string">
            <text:p>err899:</text:p>
          </table:table-cell>
          <table:table-cell office:value-type="float" office:value="0.0000000000496394" calcext:value-type="float">
            <text:p>4,96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937ms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/>
          <table:table-cell office:value-type="string" calcext:value-type="string">
            <text:p>err900:</text:p>
          </table:table-cell>
          <table:table-cell office:value-type="float" office:value="0.0000000000486144" calcext:value-type="float">
            <text:p>4,86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950ms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string" calcext:value-type="string">
            <text:p>err901:</text:p>
          </table:table-cell>
          <table:table-cell office:value-type="float" office:value="0.0000000000476099" calcext:value-type="float">
            <text:p>4,76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962ms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/>
          <table:table-cell office:value-type="string" calcext:value-type="string">
            <text:p>err902:</text:p>
          </table:table-cell>
          <table:table-cell office:value-type="float" office:value="0.0000000000466267" calcext:value-type="float">
            <text:p>4,66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976ms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/>
          <table:table-cell office:value-type="string" calcext:value-type="string">
            <text:p>err903:</text:p>
          </table:table-cell>
          <table:table-cell office:value-type="float" office:value="0.0000000000456639" calcext:value-type="float">
            <text:p>4,57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3988ms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/>
          <table:table-cell office:value-type="string" calcext:value-type="string">
            <text:p>err904:</text:p>
          </table:table-cell>
          <table:table-cell office:value-type="float" office:value="0.0000000000447198" calcext:value-type="float">
            <text:p>4,47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001ms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/>
          <table:table-cell office:value-type="string" calcext:value-type="string">
            <text:p>err905:</text:p>
          </table:table-cell>
          <table:table-cell office:value-type="float" office:value="0.0000000000437961" calcext:value-type="float">
            <text:p>4,38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013ms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/>
          <table:table-cell office:value-type="string" calcext:value-type="string">
            <text:p>err906:</text:p>
          </table:table-cell>
          <table:table-cell office:value-type="float" office:value="0.0000000000428919" calcext:value-type="float">
            <text:p>4,29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026ms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/>
          <table:table-cell office:value-type="string" calcext:value-type="string">
            <text:p>err907:</text:p>
          </table:table-cell>
          <table:table-cell office:value-type="float" office:value="0.0000000000420055" calcext:value-type="float">
            <text:p>4,20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039ms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/>
          <table:table-cell office:value-type="string" calcext:value-type="string">
            <text:p>err908:</text:p>
          </table:table-cell>
          <table:table-cell office:value-type="float" office:value="0.0000000000411386" calcext:value-type="float">
            <text:p>4,11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051ms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/>
          <table:table-cell office:value-type="string" calcext:value-type="string">
            <text:p>err909:</text:p>
          </table:table-cell>
          <table:table-cell office:value-type="float" office:value="0.0000000000402878" calcext:value-type="float">
            <text:p>4,03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064ms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/>
          <table:table-cell office:value-type="string" calcext:value-type="string">
            <text:p>err910:</text:p>
          </table:table-cell>
          <table:table-cell office:value-type="float" office:value="0.0000000000394564" calcext:value-type="float">
            <text:p>3,95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077ms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/>
          <table:table-cell office:value-type="string" calcext:value-type="string">
            <text:p>err911:</text:p>
          </table:table-cell>
          <table:table-cell office:value-type="float" office:value="0.0000000000386402" calcext:value-type="float">
            <text:p>3,86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089ms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/>
          <table:table-cell office:value-type="string" calcext:value-type="string">
            <text:p>err912:</text:p>
          </table:table-cell>
          <table:table-cell office:value-type="float" office:value="0.0000000000378426" calcext:value-type="float">
            <text:p>3,78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102ms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/>
          <table:table-cell office:value-type="string" calcext:value-type="string">
            <text:p>err913:</text:p>
          </table:table-cell>
          <table:table-cell office:value-type="float" office:value="0.000000000037061" calcext:value-type="float">
            <text:p>3,71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115ms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/>
          <table:table-cell office:value-type="string" calcext:value-type="string">
            <text:p>err914:</text:p>
          </table:table-cell>
          <table:table-cell office:value-type="float" office:value="0.0000000000362954" calcext:value-type="float">
            <text:p>3,63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127ms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/>
          <table:table-cell office:value-type="string" calcext:value-type="string">
            <text:p>err915:</text:p>
          </table:table-cell>
          <table:table-cell office:value-type="float" office:value="0.0000000000355458" calcext:value-type="float">
            <text:p>3,55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140ms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/>
          <table:table-cell office:value-type="string" calcext:value-type="string">
            <text:p>err916:</text:p>
          </table:table-cell>
          <table:table-cell office:value-type="float" office:value="0.0000000000348113" calcext:value-type="float">
            <text:p>3,48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153ms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/>
          <table:table-cell office:value-type="string" calcext:value-type="string">
            <text:p>err917:</text:p>
          </table:table-cell>
          <table:table-cell office:value-type="float" office:value="0.0000000000340927" calcext:value-type="float">
            <text:p>3,41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166ms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/>
          <table:table-cell office:value-type="string" calcext:value-type="string">
            <text:p>err918:</text:p>
          </table:table-cell>
          <table:table-cell office:value-type="float" office:value="0.0000000000333875" calcext:value-type="float">
            <text:p>3,34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178ms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/>
          <table:table-cell office:value-type="string" calcext:value-type="string">
            <text:p>err919:</text:p>
          </table:table-cell>
          <table:table-cell office:value-type="float" office:value="0.0000000000326983" calcext:value-type="float">
            <text:p>3,27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191ms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/>
          <table:table-cell office:value-type="string" calcext:value-type="string">
            <text:p>err920:</text:p>
          </table:table-cell>
          <table:table-cell office:value-type="float" office:value="0.0000000000320233" calcext:value-type="float">
            <text:p>3,20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204ms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/>
          <table:table-cell office:value-type="string" calcext:value-type="string">
            <text:p>err921:</text:p>
          </table:table-cell>
          <table:table-cell office:value-type="float" office:value="0.0000000000313607" calcext:value-type="float">
            <text:p>3,14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217ms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/>
          <table:table-cell office:value-type="string" calcext:value-type="string">
            <text:p>err922:</text:p>
          </table:table-cell>
          <table:table-cell office:value-type="float" office:value="0.0000000000307141" calcext:value-type="float">
            <text:p>3,07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229ms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/>
          <table:table-cell office:value-type="string" calcext:value-type="string">
            <text:p>err923:</text:p>
          </table:table-cell>
          <table:table-cell office:value-type="float" office:value="0.0000000000300791" calcext:value-type="float">
            <text:p>3,01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242ms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/>
          <table:table-cell office:value-type="string" calcext:value-type="string">
            <text:p>err924:</text:p>
          </table:table-cell>
          <table:table-cell office:value-type="float" office:value="0.0000000000294573" calcext:value-type="float">
            <text:p>2,95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255ms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/>
          <table:table-cell office:value-type="string" calcext:value-type="string">
            <text:p>err925:</text:p>
          </table:table-cell>
          <table:table-cell office:value-type="float" office:value="0.0000000000288489" calcext:value-type="float">
            <text:p>2,88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268ms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/>
          <table:table-cell office:value-type="string" calcext:value-type="string">
            <text:p>err926:</text:p>
          </table:table-cell>
          <table:table-cell office:value-type="float" office:value="0.0000000000282538" calcext:value-type="float">
            <text:p>2,83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281ms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/>
          <table:table-cell office:value-type="string" calcext:value-type="string">
            <text:p>err927:</text:p>
          </table:table-cell>
          <table:table-cell office:value-type="float" office:value="0.0000000000276694" calcext:value-type="float">
            <text:p>2,77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293ms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/>
          <table:table-cell office:value-type="string" calcext:value-type="string">
            <text:p>err928:</text:p>
          </table:table-cell>
          <table:table-cell office:value-type="float" office:value="0.0000000000270983" calcext:value-type="float">
            <text:p>2,71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306ms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/>
          <table:table-cell office:value-type="string" calcext:value-type="string">
            <text:p>err929:</text:p>
          </table:table-cell>
          <table:table-cell office:value-type="float" office:value="0.0000000000265379" calcext:value-type="float">
            <text:p>2,65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319ms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/>
          <table:table-cell office:value-type="string" calcext:value-type="string">
            <text:p>err930:</text:p>
          </table:table-cell>
          <table:table-cell office:value-type="float" office:value="0.0000000000259908" calcext:value-type="float">
            <text:p>2,60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332ms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/>
          <table:table-cell office:value-type="string" calcext:value-type="string">
            <text:p>err931:</text:p>
          </table:table-cell>
          <table:table-cell office:value-type="float" office:value="0.0000000000254525" calcext:value-type="float">
            <text:p>2,55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346ms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/>
          <table:table-cell office:value-type="string" calcext:value-type="string">
            <text:p>err932:</text:p>
          </table:table-cell>
          <table:table-cell office:value-type="float" office:value="0.0000000000249276" calcext:value-type="float">
            <text:p>2,49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359ms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/>
          <table:table-cell office:value-type="string" calcext:value-type="string">
            <text:p>err933:</text:p>
          </table:table-cell>
          <table:table-cell office:value-type="float" office:value="0.0000000000244125" calcext:value-type="float">
            <text:p>2,44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372ms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/>
          <table:table-cell office:value-type="string" calcext:value-type="string">
            <text:p>err934:</text:p>
          </table:table-cell>
          <table:table-cell office:value-type="float" office:value="0.000000000023908" calcext:value-type="float">
            <text:p>2,39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385ms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/>
          <table:table-cell office:value-type="string" calcext:value-type="string">
            <text:p>err935:</text:p>
          </table:table-cell>
          <table:table-cell office:value-type="float" office:value="0.0000000000234142" calcext:value-type="float">
            <text:p>2,34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397ms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/>
          <table:table-cell office:value-type="string" calcext:value-type="string">
            <text:p>err936:</text:p>
          </table:table-cell>
          <table:table-cell office:value-type="float" office:value="0.000000000022931" calcext:value-type="float">
            <text:p>2,29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410ms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/>
          <table:table-cell office:value-type="string" calcext:value-type="string">
            <text:p>err937:</text:p>
          </table:table-cell>
          <table:table-cell office:value-type="float" office:value="0.0000000000224567" calcext:value-type="float">
            <text:p>2,25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423ms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/>
          <table:table-cell office:value-type="string" calcext:value-type="string">
            <text:p>err938:</text:p>
          </table:table-cell>
          <table:table-cell office:value-type="float" office:value="0.0000000000219931" calcext:value-type="float">
            <text:p>2,20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436ms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/>
          <table:table-cell office:value-type="string" calcext:value-type="string">
            <text:p>err939:</text:p>
          </table:table-cell>
          <table:table-cell office:value-type="float" office:value="0.0000000000215392" calcext:value-type="float">
            <text:p>2,15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448ms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/>
          <table:table-cell office:value-type="string" calcext:value-type="string">
            <text:p>err940:</text:p>
          </table:table-cell>
          <table:table-cell office:value-type="float" office:value="0.0000000000210933" calcext:value-type="float">
            <text:p>2,11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461ms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/>
          <table:table-cell office:value-type="string" calcext:value-type="string">
            <text:p>err941:</text:p>
          </table:table-cell>
          <table:table-cell office:value-type="float" office:value="0.0000000000206581" calcext:value-type="float">
            <text:p>2,07E-11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477ms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/>
          <table:table-cell office:value-type="string" calcext:value-type="string">
            <text:p>err942:</text:p>
          </table:table-cell>
          <table:table-cell office:value-type="float" office:value="0.0000000000202309" calcext:value-type="float">
            <text:p>2,02E-11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495ms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/>
          <table:table-cell office:value-type="string" calcext:value-type="string">
            <text:p>err943:</text:p>
          </table:table-cell>
          <table:table-cell office:value-type="float" office:value="0.0000000000198135" calcext:value-type="float">
            <text:p>1,98E-11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515ms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/>
          <table:table-cell office:value-type="string" calcext:value-type="string">
            <text:p>err944:</text:p>
          </table:table-cell>
          <table:table-cell office:value-type="float" office:value="0.0000000000194049" calcext:value-type="float">
            <text:p>1,94E-11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529ms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/>
          <table:table-cell office:value-type="string" calcext:value-type="string">
            <text:p>err945:</text:p>
          </table:table-cell>
          <table:table-cell office:value-type="float" office:value="0.0000000000190026" calcext:value-type="float">
            <text:p>1,90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542ms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/>
          <table:table-cell office:value-type="string" calcext:value-type="string">
            <text:p>err946:</text:p>
          </table:table-cell>
          <table:table-cell office:value-type="float" office:value="0.0000000000186109" calcext:value-type="float">
            <text:p>1,86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555ms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/>
          <table:table-cell office:value-type="string" calcext:value-type="string">
            <text:p>err947:</text:p>
          </table:table-cell>
          <table:table-cell office:value-type="float" office:value="0.0000000000182263" calcext:value-type="float">
            <text:p>1,82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568ms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/>
          <table:table-cell office:value-type="string" calcext:value-type="string">
            <text:p>err948:</text:p>
          </table:table-cell>
          <table:table-cell office:value-type="float" office:value="0.0000000000178497" calcext:value-type="float">
            <text:p>1,78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580ms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/>
          <table:table-cell office:value-type="string" calcext:value-type="string">
            <text:p>err949:</text:p>
          </table:table-cell>
          <table:table-cell office:value-type="float" office:value="0.0000000000174811" calcext:value-type="float">
            <text:p>1,75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593ms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/>
          <table:table-cell office:value-type="string" calcext:value-type="string">
            <text:p>err950:</text:p>
          </table:table-cell>
          <table:table-cell office:value-type="float" office:value="0.0000000000171196" calcext:value-type="float">
            <text:p>1,71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606ms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/>
          <table:table-cell office:value-type="string" calcext:value-type="string">
            <text:p>err951:</text:p>
          </table:table-cell>
          <table:table-cell office:value-type="float" office:value="0.000000000016767" calcext:value-type="float">
            <text:p>1,68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619ms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/>
          <table:table-cell office:value-type="string" calcext:value-type="string">
            <text:p>err952:</text:p>
          </table:table-cell>
          <table:table-cell office:value-type="float" office:value="0.0000000000164198" calcext:value-type="float">
            <text:p>1,64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632ms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/>
          <table:table-cell office:value-type="string" calcext:value-type="string">
            <text:p>err953:</text:p>
          </table:table-cell>
          <table:table-cell office:value-type="float" office:value="0.0000000000160805" calcext:value-type="float">
            <text:p>1,61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645ms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/>
          <table:table-cell office:value-type="string" calcext:value-type="string">
            <text:p>err954:</text:p>
          </table:table-cell>
          <table:table-cell office:value-type="float" office:value="0.0000000000157483" calcext:value-type="float">
            <text:p>1,57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657ms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/>
          <table:table-cell office:value-type="string" calcext:value-type="string">
            <text:p>err955:</text:p>
          </table:table-cell>
          <table:table-cell office:value-type="float" office:value="0.0000000000154232" calcext:value-type="float">
            <text:p>1,54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670ms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/>
          <table:table-cell office:value-type="string" calcext:value-type="string">
            <text:p>err956:</text:p>
          </table:table-cell>
          <table:table-cell office:value-type="float" office:value="0.0000000000151053" calcext:value-type="float">
            <text:p>1,51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683ms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/>
          <table:table-cell office:value-type="string" calcext:value-type="string">
            <text:p>err957:</text:p>
          </table:table-cell>
          <table:table-cell office:value-type="float" office:value="0.0000000000147926" calcext:value-type="float">
            <text:p>1,48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696ms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/>
          <table:table-cell office:value-type="string" calcext:value-type="string">
            <text:p>err958:</text:p>
          </table:table-cell>
          <table:table-cell office:value-type="float" office:value="0.0000000000144871" calcext:value-type="float">
            <text:p>1,45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709ms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/>
          <table:table-cell office:value-type="string" calcext:value-type="string">
            <text:p>err959:</text:p>
          </table:table-cell>
          <table:table-cell office:value-type="float" office:value="0.0000000000141878" calcext:value-type="float">
            <text:p>1,42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722ms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/>
          <table:table-cell office:value-type="string" calcext:value-type="string">
            <text:p>err960:</text:p>
          </table:table-cell>
          <table:table-cell office:value-type="float" office:value="0.0000000000138947" calcext:value-type="float">
            <text:p>1,39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735ms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string" calcext:value-type="string">
            <text:p>err961:</text:p>
          </table:table-cell>
          <table:table-cell office:value-type="float" office:value="0.0000000000136078" calcext:value-type="float">
            <text:p>1,36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747ms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/>
          <table:table-cell office:value-type="string" calcext:value-type="string">
            <text:p>err962:</text:p>
          </table:table-cell>
          <table:table-cell office:value-type="float" office:value="0.0000000000133262" calcext:value-type="float">
            <text:p>1,33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760ms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/>
          <table:table-cell office:value-type="string" calcext:value-type="string">
            <text:p>err963:</text:p>
          </table:table-cell>
          <table:table-cell office:value-type="float" office:value="0.0000000000130518" calcext:value-type="float">
            <text:p>1,31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773ms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/>
          <table:table-cell office:value-type="string" calcext:value-type="string">
            <text:p>err964:</text:p>
          </table:table-cell>
          <table:table-cell office:value-type="float" office:value="0.0000000000127818" calcext:value-type="float">
            <text:p>1,28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786ms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/>
          <table:table-cell office:value-type="string" calcext:value-type="string">
            <text:p>err965:</text:p>
          </table:table-cell>
          <table:table-cell office:value-type="float" office:value="0.0000000000125171" calcext:value-type="float">
            <text:p>1,25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799ms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/>
          <table:table-cell office:value-type="string" calcext:value-type="string">
            <text:p>err966:</text:p>
          </table:table-cell>
          <table:table-cell office:value-type="float" office:value="0.0000000000122595" calcext:value-type="float">
            <text:p>1,23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812ms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/>
          <table:table-cell office:value-type="string" calcext:value-type="string">
            <text:p>err967:</text:p>
          </table:table-cell>
          <table:table-cell office:value-type="float" office:value="0.0000000000120055" calcext:value-type="float">
            <text:p>1,20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824ms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/>
          <table:table-cell office:value-type="string" calcext:value-type="string">
            <text:p>err968:</text:p>
          </table:table-cell>
          <table:table-cell office:value-type="float" office:value="0.0000000000117577" calcext:value-type="float">
            <text:p>1,18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837ms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/>
          <table:table-cell office:value-type="string" calcext:value-type="string">
            <text:p>err969:</text:p>
          </table:table-cell>
          <table:table-cell office:value-type="float" office:value="0.0000000000115152" calcext:value-type="float">
            <text:p>1,15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850ms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/>
          <table:table-cell office:value-type="string" calcext:value-type="string">
            <text:p>err970:</text:p>
          </table:table-cell>
          <table:table-cell office:value-type="float" office:value="0.0000000000112772" calcext:value-type="float">
            <text:p>1,13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863ms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/>
          <table:table-cell office:value-type="string" calcext:value-type="string">
            <text:p>err971:</text:p>
          </table:table-cell>
          <table:table-cell office:value-type="float" office:value="0.0000000000110445" calcext:value-type="float">
            <text:p>1,10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876ms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/>
          <table:table-cell office:value-type="string" calcext:value-type="string">
            <text:p>err972:</text:p>
          </table:table-cell>
          <table:table-cell office:value-type="float" office:value="0.0000000000108153" calcext:value-type="float">
            <text:p>1,08E-11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888ms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/>
          <table:table-cell office:value-type="string" calcext:value-type="string">
            <text:p>err973:</text:p>
          </table:table-cell>
          <table:table-cell office:value-type="float" office:value="0.0000000000105933" calcext:value-type="float">
            <text:p>1,06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901ms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/>
          <table:table-cell office:value-type="string" calcext:value-type="string">
            <text:p>err974:</text:p>
          </table:table-cell>
          <table:table-cell office:value-type="float" office:value="0.000000000010373" calcext:value-type="float">
            <text:p>1,04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914ms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/>
          <table:table-cell office:value-type="string" calcext:value-type="string">
            <text:p>err975:</text:p>
          </table:table-cell>
          <table:table-cell office:value-type="float" office:value="0.0000000000101599" calcext:value-type="float">
            <text:p>1,02E-11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927ms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/>
          <table:table-cell office:value-type="string" calcext:value-type="string">
            <text:p>err976:</text:p>
          </table:table-cell>
          <table:table-cell office:value-type="float" office:value="0.00000000000994937" calcext:value-type="float">
            <text:p>9,95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940ms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/>
          <table:table-cell office:value-type="string" calcext:value-type="string">
            <text:p>err977:</text:p>
          </table:table-cell>
          <table:table-cell office:value-type="float" office:value="0.00000000000974421" calcext:value-type="float">
            <text:p>9,74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952ms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/>
          <table:table-cell office:value-type="string" calcext:value-type="string">
            <text:p>err978:</text:p>
          </table:table-cell>
          <table:table-cell office:value-type="float" office:value="0.00000000000954259" calcext:value-type="float">
            <text:p>9,54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965ms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/>
          <table:table-cell office:value-type="string" calcext:value-type="string">
            <text:p>err979:</text:p>
          </table:table-cell>
          <table:table-cell office:value-type="float" office:value="0.0000000000093463" calcext:value-type="float">
            <text:p>9,35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978ms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/>
          <table:table-cell office:value-type="string" calcext:value-type="string">
            <text:p>err980:</text:p>
          </table:table-cell>
          <table:table-cell office:value-type="float" office:value="0.00000000000915179" calcext:value-type="float">
            <text:p>9,15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4991ms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string" calcext:value-type="string">
            <text:p>err981:</text:p>
          </table:table-cell>
          <table:table-cell office:value-type="float" office:value="0.0000000000089635" calcext:value-type="float">
            <text:p>8,96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003ms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/>
          <table:table-cell office:value-type="string" calcext:value-type="string">
            <text:p>err982:</text:p>
          </table:table-cell>
          <table:table-cell office:value-type="float" office:value="0.00000000000877876" calcext:value-type="float">
            <text:p>8,78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016ms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/>
          <table:table-cell office:value-type="string" calcext:value-type="string">
            <text:p>err983:</text:p>
          </table:table-cell>
          <table:table-cell office:value-type="float" office:value="0.00000000000859668" calcext:value-type="float">
            <text:p>8,60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029ms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/>
          <table:table-cell office:value-type="string" calcext:value-type="string">
            <text:p>err984:</text:p>
          </table:table-cell>
          <table:table-cell office:value-type="float" office:value="0.00000000000841993" calcext:value-type="float">
            <text:p>8,42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041ms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/>
          <table:table-cell office:value-type="string" calcext:value-type="string">
            <text:p>err985:</text:p>
          </table:table-cell>
          <table:table-cell office:value-type="float" office:value="0.00000000000824496" calcext:value-type="float">
            <text:p>8,24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054ms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/>
          <table:table-cell office:value-type="string" calcext:value-type="string">
            <text:p>err986:</text:p>
          </table:table-cell>
          <table:table-cell office:value-type="float" office:value="0.00000000000807532" calcext:value-type="float">
            <text:p>8,08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067ms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/>
          <table:table-cell office:value-type="string" calcext:value-type="string">
            <text:p>err987:</text:p>
          </table:table-cell>
          <table:table-cell office:value-type="float" office:value="0.00000000000790834" calcext:value-type="float">
            <text:p>7,91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080ms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/>
          <table:table-cell office:value-type="string" calcext:value-type="string">
            <text:p>err988:</text:p>
          </table:table-cell>
          <table:table-cell office:value-type="float" office:value="0.00000000000774492" calcext:value-type="float">
            <text:p>7,74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092ms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/>
          <table:table-cell office:value-type="string" calcext:value-type="string">
            <text:p>err989:</text:p>
          </table:table-cell>
          <table:table-cell office:value-type="float" office:value="0.00000000000758504" calcext:value-type="float">
            <text:p>7,59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105ms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/>
          <table:table-cell office:value-type="string" calcext:value-type="string">
            <text:p>err990:</text:p>
          </table:table-cell>
          <table:table-cell office:value-type="float" office:value="0.00000000000742872" calcext:value-type="float">
            <text:p>7,43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118ms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/>
          <table:table-cell office:value-type="string" calcext:value-type="string">
            <text:p>err991:</text:p>
          </table:table-cell>
          <table:table-cell office:value-type="float" office:value="0.00000000000727507" calcext:value-type="float">
            <text:p>7,28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130ms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/>
          <table:table-cell office:value-type="string" calcext:value-type="string">
            <text:p>err992:</text:p>
          </table:table-cell>
          <table:table-cell office:value-type="float" office:value="0.00000000000712408" calcext:value-type="float">
            <text:p>7,12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143ms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/>
          <table:table-cell office:value-type="string" calcext:value-type="string">
            <text:p>err993:</text:p>
          </table:table-cell>
          <table:table-cell office:value-type="float" office:value="0.00000000000697753" calcext:value-type="float">
            <text:p>6,98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156ms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/>
          <table:table-cell office:value-type="string" calcext:value-type="string">
            <text:p>err994:</text:p>
          </table:table-cell>
          <table:table-cell office:value-type="float" office:value="0.00000000000683364" calcext:value-type="float">
            <text:p>6,83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169ms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/>
          <table:table-cell office:value-type="string" calcext:value-type="string">
            <text:p>err995:</text:p>
          </table:table-cell>
          <table:table-cell office:value-type="float" office:value="0.00000000000669242" calcext:value-type="float">
            <text:p>6,69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181ms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/>
          <table:table-cell office:value-type="string" calcext:value-type="string">
            <text:p>err996:</text:p>
          </table:table-cell>
          <table:table-cell office:value-type="float" office:value="0.00000000000655387" calcext:value-type="float">
            <text:p>6,55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194ms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/>
          <table:table-cell office:value-type="string" calcext:value-type="string">
            <text:p>err997:</text:p>
          </table:table-cell>
          <table:table-cell office:value-type="float" office:value="0.00000000000641798" calcext:value-type="float">
            <text:p>6,42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207ms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/>
          <table:table-cell office:value-type="string" calcext:value-type="string">
            <text:p>err998:</text:p>
          </table:table-cell>
          <table:table-cell office:value-type="float" office:value="0.00000000000628653" calcext:value-type="float">
            <text:p>6,29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219ms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/>
          <table:table-cell office:value-type="string" calcext:value-type="string">
            <text:p>err999:</text:p>
          </table:table-cell>
          <table:table-cell office:value-type="float" office:value="0.00000000000615596" calcext:value-type="float">
            <text:p>6,16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232ms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/>
          <table:table-cell office:value-type="string" calcext:value-type="string">
            <text:p>err1000:</text:p>
          </table:table-cell>
          <table:table-cell office:value-type="float" office:value="0.00000000000602896" calcext:value-type="float">
            <text:p>6,03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245ms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err1001:</text:p>
          </table:table-cell>
          <table:table-cell office:value-type="float" office:value="0.00000000000590372" calcext:value-type="float">
            <text:p>5,90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258ms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/>
          <table:table-cell office:value-type="string" calcext:value-type="string">
            <text:p>err1002:</text:p>
          </table:table-cell>
          <table:table-cell office:value-type="float" office:value="0.00000000000578293" calcext:value-type="float">
            <text:p>5,78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271ms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/>
          <table:table-cell office:value-type="string" calcext:value-type="string">
            <text:p>err1003:</text:p>
          </table:table-cell>
          <table:table-cell office:value-type="float" office:value="0.00000000000566303" calcext:value-type="float">
            <text:p>5,66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283ms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/>
          <table:table-cell office:value-type="string" calcext:value-type="string">
            <text:p>err1004:</text:p>
          </table:table-cell>
          <table:table-cell office:value-type="float" office:value="0.00000000000554579" calcext:value-type="float">
            <text:p>5,55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296ms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string" calcext:value-type="string">
            <text:p>err1005:</text:p>
          </table:table-cell>
          <table:table-cell office:value-type="float" office:value="0.00000000000543121" calcext:value-type="float">
            <text:p>5,43E-1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308ms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/>
          <table:table-cell office:value-type="string" calcext:value-type="string">
            <text:p>err1006:</text:p>
          </table:table-cell>
          <table:table-cell office:value-type="float" office:value="0.0000000000053193" calcext:value-type="float">
            <text:p>5,32E-12</text:p>
          </table:table-cell>
          <table:table-cell office:value-type="string" calcext:value-type="string">
            <text:p>cz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320ms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/>
          <table:table-cell office:value-type="string" calcext:value-type="string">
            <text:p>err1007:</text:p>
          </table:table-cell>
          <table:table-cell office:value-type="float" office:value="0.00000000000520917" calcext:value-type="float">
            <text:p>5,21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333ms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/>
          <table:table-cell office:value-type="string" calcext:value-type="string">
            <text:p>err1008:</text:p>
          </table:table-cell>
          <table:table-cell office:value-type="float" office:value="0.0000000000051017" calcext:value-type="float">
            <text:p>5,10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345ms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/>
          <table:table-cell office:value-type="string" calcext:value-type="string">
            <text:p>err1009:</text:p>
          </table:table-cell>
          <table:table-cell office:value-type="float" office:value="0.00000000000499689" calcext:value-type="float">
            <text:p>5,00E-1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358ms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/>
          <table:table-cell office:value-type="string" calcext:value-type="string">
            <text:p>err1010:</text:p>
          </table:table-cell>
          <table:table-cell office:value-type="float" office:value="0.00000000000489297" calcext:value-type="float">
            <text:p>4,89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372ms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/>
          <table:table-cell office:value-type="string" calcext:value-type="string">
            <text:p>err1011:</text:p>
          </table:table-cell>
          <table:table-cell office:value-type="float" office:value="0.00000000000479172" calcext:value-type="float">
            <text:p>4,79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384ms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/>
          <table:table-cell office:value-type="string" calcext:value-type="string">
            <text:p>err1012:</text:p>
          </table:table-cell>
          <table:table-cell office:value-type="float" office:value="0.00000000000469313" calcext:value-type="float">
            <text:p>4,69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397ms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/>
          <table:table-cell office:value-type="string" calcext:value-type="string">
            <text:p>err1013:</text:p>
          </table:table-cell>
          <table:table-cell office:value-type="float" office:value="0.00000000000459632" calcext:value-type="float">
            <text:p>4,60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410ms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/>
          <table:table-cell office:value-type="string" calcext:value-type="string">
            <text:p>err1014:</text:p>
          </table:table-cell>
          <table:table-cell office:value-type="float" office:value="0.00000000000450129" calcext:value-type="float">
            <text:p>4,50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422ms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/>
          <table:table-cell office:value-type="string" calcext:value-type="string">
            <text:p>err1015:</text:p>
          </table:table-cell>
          <table:table-cell office:value-type="float" office:value="0.00000000000440803" calcext:value-type="float">
            <text:p>4,41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436ms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/>
          <table:table-cell office:value-type="string" calcext:value-type="string">
            <text:p>err1016:</text:p>
          </table:table-cell>
          <table:table-cell office:value-type="float" office:value="0.00000000000431744" calcext:value-type="float">
            <text:p>4,32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449ms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/>
          <table:table-cell office:value-type="string" calcext:value-type="string">
            <text:p>err1017:</text:p>
          </table:table-cell>
          <table:table-cell office:value-type="float" office:value="0.00000000000422773" calcext:value-type="float">
            <text:p>4,23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462ms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/>
          <table:table-cell office:value-type="string" calcext:value-type="string">
            <text:p>err1018:</text:p>
          </table:table-cell>
          <table:table-cell office:value-type="float" office:value="0.00000000000414069" calcext:value-type="float">
            <text:p>4,14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475ms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/>
          <table:table-cell office:value-type="string" calcext:value-type="string">
            <text:p>err1019:</text:p>
          </table:table-cell>
          <table:table-cell office:value-type="float" office:value="0.00000000000405542" calcext:value-type="float">
            <text:p>4,06E-1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489ms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/>
          <table:table-cell office:value-type="string" calcext:value-type="string">
            <text:p>err1020:</text:p>
          </table:table-cell>
          <table:table-cell office:value-type="float" office:value="0.00000000000397105" calcext:value-type="float">
            <text:p>3,97E-1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504ms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/>
          <table:table-cell office:value-type="string" calcext:value-type="string">
            <text:p>err1021:</text:p>
          </table:table-cell>
          <table:table-cell office:value-type="float" office:value="0.00000000000388933" calcext:value-type="float">
            <text:p>3,89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517ms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/>
          <table:table-cell office:value-type="string" calcext:value-type="string">
            <text:p>err1022:</text:p>
          </table:table-cell>
          <table:table-cell office:value-type="float" office:value="0.0000000000038094" calcext:value-type="float">
            <text:p>3,81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530ms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/>
          <table:table-cell office:value-type="string" calcext:value-type="string">
            <text:p>err1023:</text:p>
          </table:table-cell>
          <table:table-cell office:value-type="float" office:value="0.00000000000373035" calcext:value-type="float">
            <text:p>3,73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542ms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/>
          <table:table-cell office:value-type="string" calcext:value-type="string">
            <text:p>err1024:</text:p>
          </table:table-cell>
          <table:table-cell office:value-type="float" office:value="0.00000000000365219" calcext:value-type="float">
            <text:p>3,65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555ms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string" calcext:value-type="string">
            <text:p>err1025:</text:p>
          </table:table-cell>
          <table:table-cell office:value-type="float" office:value="0.00000000000357847" calcext:value-type="float">
            <text:p>3,58E-1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571ms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/>
          <table:table-cell office:value-type="string" calcext:value-type="string">
            <text:p>err1026:</text:p>
          </table:table-cell>
          <table:table-cell office:value-type="float" office:value="0.00000000000350386" calcext:value-type="float">
            <text:p>3,50E-1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585ms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/>
          <table:table-cell office:value-type="string" calcext:value-type="string">
            <text:p>err1027:</text:p>
          </table:table-cell>
          <table:table-cell office:value-type="float" office:value="0.00000000000343103" calcext:value-type="float">
            <text:p>3,43E-1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599ms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/>
          <table:table-cell office:value-type="string" calcext:value-type="string">
            <text:p>err1028:</text:p>
          </table:table-cell>
          <table:table-cell office:value-type="float" office:value="0.00000000000336087" calcext:value-type="float">
            <text:p>3,36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612ms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/>
          <table:table-cell office:value-type="string" calcext:value-type="string">
            <text:p>err1029:</text:p>
          </table:table-cell>
          <table:table-cell office:value-type="float" office:value="0.0000000000032907" calcext:value-type="float">
            <text:p>3,29E-1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628ms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/>
          <table:table-cell office:value-type="string" calcext:value-type="string">
            <text:p>err1030:</text:p>
          </table:table-cell>
          <table:table-cell office:value-type="float" office:value="0.0000000000032232" calcext:value-type="float">
            <text:p>3,22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642ms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/>
          <table:table-cell office:value-type="string" calcext:value-type="string">
            <text:p>err1031:</text:p>
          </table:table-cell>
          <table:table-cell office:value-type="float" office:value="0.00000000000315659" calcext:value-type="float">
            <text:p>3,16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655ms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/>
          <table:table-cell office:value-type="string" calcext:value-type="string">
            <text:p>err1032:</text:p>
          </table:table-cell>
          <table:table-cell office:value-type="float" office:value="0.00000000000309175" calcext:value-type="float">
            <text:p>3,09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669ms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/>
          <table:table-cell office:value-type="string" calcext:value-type="string">
            <text:p>err1033:</text:p>
          </table:table-cell>
          <table:table-cell office:value-type="float" office:value="0.00000000000302691" calcext:value-type="float">
            <text:p>3,03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683ms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/>
          <table:table-cell office:value-type="string" calcext:value-type="string">
            <text:p>err1034:</text:p>
          </table:table-cell>
          <table:table-cell office:value-type="float" office:value="0.00000000000296563" calcext:value-type="float">
            <text:p>2,97E-1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698ms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/>
          <table:table-cell office:value-type="string" calcext:value-type="string">
            <text:p>err1035:</text:p>
          </table:table-cell>
          <table:table-cell office:value-type="float" office:value="0.00000000000290346" calcext:value-type="float">
            <text:p>2,90E-1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714ms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/>
          <table:table-cell office:value-type="string" calcext:value-type="string">
            <text:p>err1036:</text:p>
          </table:table-cell>
          <table:table-cell office:value-type="float" office:value="0.00000000000284395" calcext:value-type="float">
            <text:p>2,84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728ms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/>
          <table:table-cell office:value-type="string" calcext:value-type="string">
            <text:p>err1037:</text:p>
          </table:table-cell>
          <table:table-cell office:value-type="float" office:value="0.00000000000278533" calcext:value-type="float">
            <text:p>2,79E-1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742ms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/>
          <table:table-cell office:value-type="string" calcext:value-type="string">
            <text:p>err1038:</text:p>
          </table:table-cell>
          <table:table-cell office:value-type="float" office:value="0.00000000000272671" calcext:value-type="float">
            <text:p>2,73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755ms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/>
          <table:table-cell office:value-type="string" calcext:value-type="string">
            <text:p>err1039:</text:p>
          </table:table-cell>
          <table:table-cell office:value-type="float" office:value="0.00000000000267164" calcext:value-type="float">
            <text:p>2,67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768ms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/>
          <table:table-cell office:value-type="string" calcext:value-type="string">
            <text:p>err1040:</text:p>
          </table:table-cell>
          <table:table-cell office:value-type="float" office:value="0.00000000000261569" calcext:value-type="float">
            <text:p>2,62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781m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/>
          <table:table-cell office:value-type="string" calcext:value-type="string">
            <text:p>err1041:</text:p>
          </table:table-cell>
          <table:table-cell office:value-type="float" office:value="0.00000000000256239" calcext:value-type="float">
            <text:p>2,56E-1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795ms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/>
          <table:table-cell office:value-type="string" calcext:value-type="string">
            <text:p>err1042:</text:p>
          </table:table-cell>
          <table:table-cell office:value-type="float" office:value="0.00000000000250822" calcext:value-type="float">
            <text:p>2,51E-1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811ms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/>
          <table:table-cell office:value-type="string" calcext:value-type="string">
            <text:p>err1043:</text:p>
          </table:table-cell>
          <table:table-cell office:value-type="float" office:value="0.00000000000245759" calcext:value-type="float">
            <text:p>2,46E-12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828ms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/>
          <table:table-cell office:value-type="string" calcext:value-type="string">
            <text:p>err1044:</text:p>
          </table:table-cell>
          <table:table-cell office:value-type="float" office:value="0.00000000000240608" calcext:value-type="float">
            <text:p>2,41E-1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842ms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/>
          <table:table-cell office:value-type="string" calcext:value-type="string">
            <text:p>err1045:</text:p>
          </table:table-cell>
          <table:table-cell office:value-type="float" office:value="0.00000000000235723" calcext:value-type="float">
            <text:p>2,36E-12</text:p>
          </table:table-cell>
          <table:table-cell office:value-type="string" calcext:value-type="string">
            <text:p>cza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934ms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/>
          <table:table-cell office:value-type="string" calcext:value-type="string">
            <text:p>err1046:</text:p>
          </table:table-cell>
          <table:table-cell office:value-type="float" office:value="0.00000000000230749" calcext:value-type="float">
            <text:p>2,31E-12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949ms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/>
          <table:table-cell office:value-type="string" calcext:value-type="string">
            <text:p>err1047:</text:p>
          </table:table-cell>
          <table:table-cell office:value-type="float" office:value="0.00000000000226041" calcext:value-type="float">
            <text:p>2,26E-1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964ms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/>
          <table:table-cell office:value-type="string" calcext:value-type="string">
            <text:p>err1048:</text:p>
          </table:table-cell>
          <table:table-cell office:value-type="float" office:value="0.00000000000221423" calcext:value-type="float">
            <text:p>2,21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977ms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err1049:</text:p>
          </table:table-cell>
          <table:table-cell office:value-type="float" office:value="0.00000000000216716" calcext:value-type="float">
            <text:p>2,17E-1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5993ms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/>
          <table:table-cell office:value-type="string" calcext:value-type="string">
            <text:p>err1050:</text:p>
          </table:table-cell>
          <table:table-cell office:value-type="float" office:value="0.00000000000212363" calcext:value-type="float">
            <text:p>2,12E-1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008ms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/>
          <table:table-cell office:value-type="string" calcext:value-type="string">
            <text:p>err1051:</text:p>
          </table:table-cell>
          <table:table-cell office:value-type="float" office:value="0.00000000000207923" calcext:value-type="float">
            <text:p>2,08E-1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023ms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/>
          <table:table-cell office:value-type="string" calcext:value-type="string">
            <text:p>err1052:</text:p>
          </table:table-cell>
          <table:table-cell office:value-type="float" office:value="0.00000000000203659" calcext:value-type="float">
            <text:p>2,04E-1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037ms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/>
          <table:table-cell office:value-type="string" calcext:value-type="string">
            <text:p>err1053:</text:p>
          </table:table-cell>
          <table:table-cell office:value-type="float" office:value="0.00000000000199396" calcext:value-type="float">
            <text:p>1,99E-1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051ms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/>
          <table:table-cell office:value-type="string" calcext:value-type="string">
            <text:p>err1054:</text:p>
          </table:table-cell>
          <table:table-cell office:value-type="float" office:value="0.0000000000019531" calcext:value-type="float">
            <text:p>1,95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065ms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/>
          <table:table-cell office:value-type="string" calcext:value-type="string">
            <text:p>err1055:</text:p>
          </table:table-cell>
          <table:table-cell office:value-type="float" office:value="0.00000000000191225" calcext:value-type="float">
            <text:p>1,91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079ms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/>
          <table:table-cell office:value-type="string" calcext:value-type="string">
            <text:p>err1056:</text:p>
          </table:table-cell>
          <table:table-cell office:value-type="float" office:value="0.00000000000187406" calcext:value-type="float">
            <text:p>1,87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093ms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/>
          <table:table-cell office:value-type="string" calcext:value-type="string">
            <text:p>err1057:</text:p>
          </table:table-cell>
          <table:table-cell office:value-type="float" office:value="0.00000000000183409" calcext:value-type="float">
            <text:p>1,83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106ms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/>
          <table:table-cell office:value-type="string" calcext:value-type="string">
            <text:p>err1058:</text:p>
          </table:table-cell>
          <table:table-cell office:value-type="float" office:value="0.00000000000179678" calcext:value-type="float">
            <text:p>1,80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118ms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/>
          <table:table-cell office:value-type="string" calcext:value-type="string">
            <text:p>err1059:</text:p>
          </table:table-cell>
          <table:table-cell office:value-type="float" office:value="0.00000000000175948" calcext:value-type="float">
            <text:p>1,76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131ms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/>
          <table:table-cell office:value-type="string" calcext:value-type="string">
            <text:p>err1060:</text:p>
          </table:table-cell>
          <table:table-cell office:value-type="float" office:value="0.00000000000172307" calcext:value-type="float">
            <text:p>1,72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144ms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/>
          <table:table-cell office:value-type="string" calcext:value-type="string">
            <text:p>err1061:</text:p>
          </table:table-cell>
          <table:table-cell office:value-type="float" office:value="0.00000000000168754" calcext:value-type="float">
            <text:p>1,69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157ms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/>
          <table:table-cell office:value-type="string" calcext:value-type="string">
            <text:p>err1062:</text:p>
          </table:table-cell>
          <table:table-cell office:value-type="float" office:value="0.0000000000016529" calcext:value-type="float">
            <text:p>1,65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170ms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/>
          <table:table-cell office:value-type="string" calcext:value-type="string">
            <text:p>err1063:</text:p>
          </table:table-cell>
          <table:table-cell office:value-type="float" office:value="0.00000000000161826" calcext:value-type="float">
            <text:p>1,62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182ms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/>
          <table:table-cell office:value-type="string" calcext:value-type="string">
            <text:p>err1064:</text:p>
          </table:table-cell>
          <table:table-cell office:value-type="float" office:value="0.0000000000015854" calcext:value-type="float">
            <text:p>1,59E-1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197ms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/>
          <table:table-cell office:value-type="string" calcext:value-type="string">
            <text:p>err1065:</text:p>
          </table:table-cell>
          <table:table-cell office:value-type="float" office:value="0.00000000000155254" calcext:value-type="float">
            <text:p>1,55E-1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211ms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/>
          <table:table-cell office:value-type="string" calcext:value-type="string">
            <text:p>err1066:</text:p>
          </table:table-cell>
          <table:table-cell office:value-type="float" office:value="0.00000000000151967" calcext:value-type="float">
            <text:p>1,52E-1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226ms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/>
          <table:table-cell office:value-type="string" calcext:value-type="string">
            <text:p>err1067:</text:p>
          </table:table-cell>
          <table:table-cell office:value-type="float" office:value="0.00000000000148948" calcext:value-type="float">
            <text:p>1,49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240ms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/>
          <table:table-cell office:value-type="string" calcext:value-type="string">
            <text:p>err1068:</text:p>
          </table:table-cell>
          <table:table-cell office:value-type="float" office:value="0.0000000000014575" calcext:value-type="float">
            <text:p>1,46E-1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255ms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/>
          <table:table-cell office:value-type="string" calcext:value-type="string">
            <text:p>err1069:</text:p>
          </table:table-cell>
          <table:table-cell office:value-type="float" office:value="0.00000000000142819" calcext:value-type="float">
            <text:p>1,43E-12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269ms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/>
          <table:table-cell office:value-type="string" calcext:value-type="string">
            <text:p>err1070:</text:p>
          </table:table-cell>
          <table:table-cell office:value-type="float" office:value="0.00000000000139888" calcext:value-type="float">
            <text:p>1,40E-1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284ms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/>
          <table:table-cell office:value-type="string" calcext:value-type="string">
            <text:p>err1071:</text:p>
          </table:table-cell>
          <table:table-cell office:value-type="float" office:value="0.00000000000136957" calcext:value-type="float">
            <text:p>1,37E-1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299ms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/>
          <table:table-cell office:value-type="string" calcext:value-type="string">
            <text:p>err1072:</text:p>
          </table:table-cell>
          <table:table-cell office:value-type="float" office:value="0.00000000000134115" calcext:value-type="float">
            <text:p>1,34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312ms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/>
          <table:table-cell office:value-type="string" calcext:value-type="string">
            <text:p>err1073:</text:p>
          </table:table-cell>
          <table:table-cell office:value-type="float" office:value="0.00000000000131362" calcext:value-type="float">
            <text:p>1,31E-12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330ms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string" calcext:value-type="string">
            <text:p>err1074:</text:p>
          </table:table-cell>
          <table:table-cell office:value-type="float" office:value="0.00000000000128697" calcext:value-type="float">
            <text:p>1,29E-1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346ms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/>
          <table:table-cell office:value-type="string" calcext:value-type="string">
            <text:p>err1075:</text:p>
          </table:table-cell>
          <table:table-cell office:value-type="float" office:value="0.00000000000125944" calcext:value-type="float">
            <text:p>1,26E-1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362ms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/>
          <table:table-cell office:value-type="string" calcext:value-type="string">
            <text:p>err1076:</text:p>
          </table:table-cell>
          <table:table-cell office:value-type="float" office:value="0.00000000000123368" calcext:value-type="float">
            <text:p>1,23E-1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376ms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string" calcext:value-type="string">
            <text:p>err1077:</text:p>
          </table:table-cell>
          <table:table-cell office:value-type="float" office:value="0.00000000000120881" calcext:value-type="float">
            <text:p>1,21E-1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392ms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/>
          <table:table-cell office:value-type="string" calcext:value-type="string">
            <text:p>err1078:</text:p>
          </table:table-cell>
          <table:table-cell office:value-type="float" office:value="0.00000000000118394" calcext:value-type="float">
            <text:p>1,18E-12</text:p>
          </table:table-cell>
          <table:table-cell office:value-type="string" calcext:value-type="string">
            <text:p>cza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483ms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/>
          <table:table-cell office:value-type="string" calcext:value-type="string">
            <text:p>err1079:</text:p>
          </table:table-cell>
          <table:table-cell office:value-type="float" office:value="0.00000000000115818" calcext:value-type="float">
            <text:p>1,16E-12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498ms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/>
          <table:table-cell office:value-type="string" calcext:value-type="string">
            <text:p>err1080:</text:p>
          </table:table-cell>
          <table:table-cell office:value-type="float" office:value="0.00000000000113509" calcext:value-type="float">
            <text:p>1,14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512ms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/>
          <table:table-cell office:value-type="string" calcext:value-type="string">
            <text:p>err1081:</text:p>
          </table:table-cell>
          <table:table-cell office:value-type="float" office:value="0.000000000001112" calcext:value-type="float">
            <text:p>1,11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525ms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/>
          <table:table-cell office:value-type="string" calcext:value-type="string">
            <text:p>err1082:</text:p>
          </table:table-cell>
          <table:table-cell office:value-type="float" office:value="0.00000000000108891" calcext:value-type="float">
            <text:p>1,09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538ms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/>
          <table:table-cell office:value-type="string" calcext:value-type="string">
            <text:p>err1083:</text:p>
          </table:table-cell>
          <table:table-cell office:value-type="float" office:value="0.00000000000106581" calcext:value-type="float">
            <text:p>1,07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551ms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/>
          <table:table-cell office:value-type="string" calcext:value-type="string">
            <text:p>err1084:</text:p>
          </table:table-cell>
          <table:table-cell office:value-type="float" office:value="0.0000000000010445" calcext:value-type="float">
            <text:p>1,04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564ms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/>
          <table:table-cell office:value-type="string" calcext:value-type="string">
            <text:p>err1085:</text:p>
          </table:table-cell>
          <table:table-cell office:value-type="float" office:value="0.00000000000102229" calcext:value-type="float">
            <text:p>1,02E-12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576ms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/>
          <table:table-cell office:value-type="string" calcext:value-type="string">
            <text:p>err1086:</text:p>
          </table:table-cell>
          <table:table-cell office:value-type="float" office:value="0.00000000000100098" calcext:value-type="float">
            <text:p>1,00E-12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589ms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/>
          <table:table-cell office:value-type="string" calcext:value-type="string">
            <text:p>err1087:</text:p>
          </table:table-cell>
          <table:table-cell office:value-type="float" office:value="0.000000000000981437" calcext:value-type="float">
            <text:p>9,81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602ms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/>
          <table:table-cell office:value-type="string" calcext:value-type="string">
            <text:p>err1088:</text:p>
          </table:table-cell>
          <table:table-cell office:value-type="float" office:value="0.000000000000960121" calcext:value-type="float">
            <text:p>9,60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616ms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/>
          <table:table-cell office:value-type="string" calcext:value-type="string">
            <text:p>err1089:</text:p>
          </table:table-cell>
          <table:table-cell office:value-type="float" office:value="0.000000000000940581" calcext:value-type="float">
            <text:p>9,41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631ms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/>
          <table:table-cell office:value-type="string" calcext:value-type="string">
            <text:p>err1090:</text:p>
          </table:table-cell>
          <table:table-cell office:value-type="float" office:value="0.000000000000921041" calcext:value-type="float">
            <text:p>9,21E-13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647ms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/>
          <table:table-cell office:value-type="string" calcext:value-type="string">
            <text:p>err1091:</text:p>
          </table:table-cell>
          <table:table-cell office:value-type="float" office:value="0.000000000000902389" calcext:value-type="float">
            <text:p>9,02E-13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664ms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/>
          <table:table-cell office:value-type="string" calcext:value-type="string">
            <text:p>err1092:</text:p>
          </table:table-cell>
          <table:table-cell office:value-type="float" office:value="0.000000000000883738" calcext:value-type="float">
            <text:p>8,84E-13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679ms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/>
          <table:table-cell office:value-type="string" calcext:value-type="string">
            <text:p>err1093:</text:p>
          </table:table-cell>
          <table:table-cell office:value-type="float" office:value="0.000000000000865086" calcext:value-type="float">
            <text:p>8,65E-13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694ms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/>
          <table:table-cell office:value-type="string" calcext:value-type="string">
            <text:p>err1094:</text:p>
          </table:table-cell>
          <table:table-cell office:value-type="float" office:value="0.00000000000084821" calcext:value-type="float">
            <text:p>8,48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709ms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/>
          <table:table-cell office:value-type="string" calcext:value-type="string">
            <text:p>err1095:</text:p>
          </table:table-cell>
          <table:table-cell office:value-type="float" office:value="0.000000000000829559" calcext:value-type="float">
            <text:p>8,30E-13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725ms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/>
          <table:table-cell office:value-type="string" calcext:value-type="string">
            <text:p>err1096:</text:p>
          </table:table-cell>
          <table:table-cell office:value-type="float" office:value="0.000000000000812683" calcext:value-type="float">
            <text:p>8,13E-13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739ms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/>
          <table:table-cell office:value-type="string" calcext:value-type="string">
            <text:p>err1097:</text:p>
          </table:table-cell>
          <table:table-cell office:value-type="float" office:value="0.000000000000795808" calcext:value-type="float">
            <text:p>7,96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754ms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/>
          <table:table-cell office:value-type="string" calcext:value-type="string">
            <text:p>err1098:</text:p>
          </table:table-cell>
          <table:table-cell office:value-type="float" office:value="0.000000000000779821" calcext:value-type="float">
            <text:p>7,80E-13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773ms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/>
          <table:table-cell office:value-type="string" calcext:value-type="string">
            <text:p>err1099:</text:p>
          </table:table-cell>
          <table:table-cell office:value-type="float" office:value="0.000000000000762945" calcext:value-type="float">
            <text:p>7,63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788ms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/>
          <table:table-cell office:value-type="string" calcext:value-type="string">
            <text:p>err1100:</text:p>
          </table:table-cell>
          <table:table-cell office:value-type="float" office:value="0.000000000000747846" calcext:value-type="float">
            <text:p>7,48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803ms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/>
          <table:table-cell office:value-type="string" calcext:value-type="string">
            <text:p>err1101:</text:p>
          </table:table-cell>
          <table:table-cell office:value-type="float" office:value="0.000000000000732747" calcext:value-type="float">
            <text:p>7,33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817ms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/>
          <table:table-cell office:value-type="string" calcext:value-type="string">
            <text:p>err1102:</text:p>
          </table:table-cell>
          <table:table-cell office:value-type="float" office:value="0.00000000000071676" calcext:value-type="float">
            <text:p>7,17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832ms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/>
          <table:table-cell office:value-type="string" calcext:value-type="string">
            <text:p>err1103:</text:p>
          </table:table-cell>
          <table:table-cell office:value-type="float" office:value="0.000000000000702549" calcext:value-type="float">
            <text:p>7,03E-13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847ms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/>
          <table:table-cell office:value-type="string" calcext:value-type="string">
            <text:p>err1104:</text:p>
          </table:table-cell>
          <table:table-cell office:value-type="float" office:value="0.00000000000068745" calcext:value-type="float">
            <text:p>6,87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861ms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/>
          <table:table-cell office:value-type="string" calcext:value-type="string">
            <text:p>err1105:</text:p>
          </table:table-cell>
          <table:table-cell office:value-type="float" office:value="0.000000000000674127" calcext:value-type="float">
            <text:p>6,74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876ms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/>
          <table:table-cell office:value-type="string" calcext:value-type="string">
            <text:p>err1106:</text:p>
          </table:table-cell>
          <table:table-cell office:value-type="float" office:value="0.000000000000659028" calcext:value-type="float">
            <text:p>6,59E-13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890ms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/>
          <table:table-cell office:value-type="string" calcext:value-type="string">
            <text:p>err1107:</text:p>
          </table:table-cell>
          <table:table-cell office:value-type="float" office:value="0.000000000000646594" calcext:value-type="float">
            <text:p>6,47E-13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906ms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/>
          <table:table-cell office:value-type="string" calcext:value-type="string">
            <text:p>err1108:</text:p>
          </table:table-cell>
          <table:table-cell office:value-type="float" office:value="0.000000000000632383" calcext:value-type="float">
            <text:p>6,32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920ms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string" calcext:value-type="string">
            <text:p>err1109:</text:p>
          </table:table-cell>
          <table:table-cell office:value-type="float" office:value="0.000000000000619949" calcext:value-type="float">
            <text:p>6,20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933ms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/>
          <table:table-cell office:value-type="string" calcext:value-type="string">
            <text:p>err1110:</text:p>
          </table:table-cell>
          <table:table-cell office:value-type="float" office:value="0.000000000000606626" calcext:value-type="float">
            <text:p>6,07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946ms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/>
          <table:table-cell office:value-type="string" calcext:value-type="string">
            <text:p>err1111:</text:p>
          </table:table-cell>
          <table:table-cell office:value-type="float" office:value="0.000000000000594191" calcext:value-type="float">
            <text:p>5,94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958ms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/>
          <table:table-cell office:value-type="string" calcext:value-type="string">
            <text:p>err1112:</text:p>
          </table:table-cell>
          <table:table-cell office:value-type="float" office:value="0.000000000000581757" calcext:value-type="float">
            <text:p>5,82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971ms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/>
          <table:table-cell office:value-type="string" calcext:value-type="string">
            <text:p>err1113:</text:p>
          </table:table-cell>
          <table:table-cell office:value-type="float" office:value="0.000000000000570211" calcext:value-type="float">
            <text:p>5,70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6984ms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/>
          <table:table-cell office:value-type="string" calcext:value-type="string">
            <text:p>err1114:</text:p>
          </table:table-cell>
          <table:table-cell office:value-type="float" office:value="0.000000000000558664" calcext:value-type="float">
            <text:p>5,59E-13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000ms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/>
          <table:table-cell office:value-type="string" calcext:value-type="string">
            <text:p>err1115:</text:p>
          </table:table-cell>
          <table:table-cell office:value-type="float" office:value="0.00000000000054623" calcext:value-type="float">
            <text:p>5,46E-13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019ms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/>
          <table:table-cell office:value-type="string" calcext:value-type="string">
            <text:p>err1116:</text:p>
          </table:table-cell>
          <table:table-cell office:value-type="float" office:value="0.000000000000535572" calcext:value-type="float">
            <text:p>5,36E-13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038ms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/>
          <table:table-cell office:value-type="string" calcext:value-type="string">
            <text:p>err1117:</text:p>
          </table:table-cell>
          <table:table-cell office:value-type="float" office:value="0.000000000000524025" calcext:value-type="float">
            <text:p>5,24E-13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057ms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/>
          <table:table-cell office:value-type="string" calcext:value-type="string">
            <text:p>err1118:</text:p>
          </table:table-cell>
          <table:table-cell office:value-type="float" office:value="0.000000000000513367" calcext:value-type="float">
            <text:p>5,13E-13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075ms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/>
          <table:table-cell office:value-type="string" calcext:value-type="string">
            <text:p>err1119:</text:p>
          </table:table-cell>
          <table:table-cell office:value-type="float" office:value="0.000000000000502709" calcext:value-type="float">
            <text:p>5,03E-13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093ms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/>
          <table:table-cell office:value-type="string" calcext:value-type="string">
            <text:p>err1120:</text:p>
          </table:table-cell>
          <table:table-cell office:value-type="float" office:value="0.000000000000492939" calcext:value-type="float">
            <text:p>4,93E-13</text:p>
          </table:table-cell>
          <table:table-cell office:value-type="string" calcext:value-type="string">
            <text:p>cz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118m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/>
          <table:table-cell office:value-type="string" calcext:value-type="string">
            <text:p>err1121:</text:p>
          </table:table-cell>
          <table:table-cell office:value-type="float" office:value="0.000000000000482281" calcext:value-type="float">
            <text:p>4,82E-13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141ms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/>
          <table:table-cell office:value-type="string" calcext:value-type="string">
            <text:p>err1122:</text:p>
          </table:table-cell>
          <table:table-cell office:value-type="float" office:value="0.000000000000472511" calcext:value-type="float">
            <text:p>4,73E-13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162ms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/>
          <table:table-cell office:value-type="string" calcext:value-type="string">
            <text:p>err1123:</text:p>
          </table:table-cell>
          <table:table-cell office:value-type="float" office:value="0.000000000000462741" calcext:value-type="float">
            <text:p>4,63E-13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181ms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/>
          <table:table-cell office:value-type="string" calcext:value-type="string">
            <text:p>err1124:</text:p>
          </table:table-cell>
          <table:table-cell office:value-type="float" office:value="0.000000000000452971" calcext:value-type="float">
            <text:p>4,53E-13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202ms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/>
          <table:table-cell office:value-type="string" calcext:value-type="string">
            <text:p>err1125:</text:p>
          </table:table-cell>
          <table:table-cell office:value-type="float" office:value="0.000000000000443201" calcext:value-type="float">
            <text:p>4,43E-13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221ms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/>
          <table:table-cell office:value-type="string" calcext:value-type="string">
            <text:p>err1126:</text:p>
          </table:table-cell>
          <table:table-cell office:value-type="float" office:value="0.000000000000435207" calcext:value-type="float">
            <text:p>4,35E-13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241ms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/>
          <table:table-cell office:value-type="string" calcext:value-type="string">
            <text:p>err1127:</text:p>
          </table:table-cell>
          <table:table-cell office:value-type="float" office:value="0.000000000000425437" calcext:value-type="float">
            <text:p>4,25E-13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258ms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/>
          <table:table-cell office:value-type="string" calcext:value-type="string">
            <text:p>err1128:</text:p>
          </table:table-cell>
          <table:table-cell office:value-type="float" office:value="0.000000000000416556" calcext:value-type="float">
            <text:p>4,17E-13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276ms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/>
          <table:table-cell office:value-type="string" calcext:value-type="string">
            <text:p>err1129:</text:p>
          </table:table-cell>
          <table:table-cell office:value-type="float" office:value="0.000000000000408562" calcext:value-type="float">
            <text:p>4,09E-13</text:p>
          </table:table-cell>
          <table:table-cell office:value-type="string" calcext:value-type="string">
            <text:p>cz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296ms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/>
          <table:table-cell office:value-type="string" calcext:value-type="string">
            <text:p>err1130:</text:p>
          </table:table-cell>
          <table:table-cell office:value-type="float" office:value="0.00000000000039968" calcext:value-type="float">
            <text:p>4,00E-13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312ms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/>
          <table:table-cell office:value-type="string" calcext:value-type="string">
            <text:p>err1131:</text:p>
          </table:table-cell>
          <table:table-cell office:value-type="float" office:value="0.000000000000390799" calcext:value-type="float">
            <text:p>3,91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324ms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/>
          <table:table-cell office:value-type="string" calcext:value-type="string">
            <text:p>err1132:</text:p>
          </table:table-cell>
          <table:table-cell office:value-type="float" office:value="0.000000000000383693" calcext:value-type="float">
            <text:p>3,84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336ms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/>
          <table:table-cell office:value-type="string" calcext:value-type="string">
            <text:p>err1133:</text:p>
          </table:table-cell>
          <table:table-cell office:value-type="float" office:value="0.000000000000375699" calcext:value-type="float">
            <text:p>3,76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349ms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/>
          <table:table-cell office:value-type="string" calcext:value-type="string">
            <text:p>err1134:</text:p>
          </table:table-cell>
          <table:table-cell office:value-type="float" office:value="0.000000000000367706" calcext:value-type="float">
            <text:p>3,68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362ms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/>
          <table:table-cell office:value-type="string" calcext:value-type="string">
            <text:p>err1135:</text:p>
          </table:table-cell>
          <table:table-cell office:value-type="float" office:value="0.000000000000359712" calcext:value-type="float">
            <text:p>3,60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375ms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/>
          <table:table-cell office:value-type="string" calcext:value-type="string">
            <text:p>err1136:</text:p>
          </table:table-cell>
          <table:table-cell office:value-type="float" office:value="0.000000000000352607" calcext:value-type="float">
            <text:p>3,53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389ms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/>
          <table:table-cell office:value-type="string" calcext:value-type="string">
            <text:p>err1137:</text:p>
          </table:table-cell>
          <table:table-cell office:value-type="float" office:value="0.000000000000345501" calcext:value-type="float">
            <text:p>3,46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402ms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/>
          <table:table-cell office:value-type="string" calcext:value-type="string">
            <text:p>err1138:</text:p>
          </table:table-cell>
          <table:table-cell office:value-type="float" office:value="0.000000000000338396" calcext:value-type="float">
            <text:p>3,38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414ms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/>
          <table:table-cell office:value-type="string" calcext:value-type="string">
            <text:p>err1139:</text:p>
          </table:table-cell>
          <table:table-cell office:value-type="float" office:value="0.000000000000331291" calcext:value-type="float">
            <text:p>3,31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426ms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/>
          <table:table-cell office:value-type="string" calcext:value-type="string">
            <text:p>err1140:</text:p>
          </table:table-cell>
          <table:table-cell office:value-type="float" office:value="0.000000000000324185" calcext:value-type="float">
            <text:p>3,24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438ms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/>
          <table:table-cell office:value-type="string" calcext:value-type="string">
            <text:p>err1141:</text:p>
          </table:table-cell>
          <table:table-cell office:value-type="float" office:value="0.000000000000317968" calcext:value-type="float">
            <text:p>3,18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450ms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/>
          <table:table-cell office:value-type="string" calcext:value-type="string">
            <text:p>err1142:</text:p>
          </table:table-cell>
          <table:table-cell office:value-type="float" office:value="0.000000000000310862" calcext:value-type="float">
            <text:p>3,11E-13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467ms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/>
          <table:table-cell office:value-type="string" calcext:value-type="string">
            <text:p>err1143:</text:p>
          </table:table-cell>
          <table:table-cell office:value-type="float" office:value="0.000000000000304645" calcext:value-type="float">
            <text:p>3,05E-13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483ms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/>
          <table:table-cell office:value-type="string" calcext:value-type="string">
            <text:p>err1144:</text:p>
          </table:table-cell>
          <table:table-cell office:value-type="float" office:value="0.000000000000298428" calcext:value-type="float">
            <text:p>2,98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497ms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/>
          <table:table-cell office:value-type="string" calcext:value-type="string">
            <text:p>err1145:</text:p>
          </table:table-cell>
          <table:table-cell office:value-type="float" office:value="0.000000000000292211" calcext:value-type="float">
            <text:p>2,92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509ms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/>
          <table:table-cell office:value-type="string" calcext:value-type="string">
            <text:p>err1146:</text:p>
          </table:table-cell>
          <table:table-cell office:value-type="float" office:value="0.000000000000286882" calcext:value-type="float">
            <text:p>2,87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521ms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/>
          <table:table-cell office:value-type="string" calcext:value-type="string">
            <text:p>err1147:</text:p>
          </table:table-cell>
          <table:table-cell office:value-type="float" office:value="0.000000000000279776" calcext:value-type="float">
            <text:p>2,80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534ms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/>
          <table:table-cell office:value-type="string" calcext:value-type="string">
            <text:p>err1148:</text:p>
          </table:table-cell>
          <table:table-cell office:value-type="float" office:value="0.000000000000274447" calcext:value-type="float">
            <text:p>2,74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547ms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/>
          <table:table-cell office:value-type="string" calcext:value-type="string">
            <text:p>err1149:</text:p>
          </table:table-cell>
          <table:table-cell office:value-type="float" office:value="0.000000000000269118" calcext:value-type="float">
            <text:p>2,69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560ms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/>
          <table:table-cell office:value-type="string" calcext:value-type="string">
            <text:p>err1150:</text:p>
          </table:table-cell>
          <table:table-cell office:value-type="float" office:value="0.000000000000263789" calcext:value-type="float">
            <text:p>2,64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573ms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/>
          <table:table-cell office:value-type="string" calcext:value-type="string">
            <text:p>err1151:</text:p>
          </table:table-cell>
          <table:table-cell office:value-type="float" office:value="0.000000000000257572" calcext:value-type="float">
            <text:p>2,58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586ms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/>
          <table:table-cell office:value-type="string" calcext:value-type="string">
            <text:p>err1152:</text:p>
          </table:table-cell>
          <table:table-cell office:value-type="float" office:value="0.000000000000252243" calcext:value-type="float">
            <text:p>2,52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600ms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/>
          <table:table-cell office:value-type="string" calcext:value-type="string">
            <text:p>err1153:</text:p>
          </table:table-cell>
          <table:table-cell office:value-type="float" office:value="0.000000000000246914" calcext:value-type="float">
            <text:p>2,47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613ms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/>
          <table:table-cell office:value-type="string" calcext:value-type="string">
            <text:p>err1154:</text:p>
          </table:table-cell>
          <table:table-cell office:value-type="float" office:value="0.000000000000242473" calcext:value-type="float">
            <text:p>2,42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625ms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/>
          <table:table-cell office:value-type="string" calcext:value-type="string">
            <text:p>err1155:</text:p>
          </table:table-cell>
          <table:table-cell office:value-type="float" office:value="0.000000000000237144" calcext:value-type="float">
            <text:p>2,37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639ms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/>
          <table:table-cell office:value-type="string" calcext:value-type="string">
            <text:p>err1156:</text:p>
          </table:table-cell>
          <table:table-cell office:value-type="float" office:value="0.000000000000232703" calcext:value-type="float">
            <text:p>2,33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653ms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/>
          <table:table-cell office:value-type="string" calcext:value-type="string">
            <text:p>err1157:</text:p>
          </table:table-cell>
          <table:table-cell office:value-type="float" office:value="0.000000000000227374" calcext:value-type="float">
            <text:p>2,27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666ms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/>
          <table:table-cell office:value-type="string" calcext:value-type="string">
            <text:p>err1158:</text:p>
          </table:table-cell>
          <table:table-cell office:value-type="float" office:value="0.000000000000222933" calcext:value-type="float">
            <text:p>2,23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680ms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/>
          <table:table-cell office:value-type="string" calcext:value-type="string">
            <text:p>err1159:</text:p>
          </table:table-cell>
          <table:table-cell office:value-type="float" office:value="0.000000000000217604" calcext:value-type="float">
            <text:p>2,18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693ms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/>
          <table:table-cell office:value-type="string" calcext:value-type="string">
            <text:p>err1160:</text:p>
          </table:table-cell>
          <table:table-cell office:value-type="float" office:value="0.000000000000214051" calcext:value-type="float">
            <text:p>2,14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707ms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/>
          <table:table-cell office:value-type="string" calcext:value-type="string">
            <text:p>err1161:</text:p>
          </table:table-cell>
          <table:table-cell office:value-type="float" office:value="0.00000000000020961" calcext:value-type="float">
            <text:p>2,10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720ms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/>
          <table:table-cell office:value-type="string" calcext:value-type="string">
            <text:p>err1162:</text:p>
          </table:table-cell>
          <table:table-cell office:value-type="float" office:value="0.000000000000205169" calcext:value-type="float">
            <text:p>2,05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733ms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/>
          <table:table-cell office:value-type="string" calcext:value-type="string">
            <text:p>err1163:</text:p>
          </table:table-cell>
          <table:table-cell office:value-type="float" office:value="0.000000000000200728" calcext:value-type="float">
            <text:p>2,01E-13</text:p>
          </table:table-cell>
          <table:table-cell office:value-type="string" calcext:value-type="string">
            <text:p>cza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771ms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/>
          <table:table-cell office:value-type="string" calcext:value-type="string">
            <text:p>err1164:</text:p>
          </table:table-cell>
          <table:table-cell office:value-type="float" office:value="0.000000000000196287" calcext:value-type="float">
            <text:p>1,96E-13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789ms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/>
          <table:table-cell office:value-type="string" calcext:value-type="string">
            <text:p>err1165:</text:p>
          </table:table-cell>
          <table:table-cell office:value-type="float" office:value="0.000000000000192735" calcext:value-type="float">
            <text:p>1,93E-13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807ms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/>
          <table:table-cell office:value-type="string" calcext:value-type="string">
            <text:p>err1166:</text:p>
          </table:table-cell>
          <table:table-cell office:value-type="float" office:value="0.000000000000188294" calcext:value-type="float">
            <text:p>1,88E-13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825ms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/>
          <table:table-cell office:value-type="string" calcext:value-type="string">
            <text:p>err1167:</text:p>
          </table:table-cell>
          <table:table-cell office:value-type="float" office:value="0.000000000000184741" calcext:value-type="float">
            <text:p>1,85E-13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843ms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/>
          <table:table-cell office:value-type="string" calcext:value-type="string">
            <text:p>err1168:</text:p>
          </table:table-cell>
          <table:table-cell office:value-type="float" office:value="0.000000000000181188" calcext:value-type="float">
            <text:p>1,81E-13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862ms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/>
          <table:table-cell office:value-type="string" calcext:value-type="string">
            <text:p>err1169:</text:p>
          </table:table-cell>
          <table:table-cell office:value-type="float" office:value="0.000000000000176748" calcext:value-type="float">
            <text:p>1,77E-13</text:p>
          </table:table-cell>
          <table:table-cell office:value-type="string" calcext:value-type="string">
            <text:p>cz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884ms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/>
          <table:table-cell office:value-type="string" calcext:value-type="string">
            <text:p>err1170:</text:p>
          </table:table-cell>
          <table:table-cell office:value-type="float" office:value="0.000000000000173195" calcext:value-type="float">
            <text:p>1,73E-13</text:p>
          </table:table-cell>
          <table:table-cell office:value-type="string" calcext:value-type="string">
            <text:p>cz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906ms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/>
          <table:table-cell office:value-type="string" calcext:value-type="string">
            <text:p>err1171:</text:p>
          </table:table-cell>
          <table:table-cell office:value-type="float" office:value="0.000000000000169642" calcext:value-type="float">
            <text:p>1,70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921ms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/>
          <table:table-cell office:value-type="string" calcext:value-type="string">
            <text:p>err1172:</text:p>
          </table:table-cell>
          <table:table-cell office:value-type="float" office:value="0.000000000000166978" calcext:value-type="float">
            <text:p>1,67E-13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938ms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/>
          <table:table-cell office:value-type="string" calcext:value-type="string">
            <text:p>err1173:</text:p>
          </table:table-cell>
          <table:table-cell office:value-type="float" office:value="0.000000000000162537" calcext:value-type="float">
            <text:p>1,63E-13</text:p>
          </table:table-cell>
          <table:table-cell office:value-type="string" calcext:value-type="string">
            <text:p>cz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957ms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/>
          <table:table-cell office:value-type="string" calcext:value-type="string">
            <text:p>err1174:</text:p>
          </table:table-cell>
          <table:table-cell office:value-type="float" office:value="0.000000000000159872" calcext:value-type="float">
            <text:p>1,60E-13</text:p>
          </table:table-cell>
          <table:table-cell office:value-type="string" calcext:value-type="string">
            <text:p>cz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975ms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/>
          <table:table-cell office:value-type="string" calcext:value-type="string">
            <text:p>err1175:</text:p>
          </table:table-cell>
          <table:table-cell office:value-type="float" office:value="0.000000000000156319" calcext:value-type="float">
            <text:p>1,56E-13</text:p>
          </table:table-cell>
          <table:table-cell office:value-type="string" calcext:value-type="string">
            <text:p>cz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7994ms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/>
          <table:table-cell office:value-type="string" calcext:value-type="string">
            <text:p>err1176:</text:p>
          </table:table-cell>
          <table:table-cell office:value-type="float" office:value="0.000000000000152767" calcext:value-type="float">
            <text:p>1,53E-13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009ms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/>
          <table:table-cell office:value-type="string" calcext:value-type="string">
            <text:p>err1177:</text:p>
          </table:table-cell>
          <table:table-cell office:value-type="float" office:value="0.000000000000150102" calcext:value-type="float">
            <text:p>1,50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023ms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/>
          <table:table-cell office:value-type="string" calcext:value-type="string">
            <text:p>err1178:</text:p>
          </table:table-cell>
          <table:table-cell office:value-type="float" office:value="0.000000000000146549" calcext:value-type="float">
            <text:p>1,47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036ms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/>
          <table:table-cell office:value-type="string" calcext:value-type="string">
            <text:p>err1179:</text:p>
          </table:table-cell>
          <table:table-cell office:value-type="float" office:value="0.000000000000143885" calcext:value-type="float">
            <text:p>1,44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051ms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/>
          <table:table-cell office:value-type="string" calcext:value-type="string">
            <text:p>err1180:</text:p>
          </table:table-cell>
          <table:table-cell office:value-type="float" office:value="0.000000000000140332" calcext:value-type="float">
            <text:p>1,40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065ms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/>
          <table:table-cell office:value-type="string" calcext:value-type="string">
            <text:p>err1181:</text:p>
          </table:table-cell>
          <table:table-cell office:value-type="float" office:value="0.000000000000138556" calcext:value-type="float">
            <text:p>1,39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079ms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/>
          <table:table-cell office:value-type="string" calcext:value-type="string">
            <text:p>err1182:</text:p>
          </table:table-cell>
          <table:table-cell office:value-type="float" office:value="0.000000000000135003" calcext:value-type="float">
            <text:p>1,35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092ms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/>
          <table:table-cell office:value-type="string" calcext:value-type="string">
            <text:p>err1183:</text:p>
          </table:table-cell>
          <table:table-cell office:value-type="float" office:value="0.00000000000013145" calcext:value-type="float">
            <text:p>1,31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106ms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/>
          <table:table-cell office:value-type="string" calcext:value-type="string">
            <text:p>err1184:</text:p>
          </table:table-cell>
          <table:table-cell office:value-type="float" office:value="0.000000000000129674" calcext:value-type="float">
            <text:p>1,30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120ms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/>
          <table:table-cell office:value-type="string" calcext:value-type="string">
            <text:p>err1185:</text:p>
          </table:table-cell>
          <table:table-cell office:value-type="float" office:value="0.00000000000012701" calcext:value-type="float">
            <text:p>1,27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134ms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/>
          <table:table-cell office:value-type="string" calcext:value-type="string">
            <text:p>err1186:</text:p>
          </table:table-cell>
          <table:table-cell office:value-type="float" office:value="0.000000000000124345" calcext:value-type="float">
            <text:p>1,24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148ms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/>
          <table:table-cell office:value-type="string" calcext:value-type="string">
            <text:p>err1187:</text:p>
          </table:table-cell>
          <table:table-cell office:value-type="float" office:value="0.00000000000012168" calcext:value-type="float">
            <text:p>1,22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162ms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/>
          <table:table-cell office:value-type="string" calcext:value-type="string">
            <text:p>err1188:</text:p>
          </table:table-cell>
          <table:table-cell office:value-type="float" office:value="0.000000000000119016" calcext:value-type="float">
            <text:p>1,19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176ms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/>
          <table:table-cell office:value-type="string" calcext:value-type="string">
            <text:p>err1189:</text:p>
          </table:table-cell>
          <table:table-cell office:value-type="float" office:value="0.000000000000116351" calcext:value-type="float">
            <text:p>1,16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189ms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/>
          <table:table-cell office:value-type="string" calcext:value-type="string">
            <text:p>err1190:</text:p>
          </table:table-cell>
          <table:table-cell office:value-type="float" office:value="0.000000000000114575" calcext:value-type="float">
            <text:p>1,15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202ms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/>
          <table:table-cell office:value-type="string" calcext:value-type="string">
            <text:p>err1191:</text:p>
          </table:table-cell>
          <table:table-cell office:value-type="float" office:value="0.00000000000011191" calcext:value-type="float">
            <text:p>1,12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215ms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/>
          <table:table-cell office:value-type="string" calcext:value-type="string">
            <text:p>err1192:</text:p>
          </table:table-cell>
          <table:table-cell office:value-type="float" office:value="0.000000000000109246" calcext:value-type="float">
            <text:p>1,09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228ms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/>
          <table:table-cell office:value-type="string" calcext:value-type="string">
            <text:p>err1193:</text:p>
          </table:table-cell>
          <table:table-cell office:value-type="float" office:value="0.00000000000010747" calcext:value-type="float">
            <text:p>1,07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242ms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/>
          <table:table-cell office:value-type="string" calcext:value-type="string">
            <text:p>err1194:</text:p>
          </table:table-cell>
          <table:table-cell office:value-type="float" office:value="0.000000000000104805" calcext:value-type="float">
            <text:p>1,05E-13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255ms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/>
          <table:table-cell office:value-type="string" calcext:value-type="string">
            <text:p>err1195:</text:p>
          </table:table-cell>
          <table:table-cell office:value-type="float" office:value="0.000000000000103029" calcext:value-type="float">
            <text:p>1,03E-13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267ms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/>
          <table:table-cell office:value-type="string" calcext:value-type="string">
            <text:p>err1196:</text:p>
          </table:table-cell>
          <table:table-cell office:value-type="float" office:value="0.000000000000101252" calcext:value-type="float">
            <text:p>1,01E-13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282ms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/>
          <table:table-cell office:value-type="string" calcext:value-type="string">
            <text:p>err1197:</text:p>
          </table:table-cell>
          <table:table-cell office:value-type="float" office:value="0.0000000000000985878" calcext:value-type="float">
            <text:p>9,86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295ms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/>
          <table:table-cell office:value-type="string" calcext:value-type="string">
            <text:p>err1198:</text:p>
          </table:table-cell>
          <table:table-cell office:value-type="float" office:value="0.0000000000000968114" calcext:value-type="float">
            <text:p>9,68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309ms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/>
          <table:table-cell office:value-type="string" calcext:value-type="string">
            <text:p>err1199:</text:p>
          </table:table-cell>
          <table:table-cell office:value-type="float" office:value="0.0000000000000941469" calcext:value-type="float">
            <text:p>9,41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322ms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/>
          <table:table-cell office:value-type="string" calcext:value-type="string">
            <text:p>err1200:</text:p>
          </table:table-cell>
          <table:table-cell office:value-type="float" office:value="0.0000000000000923706" calcext:value-type="float">
            <text:p>9,24E-14</text:p>
          </table:table-cell>
          <table:table-cell office:value-type="string" calcext:value-type="string">
            <text:p>cz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338m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err1201:</text:p>
          </table:table-cell>
          <table:table-cell office:value-type="float" office:value="0.0000000000000914824" calcext:value-type="float">
            <text:p>9,15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353ms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/>
          <table:table-cell office:value-type="string" calcext:value-type="string">
            <text:p>err1202:</text:p>
          </table:table-cell>
          <table:table-cell office:value-type="float" office:value="0.0000000000000888178" calcext:value-type="float">
            <text:p>8,88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367ms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/>
          <table:table-cell office:value-type="string" calcext:value-type="string">
            <text:p>err1203:</text:p>
          </table:table-cell>
          <table:table-cell office:value-type="float" office:value="0.0000000000000870415" calcext:value-type="float">
            <text:p>8,70E-14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381ms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/>
          <table:table-cell office:value-type="string" calcext:value-type="string">
            <text:p>err1204:</text:p>
          </table:table-cell>
          <table:table-cell office:value-type="float" office:value="0.0000000000000852651" calcext:value-type="float">
            <text:p>8,53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395ms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/>
          <table:table-cell office:value-type="string" calcext:value-type="string">
            <text:p>err1205:</text:p>
          </table:table-cell>
          <table:table-cell office:value-type="float" office:value="0.0000000000000834888" calcext:value-type="float">
            <text:p>8,35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409ms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/>
          <table:table-cell office:value-type="string" calcext:value-type="string">
            <text:p>err1206:</text:p>
          </table:table-cell>
          <table:table-cell office:value-type="float" office:value="0.0000000000000817124" calcext:value-type="float">
            <text:p>8,17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422ms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/>
          <table:table-cell office:value-type="string" calcext:value-type="string">
            <text:p>err1207:</text:p>
          </table:table-cell>
          <table:table-cell office:value-type="float" office:value="0.0000000000000808242" calcext:value-type="float">
            <text:p>8,08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436ms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/>
          <table:table-cell office:value-type="string" calcext:value-type="string">
            <text:p>err1208:</text:p>
          </table:table-cell>
          <table:table-cell office:value-type="float" office:value="0.0000000000000781597" calcext:value-type="float">
            <text:p>7,82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449ms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/>
          <table:table-cell office:value-type="string" calcext:value-type="string">
            <text:p>err1209:</text:p>
          </table:table-cell>
          <table:table-cell office:value-type="float" office:value="0.0000000000000763833" calcext:value-type="float">
            <text:p>7,64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462ms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/>
          <table:table-cell office:value-type="string" calcext:value-type="string">
            <text:p>err1210:</text:p>
          </table:table-cell>
          <table:table-cell office:value-type="float" office:value="0.0000000000000754952" calcext:value-type="float">
            <text:p>7,55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476ms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/>
          <table:table-cell office:value-type="string" calcext:value-type="string">
            <text:p>err1211:</text:p>
          </table:table-cell>
          <table:table-cell office:value-type="float" office:value="0.0000000000000737188" calcext:value-type="float">
            <text:p>7,37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490ms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/>
          <table:table-cell office:value-type="string" calcext:value-type="string">
            <text:p>err1212:</text:p>
          </table:table-cell>
          <table:table-cell office:value-type="float" office:value="0.0000000000000719425" calcext:value-type="float">
            <text:p>7,19E-14</text:p>
          </table:table-cell>
          <table:table-cell office:value-type="string" calcext:value-type="string">
            <text:p>cza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551ms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/>
          <table:table-cell office:value-type="string" calcext:value-type="string">
            <text:p>err1213:</text:p>
          </table:table-cell>
          <table:table-cell office:value-type="float" office:value="0.0000000000000710543" calcext:value-type="float">
            <text:p>7,11E-14</text:p>
          </table:table-cell>
          <table:table-cell office:value-type="string" calcext:value-type="string">
            <text:p>cz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567ms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/>
          <table:table-cell office:value-type="string" calcext:value-type="string">
            <text:p>err1214:</text:p>
          </table:table-cell>
          <table:table-cell office:value-type="float" office:value="0.0000000000000692779" calcext:value-type="float">
            <text:p>6,93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580ms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/>
          <table:table-cell office:value-type="string" calcext:value-type="string">
            <text:p>err1215:</text:p>
          </table:table-cell>
          <table:table-cell office:value-type="float" office:value="0.0000000000000675016" calcext:value-type="float">
            <text:p>6,75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594ms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/>
          <table:table-cell office:value-type="string" calcext:value-type="string">
            <text:p>err1216:</text:p>
          </table:table-cell>
          <table:table-cell office:value-type="float" office:value="0.0000000000000666134" calcext:value-type="float">
            <text:p>6,66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607ms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/>
          <table:table-cell office:value-type="string" calcext:value-type="string">
            <text:p>err1217:</text:p>
          </table:table-cell>
          <table:table-cell office:value-type="float" office:value="0.000000000000064837" calcext:value-type="float">
            <text:p>6,48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620ms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/>
          <table:table-cell office:value-type="string" calcext:value-type="string">
            <text:p>err1218:</text:p>
          </table:table-cell>
          <table:table-cell office:value-type="float" office:value="0.0000000000000639488" calcext:value-type="float">
            <text:p>6,39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633ms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/>
          <table:table-cell office:value-type="string" calcext:value-type="string">
            <text:p>err1219:</text:p>
          </table:table-cell>
          <table:table-cell office:value-type="float" office:value="0.0000000000000621725" calcext:value-type="float">
            <text:p>6,22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648ms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/>
          <table:table-cell office:value-type="string" calcext:value-type="string">
            <text:p>err1220:</text:p>
          </table:table-cell>
          <table:table-cell office:value-type="float" office:value="0.0000000000000612843" calcext:value-type="float">
            <text:p>6,13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661ms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/>
          <table:table-cell office:value-type="string" calcext:value-type="string">
            <text:p>err1221:</text:p>
          </table:table-cell>
          <table:table-cell office:value-type="float" office:value="0.000000000000059508" calcext:value-type="float">
            <text:p>5,95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674ms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/>
          <table:table-cell office:value-type="string" calcext:value-type="string">
            <text:p>err1222:</text:p>
          </table:table-cell>
          <table:table-cell office:value-type="float" office:value="0.0000000000000586198" calcext:value-type="float">
            <text:p>5,86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686ms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/>
          <table:table-cell office:value-type="string" calcext:value-type="string">
            <text:p>err1223:</text:p>
          </table:table-cell>
          <table:table-cell office:value-type="float" office:value="0.0000000000000577316" calcext:value-type="float">
            <text:p>5,77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700ms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/>
          <table:table-cell office:value-type="string" calcext:value-type="string">
            <text:p>err1224:</text:p>
          </table:table-cell>
          <table:table-cell office:value-type="float" office:value="0.0000000000000559552" calcext:value-type="float">
            <text:p>5,60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713ms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/>
          <table:table-cell office:value-type="string" calcext:value-type="string">
            <text:p>err1225:</text:p>
          </table:table-cell>
          <table:table-cell office:value-type="float" office:value="0.0000000000000550671" calcext:value-type="float">
            <text:p>5,51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726ms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/>
          <table:table-cell office:value-type="string" calcext:value-type="string">
            <text:p>err1226:</text:p>
          </table:table-cell>
          <table:table-cell office:value-type="float" office:value="0.0000000000000541789" calcext:value-type="float">
            <text:p>5,42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739ms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/>
          <table:table-cell office:value-type="string" calcext:value-type="string">
            <text:p>err1227:</text:p>
          </table:table-cell>
          <table:table-cell office:value-type="float" office:value="0.0000000000000524025" calcext:value-type="float">
            <text:p>5,24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753ms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/>
          <table:table-cell office:value-type="string" calcext:value-type="string">
            <text:p>err1228:</text:p>
          </table:table-cell>
          <table:table-cell office:value-type="float" office:value="0.0000000000000515143" calcext:value-type="float">
            <text:p>5,15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766ms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/>
          <table:table-cell office:value-type="string" calcext:value-type="string">
            <text:p>err1229:</text:p>
          </table:table-cell>
          <table:table-cell office:value-type="float" office:value="0.0000000000000506262" calcext:value-type="float">
            <text:p>5,06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780ms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/>
          <table:table-cell office:value-type="string" calcext:value-type="string">
            <text:p>err1230:</text:p>
          </table:table-cell>
          <table:table-cell office:value-type="float" office:value="0.000000000000049738" calcext:value-type="float">
            <text:p>4,97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793ms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/>
          <table:table-cell office:value-type="string" calcext:value-type="string">
            <text:p>err1231:</text:p>
          </table:table-cell>
          <table:table-cell office:value-type="float" office:value="0.0000000000000479616" calcext:value-type="float">
            <text:p>4,80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806ms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/>
          <table:table-cell office:value-type="string" calcext:value-type="string">
            <text:p>err1232:</text:p>
          </table:table-cell>
          <table:table-cell office:value-type="float" office:value="0.0000000000000479616" calcext:value-type="float">
            <text:p>4,80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821ms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/>
          <table:table-cell office:value-type="string" calcext:value-type="string">
            <text:p>err1233:</text:p>
          </table:table-cell>
          <table:table-cell office:value-type="float" office:value="0.0000000000000461853" calcext:value-type="float">
            <text:p>4,62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833ms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/>
          <table:table-cell office:value-type="string" calcext:value-type="string">
            <text:p>err1234:</text:p>
          </table:table-cell>
          <table:table-cell office:value-type="float" office:value="0.0000000000000461853" calcext:value-type="float">
            <text:p>4,62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846ms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/>
          <table:table-cell office:value-type="string" calcext:value-type="string">
            <text:p>err1235:</text:p>
          </table:table-cell>
          <table:table-cell office:value-type="float" office:value="0.0000000000000444089" calcext:value-type="float">
            <text:p>4,44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859ms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/>
          <table:table-cell office:value-type="string" calcext:value-type="string">
            <text:p>err1236:</text:p>
          </table:table-cell>
          <table:table-cell office:value-type="float" office:value="0.0000000000000444089" calcext:value-type="float">
            <text:p>4,44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872ms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/>
          <table:table-cell office:value-type="string" calcext:value-type="string">
            <text:p>err1237:</text:p>
          </table:table-cell>
          <table:table-cell office:value-type="float" office:value="0.0000000000000426326" calcext:value-type="float">
            <text:p>4,26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885ms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/>
          <table:table-cell office:value-type="string" calcext:value-type="string">
            <text:p>err1238:</text:p>
          </table:table-cell>
          <table:table-cell office:value-type="float" office:value="0.0000000000000417444" calcext:value-type="float">
            <text:p>4,17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898ms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/>
          <table:table-cell office:value-type="string" calcext:value-type="string">
            <text:p>err1239:</text:p>
          </table:table-cell>
          <table:table-cell office:value-type="float" office:value="0.0000000000000408562" calcext:value-type="float">
            <text:p>4,09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912ms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/>
          <table:table-cell office:value-type="string" calcext:value-type="string">
            <text:p>err1240:</text:p>
          </table:table-cell>
          <table:table-cell office:value-type="float" office:value="0.000000000000039968" calcext:value-type="float">
            <text:p>4,00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926ms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/>
          <table:table-cell office:value-type="string" calcext:value-type="string">
            <text:p>err1241:</text:p>
          </table:table-cell>
          <table:table-cell office:value-type="float" office:value="0.000000000000039968" calcext:value-type="float">
            <text:p>4,00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940ms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/>
          <table:table-cell office:value-type="string" calcext:value-type="string">
            <text:p>err1242:</text:p>
          </table:table-cell>
          <table:table-cell office:value-type="float" office:value="0.0000000000000381917" calcext:value-type="float">
            <text:p>3,82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953ms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/>
          <table:table-cell office:value-type="string" calcext:value-type="string">
            <text:p>err1243:</text:p>
          </table:table-cell>
          <table:table-cell office:value-type="float" office:value="0.0000000000000381917" calcext:value-type="float">
            <text:p>3,82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966ms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/>
          <table:table-cell office:value-type="string" calcext:value-type="string">
            <text:p>err1244:</text:p>
          </table:table-cell>
          <table:table-cell office:value-type="float" office:value="0.0000000000000364153" calcext:value-type="float">
            <text:p>3,64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979ms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/>
          <table:table-cell office:value-type="string" calcext:value-type="string">
            <text:p>err1245:</text:p>
          </table:table-cell>
          <table:table-cell office:value-type="float" office:value="0.0000000000000364153" calcext:value-type="float">
            <text:p>3,64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8992ms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/>
          <table:table-cell office:value-type="string" calcext:value-type="string">
            <text:p>err1246:</text:p>
          </table:table-cell>
          <table:table-cell office:value-type="float" office:value="0.0000000000000355271" calcext:value-type="float">
            <text:p>3,55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005ms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/>
          <table:table-cell office:value-type="string" calcext:value-type="string">
            <text:p>err1247:</text:p>
          </table:table-cell>
          <table:table-cell office:value-type="float" office:value="0.000000000000034639" calcext:value-type="float">
            <text:p>3,46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018ms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/>
          <table:table-cell office:value-type="string" calcext:value-type="string">
            <text:p>err1248:</text:p>
          </table:table-cell>
          <table:table-cell office:value-type="float" office:value="0.000000000000034639" calcext:value-type="float">
            <text:p>3,46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031ms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/>
          <table:table-cell office:value-type="string" calcext:value-type="string">
            <text:p>err1249:</text:p>
          </table:table-cell>
          <table:table-cell office:value-type="float" office:value="0.0000000000000328626" calcext:value-type="float">
            <text:p>3,29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044ms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/>
          <table:table-cell office:value-type="string" calcext:value-type="string">
            <text:p>err1250:</text:p>
          </table:table-cell>
          <table:table-cell office:value-type="float" office:value="0.0000000000000328626" calcext:value-type="float">
            <text:p>3,29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058ms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/>
          <table:table-cell office:value-type="string" calcext:value-type="string">
            <text:p>err1251:</text:p>
          </table:table-cell>
          <table:table-cell office:value-type="float" office:value="0.0000000000000319744" calcext:value-type="float">
            <text:p>3,20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071ms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/>
          <table:table-cell office:value-type="string" calcext:value-type="string">
            <text:p>err1252:</text:p>
          </table:table-cell>
          <table:table-cell office:value-type="float" office:value="0.0000000000000310862" calcext:value-type="float">
            <text:p>3,11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084ms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/>
          <table:table-cell office:value-type="string" calcext:value-type="string">
            <text:p>err1253:</text:p>
          </table:table-cell>
          <table:table-cell office:value-type="float" office:value="0.0000000000000310862" calcext:value-type="float">
            <text:p>3,11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098ms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/>
          <table:table-cell office:value-type="string" calcext:value-type="string">
            <text:p>err1254:</text:p>
          </table:table-cell>
          <table:table-cell office:value-type="float" office:value="0.0000000000000301981" calcext:value-type="float">
            <text:p>3,02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112ms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/>
          <table:table-cell office:value-type="string" calcext:value-type="string">
            <text:p>err1255:</text:p>
          </table:table-cell>
          <table:table-cell office:value-type="float" office:value="0.0000000000000293099" calcext:value-type="float">
            <text:p>2,93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125ms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/>
          <table:table-cell office:value-type="string" calcext:value-type="string">
            <text:p>err1256:</text:p>
          </table:table-cell>
          <table:table-cell office:value-type="float" office:value="0.0000000000000284217" calcext:value-type="float">
            <text:p>2,84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138ms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/>
          <table:table-cell office:value-type="string" calcext:value-type="string">
            <text:p>err1257:</text:p>
          </table:table-cell>
          <table:table-cell office:value-type="float" office:value="0.0000000000000284217" calcext:value-type="float">
            <text:p>2,84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151ms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/>
          <table:table-cell office:value-type="string" calcext:value-type="string">
            <text:p>err1258:</text:p>
          </table:table-cell>
          <table:table-cell office:value-type="float" office:value="0.0000000000000275335" calcext:value-type="float">
            <text:p>2,75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164ms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/>
          <table:table-cell office:value-type="string" calcext:value-type="string">
            <text:p>err1259:</text:p>
          </table:table-cell>
          <table:table-cell office:value-type="float" office:value="0.0000000000000275335" calcext:value-type="float">
            <text:p>2,75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177ms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/>
          <table:table-cell office:value-type="string" calcext:value-type="string">
            <text:p>err1260:</text:p>
          </table:table-cell>
          <table:table-cell office:value-type="float" office:value="0.0000000000000266454" calcext:value-type="float">
            <text:p>2,66E-14</text:p>
          </table:table-cell>
          <table:table-cell office:value-type="string" calcext:value-type="string">
            <text:p>cz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192ms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/>
          <table:table-cell office:value-type="string" calcext:value-type="string">
            <text:p>err1261:</text:p>
          </table:table-cell>
          <table:table-cell office:value-type="float" office:value="0.000000000000024869" calcext:value-type="float">
            <text:p>2,49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204ms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/>
          <table:table-cell office:value-type="string" calcext:value-type="string">
            <text:p>err1262:</text:p>
          </table:table-cell>
          <table:table-cell office:value-type="float" office:value="0.0000000000000257572" calcext:value-type="float">
            <text:p>2,58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218ms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/>
          <table:table-cell office:value-type="string" calcext:value-type="string">
            <text:p>err1263:</text:p>
          </table:table-cell>
          <table:table-cell office:value-type="float" office:value="0.000000000000024869" calcext:value-type="float">
            <text:p>2,49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230ms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/>
          <table:table-cell office:value-type="string" calcext:value-type="string">
            <text:p>err1264:</text:p>
          </table:table-cell>
          <table:table-cell office:value-type="float" office:value="0.000000000000024869" calcext:value-type="float">
            <text:p>2,49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243ms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/>
          <table:table-cell office:value-type="string" calcext:value-type="string">
            <text:p>err1265:</text:p>
          </table:table-cell>
          <table:table-cell office:value-type="float" office:value="0.0000000000000239808" calcext:value-type="float">
            <text:p>2,40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256ms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/>
          <table:table-cell office:value-type="string" calcext:value-type="string">
            <text:p>err1266:</text:p>
          </table:table-cell>
          <table:table-cell office:value-type="float" office:value="0.0000000000000230926" calcext:value-type="float">
            <text:p>2,31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268ms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/>
          <table:table-cell office:value-type="string" calcext:value-type="string">
            <text:p>err1267:</text:p>
          </table:table-cell>
          <table:table-cell office:value-type="float" office:value="0.0000000000000230926" calcext:value-type="float">
            <text:p>2,31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281ms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/>
          <table:table-cell office:value-type="string" calcext:value-type="string">
            <text:p>err1268:</text:p>
          </table:table-cell>
          <table:table-cell office:value-type="float" office:value="0.0000000000000222045" calcext:value-type="float">
            <text:p>2,22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294ms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/>
          <table:table-cell office:value-type="string" calcext:value-type="string">
            <text:p>err1269:</text:p>
          </table:table-cell>
          <table:table-cell office:value-type="float" office:value="0.0000000000000222045" calcext:value-type="float">
            <text:p>2,22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306ms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/>
          <table:table-cell office:value-type="string" calcext:value-type="string">
            <text:p>err1270:</text:p>
          </table:table-cell>
          <table:table-cell office:value-type="float" office:value="0.0000000000000213163" calcext:value-type="float">
            <text:p>2,13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319ms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/>
          <table:table-cell office:value-type="string" calcext:value-type="string">
            <text:p>err1271:</text:p>
          </table:table-cell>
          <table:table-cell office:value-type="float" office:value="0.0000000000000213163" calcext:value-type="float">
            <text:p>2,13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332ms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/>
          <table:table-cell office:value-type="string" calcext:value-type="string">
            <text:p>err1272:</text:p>
          </table:table-cell>
          <table:table-cell office:value-type="float" office:value="0.0000000000000204281" calcext:value-type="float">
            <text:p>2,04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344ms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/>
          <table:table-cell office:value-type="string" calcext:value-type="string">
            <text:p>err1273:</text:p>
          </table:table-cell>
          <table:table-cell office:value-type="float" office:value="0.0000000000000204281" calcext:value-type="float">
            <text:p>2,04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357ms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/>
          <table:table-cell office:value-type="string" calcext:value-type="string">
            <text:p>err1274:</text:p>
          </table:table-cell>
          <table:table-cell office:value-type="float" office:value="0.0000000000000195399" calcext:value-type="float">
            <text:p>1,95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370ms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/>
          <table:table-cell office:value-type="string" calcext:value-type="string">
            <text:p>err1275:</text:p>
          </table:table-cell>
          <table:table-cell office:value-type="float" office:value="0.0000000000000195399" calcext:value-type="float">
            <text:p>1,95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382ms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/>
          <table:table-cell office:value-type="string" calcext:value-type="string">
            <text:p>err1276:</text:p>
          </table:table-cell>
          <table:table-cell office:value-type="float" office:value="0.0000000000000186517" calcext:value-type="float">
            <text:p>1,87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395ms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/>
          <table:table-cell office:value-type="string" calcext:value-type="string">
            <text:p>err1277:</text:p>
          </table:table-cell>
          <table:table-cell office:value-type="float" office:value="0.0000000000000186517" calcext:value-type="float">
            <text:p>1,87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408ms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/>
          <table:table-cell office:value-type="string" calcext:value-type="string">
            <text:p>err1278:</text:p>
          </table:table-cell>
          <table:table-cell office:value-type="float" office:value="0.0000000000000177636" calcext:value-type="float">
            <text:p>1,78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420ms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/>
          <table:table-cell office:value-type="string" calcext:value-type="string">
            <text:p>err1279:</text:p>
          </table:table-cell>
          <table:table-cell office:value-type="float" office:value="0.0000000000000177636" calcext:value-type="float">
            <text:p>1,78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433ms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/>
          <table:table-cell office:value-type="string" calcext:value-type="string">
            <text:p>err1280:</text:p>
          </table:table-cell>
          <table:table-cell office:value-type="float" office:value="0.0000000000000177636" calcext:value-type="float">
            <text:p>1,78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445ms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/>
          <table:table-cell office:value-type="string" calcext:value-type="string">
            <text:p>err1281:</text:p>
          </table:table-cell>
          <table:table-cell office:value-type="float" office:value="0.0000000000000177636" calcext:value-type="float">
            <text:p>1,78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458ms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/>
          <table:table-cell office:value-type="string" calcext:value-type="string">
            <text:p>err1282:</text:p>
          </table:table-cell>
          <table:table-cell office:value-type="float" office:value="0.0000000000000159872" calcext:value-type="float">
            <text:p>1,60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471ms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/>
          <table:table-cell office:value-type="string" calcext:value-type="string">
            <text:p>err1283:</text:p>
          </table:table-cell>
          <table:table-cell office:value-type="float" office:value="0.0000000000000168754" calcext:value-type="float">
            <text:p>1,69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483ms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/>
          <table:table-cell office:value-type="string" calcext:value-type="string">
            <text:p>err1284:</text:p>
          </table:table-cell>
          <table:table-cell office:value-type="float" office:value="0.0000000000000159872" calcext:value-type="float">
            <text:p>1,60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496ms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/>
          <table:table-cell office:value-type="string" calcext:value-type="string">
            <text:p>err1285:</text:p>
          </table:table-cell>
          <table:table-cell office:value-type="float" office:value="0.000000000000015099" calcext:value-type="float">
            <text:p>1,51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508ms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/>
          <table:table-cell office:value-type="string" calcext:value-type="string">
            <text:p>err1286:</text:p>
          </table:table-cell>
          <table:table-cell office:value-type="float" office:value="0.0000000000000159872" calcext:value-type="float">
            <text:p>1,60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521ms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/>
          <table:table-cell office:value-type="string" calcext:value-type="string">
            <text:p>err1287:</text:p>
          </table:table-cell>
          <table:table-cell office:value-type="float" office:value="0.000000000000015099" calcext:value-type="float">
            <text:p>1,51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534ms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/>
          <table:table-cell office:value-type="string" calcext:value-type="string">
            <text:p>err1288:</text:p>
          </table:table-cell>
          <table:table-cell office:value-type="float" office:value="0.000000000000015099" calcext:value-type="float">
            <text:p>1,51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546ms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/>
          <table:table-cell office:value-type="string" calcext:value-type="string">
            <text:p>err1289:</text:p>
          </table:table-cell>
          <table:table-cell office:value-type="float" office:value="0.0000000000000142109" calcext:value-type="float">
            <text:p>1,42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559ms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/>
          <table:table-cell office:value-type="string" calcext:value-type="string">
            <text:p>err1290:</text:p>
          </table:table-cell>
          <table:table-cell office:value-type="float" office:value="0.0000000000000142109" calcext:value-type="float">
            <text:p>1,42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571ms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/>
          <table:table-cell office:value-type="string" calcext:value-type="string">
            <text:p>err1291:</text:p>
          </table:table-cell>
          <table:table-cell office:value-type="float" office:value="0.0000000000000133227" calcext:value-type="float">
            <text:p>1,33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584ms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/>
          <table:table-cell office:value-type="string" calcext:value-type="string">
            <text:p>err1292:</text:p>
          </table:table-cell>
          <table:table-cell office:value-type="float" office:value="0.0000000000000142109" calcext:value-type="float">
            <text:p>1,42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596ms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/>
          <table:table-cell office:value-type="string" calcext:value-type="string">
            <text:p>err1293:</text:p>
          </table:table-cell>
          <table:table-cell office:value-type="float" office:value="0.0000000000000133227" calcext:value-type="float">
            <text:p>1,33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609ms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/>
          <table:table-cell office:value-type="string" calcext:value-type="string">
            <text:p>err1294:</text:p>
          </table:table-cell>
          <table:table-cell office:value-type="float" office:value="0.0000000000000124345" calcext:value-type="float">
            <text:p>1,24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622ms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/>
          <table:table-cell office:value-type="string" calcext:value-type="string">
            <text:p>err1295:</text:p>
          </table:table-cell>
          <table:table-cell office:value-type="float" office:value="0.0000000000000133227" calcext:value-type="float">
            <text:p>1,33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634ms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/>
          <table:table-cell office:value-type="string" calcext:value-type="string">
            <text:p>err1296:</text:p>
          </table:table-cell>
          <table:table-cell office:value-type="float" office:value="0.0000000000000124345" calcext:value-type="float">
            <text:p>1,24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647ms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/>
          <table:table-cell office:value-type="string" calcext:value-type="string">
            <text:p>err1297:</text:p>
          </table:table-cell>
          <table:table-cell office:value-type="float" office:value="0.0000000000000115463" calcext:value-type="float">
            <text:p>1,15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659ms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/>
          <table:table-cell office:value-type="string" calcext:value-type="string">
            <text:p>err1298:</text:p>
          </table:table-cell>
          <table:table-cell office:value-type="float" office:value="0.0000000000000124345" calcext:value-type="float">
            <text:p>1,24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672ms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/>
          <table:table-cell office:value-type="string" calcext:value-type="string">
            <text:p>err1299:</text:p>
          </table:table-cell>
          <table:table-cell office:value-type="float" office:value="0.0000000000000115463" calcext:value-type="float">
            <text:p>1,15E-14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685ms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/>
          <table:table-cell office:value-type="string" calcext:value-type="string">
            <text:p>err1300:</text:p>
          </table:table-cell>
          <table:table-cell office:value-type="float" office:value="0.0000000000000115463" calcext:value-type="float">
            <text:p>1,15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697ms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/>
          <table:table-cell office:value-type="string" calcext:value-type="string">
            <text:p>err1301:</text:p>
          </table:table-cell>
          <table:table-cell office:value-type="float" office:value="0.0000000000000115463" calcext:value-type="float">
            <text:p>1,15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710ms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/>
          <table:table-cell office:value-type="string" calcext:value-type="string">
            <text:p>err1302:</text:p>
          </table:table-cell>
          <table:table-cell office:value-type="float" office:value="0.0000000000000106581" calcext:value-type="float">
            <text:p>1,07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722ms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/>
          <table:table-cell office:value-type="string" calcext:value-type="string">
            <text:p>err1303:</text:p>
          </table:table-cell>
          <table:table-cell office:value-type="float" office:value="0.0000000000000115463" calcext:value-type="float">
            <text:p>1,15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735ms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/>
          <table:table-cell office:value-type="string" calcext:value-type="string">
            <text:p>err1304:</text:p>
          </table:table-cell>
          <table:table-cell office:value-type="float" office:value="9.76996E-015" calcext:value-type="float">
            <text:p>9,77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747ms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/>
          <table:table-cell office:value-type="string" calcext:value-type="string">
            <text:p>err1305:</text:p>
          </table:table-cell>
          <table:table-cell office:value-type="float" office:value="0.0000000000000106581" calcext:value-type="float">
            <text:p>1,07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760ms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string" calcext:value-type="string">
            <text:p>err1306:</text:p>
          </table:table-cell>
          <table:table-cell office:value-type="float" office:value="9.76996E-015" calcext:value-type="float">
            <text:p>9,77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773ms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/>
          <table:table-cell office:value-type="string" calcext:value-type="string">
            <text:p>err1307:</text:p>
          </table:table-cell>
          <table:table-cell office:value-type="float" office:value="0.0000000000000106581" calcext:value-type="float">
            <text:p>1,07E-14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786ms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/>
          <table:table-cell office:value-type="string" calcext:value-type="string">
            <text:p>err1308:</text:p>
          </table:table-cell>
          <table:table-cell office:value-type="float" office:value="8.88178E-015" calcext:value-type="float">
            <text:p>8,88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799ms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/>
          <table:table-cell office:value-type="string" calcext:value-type="string">
            <text:p>err1309:</text:p>
          </table:table-cell>
          <table:table-cell office:value-type="float" office:value="9.76996E-015" calcext:value-type="float">
            <text:p>9,77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812ms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/>
          <table:table-cell office:value-type="string" calcext:value-type="string">
            <text:p>err1310:</text:p>
          </table:table-cell>
          <table:table-cell office:value-type="float" office:value="9.76996E-015" calcext:value-type="float">
            <text:p>9,77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824ms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/>
          <table:table-cell office:value-type="string" calcext:value-type="string">
            <text:p>err1311:</text:p>
          </table:table-cell>
          <table:table-cell office:value-type="float" office:value="8.88178E-015" calcext:value-type="float">
            <text:p>8,8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837ms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/>
          <table:table-cell office:value-type="string" calcext:value-type="string">
            <text:p>err1312:</text:p>
          </table:table-cell>
          <table:table-cell office:value-type="float" office:value="8.88178E-015" calcext:value-type="float">
            <text:p>8,88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850ms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/>
          <table:table-cell office:value-type="string" calcext:value-type="string">
            <text:p>err1313:</text:p>
          </table:table-cell>
          <table:table-cell office:value-type="float" office:value="8.88178E-015" calcext:value-type="float">
            <text:p>8,88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862ms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/>
          <table:table-cell office:value-type="string" calcext:value-type="string">
            <text:p>err1314:</text:p>
          </table:table-cell>
          <table:table-cell office:value-type="float" office:value="8.88178E-015" calcext:value-type="float">
            <text:p>8,8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875ms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/>
          <table:table-cell office:value-type="string" calcext:value-type="string">
            <text:p>err1315:</text:p>
          </table:table-cell>
          <table:table-cell office:value-type="float" office:value="7.99361E-015" calcext:value-type="float">
            <text:p>7,99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887ms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/>
          <table:table-cell office:value-type="string" calcext:value-type="string">
            <text:p>err1316:</text:p>
          </table:table-cell>
          <table:table-cell office:value-type="float" office:value="7.99361E-015" calcext:value-type="float">
            <text:p>7,99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900ms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/>
          <table:table-cell office:value-type="string" calcext:value-type="string">
            <text:p>err1317:</text:p>
          </table:table-cell>
          <table:table-cell office:value-type="float" office:value="8.88178E-015" calcext:value-type="float">
            <text:p>8,8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913ms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/>
          <table:table-cell office:value-type="string" calcext:value-type="string">
            <text:p>err1318:</text:p>
          </table:table-cell>
          <table:table-cell office:value-type="float" office:value="7.10543E-015" calcext:value-type="float">
            <text:p>7,11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926ms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/>
          <table:table-cell office:value-type="string" calcext:value-type="string">
            <text:p>err1319:</text:p>
          </table:table-cell>
          <table:table-cell office:value-type="float" office:value="7.99361E-015" calcext:value-type="float">
            <text:p>7,99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938ms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/>
          <table:table-cell office:value-type="string" calcext:value-type="string">
            <text:p>err1320:</text:p>
          </table:table-cell>
          <table:table-cell office:value-type="float" office:value="7.99361E-015" calcext:value-type="float">
            <text:p>7,99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951ms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/>
          <table:table-cell office:value-type="string" calcext:value-type="string">
            <text:p>err1321:</text:p>
          </table:table-cell>
          <table:table-cell office:value-type="float" office:value="7.10543E-015" calcext:value-type="float">
            <text:p>7,11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964ms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/>
          <table:table-cell office:value-type="string" calcext:value-type="string">
            <text:p>err1322:</text:p>
          </table:table-cell>
          <table:table-cell office:value-type="float" office:value="7.10543E-015" calcext:value-type="float">
            <text:p>7,11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976ms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/>
          <table:table-cell office:value-type="string" calcext:value-type="string">
            <text:p>err1323:</text:p>
          </table:table-cell>
          <table:table-cell office:value-type="float" office:value="7.10543E-015" calcext:value-type="float">
            <text:p>7,11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19989ms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/>
          <table:table-cell office:value-type="string" calcext:value-type="string">
            <text:p>err1324:</text:p>
          </table:table-cell>
          <table:table-cell office:value-type="float" office:value="7.10543E-015" calcext:value-type="float">
            <text:p>7,11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002ms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/>
          <table:table-cell office:value-type="string" calcext:value-type="string">
            <text:p>err1325:</text:p>
          </table:table-cell>
          <table:table-cell office:value-type="float" office:value="7.10543E-015" calcext:value-type="float">
            <text:p>7,11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014ms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/>
          <table:table-cell office:value-type="string" calcext:value-type="string">
            <text:p>err1326:</text:p>
          </table:table-cell>
          <table:table-cell office:value-type="float" office:value="6.21725E-015" calcext:value-type="float">
            <text:p>6,22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027ms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/>
          <table:table-cell office:value-type="string" calcext:value-type="string">
            <text:p>err1327:</text:p>
          </table:table-cell>
          <table:table-cell office:value-type="float" office:value="7.10543E-015" calcext:value-type="float">
            <text:p>7,11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040ms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/>
          <table:table-cell office:value-type="string" calcext:value-type="string">
            <text:p>err1328:</text:p>
          </table:table-cell>
          <table:table-cell office:value-type="float" office:value="6.21725E-015" calcext:value-type="float">
            <text:p>6,22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052ms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/>
          <table:table-cell office:value-type="string" calcext:value-type="string">
            <text:p>err1329:</text:p>
          </table:table-cell>
          <table:table-cell office:value-type="float" office:value="6.21725E-015" calcext:value-type="float">
            <text:p>6,22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065ms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/>
          <table:table-cell office:value-type="string" calcext:value-type="string">
            <text:p>err1330:</text:p>
          </table:table-cell>
          <table:table-cell office:value-type="float" office:value="6.21725E-015" calcext:value-type="float">
            <text:p>6,22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077ms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/>
          <table:table-cell office:value-type="string" calcext:value-type="string">
            <text:p>err1331:</text:p>
          </table:table-cell>
          <table:table-cell office:value-type="float" office:value="6.21725E-015" calcext:value-type="float">
            <text:p>6,22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090ms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/>
          <table:table-cell office:value-type="string" calcext:value-type="string">
            <text:p>err1332:</text:p>
          </table:table-cell>
          <table:table-cell office:value-type="float" office:value="5.32907E-015" calcext:value-type="float">
            <text:p>5,33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102ms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/>
          <table:table-cell office:value-type="string" calcext:value-type="string">
            <text:p>err1333:</text:p>
          </table:table-cell>
          <table:table-cell office:value-type="float" office:value="6.21725E-015" calcext:value-type="float">
            <text:p>6,22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115ms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/>
          <table:table-cell office:value-type="string" calcext:value-type="string">
            <text:p>err1334:</text:p>
          </table:table-cell>
          <table:table-cell office:value-type="float" office:value="5.32907E-015" calcext:value-type="float">
            <text:p>5,33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128ms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/>
          <table:table-cell office:value-type="string" calcext:value-type="string">
            <text:p>err1335:</text:p>
          </table:table-cell>
          <table:table-cell office:value-type="float" office:value="5.32907E-015" calcext:value-type="float">
            <text:p>5,33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140ms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/>
          <table:table-cell office:value-type="string" calcext:value-type="string">
            <text:p>err1336:</text:p>
          </table:table-cell>
          <table:table-cell office:value-type="float" office:value="5.32907E-015" calcext:value-type="float">
            <text:p>5,33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153ms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/>
          <table:table-cell office:value-type="string" calcext:value-type="string">
            <text:p>err1337:</text:p>
          </table:table-cell>
          <table:table-cell office:value-type="float" office:value="5.32907E-015" calcext:value-type="float">
            <text:p>5,33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166ms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/>
          <table:table-cell office:value-type="string" calcext:value-type="string">
            <text:p>err1338:</text:p>
          </table:table-cell>
          <table:table-cell office:value-type="float" office:value="5.32907E-015" calcext:value-type="float">
            <text:p>5,33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178ms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/>
          <table:table-cell office:value-type="string" calcext:value-type="string">
            <text:p>err1339:</text:p>
          </table:table-cell>
          <table:table-cell office:value-type="float" office:value="5.32907E-015" calcext:value-type="float">
            <text:p>5,33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191ms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/>
          <table:table-cell office:value-type="string" calcext:value-type="string">
            <text:p>err1340:</text:p>
          </table:table-cell>
          <table:table-cell office:value-type="float" office:value="5.32907E-015" calcext:value-type="float">
            <text:p>5,33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204ms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/>
          <table:table-cell office:value-type="string" calcext:value-type="string">
            <text:p>err1341:</text:p>
          </table:table-cell>
          <table:table-cell office:value-type="float" office:value="4.44089E-015" calcext:value-type="float">
            <text:p>4,44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216ms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/>
          <table:table-cell office:value-type="string" calcext:value-type="string">
            <text:p>err1342:</text:p>
          </table:table-cell>
          <table:table-cell office:value-type="float" office:value="4.44089E-015" calcext:value-type="float">
            <text:p>4,44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229ms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/>
          <table:table-cell office:value-type="string" calcext:value-type="string">
            <text:p>err1343:</text:p>
          </table:table-cell>
          <table:table-cell office:value-type="float" office:value="5.32907E-015" calcext:value-type="float">
            <text:p>5,33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242ms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/>
          <table:table-cell office:value-type="string" calcext:value-type="string">
            <text:p>err1344:</text:p>
          </table:table-cell>
          <table:table-cell office:value-type="float" office:value="4.44089E-015" calcext:value-type="float">
            <text:p>4,44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254ms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/>
          <table:table-cell office:value-type="string" calcext:value-type="string">
            <text:p>err1345:</text:p>
          </table:table-cell>
          <table:table-cell office:value-type="float" office:value="4.44089E-015" calcext:value-type="float">
            <text:p>4,44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267ms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/>
          <table:table-cell office:value-type="string" calcext:value-type="string">
            <text:p>err1346:</text:p>
          </table:table-cell>
          <table:table-cell office:value-type="float" office:value="4.44089E-015" calcext:value-type="float">
            <text:p>4,44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280ms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/>
          <table:table-cell office:value-type="string" calcext:value-type="string">
            <text:p>err1347:</text:p>
          </table:table-cell>
          <table:table-cell office:value-type="float" office:value="4.44089E-015" calcext:value-type="float">
            <text:p>4,44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292ms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/>
          <table:table-cell office:value-type="string" calcext:value-type="string">
            <text:p>err1348:</text:p>
          </table:table-cell>
          <table:table-cell office:value-type="float" office:value="4.44089E-015" calcext:value-type="float">
            <text:p>4,44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305ms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/>
          <table:table-cell office:value-type="string" calcext:value-type="string">
            <text:p>err1349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318ms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/>
          <table:table-cell office:value-type="string" calcext:value-type="string">
            <text:p>err1350:</text:p>
          </table:table-cell>
          <table:table-cell office:value-type="float" office:value="4.44089E-015" calcext:value-type="float">
            <text:p>4,44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330ms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string" calcext:value-type="string">
            <text:p>err1351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343ms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/>
          <table:table-cell office:value-type="string" calcext:value-type="string">
            <text:p>err1352:</text:p>
          </table:table-cell>
          <table:table-cell office:value-type="float" office:value="4.44089E-015" calcext:value-type="float">
            <text:p>4,44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355ms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/>
          <table:table-cell office:value-type="string" calcext:value-type="string">
            <text:p>err1353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368ms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/>
          <table:table-cell office:value-type="string" calcext:value-type="string">
            <text:p>err1354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381ms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/>
          <table:table-cell office:value-type="string" calcext:value-type="string">
            <text:p>err1355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393ms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/>
          <table:table-cell office:value-type="string" calcext:value-type="string">
            <text:p>err1356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406ms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/>
          <table:table-cell office:value-type="string" calcext:value-type="string">
            <text:p>err1357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418ms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/>
          <table:table-cell office:value-type="string" calcext:value-type="string">
            <text:p>err1358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431ms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/>
          <table:table-cell office:value-type="string" calcext:value-type="string">
            <text:p>err1359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444ms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/>
          <table:table-cell office:value-type="string" calcext:value-type="string">
            <text:p>err1360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456ms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/>
          <table:table-cell office:value-type="string" calcext:value-type="string">
            <text:p>err1361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469ms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/>
          <table:table-cell office:value-type="string" calcext:value-type="string">
            <text:p>err1362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482ms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/>
          <table:table-cell office:value-type="string" calcext:value-type="string">
            <text:p>err1363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494ms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/>
          <table:table-cell office:value-type="string" calcext:value-type="string">
            <text:p>err1364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507ms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/>
          <table:table-cell office:value-type="string" calcext:value-type="string">
            <text:p>err1365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520ms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/>
          <table:table-cell office:value-type="string" calcext:value-type="string">
            <text:p>err1366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533ms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/>
          <table:table-cell office:value-type="string" calcext:value-type="string">
            <text:p>err1367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545ms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/>
          <table:table-cell office:value-type="string" calcext:value-type="string">
            <text:p>err1368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558ms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/>
          <table:table-cell office:value-type="string" calcext:value-type="string">
            <text:p>err1369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571ms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/>
          <table:table-cell office:value-type="string" calcext:value-type="string">
            <text:p>err1370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583ms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/>
          <table:table-cell office:value-type="string" calcext:value-type="string">
            <text:p>err1371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596ms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/>
          <table:table-cell office:value-type="string" calcext:value-type="string">
            <text:p>err1372:</text:p>
          </table:table-cell>
          <table:table-cell office:value-type="float" office:value="3.55271E-015" calcext:value-type="float">
            <text:p>3,55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608ms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/>
          <table:table-cell office:value-type="string" calcext:value-type="string">
            <text:p>err1373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621ms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/>
          <table:table-cell office:value-type="string" calcext:value-type="string">
            <text:p>err1374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633ms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/>
          <table:table-cell office:value-type="string" calcext:value-type="string">
            <text:p>err1375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646ms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/>
          <table:table-cell office:value-type="string" calcext:value-type="string">
            <text:p>err1376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659ms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/>
          <table:table-cell office:value-type="string" calcext:value-type="string">
            <text:p>err1377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671ms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/>
          <table:table-cell office:value-type="string" calcext:value-type="string">
            <text:p>err1378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684ms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/>
          <table:table-cell office:value-type="string" calcext:value-type="string">
            <text:p>err1379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697ms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/>
          <table:table-cell office:value-type="string" calcext:value-type="string">
            <text:p>err1380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720ms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/>
          <table:table-cell office:value-type="string" calcext:value-type="string">
            <text:p>err1381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732ms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/>
          <table:table-cell office:value-type="string" calcext:value-type="string">
            <text:p>err1382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745ms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/>
          <table:table-cell office:value-type="string" calcext:value-type="string">
            <text:p>err1383:</text:p>
          </table:table-cell>
          <table:table-cell office:value-type="float" office:value="2.66454E-015" calcext:value-type="float">
            <text:p>2,66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758ms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/>
          <table:table-cell office:value-type="string" calcext:value-type="string">
            <text:p>err1384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770ms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/>
          <table:table-cell office:value-type="string" calcext:value-type="string">
            <text:p>err1385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783ms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/>
          <table:table-cell office:value-type="string" calcext:value-type="string">
            <text:p>err1386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796ms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/>
          <table:table-cell office:value-type="string" calcext:value-type="string">
            <text:p>err1387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808ms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/>
          <table:table-cell office:value-type="string" calcext:value-type="string">
            <text:p>err1388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821ms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/>
          <table:table-cell office:value-type="string" calcext:value-type="string">
            <text:p>err1389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834ms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/>
          <table:table-cell office:value-type="string" calcext:value-type="string">
            <text:p>err1390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846ms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/>
          <table:table-cell office:value-type="string" calcext:value-type="string">
            <text:p>err1391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859ms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/>
          <table:table-cell office:value-type="string" calcext:value-type="string">
            <text:p>err1392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871ms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/>
          <table:table-cell office:value-type="string" calcext:value-type="string">
            <text:p>err1393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884ms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/>
          <table:table-cell office:value-type="string" calcext:value-type="string">
            <text:p>err1394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896ms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/>
          <table:table-cell office:value-type="string" calcext:value-type="string">
            <text:p>err1395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909ms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/>
          <table:table-cell office:value-type="string" calcext:value-type="string">
            <text:p>err1396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922ms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/>
          <table:table-cell office:value-type="string" calcext:value-type="string">
            <text:p>err1397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935ms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/>
          <table:table-cell office:value-type="string" calcext:value-type="string">
            <text:p>err1398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947ms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/>
          <table:table-cell office:value-type="string" calcext:value-type="string">
            <text:p>err1399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960ms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/>
          <table:table-cell office:value-type="string" calcext:value-type="string">
            <text:p>err1400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973ms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/>
          <table:table-cell office:value-type="string" calcext:value-type="string">
            <text:p>err1401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985ms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/>
          <table:table-cell office:value-type="string" calcext:value-type="string">
            <text:p>err1402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0998ms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/>
          <table:table-cell office:value-type="string" calcext:value-type="string">
            <text:p>err1403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010ms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/>
          <table:table-cell office:value-type="string" calcext:value-type="string">
            <text:p>err1404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023ms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/>
          <table:table-cell office:value-type="string" calcext:value-type="string">
            <text:p>err1405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035ms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/>
          <table:table-cell office:value-type="string" calcext:value-type="string">
            <text:p>err1406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048ms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/>
          <table:table-cell office:value-type="string" calcext:value-type="string">
            <text:p>err1407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060ms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/>
          <table:table-cell office:value-type="string" calcext:value-type="string">
            <text:p>err1408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073ms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/>
          <table:table-cell office:value-type="string" calcext:value-type="string">
            <text:p>err1409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085ms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/>
          <table:table-cell office:value-type="string" calcext:value-type="string">
            <text:p>err1410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098ms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/>
          <table:table-cell office:value-type="string" calcext:value-type="string">
            <text:p>err1411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110ms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/>
          <table:table-cell office:value-type="string" calcext:value-type="string">
            <text:p>err1412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123ms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/>
          <table:table-cell office:value-type="string" calcext:value-type="string">
            <text:p>err1413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135ms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/>
          <table:table-cell office:value-type="string" calcext:value-type="string">
            <text:p>err1414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148ms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/>
          <table:table-cell office:value-type="string" calcext:value-type="string">
            <text:p>err1415:</text:p>
          </table:table-cell>
          <table:table-cell office:value-type="float" office:value="8.88178E-016" calcext:value-type="float">
            <text:p>8,88E-16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160ms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/>
          <table:table-cell office:value-type="string" calcext:value-type="string">
            <text:p>err1416:</text:p>
          </table:table-cell>
          <table:table-cell office:value-type="float" office:value="1.77636E-015" calcext:value-type="float">
            <text:p>1,78E-15</text:p>
          </table:table-cell>
          <table:table-cell office:value-type="string" calcext:value-type="string">
            <text:p>cz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173ms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/>
          <table:table-cell office:value-type="string" calcext:value-type="string">
            <text:p>err1417: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z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zasCalk</text:p>
          </table:table-cell>
          <table:table-cell office:value-type="string" calcext:value-type="string">
            <text:p>21186ms</text:p>
          </table:table-cell>
          <table:table-cell office:value-type="float" office:value="1417" calcext:value-type="float">
            <text:p>14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17:18:31.384567632</dc:date>
    <meta:editing-duration>PT3M22S</meta:editing-duration>
    <meta:editing-cycles>1</meta:editing-cycles>
    <meta:document-statistic meta:table-count="1" meta:cell-count="1135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line" chart:style-name="ch1">
        <chart:plot-area chart:style-name="ch2" table:cell-range-address="04w01n4n3n1N5.B1:04w01n4n3n1N5.D4 04w01n4n3n1N5.B8:04w01n4n3n1N5.C1424" chart:data-source-has-labels="both" svg:x="1.331cm" svg:y="0.18cm" svg:width="14.36cm" svg:height="7.665cm">
          <chartooo:coordinate-region svg:x="2.429cm" svg:y="0.18cm" svg:width="13.262cm" svg:height="6.056cm"/>
          <chart:axis chart:dimension="x" chart:name="primary-x" chart:style-name="ch3" chartooo:axis-type="auto">
            <chartooo:date-scale/>
            <chart:title svg:x="8.004cm" svg:y="8.025cm" chart:style-name="ch4">
              <text:p>epoka</text:p>
            </chart:title>
            <chart:categories table:cell-range-address="04w01n4n3n1N5.B8:04w01n4n3n1N5.B1424"/>
          </chart:axis>
          <chart:axis chart:dimension="y" chart:name="primary-y" chart:style-name="ch3">
            <chart:title svg:x="0.451cm" svg:y="4.995cm" chart:style-name="ch5">
              <text:p>różnica delta</text:p>
            </chart:title>
            <chart:grid chart:style-name="ch6" chart:class="major"/>
          </chart:axis>
          <chart:series chart:style-name="ch7" chart:values-cell-range-address="04w01n4n3n1N5.C8:04w01n4n3n1N5.C1424" chart:class="chart:line">
            <chart:data-point chart:repeated="14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err1:</text:p>
                <draw:g>
                  <svg:desc>04w01n4n3n1N5.B8:04w01n4n3n1N5.B1424</svg:desc>
                </draw:g>
              </table:table-cell>
              <table:table-cell office:value-type="float" office:value="0.0150024">
                <text:p>0.0150024</text:p>
                <draw:g>
                  <svg:desc>04w01n4n3n1N5.C8:04w01n4n3n1N5.C1424</svg:desc>
                </draw:g>
              </table:table-cell>
            </table:table-row>
            <table:table-row>
              <table:table-cell office:value-type="string">
                <text:p>err2:</text:p>
              </table:table-cell>
              <table:table-cell office:value-type="float" office:value="0.00608492">
                <text:p>0.00608492</text:p>
              </table:table-cell>
            </table:table-row>
            <table:table-row>
              <table:table-cell office:value-type="string">
                <text:p>err3:</text:p>
              </table:table-cell>
              <table:table-cell office:value-type="float" office:value="0.00495258">
                <text:p>0.00495258</text:p>
              </table:table-cell>
            </table:table-row>
            <table:table-row>
              <table:table-cell office:value-type="string">
                <text:p>err4:</text:p>
              </table:table-cell>
              <table:table-cell office:value-type="float" office:value="0.00476212">
                <text:p>0.00476212</text:p>
              </table:table-cell>
            </table:table-row>
            <table:table-row>
              <table:table-cell office:value-type="string">
                <text:p>err5:</text:p>
              </table:table-cell>
              <table:table-cell office:value-type="float" office:value="0.00468502">
                <text:p>0.00468502</text:p>
              </table:table-cell>
            </table:table-row>
            <table:table-row>
              <table:table-cell office:value-type="string">
                <text:p>err6:</text:p>
              </table:table-cell>
              <table:table-cell office:value-type="float" office:value="0.00462144">
                <text:p>0.00462144</text:p>
              </table:table-cell>
            </table:table-row>
            <table:table-row>
              <table:table-cell office:value-type="string">
                <text:p>err7:</text:p>
              </table:table-cell>
              <table:table-cell office:value-type="float" office:value="0.00455942">
                <text:p>0.00455942</text:p>
              </table:table-cell>
            </table:table-row>
            <table:table-row>
              <table:table-cell office:value-type="string">
                <text:p>err8:</text:p>
              </table:table-cell>
              <table:table-cell office:value-type="float" office:value="0.00449754">
                <text:p>0.00449754</text:p>
              </table:table-cell>
            </table:table-row>
            <table:table-row>
              <table:table-cell office:value-type="string">
                <text:p>err9:</text:p>
              </table:table-cell>
              <table:table-cell office:value-type="float" office:value="0.00443569">
                <text:p>0.00443569</text:p>
              </table:table-cell>
            </table:table-row>
            <table:table-row>
              <table:table-cell office:value-type="string">
                <text:p>err10:</text:p>
              </table:table-cell>
              <table:table-cell office:value-type="float" office:value="0.00437388">
                <text:p>0.00437388</text:p>
              </table:table-cell>
            </table:table-row>
            <table:table-row>
              <table:table-cell office:value-type="string">
                <text:p>err11:</text:p>
              </table:table-cell>
              <table:table-cell office:value-type="float" office:value="0.00431215">
                <text:p>0.00431215</text:p>
              </table:table-cell>
            </table:table-row>
            <table:table-row>
              <table:table-cell office:value-type="string">
                <text:p>err12:</text:p>
              </table:table-cell>
              <table:table-cell office:value-type="float" office:value="0.00425055">
                <text:p>0.00425055</text:p>
              </table:table-cell>
            </table:table-row>
            <table:table-row>
              <table:table-cell office:value-type="string">
                <text:p>err13:</text:p>
              </table:table-cell>
              <table:table-cell office:value-type="float" office:value="0.0041891">
                <text:p>0.0041891</text:p>
              </table:table-cell>
            </table:table-row>
            <table:table-row>
              <table:table-cell office:value-type="string">
                <text:p>err14:</text:p>
              </table:table-cell>
              <table:table-cell office:value-type="float" office:value="0.00412786">
                <text:p>0.00412786</text:p>
              </table:table-cell>
            </table:table-row>
            <table:table-row>
              <table:table-cell office:value-type="string">
                <text:p>err15:</text:p>
              </table:table-cell>
              <table:table-cell office:value-type="float" office:value="0.00406685">
                <text:p>0.00406685</text:p>
              </table:table-cell>
            </table:table-row>
            <table:table-row>
              <table:table-cell office:value-type="string">
                <text:p>err16:</text:p>
              </table:table-cell>
              <table:table-cell office:value-type="float" office:value="0.0040061">
                <text:p>0.0040061</text:p>
              </table:table-cell>
            </table:table-row>
            <table:table-row>
              <table:table-cell office:value-type="string">
                <text:p>err17:</text:p>
              </table:table-cell>
              <table:table-cell office:value-type="float" office:value="0.00394565">
                <text:p>0.00394565</text:p>
              </table:table-cell>
            </table:table-row>
            <table:table-row>
              <table:table-cell office:value-type="string">
                <text:p>err18:</text:p>
              </table:table-cell>
              <table:table-cell office:value-type="float" office:value="0.00388553">
                <text:p>0.00388553</text:p>
              </table:table-cell>
            </table:table-row>
            <table:table-row>
              <table:table-cell office:value-type="string">
                <text:p>err19:</text:p>
              </table:table-cell>
              <table:table-cell office:value-type="float" office:value="0.00382576">
                <text:p>0.00382576</text:p>
              </table:table-cell>
            </table:table-row>
            <table:table-row>
              <table:table-cell office:value-type="string">
                <text:p>err20:</text:p>
              </table:table-cell>
              <table:table-cell office:value-type="float" office:value="0.00376637">
                <text:p>0.00376637</text:p>
              </table:table-cell>
            </table:table-row>
            <table:table-row>
              <table:table-cell office:value-type="string">
                <text:p>err21:</text:p>
              </table:table-cell>
              <table:table-cell office:value-type="float" office:value="0.00370739">
                <text:p>0.00370739</text:p>
              </table:table-cell>
            </table:table-row>
            <table:table-row>
              <table:table-cell office:value-type="string">
                <text:p>err22:</text:p>
              </table:table-cell>
              <table:table-cell office:value-type="float" office:value="0.00364884">
                <text:p>0.00364884</text:p>
              </table:table-cell>
            </table:table-row>
            <table:table-row>
              <table:table-cell office:value-type="string">
                <text:p>err23:</text:p>
              </table:table-cell>
              <table:table-cell office:value-type="float" office:value="0.00359074">
                <text:p>0.00359074</text:p>
              </table:table-cell>
            </table:table-row>
            <table:table-row>
              <table:table-cell office:value-type="string">
                <text:p>err24:</text:p>
              </table:table-cell>
              <table:table-cell office:value-type="float" office:value="0.00353311">
                <text:p>0.00353311</text:p>
              </table:table-cell>
            </table:table-row>
            <table:table-row>
              <table:table-cell office:value-type="string">
                <text:p>err25:</text:p>
              </table:table-cell>
              <table:table-cell office:value-type="float" office:value="0.00347598">
                <text:p>0.00347598</text:p>
              </table:table-cell>
            </table:table-row>
            <table:table-row>
              <table:table-cell office:value-type="string">
                <text:p>err26:</text:p>
              </table:table-cell>
              <table:table-cell office:value-type="float" office:value="0.00341935">
                <text:p>0.00341935</text:p>
              </table:table-cell>
            </table:table-row>
            <table:table-row>
              <table:table-cell office:value-type="string">
                <text:p>err27:</text:p>
              </table:table-cell>
              <table:table-cell office:value-type="float" office:value="0.00336325">
                <text:p>0.00336325</text:p>
              </table:table-cell>
            </table:table-row>
            <table:table-row>
              <table:table-cell office:value-type="string">
                <text:p>err28:</text:p>
              </table:table-cell>
              <table:table-cell office:value-type="float" office:value="0.00330769">
                <text:p>0.00330769</text:p>
              </table:table-cell>
            </table:table-row>
            <table:table-row>
              <table:table-cell office:value-type="string">
                <text:p>err29:</text:p>
              </table:table-cell>
              <table:table-cell office:value-type="float" office:value="0.00325268">
                <text:p>0.00325268</text:p>
              </table:table-cell>
            </table:table-row>
            <table:table-row>
              <table:table-cell office:value-type="string">
                <text:p>err30:</text:p>
              </table:table-cell>
              <table:table-cell office:value-type="float" office:value="0.00319824">
                <text:p>0.00319824</text:p>
              </table:table-cell>
            </table:table-row>
            <table:table-row>
              <table:table-cell office:value-type="string">
                <text:p>err31:</text:p>
              </table:table-cell>
              <table:table-cell office:value-type="float" office:value="0.00314438">
                <text:p>0.00314438</text:p>
              </table:table-cell>
            </table:table-row>
            <table:table-row>
              <table:table-cell office:value-type="string">
                <text:p>err32:</text:p>
              </table:table-cell>
              <table:table-cell office:value-type="float" office:value="0.00309111">
                <text:p>0.00309111</text:p>
              </table:table-cell>
            </table:table-row>
            <table:table-row>
              <table:table-cell office:value-type="string">
                <text:p>err33:</text:p>
              </table:table-cell>
              <table:table-cell office:value-type="float" office:value="0.00303843">
                <text:p>0.00303843</text:p>
              </table:table-cell>
            </table:table-row>
            <table:table-row>
              <table:table-cell office:value-type="string">
                <text:p>err34:</text:p>
              </table:table-cell>
              <table:table-cell office:value-type="float" office:value="0.00298637">
                <text:p>0.00298637</text:p>
              </table:table-cell>
            </table:table-row>
            <table:table-row>
              <table:table-cell office:value-type="string">
                <text:p>err35:</text:p>
              </table:table-cell>
              <table:table-cell office:value-type="float" office:value="0.00293492">
                <text:p>0.00293492</text:p>
              </table:table-cell>
            </table:table-row>
            <table:table-row>
              <table:table-cell office:value-type="string">
                <text:p>err36:</text:p>
              </table:table-cell>
              <table:table-cell office:value-type="float" office:value="0.00288409">
                <text:p>0.00288409</text:p>
              </table:table-cell>
            </table:table-row>
            <table:table-row>
              <table:table-cell office:value-type="string">
                <text:p>err37:</text:p>
              </table:table-cell>
              <table:table-cell office:value-type="float" office:value="0.00283388">
                <text:p>0.00283388</text:p>
              </table:table-cell>
            </table:table-row>
            <table:table-row>
              <table:table-cell office:value-type="string">
                <text:p>err38:</text:p>
              </table:table-cell>
              <table:table-cell office:value-type="float" office:value="0.00278431">
                <text:p>0.00278431</text:p>
              </table:table-cell>
            </table:table-row>
            <table:table-row>
              <table:table-cell office:value-type="string">
                <text:p>err39:</text:p>
              </table:table-cell>
              <table:table-cell office:value-type="float" office:value="0.00273538">
                <text:p>0.00273538</text:p>
              </table:table-cell>
            </table:table-row>
            <table:table-row>
              <table:table-cell office:value-type="string">
                <text:p>err40:</text:p>
              </table:table-cell>
              <table:table-cell office:value-type="float" office:value="0.00268708">
                <text:p>0.00268708</text:p>
              </table:table-cell>
            </table:table-row>
            <table:table-row>
              <table:table-cell office:value-type="string">
                <text:p>err41:</text:p>
              </table:table-cell>
              <table:table-cell office:value-type="float" office:value="0.00263943">
                <text:p>0.00263943</text:p>
              </table:table-cell>
            </table:table-row>
            <table:table-row>
              <table:table-cell office:value-type="string">
                <text:p>err42:</text:p>
              </table:table-cell>
              <table:table-cell office:value-type="float" office:value="0.00259242">
                <text:p>0.00259242</text:p>
              </table:table-cell>
            </table:table-row>
            <table:table-row>
              <table:table-cell office:value-type="string">
                <text:p>err43:</text:p>
              </table:table-cell>
              <table:table-cell office:value-type="float" office:value="0.00254606">
                <text:p>0.00254606</text:p>
              </table:table-cell>
            </table:table-row>
            <table:table-row>
              <table:table-cell office:value-type="string">
                <text:p>err44:</text:p>
              </table:table-cell>
              <table:table-cell office:value-type="float" office:value="0.00250034">
                <text:p>0.00250034</text:p>
              </table:table-cell>
            </table:table-row>
            <table:table-row>
              <table:table-cell office:value-type="string">
                <text:p>err45:</text:p>
              </table:table-cell>
              <table:table-cell office:value-type="float" office:value="0.00245526">
                <text:p>0.00245526</text:p>
              </table:table-cell>
            </table:table-row>
            <table:table-row>
              <table:table-cell office:value-type="string">
                <text:p>err46:</text:p>
              </table:table-cell>
              <table:table-cell office:value-type="float" office:value="0.00241084">
                <text:p>0.00241084</text:p>
              </table:table-cell>
            </table:table-row>
            <table:table-row>
              <table:table-cell office:value-type="string">
                <text:p>err47:</text:p>
              </table:table-cell>
              <table:table-cell office:value-type="float" office:value="0.00236705">
                <text:p>0.00236705</text:p>
              </table:table-cell>
            </table:table-row>
            <table:table-row>
              <table:table-cell office:value-type="string">
                <text:p>err48:</text:p>
              </table:table-cell>
              <table:table-cell office:value-type="float" office:value="0.00232391">
                <text:p>0.00232391</text:p>
              </table:table-cell>
            </table:table-row>
            <table:table-row>
              <table:table-cell office:value-type="string">
                <text:p>err49:</text:p>
              </table:table-cell>
              <table:table-cell office:value-type="float" office:value="0.00228141">
                <text:p>0.00228141</text:p>
              </table:table-cell>
            </table:table-row>
            <table:table-row>
              <table:table-cell office:value-type="string">
                <text:p>err50:</text:p>
              </table:table-cell>
              <table:table-cell office:value-type="float" office:value="0.00223955">
                <text:p>0.00223955</text:p>
              </table:table-cell>
            </table:table-row>
            <table:table-row>
              <table:table-cell office:value-type="string">
                <text:p>err51:</text:p>
              </table:table-cell>
              <table:table-cell office:value-type="float" office:value="0.00219832">
                <text:p>0.00219832</text:p>
              </table:table-cell>
            </table:table-row>
            <table:table-row>
              <table:table-cell office:value-type="string">
                <text:p>err52:</text:p>
              </table:table-cell>
              <table:table-cell office:value-type="float" office:value="0.00215773">
                <text:p>0.00215773</text:p>
              </table:table-cell>
            </table:table-row>
            <table:table-row>
              <table:table-cell office:value-type="string">
                <text:p>err53:</text:p>
              </table:table-cell>
              <table:table-cell office:value-type="float" office:value="0.00211777">
                <text:p>0.00211777</text:p>
              </table:table-cell>
            </table:table-row>
            <table:table-row>
              <table:table-cell office:value-type="string">
                <text:p>err54:</text:p>
              </table:table-cell>
              <table:table-cell office:value-type="float" office:value="0.00207843">
                <text:p>0.00207843</text:p>
              </table:table-cell>
            </table:table-row>
            <table:table-row>
              <table:table-cell office:value-type="string">
                <text:p>err55:</text:p>
              </table:table-cell>
              <table:table-cell office:value-type="float" office:value="0.00203971">
                <text:p>0.00203971</text:p>
              </table:table-cell>
            </table:table-row>
            <table:table-row>
              <table:table-cell office:value-type="string">
                <text:p>err56:</text:p>
              </table:table-cell>
              <table:table-cell office:value-type="float" office:value="0.00200161">
                <text:p>0.00200161</text:p>
              </table:table-cell>
            </table:table-row>
            <table:table-row>
              <table:table-cell office:value-type="string">
                <text:p>err57:</text:p>
              </table:table-cell>
              <table:table-cell office:value-type="float" office:value="0.00196411">
                <text:p>0.00196411</text:p>
              </table:table-cell>
            </table:table-row>
            <table:table-row>
              <table:table-cell office:value-type="string">
                <text:p>err58:</text:p>
              </table:table-cell>
              <table:table-cell office:value-type="float" office:value="0.00192723">
                <text:p>0.00192723</text:p>
              </table:table-cell>
            </table:table-row>
            <table:table-row>
              <table:table-cell office:value-type="string">
                <text:p>err59:</text:p>
              </table:table-cell>
              <table:table-cell office:value-type="float" office:value="0.00189095">
                <text:p>0.00189095</text:p>
              </table:table-cell>
            </table:table-row>
            <table:table-row>
              <table:table-cell office:value-type="string">
                <text:p>err60:</text:p>
              </table:table-cell>
              <table:table-cell office:value-type="float" office:value="0.00185526">
                <text:p>0.00185526</text:p>
              </table:table-cell>
            </table:table-row>
            <table:table-row>
              <table:table-cell office:value-type="string">
                <text:p>err61:</text:p>
              </table:table-cell>
              <table:table-cell office:value-type="float" office:value="0.00182017">
                <text:p>0.00182017</text:p>
              </table:table-cell>
            </table:table-row>
            <table:table-row>
              <table:table-cell office:value-type="string">
                <text:p>err62:</text:p>
              </table:table-cell>
              <table:table-cell office:value-type="float" office:value="0.00178565">
                <text:p>0.00178565</text:p>
              </table:table-cell>
            </table:table-row>
            <table:table-row>
              <table:table-cell office:value-type="string">
                <text:p>err63:</text:p>
              </table:table-cell>
              <table:table-cell office:value-type="float" office:value="0.00175172">
                <text:p>0.00175172</text:p>
              </table:table-cell>
            </table:table-row>
            <table:table-row>
              <table:table-cell office:value-type="string">
                <text:p>err64:</text:p>
              </table:table-cell>
              <table:table-cell office:value-type="float" office:value="0.00171836">
                <text:p>0.00171836</text:p>
              </table:table-cell>
            </table:table-row>
            <table:table-row>
              <table:table-cell office:value-type="string">
                <text:p>err65:</text:p>
              </table:table-cell>
              <table:table-cell office:value-type="float" office:value="0.00168557">
                <text:p>0.00168557</text:p>
              </table:table-cell>
            </table:table-row>
            <table:table-row>
              <table:table-cell office:value-type="string">
                <text:p>err66:</text:p>
              </table:table-cell>
              <table:table-cell office:value-type="float" office:value="0.00165333">
                <text:p>0.00165333</text:p>
              </table:table-cell>
            </table:table-row>
            <table:table-row>
              <table:table-cell office:value-type="string">
                <text:p>err67:</text:p>
              </table:table-cell>
              <table:table-cell office:value-type="float" office:value="0.00162165">
                <text:p>0.00162165</text:p>
              </table:table-cell>
            </table:table-row>
            <table:table-row>
              <table:table-cell office:value-type="string">
                <text:p>err68:</text:p>
              </table:table-cell>
              <table:table-cell office:value-type="float" office:value="0.00159052">
                <text:p>0.00159052</text:p>
              </table:table-cell>
            </table:table-row>
            <table:table-row>
              <table:table-cell office:value-type="string">
                <text:p>err69:</text:p>
              </table:table-cell>
              <table:table-cell office:value-type="float" office:value="0.00155993">
                <text:p>0.00155993</text:p>
              </table:table-cell>
            </table:table-row>
            <table:table-row>
              <table:table-cell office:value-type="string">
                <text:p>err70:</text:p>
              </table:table-cell>
              <table:table-cell office:value-type="float" office:value="0.00152987">
                <text:p>0.00152987</text:p>
              </table:table-cell>
            </table:table-row>
            <table:table-row>
              <table:table-cell office:value-type="string">
                <text:p>err71:</text:p>
              </table:table-cell>
              <table:table-cell office:value-type="float" office:value="0.00150034">
                <text:p>0.00150034</text:p>
              </table:table-cell>
            </table:table-row>
            <table:table-row>
              <table:table-cell office:value-type="string">
                <text:p>err72:</text:p>
              </table:table-cell>
              <table:table-cell office:value-type="float" office:value="0.00147133">
                <text:p>0.00147133</text:p>
              </table:table-cell>
            </table:table-row>
            <table:table-row>
              <table:table-cell office:value-type="string">
                <text:p>err73:</text:p>
              </table:table-cell>
              <table:table-cell office:value-type="float" office:value="0.00144283">
                <text:p>0.00144283</text:p>
              </table:table-cell>
            </table:table-row>
            <table:table-row>
              <table:table-cell office:value-type="string">
                <text:p>err74:</text:p>
              </table:table-cell>
              <table:table-cell office:value-type="float" office:value="0.00141484">
                <text:p>0.00141484</text:p>
              </table:table-cell>
            </table:table-row>
            <table:table-row>
              <table:table-cell office:value-type="string">
                <text:p>err75:</text:p>
              </table:table-cell>
              <table:table-cell office:value-type="float" office:value="0.00138735">
                <text:p>0.00138735</text:p>
              </table:table-cell>
            </table:table-row>
            <table:table-row>
              <table:table-cell office:value-type="string">
                <text:p>err76:</text:p>
              </table:table-cell>
              <table:table-cell office:value-type="float" office:value="0.00136035">
                <text:p>0.00136035</text:p>
              </table:table-cell>
            </table:table-row>
            <table:table-row>
              <table:table-cell office:value-type="string">
                <text:p>err77:</text:p>
              </table:table-cell>
              <table:table-cell office:value-type="float" office:value="0.00133384">
                <text:p>0.00133384</text:p>
              </table:table-cell>
            </table:table-row>
            <table:table-row>
              <table:table-cell office:value-type="string">
                <text:p>err78:</text:p>
              </table:table-cell>
              <table:table-cell office:value-type="float" office:value="0.00130781">
                <text:p>0.00130781</text:p>
              </table:table-cell>
            </table:table-row>
            <table:table-row>
              <table:table-cell office:value-type="string">
                <text:p>err79:</text:p>
              </table:table-cell>
              <table:table-cell office:value-type="float" office:value="0.00128225">
                <text:p>0.00128225</text:p>
              </table:table-cell>
            </table:table-row>
            <table:table-row>
              <table:table-cell office:value-type="string">
                <text:p>err80:</text:p>
              </table:table-cell>
              <table:table-cell office:value-type="float" office:value="0.00125715">
                <text:p>0.00125715</text:p>
              </table:table-cell>
            </table:table-row>
            <table:table-row>
              <table:table-cell office:value-type="string">
                <text:p>err81:</text:p>
              </table:table-cell>
              <table:table-cell office:value-type="float" office:value="0.00123251">
                <text:p>0.00123251</text:p>
              </table:table-cell>
            </table:table-row>
            <table:table-row>
              <table:table-cell office:value-type="string">
                <text:p>err82:</text:p>
              </table:table-cell>
              <table:table-cell office:value-type="float" office:value="0.00120833">
                <text:p>0.00120833</text:p>
              </table:table-cell>
            </table:table-row>
            <table:table-row>
              <table:table-cell office:value-type="string">
                <text:p>err83:</text:p>
              </table:table-cell>
              <table:table-cell office:value-type="float" office:value="0.00118459">
                <text:p>0.00118459</text:p>
              </table:table-cell>
            </table:table-row>
            <table:table-row>
              <table:table-cell office:value-type="string">
                <text:p>err84:</text:p>
              </table:table-cell>
              <table:table-cell office:value-type="float" office:value="0.00116129">
                <text:p>0.00116129</text:p>
              </table:table-cell>
            </table:table-row>
            <table:table-row>
              <table:table-cell office:value-type="string">
                <text:p>err85:</text:p>
              </table:table-cell>
              <table:table-cell office:value-type="float" office:value="0.00113841">
                <text:p>0.00113841</text:p>
              </table:table-cell>
            </table:table-row>
            <table:table-row>
              <table:table-cell office:value-type="string">
                <text:p>err86:</text:p>
              </table:table-cell>
              <table:table-cell office:value-type="float" office:value="0.00111597">
                <text:p>0.00111597</text:p>
              </table:table-cell>
            </table:table-row>
            <table:table-row>
              <table:table-cell office:value-type="string">
                <text:p>err87:</text:p>
              </table:table-cell>
              <table:table-cell office:value-type="float" office:value="0.00109394">
                <text:p>0.00109394</text:p>
              </table:table-cell>
            </table:table-row>
            <table:table-row>
              <table:table-cell office:value-type="string">
                <text:p>err88:</text:p>
              </table:table-cell>
              <table:table-cell office:value-type="float" office:value="0.00107232">
                <text:p>0.00107232</text:p>
              </table:table-cell>
            </table:table-row>
            <table:table-row>
              <table:table-cell office:value-type="string">
                <text:p>err89:</text:p>
              </table:table-cell>
              <table:table-cell office:value-type="float" office:value="0.00105111">
                <text:p>0.00105111</text:p>
              </table:table-cell>
            </table:table-row>
            <table:table-row>
              <table:table-cell office:value-type="string">
                <text:p>err90:</text:p>
              </table:table-cell>
              <table:table-cell office:value-type="float" office:value="0.00103029">
                <text:p>0.00103029</text:p>
              </table:table-cell>
            </table:table-row>
            <table:table-row>
              <table:table-cell office:value-type="string">
                <text:p>err91:</text:p>
              </table:table-cell>
              <table:table-cell office:value-type="float" office:value="0.00100987">
                <text:p>0.00100987</text:p>
              </table:table-cell>
            </table:table-row>
            <table:table-row>
              <table:table-cell office:value-type="string">
                <text:p>err92:</text:p>
              </table:table-cell>
              <table:table-cell office:value-type="float" office:value="0.000989829">
                <text:p>0.000989829</text:p>
              </table:table-cell>
            </table:table-row>
            <table:table-row>
              <table:table-cell office:value-type="string">
                <text:p>err93:</text:p>
              </table:table-cell>
              <table:table-cell office:value-type="float" office:value="0.000970169">
                <text:p>0.000970169</text:p>
              </table:table-cell>
            </table:table-row>
            <table:table-row>
              <table:table-cell office:value-type="string">
                <text:p>err94:</text:p>
              </table:table-cell>
              <table:table-cell office:value-type="float" office:value="0.000950882">
                <text:p>0.000950882</text:p>
              </table:table-cell>
            </table:table-row>
            <table:table-row>
              <table:table-cell office:value-type="string">
                <text:p>err95:</text:p>
              </table:table-cell>
              <table:table-cell office:value-type="float" office:value="0.00093196">
                <text:p>0.00093196</text:p>
              </table:table-cell>
            </table:table-row>
            <table:table-row>
              <table:table-cell office:value-type="string">
                <text:p>err96:</text:p>
              </table:table-cell>
              <table:table-cell office:value-type="float" office:value="0.000913399">
                <text:p>0.000913399</text:p>
              </table:table-cell>
            </table:table-row>
            <table:table-row>
              <table:table-cell office:value-type="string">
                <text:p>err97:</text:p>
              </table:table-cell>
              <table:table-cell office:value-type="float" office:value="0.000895192">
                <text:p>0.000895192</text:p>
              </table:table-cell>
            </table:table-row>
            <table:table-row>
              <table:table-cell office:value-type="string">
                <text:p>err98:</text:p>
              </table:table-cell>
              <table:table-cell office:value-type="float" office:value="0.000877333">
                <text:p>0.000877333</text:p>
              </table:table-cell>
            </table:table-row>
            <table:table-row>
              <table:table-cell office:value-type="string">
                <text:p>err99:</text:p>
              </table:table-cell>
              <table:table-cell office:value-type="float" office:value="0.000859815">
                <text:p>0.000859815</text:p>
              </table:table-cell>
            </table:table-row>
            <table:table-row>
              <table:table-cell office:value-type="string">
                <text:p>err100:</text:p>
              </table:table-cell>
              <table:table-cell office:value-type="float" office:value="0.000842634">
                <text:p>0.000842634</text:p>
              </table:table-cell>
            </table:table-row>
            <table:table-row>
              <table:table-cell office:value-type="string">
                <text:p>err101:</text:p>
              </table:table-cell>
              <table:table-cell office:value-type="float" office:value="0.000825783">
                <text:p>0.000825783</text:p>
              </table:table-cell>
            </table:table-row>
            <table:table-row>
              <table:table-cell office:value-type="string">
                <text:p>err102:</text:p>
              </table:table-cell>
              <table:table-cell office:value-type="float" office:value="0.000809256">
                <text:p>0.000809256</text:p>
              </table:table-cell>
            </table:table-row>
            <table:table-row>
              <table:table-cell office:value-type="string">
                <text:p>err103:</text:p>
              </table:table-cell>
              <table:table-cell office:value-type="float" office:value="0.000793049">
                <text:p>0.000793049</text:p>
              </table:table-cell>
            </table:table-row>
            <table:table-row>
              <table:table-cell office:value-type="string">
                <text:p>err104:</text:p>
              </table:table-cell>
              <table:table-cell office:value-type="float" office:value="0.000777154">
                <text:p>0.000777154</text:p>
              </table:table-cell>
            </table:table-row>
            <table:table-row>
              <table:table-cell office:value-type="string">
                <text:p>err105:</text:p>
              </table:table-cell>
              <table:table-cell office:value-type="float" office:value="0.000761567">
                <text:p>0.000761567</text:p>
              </table:table-cell>
            </table:table-row>
            <table:table-row>
              <table:table-cell office:value-type="string">
                <text:p>err106:</text:p>
              </table:table-cell>
              <table:table-cell office:value-type="float" office:value="0.000746282">
                <text:p>0.000746282</text:p>
              </table:table-cell>
            </table:table-row>
            <table:table-row>
              <table:table-cell office:value-type="string">
                <text:p>err107:</text:p>
              </table:table-cell>
              <table:table-cell office:value-type="float" office:value="0.000731294">
                <text:p>0.000731294</text:p>
              </table:table-cell>
            </table:table-row>
            <table:table-row>
              <table:table-cell office:value-type="string">
                <text:p>err108:</text:p>
              </table:table-cell>
              <table:table-cell office:value-type="float" office:value="0.000716598">
                <text:p>0.000716598</text:p>
              </table:table-cell>
            </table:table-row>
            <table:table-row>
              <table:table-cell office:value-type="string">
                <text:p>err109:</text:p>
              </table:table-cell>
              <table:table-cell office:value-type="float" office:value="0.000702187">
                <text:p>0.000702187</text:p>
              </table:table-cell>
            </table:table-row>
            <table:table-row>
              <table:table-cell office:value-type="string">
                <text:p>err110:</text:p>
              </table:table-cell>
              <table:table-cell office:value-type="float" office:value="0.000688058">
                <text:p>0.000688058</text:p>
              </table:table-cell>
            </table:table-row>
            <table:table-row>
              <table:table-cell office:value-type="string">
                <text:p>err111:</text:p>
              </table:table-cell>
              <table:table-cell office:value-type="float" office:value="0.000674205">
                <text:p>0.000674205</text:p>
              </table:table-cell>
            </table:table-row>
            <table:table-row>
              <table:table-cell office:value-type="string">
                <text:p>err112:</text:p>
              </table:table-cell>
              <table:table-cell office:value-type="float" office:value="0.000660622">
                <text:p>0.000660622</text:p>
              </table:table-cell>
            </table:table-row>
            <table:table-row>
              <table:table-cell office:value-type="string">
                <text:p>err113:</text:p>
              </table:table-cell>
              <table:table-cell office:value-type="float" office:value="0.000647306">
                <text:p>0.000647306</text:p>
              </table:table-cell>
            </table:table-row>
            <table:table-row>
              <table:table-cell office:value-type="string">
                <text:p>err114:</text:p>
              </table:table-cell>
              <table:table-cell office:value-type="float" office:value="0.000634251">
                <text:p>0.000634251</text:p>
              </table:table-cell>
            </table:table-row>
            <table:table-row>
              <table:table-cell office:value-type="string">
                <text:p>err115:</text:p>
              </table:table-cell>
              <table:table-cell office:value-type="float" office:value="0.000621452">
                <text:p>0.000621452</text:p>
              </table:table-cell>
            </table:table-row>
            <table:table-row>
              <table:table-cell office:value-type="string">
                <text:p>err116:</text:p>
              </table:table-cell>
              <table:table-cell office:value-type="float" office:value="0.000608904">
                <text:p>0.000608904</text:p>
              </table:table-cell>
            </table:table-row>
            <table:table-row>
              <table:table-cell office:value-type="string">
                <text:p>err117:</text:p>
              </table:table-cell>
              <table:table-cell office:value-type="float" office:value="0.000596604">
                <text:p>0.000596604</text:p>
              </table:table-cell>
            </table:table-row>
            <table:table-row>
              <table:table-cell office:value-type="string">
                <text:p>err118:</text:p>
              </table:table-cell>
              <table:table-cell office:value-type="float" office:value="0.000584546">
                <text:p>0.000584546</text:p>
              </table:table-cell>
            </table:table-row>
            <table:table-row>
              <table:table-cell office:value-type="string">
                <text:p>err119:</text:p>
              </table:table-cell>
              <table:table-cell office:value-type="float" office:value="0.000572726">
                <text:p>0.000572726</text:p>
              </table:table-cell>
            </table:table-row>
            <table:table-row>
              <table:table-cell office:value-type="string">
                <text:p>err120:</text:p>
              </table:table-cell>
              <table:table-cell office:value-type="float" office:value="0.000561139">
                <text:p>0.000561139</text:p>
              </table:table-cell>
            </table:table-row>
            <table:table-row>
              <table:table-cell office:value-type="string">
                <text:p>err121:</text:p>
              </table:table-cell>
              <table:table-cell office:value-type="float" office:value="0.000549782">
                <text:p>0.000549782</text:p>
              </table:table-cell>
            </table:table-row>
            <table:table-row>
              <table:table-cell office:value-type="string">
                <text:p>err122:</text:p>
              </table:table-cell>
              <table:table-cell office:value-type="float" office:value="0.000538649">
                <text:p>0.000538649</text:p>
              </table:table-cell>
            </table:table-row>
            <table:table-row>
              <table:table-cell office:value-type="string">
                <text:p>err123:</text:p>
              </table:table-cell>
              <table:table-cell office:value-type="float" office:value="0.000527736">
                <text:p>0.000527736</text:p>
              </table:table-cell>
            </table:table-row>
            <table:table-row>
              <table:table-cell office:value-type="string">
                <text:p>err124:</text:p>
              </table:table-cell>
              <table:table-cell office:value-type="float" office:value="0.000517041">
                <text:p>0.000517041</text:p>
              </table:table-cell>
            </table:table-row>
            <table:table-row>
              <table:table-cell office:value-type="string">
                <text:p>err125:</text:p>
              </table:table-cell>
              <table:table-cell office:value-type="float" office:value="0.000506557">
                <text:p>0.000506557</text:p>
              </table:table-cell>
            </table:table-row>
            <table:table-row>
              <table:table-cell office:value-type="string">
                <text:p>err126:</text:p>
              </table:table-cell>
              <table:table-cell office:value-type="float" office:value="0.000496282">
                <text:p>0.000496282</text:p>
              </table:table-cell>
            </table:table-row>
            <table:table-row>
              <table:table-cell office:value-type="string">
                <text:p>err127:</text:p>
              </table:table-cell>
              <table:table-cell office:value-type="float" office:value="0.000486211">
                <text:p>0.000486211</text:p>
              </table:table-cell>
            </table:table-row>
            <table:table-row>
              <table:table-cell office:value-type="string">
                <text:p>err128:</text:p>
              </table:table-cell>
              <table:table-cell office:value-type="float" office:value="0.00047634">
                <text:p>0.00047634</text:p>
              </table:table-cell>
            </table:table-row>
            <table:table-row>
              <table:table-cell office:value-type="string">
                <text:p>err129:</text:p>
              </table:table-cell>
              <table:table-cell office:value-type="float" office:value="0.000466666">
                <text:p>0.000466666</text:p>
              </table:table-cell>
            </table:table-row>
            <table:table-row>
              <table:table-cell office:value-type="string">
                <text:p>err130:</text:p>
              </table:table-cell>
              <table:table-cell office:value-type="float" office:value="0.000457185">
                <text:p>0.000457185</text:p>
              </table:table-cell>
            </table:table-row>
            <table:table-row>
              <table:table-cell office:value-type="string">
                <text:p>err131:</text:p>
              </table:table-cell>
              <table:table-cell office:value-type="float" office:value="0.000447893">
                <text:p>0.000447893</text:p>
              </table:table-cell>
            </table:table-row>
            <table:table-row>
              <table:table-cell office:value-type="string">
                <text:p>err132:</text:p>
              </table:table-cell>
              <table:table-cell office:value-type="float" office:value="0.000438787">
                <text:p>0.000438787</text:p>
              </table:table-cell>
            </table:table-row>
            <table:table-row>
              <table:table-cell office:value-type="string">
                <text:p>err133:</text:p>
              </table:table-cell>
              <table:table-cell office:value-type="float" office:value="0.000429863">
                <text:p>0.000429863</text:p>
              </table:table-cell>
            </table:table-row>
            <table:table-row>
              <table:table-cell office:value-type="string">
                <text:p>err134:</text:p>
              </table:table-cell>
              <table:table-cell office:value-type="float" office:value="0.000421117">
                <text:p>0.000421117</text:p>
              </table:table-cell>
            </table:table-row>
            <table:table-row>
              <table:table-cell office:value-type="string">
                <text:p>err135:</text:p>
              </table:table-cell>
              <table:table-cell office:value-type="float" office:value="0.000412546">
                <text:p>0.000412546</text:p>
              </table:table-cell>
            </table:table-row>
            <table:table-row>
              <table:table-cell office:value-type="string">
                <text:p>err136:</text:p>
              </table:table-cell>
              <table:table-cell office:value-type="float" office:value="0.000404147">
                <text:p>0.000404147</text:p>
              </table:table-cell>
            </table:table-row>
            <table:table-row>
              <table:table-cell office:value-type="string">
                <text:p>err137:</text:p>
              </table:table-cell>
              <table:table-cell office:value-type="float" office:value="0.000395917">
                <text:p>0.000395917</text:p>
              </table:table-cell>
            </table:table-row>
            <table:table-row>
              <table:table-cell office:value-type="string">
                <text:p>err138:</text:p>
              </table:table-cell>
              <table:table-cell office:value-type="float" office:value="0.000387851">
                <text:p>0.000387851</text:p>
              </table:table-cell>
            </table:table-row>
            <table:table-row>
              <table:table-cell office:value-type="string">
                <text:p>err139:</text:p>
              </table:table-cell>
              <table:table-cell office:value-type="float" office:value="0.000379948">
                <text:p>0.000379948</text:p>
              </table:table-cell>
            </table:table-row>
            <table:table-row>
              <table:table-cell office:value-type="string">
                <text:p>err140:</text:p>
              </table:table-cell>
              <table:table-cell office:value-type="float" office:value="0.000372203">
                <text:p>0.000372203</text:p>
              </table:table-cell>
            </table:table-row>
            <table:table-row>
              <table:table-cell office:value-type="string">
                <text:p>err141:</text:p>
              </table:table-cell>
              <table:table-cell office:value-type="float" office:value="0.000364613">
                <text:p>0.000364613</text:p>
              </table:table-cell>
            </table:table-row>
            <table:table-row>
              <table:table-cell office:value-type="string">
                <text:p>err142:</text:p>
              </table:table-cell>
              <table:table-cell office:value-type="float" office:value="0.000357177">
                <text:p>0.000357177</text:p>
              </table:table-cell>
            </table:table-row>
            <table:table-row>
              <table:table-cell office:value-type="string">
                <text:p>err143:</text:p>
              </table:table-cell>
              <table:table-cell office:value-type="float" office:value="0.00034989">
                <text:p>0.00034989</text:p>
              </table:table-cell>
            </table:table-row>
            <table:table-row>
              <table:table-cell office:value-type="string">
                <text:p>err144:</text:p>
              </table:table-cell>
              <table:table-cell office:value-type="float" office:value="0.000342749">
                <text:p>0.000342749</text:p>
              </table:table-cell>
            </table:table-row>
            <table:table-row>
              <table:table-cell office:value-type="string">
                <text:p>err145:</text:p>
              </table:table-cell>
              <table:table-cell office:value-type="float" office:value="0.000335753">
                <text:p>0.000335753</text:p>
              </table:table-cell>
            </table:table-row>
            <table:table-row>
              <table:table-cell office:value-type="string">
                <text:p>err146:</text:p>
              </table:table-cell>
              <table:table-cell office:value-type="float" office:value="0.000328898">
                <text:p>0.000328898</text:p>
              </table:table-cell>
            </table:table-row>
            <table:table-row>
              <table:table-cell office:value-type="string">
                <text:p>err147:</text:p>
              </table:table-cell>
              <table:table-cell office:value-type="float" office:value="0.000322181">
                <text:p>0.000322181</text:p>
              </table:table-cell>
            </table:table-row>
            <table:table-row>
              <table:table-cell office:value-type="string">
                <text:p>err148:</text:p>
              </table:table-cell>
              <table:table-cell office:value-type="float" office:value="0.000315599">
                <text:p>0.000315599</text:p>
              </table:table-cell>
            </table:table-row>
            <table:table-row>
              <table:table-cell office:value-type="string">
                <text:p>err149:</text:p>
              </table:table-cell>
              <table:table-cell office:value-type="float" office:value="0.00030915">
                <text:p>0.00030915</text:p>
              </table:table-cell>
            </table:table-row>
            <table:table-row>
              <table:table-cell office:value-type="string">
                <text:p>err150:</text:p>
              </table:table-cell>
              <table:table-cell office:value-type="float" office:value="0.000302832">
                <text:p>0.000302832</text:p>
              </table:table-cell>
            </table:table-row>
            <table:table-row>
              <table:table-cell office:value-type="string">
                <text:p>err151:</text:p>
              </table:table-cell>
              <table:table-cell office:value-type="float" office:value="0.000296641">
                <text:p>0.000296641</text:p>
              </table:table-cell>
            </table:table-row>
            <table:table-row>
              <table:table-cell office:value-type="string">
                <text:p>err152:</text:p>
              </table:table-cell>
              <table:table-cell office:value-type="float" office:value="0.000290576">
                <text:p>0.000290576</text:p>
              </table:table-cell>
            </table:table-row>
            <table:table-row>
              <table:table-cell office:value-type="string">
                <text:p>err153:</text:p>
              </table:table-cell>
              <table:table-cell office:value-type="float" office:value="0.000284633">
                <text:p>0.000284633</text:p>
              </table:table-cell>
            </table:table-row>
            <table:table-row>
              <table:table-cell office:value-type="string">
                <text:p>err154:</text:p>
              </table:table-cell>
              <table:table-cell office:value-type="float" office:value="0.00027881">
                <text:p>0.00027881</text:p>
              </table:table-cell>
            </table:table-row>
            <table:table-row>
              <table:table-cell office:value-type="string">
                <text:p>err155:</text:p>
              </table:table-cell>
              <table:table-cell office:value-type="float" office:value="0.000273106">
                <text:p>0.000273106</text:p>
              </table:table-cell>
            </table:table-row>
            <table:table-row>
              <table:table-cell office:value-type="string">
                <text:p>err156:</text:p>
              </table:table-cell>
              <table:table-cell office:value-type="float" office:value="0.000267517">
                <text:p>0.000267517</text:p>
              </table:table-cell>
            </table:table-row>
            <table:table-row>
              <table:table-cell office:value-type="string">
                <text:p>err157:</text:p>
              </table:table-cell>
              <table:table-cell office:value-type="float" office:value="0.000262041">
                <text:p>0.000262041</text:p>
              </table:table-cell>
            </table:table-row>
            <table:table-row>
              <table:table-cell office:value-type="string">
                <text:p>err158:</text:p>
              </table:table-cell>
              <table:table-cell office:value-type="float" office:value="0.000256676">
                <text:p>0.000256676</text:p>
              </table:table-cell>
            </table:table-row>
            <table:table-row>
              <table:table-cell office:value-type="string">
                <text:p>err159:</text:p>
              </table:table-cell>
              <table:table-cell office:value-type="float" office:value="0.00025142">
                <text:p>0.00025142</text:p>
              </table:table-cell>
            </table:table-row>
            <table:table-row>
              <table:table-cell office:value-type="string">
                <text:p>err160:</text:p>
              </table:table-cell>
              <table:table-cell office:value-type="float" office:value="0.000246271">
                <text:p>0.000246271</text:p>
              </table:table-cell>
            </table:table-row>
            <table:table-row>
              <table:table-cell office:value-type="string">
                <text:p>err161:</text:p>
              </table:table-cell>
              <table:table-cell office:value-type="float" office:value="0.000241226">
                <text:p>0.000241226</text:p>
              </table:table-cell>
            </table:table-row>
            <table:table-row>
              <table:table-cell office:value-type="string">
                <text:p>err162:</text:p>
              </table:table-cell>
              <table:table-cell office:value-type="float" office:value="0.000236284">
                <text:p>0.000236284</text:p>
              </table:table-cell>
            </table:table-row>
            <table:table-row>
              <table:table-cell office:value-type="string">
                <text:p>err163:</text:p>
              </table:table-cell>
              <table:table-cell office:value-type="float" office:value="0.000231442">
                <text:p>0.000231442</text:p>
              </table:table-cell>
            </table:table-row>
            <table:table-row>
              <table:table-cell office:value-type="string">
                <text:p>err164:</text:p>
              </table:table-cell>
              <table:table-cell office:value-type="float" office:value="0.000226698">
                <text:p>0.000226698</text:p>
              </table:table-cell>
            </table:table-row>
            <table:table-row>
              <table:table-cell office:value-type="string">
                <text:p>err165:</text:p>
              </table:table-cell>
              <table:table-cell office:value-type="float" office:value="0.000222051">
                <text:p>0.000222051</text:p>
              </table:table-cell>
            </table:table-row>
            <table:table-row>
              <table:table-cell office:value-type="string">
                <text:p>err166:</text:p>
              </table:table-cell>
              <table:table-cell office:value-type="float" office:value="0.000217499">
                <text:p>0.000217499</text:p>
              </table:table-cell>
            </table:table-row>
            <table:table-row>
              <table:table-cell office:value-type="string">
                <text:p>err167:</text:p>
              </table:table-cell>
              <table:table-cell office:value-type="float" office:value="0.000213039">
                <text:p>0.000213039</text:p>
              </table:table-cell>
            </table:table-row>
            <table:table-row>
              <table:table-cell office:value-type="string">
                <text:p>err168:</text:p>
              </table:table-cell>
              <table:table-cell office:value-type="float" office:value="0.00020867">
                <text:p>0.00020867</text:p>
              </table:table-cell>
            </table:table-row>
            <table:table-row>
              <table:table-cell office:value-type="string">
                <text:p>err169:</text:p>
              </table:table-cell>
              <table:table-cell office:value-type="float" office:value="0.000204389">
                <text:p>0.000204389</text:p>
              </table:table-cell>
            </table:table-row>
            <table:table-row>
              <table:table-cell office:value-type="string">
                <text:p>err170:</text:p>
              </table:table-cell>
              <table:table-cell office:value-type="float" office:value="0.000200196">
                <text:p>0.000200196</text:p>
              </table:table-cell>
            </table:table-row>
            <table:table-row>
              <table:table-cell office:value-type="string">
                <text:p>err171:</text:p>
              </table:table-cell>
              <table:table-cell office:value-type="float" office:value="0.000196089">
                <text:p>0.000196089</text:p>
              </table:table-cell>
            </table:table-row>
            <table:table-row>
              <table:table-cell office:value-type="string">
                <text:p>err172:</text:p>
              </table:table-cell>
              <table:table-cell office:value-type="float" office:value="0.000192065">
                <text:p>0.000192065</text:p>
              </table:table-cell>
            </table:table-row>
            <table:table-row>
              <table:table-cell office:value-type="string">
                <text:p>err173:</text:p>
              </table:table-cell>
              <table:table-cell office:value-type="float" office:value="0.000188123">
                <text:p>0.000188123</text:p>
              </table:table-cell>
            </table:table-row>
            <table:table-row>
              <table:table-cell office:value-type="string">
                <text:p>err174:</text:p>
              </table:table-cell>
              <table:table-cell office:value-type="float" office:value="0.000184261">
                <text:p>0.000184261</text:p>
              </table:table-cell>
            </table:table-row>
            <table:table-row>
              <table:table-cell office:value-type="string">
                <text:p>err175:</text:p>
              </table:table-cell>
              <table:table-cell office:value-type="float" office:value="0.000180479">
                <text:p>0.000180479</text:p>
              </table:table-cell>
            </table:table-row>
            <table:table-row>
              <table:table-cell office:value-type="string">
                <text:p>err176:</text:p>
              </table:table-cell>
              <table:table-cell office:value-type="float" office:value="0.000176773">
                <text:p>0.000176773</text:p>
              </table:table-cell>
            </table:table-row>
            <table:table-row>
              <table:table-cell office:value-type="string">
                <text:p>err177:</text:p>
              </table:table-cell>
              <table:table-cell office:value-type="float" office:value="0.000173143">
                <text:p>0.000173143</text:p>
              </table:table-cell>
            </table:table-row>
            <table:table-row>
              <table:table-cell office:value-type="string">
                <text:p>err178:</text:p>
              </table:table-cell>
              <table:table-cell office:value-type="float" office:value="0.000169587">
                <text:p>0.000169587</text:p>
              </table:table-cell>
            </table:table-row>
            <table:table-row>
              <table:table-cell office:value-type="string">
                <text:p>err179:</text:p>
              </table:table-cell>
              <table:table-cell office:value-type="float" office:value="0.000166104">
                <text:p>0.000166104</text:p>
              </table:table-cell>
            </table:table-row>
            <table:table-row>
              <table:table-cell office:value-type="string">
                <text:p>err180:</text:p>
              </table:table-cell>
              <table:table-cell office:value-type="float" office:value="0.000162691">
                <text:p>0.000162691</text:p>
              </table:table-cell>
            </table:table-row>
            <table:table-row>
              <table:table-cell office:value-type="string">
                <text:p>err181:</text:p>
              </table:table-cell>
              <table:table-cell office:value-type="float" office:value="0.000159349">
                <text:p>0.000159349</text:p>
              </table:table-cell>
            </table:table-row>
            <table:table-row>
              <table:table-cell office:value-type="string">
                <text:p>err182:</text:p>
              </table:table-cell>
              <table:table-cell office:value-type="float" office:value="0.000156075">
                <text:p>0.000156075</text:p>
              </table:table-cell>
            </table:table-row>
            <table:table-row>
              <table:table-cell office:value-type="string">
                <text:p>err183:</text:p>
              </table:table-cell>
              <table:table-cell office:value-type="float" office:value="0.000152868">
                <text:p>0.000152868</text:p>
              </table:table-cell>
            </table:table-row>
            <table:table-row>
              <table:table-cell office:value-type="string">
                <text:p>err184:</text:p>
              </table:table-cell>
              <table:table-cell office:value-type="float" office:value="0.000149726">
                <text:p>0.000149726</text:p>
              </table:table-cell>
            </table:table-row>
            <table:table-row>
              <table:table-cell office:value-type="string">
                <text:p>err185:</text:p>
              </table:table-cell>
              <table:table-cell office:value-type="float" office:value="0.000146648">
                <text:p>0.000146648</text:p>
              </table:table-cell>
            </table:table-row>
            <table:table-row>
              <table:table-cell office:value-type="string">
                <text:p>err186:</text:p>
              </table:table-cell>
              <table:table-cell office:value-type="float" office:value="0.000143634">
                <text:p>0.000143634</text:p>
              </table:table-cell>
            </table:table-row>
            <table:table-row>
              <table:table-cell office:value-type="string">
                <text:p>err187:</text:p>
              </table:table-cell>
              <table:table-cell office:value-type="float" office:value="0.000140681">
                <text:p>0.000140681</text:p>
              </table:table-cell>
            </table:table-row>
            <table:table-row>
              <table:table-cell office:value-type="string">
                <text:p>err188:</text:p>
              </table:table-cell>
              <table:table-cell office:value-type="float" office:value="0.000137788">
                <text:p>0.000137788</text:p>
              </table:table-cell>
            </table:table-row>
            <table:table-row>
              <table:table-cell office:value-type="string">
                <text:p>err189:</text:p>
              </table:table-cell>
              <table:table-cell office:value-type="float" office:value="0.000134955">
                <text:p>0.000134955</text:p>
              </table:table-cell>
            </table:table-row>
            <table:table-row>
              <table:table-cell office:value-type="string">
                <text:p>err190:</text:p>
              </table:table-cell>
              <table:table-cell office:value-type="float" office:value="0.00013218">
                <text:p>0.00013218</text:p>
              </table:table-cell>
            </table:table-row>
            <table:table-row>
              <table:table-cell office:value-type="string">
                <text:p>err191:</text:p>
              </table:table-cell>
              <table:table-cell office:value-type="float" office:value="0.000129461">
                <text:p>0.000129461</text:p>
              </table:table-cell>
            </table:table-row>
            <table:table-row>
              <table:table-cell office:value-type="string">
                <text:p>err192:</text:p>
              </table:table-cell>
              <table:table-cell office:value-type="float" office:value="0.000126799">
                <text:p>0.000126799</text:p>
              </table:table-cell>
            </table:table-row>
            <table:table-row>
              <table:table-cell office:value-type="string">
                <text:p>err193:</text:p>
              </table:table-cell>
              <table:table-cell office:value-type="float" office:value="0.00012419">
                <text:p>0.00012419</text:p>
              </table:table-cell>
            </table:table-row>
            <table:table-row>
              <table:table-cell office:value-type="string">
                <text:p>err194:</text:p>
              </table:table-cell>
              <table:table-cell office:value-type="float" office:value="0.000121635">
                <text:p>0.000121635</text:p>
              </table:table-cell>
            </table:table-row>
            <table:table-row>
              <table:table-cell office:value-type="string">
                <text:p>err195:</text:p>
              </table:table-cell>
              <table:table-cell office:value-type="float" office:value="0.000119133">
                <text:p>0.000119133</text:p>
              </table:table-cell>
            </table:table-row>
            <table:table-row>
              <table:table-cell office:value-type="string">
                <text:p>err196:</text:p>
              </table:table-cell>
              <table:table-cell office:value-type="float" office:value="0.000116682">
                <text:p>0.000116682</text:p>
              </table:table-cell>
            </table:table-row>
            <table:table-row>
              <table:table-cell office:value-type="string">
                <text:p>err197:</text:p>
              </table:table-cell>
              <table:table-cell office:value-type="float" office:value="0.000114281">
                <text:p>0.000114281</text:p>
              </table:table-cell>
            </table:table-row>
            <table:table-row>
              <table:table-cell office:value-type="string">
                <text:p>err198:</text:p>
              </table:table-cell>
              <table:table-cell office:value-type="float" office:value="0.000111929">
                <text:p>0.000111929</text:p>
              </table:table-cell>
            </table:table-row>
            <table:table-row>
              <table:table-cell office:value-type="string">
                <text:p>err199:</text:p>
              </table:table-cell>
              <table:table-cell office:value-type="float" office:value="0.000109625">
                <text:p>0.000109625</text:p>
              </table:table-cell>
            </table:table-row>
            <table:table-row>
              <table:table-cell office:value-type="string">
                <text:p>err200:</text:p>
              </table:table-cell>
              <table:table-cell office:value-type="float" office:value="0.000107369">
                <text:p>0.000107369</text:p>
              </table:table-cell>
            </table:table-row>
            <table:table-row>
              <table:table-cell office:value-type="string">
                <text:p>err201:</text:p>
              </table:table-cell>
              <table:table-cell office:value-type="float" office:value="0.000105159">
                <text:p>0.000105159</text:p>
              </table:table-cell>
            </table:table-row>
            <table:table-row>
              <table:table-cell office:value-type="string">
                <text:p>err202:</text:p>
              </table:table-cell>
              <table:table-cell office:value-type="float" office:value="0.000102994">
                <text:p>0.000102994</text:p>
              </table:table-cell>
            </table:table-row>
            <table:table-row>
              <table:table-cell office:value-type="string">
                <text:p>err203:</text:p>
              </table:table-cell>
              <table:table-cell office:value-type="float" office:value="0.000100874">
                <text:p>0.000100874</text:p>
              </table:table-cell>
            </table:table-row>
            <table:table-row>
              <table:table-cell office:value-type="string">
                <text:p>err204:</text:p>
              </table:table-cell>
              <table:table-cell office:value-type="float" office:value="0.000098797">
                <text:p>0.000098797</text:p>
              </table:table-cell>
            </table:table-row>
            <table:table-row>
              <table:table-cell office:value-type="string">
                <text:p>err205:</text:p>
              </table:table-cell>
              <table:table-cell office:value-type="float" office:value="0.0000967628">
                <text:p>0.0000967628</text:p>
              </table:table-cell>
            </table:table-row>
            <table:table-row>
              <table:table-cell office:value-type="string">
                <text:p>err206:</text:p>
              </table:table-cell>
              <table:table-cell office:value-type="float" office:value="0.0000947703">
                <text:p>0.0000947703</text:p>
              </table:table-cell>
            </table:table-row>
            <table:table-row>
              <table:table-cell office:value-type="string">
                <text:p>err207:</text:p>
              </table:table-cell>
              <table:table-cell office:value-type="float" office:value="0.0000928187">
                <text:p>0.0000928187</text:p>
              </table:table-cell>
            </table:table-row>
            <table:table-row>
              <table:table-cell office:value-type="string">
                <text:p>err208:</text:p>
              </table:table-cell>
              <table:table-cell office:value-type="float" office:value="0.0000909072">
                <text:p>0.0000909072</text:p>
              </table:table-cell>
            </table:table-row>
            <table:table-row>
              <table:table-cell office:value-type="string">
                <text:p>err209:</text:p>
              </table:table-cell>
              <table:table-cell office:value-type="float" office:value="0.000089035">
                <text:p>0.000089035</text:p>
              </table:table-cell>
            </table:table-row>
            <table:table-row>
              <table:table-cell office:value-type="string">
                <text:p>err210:</text:p>
              </table:table-cell>
              <table:table-cell office:value-type="float" office:value="0.0000872012">
                <text:p>0.0000872012</text:p>
              </table:table-cell>
            </table:table-row>
            <table:table-row>
              <table:table-cell office:value-type="string">
                <text:p>err211:</text:p>
              </table:table-cell>
              <table:table-cell office:value-type="float" office:value="0.000085405">
                <text:p>0.000085405</text:p>
              </table:table-cell>
            </table:table-row>
            <table:table-row>
              <table:table-cell office:value-type="string">
                <text:p>err212:</text:p>
              </table:table-cell>
              <table:table-cell office:value-type="float" office:value="0.0000836457">
                <text:p>0.0000836457</text:p>
              </table:table-cell>
            </table:table-row>
            <table:table-row>
              <table:table-cell office:value-type="string">
                <text:p>err213:</text:p>
              </table:table-cell>
              <table:table-cell office:value-type="float" office:value="0.0000819226">
                <text:p>0.0000819226</text:p>
              </table:table-cell>
            </table:table-row>
            <table:table-row>
              <table:table-cell office:value-type="string">
                <text:p>err214:</text:p>
              </table:table-cell>
              <table:table-cell office:value-type="float" office:value="0.0000802349">
                <text:p>0.0000802349</text:p>
              </table:table-cell>
            </table:table-row>
            <table:table-row>
              <table:table-cell office:value-type="string">
                <text:p>err215:</text:p>
              </table:table-cell>
              <table:table-cell office:value-type="float" office:value="0.0000785818">
                <text:p>0.0000785818</text:p>
              </table:table-cell>
            </table:table-row>
            <table:table-row>
              <table:table-cell office:value-type="string">
                <text:p>err216:</text:p>
              </table:table-cell>
              <table:table-cell office:value-type="float" office:value="0.0000769627">
                <text:p>0.0000769627</text:p>
              </table:table-cell>
            </table:table-row>
            <table:table-row>
              <table:table-cell office:value-type="string">
                <text:p>err217:</text:p>
              </table:table-cell>
              <table:table-cell office:value-type="float" office:value="0.0000753769">
                <text:p>0.0000753769</text:p>
              </table:table-cell>
            </table:table-row>
            <table:table-row>
              <table:table-cell office:value-type="string">
                <text:p>err218:</text:p>
              </table:table-cell>
              <table:table-cell office:value-type="float" office:value="0.0000738237">
                <text:p>0.0000738237</text:p>
              </table:table-cell>
            </table:table-row>
            <table:table-row>
              <table:table-cell office:value-type="string">
                <text:p>err219:</text:p>
              </table:table-cell>
              <table:table-cell office:value-type="float" office:value="0.0000723024">
                <text:p>0.0000723024</text:p>
              </table:table-cell>
            </table:table-row>
            <table:table-row>
              <table:table-cell office:value-type="string">
                <text:p>err220:</text:p>
              </table:table-cell>
              <table:table-cell office:value-type="float" office:value="0.0000708124">
                <text:p>0.0000708124</text:p>
              </table:table-cell>
            </table:table-row>
            <table:table-row>
              <table:table-cell office:value-type="string">
                <text:p>err221:</text:p>
              </table:table-cell>
              <table:table-cell office:value-type="float" office:value="0.000069353">
                <text:p>0.000069353</text:p>
              </table:table-cell>
            </table:table-row>
            <table:table-row>
              <table:table-cell office:value-type="string">
                <text:p>err222:</text:p>
              </table:table-cell>
              <table:table-cell office:value-type="float" office:value="0.0000679236">
                <text:p>0.0000679236</text:p>
              </table:table-cell>
            </table:table-row>
            <table:table-row>
              <table:table-cell office:value-type="string">
                <text:p>err223:</text:p>
              </table:table-cell>
              <table:table-cell office:value-type="float" office:value="0.0000665237">
                <text:p>0.0000665237</text:p>
              </table:table-cell>
            </table:table-row>
            <table:table-row>
              <table:table-cell office:value-type="string">
                <text:p>err224:</text:p>
              </table:table-cell>
              <table:table-cell office:value-type="float" office:value="0.0000651525">
                <text:p>0.0000651525</text:p>
              </table:table-cell>
            </table:table-row>
            <table:table-row>
              <table:table-cell office:value-type="string">
                <text:p>err225:</text:p>
              </table:table-cell>
              <table:table-cell office:value-type="float" office:value="0.0000638095">
                <text:p>0.0000638095</text:p>
              </table:table-cell>
            </table:table-row>
            <table:table-row>
              <table:table-cell office:value-type="string">
                <text:p>err226:</text:p>
              </table:table-cell>
              <table:table-cell office:value-type="float" office:value="0.0000624941">
                <text:p>0.0000624941</text:p>
              </table:table-cell>
            </table:table-row>
            <table:table-row>
              <table:table-cell office:value-type="string">
                <text:p>err227:</text:p>
              </table:table-cell>
              <table:table-cell office:value-type="float" office:value="0.0000612058">
                <text:p>0.0000612058</text:p>
              </table:table-cell>
            </table:table-row>
            <table:table-row>
              <table:table-cell office:value-type="string">
                <text:p>err228:</text:p>
              </table:table-cell>
              <table:table-cell office:value-type="float" office:value="0.000059944">
                <text:p>0.000059944</text:p>
              </table:table-cell>
            </table:table-row>
            <table:table-row>
              <table:table-cell office:value-type="string">
                <text:p>err229:</text:p>
              </table:table-cell>
              <table:table-cell office:value-type="float" office:value="0.0000587082">
                <text:p>0.0000587082</text:p>
              </table:table-cell>
            </table:table-row>
            <table:table-row>
              <table:table-cell office:value-type="string">
                <text:p>err230:</text:p>
              </table:table-cell>
              <table:table-cell office:value-type="float" office:value="0.0000574977">
                <text:p>0.0000574977</text:p>
              </table:table-cell>
            </table:table-row>
            <table:table-row>
              <table:table-cell office:value-type="string">
                <text:p>err231:</text:p>
              </table:table-cell>
              <table:table-cell office:value-type="float" office:value="0.0000563122">
                <text:p>0.0000563122</text:p>
              </table:table-cell>
            </table:table-row>
            <table:table-row>
              <table:table-cell office:value-type="string">
                <text:p>err232:</text:p>
              </table:table-cell>
              <table:table-cell office:value-type="float" office:value="0.0000551511">
                <text:p>0.0000551511</text:p>
              </table:table-cell>
            </table:table-row>
            <table:table-row>
              <table:table-cell office:value-type="string">
                <text:p>err233:</text:p>
              </table:table-cell>
              <table:table-cell office:value-type="float" office:value="0.0000540139">
                <text:p>0.0000540139</text:p>
              </table:table-cell>
            </table:table-row>
            <table:table-row>
              <table:table-cell office:value-type="string">
                <text:p>err234:</text:p>
              </table:table-cell>
              <table:table-cell office:value-type="float" office:value="0.0000529001">
                <text:p>0.0000529001</text:p>
              </table:table-cell>
            </table:table-row>
            <table:table-row>
              <table:table-cell office:value-type="string">
                <text:p>err235:</text:p>
              </table:table-cell>
              <table:table-cell office:value-type="float" office:value="0.0000518092">
                <text:p>0.0000518092</text:p>
              </table:table-cell>
            </table:table-row>
            <table:table-row>
              <table:table-cell office:value-type="string">
                <text:p>err236:</text:p>
              </table:table-cell>
              <table:table-cell office:value-type="float" office:value="0.0000507408">
                <text:p>0.0000507408</text:p>
              </table:table-cell>
            </table:table-row>
            <table:table-row>
              <table:table-cell office:value-type="string">
                <text:p>err237:</text:p>
              </table:table-cell>
              <table:table-cell office:value-type="float" office:value="0.0000496944">
                <text:p>0.0000496944</text:p>
              </table:table-cell>
            </table:table-row>
            <table:table-row>
              <table:table-cell office:value-type="string">
                <text:p>err238:</text:p>
              </table:table-cell>
              <table:table-cell office:value-type="float" office:value="0.0000486695">
                <text:p>0.0000486695</text:p>
              </table:table-cell>
            </table:table-row>
            <table:table-row>
              <table:table-cell office:value-type="string">
                <text:p>err239:</text:p>
              </table:table-cell>
              <table:table-cell office:value-type="float" office:value="0.0000476657">
                <text:p>0.0000476657</text:p>
              </table:table-cell>
            </table:table-row>
            <table:table-row>
              <table:table-cell office:value-type="string">
                <text:p>err240:</text:p>
              </table:table-cell>
              <table:table-cell office:value-type="float" office:value="0.0000466826">
                <text:p>0.0000466826</text:p>
              </table:table-cell>
            </table:table-row>
            <table:table-row>
              <table:table-cell office:value-type="string">
                <text:p>err241:</text:p>
              </table:table-cell>
              <table:table-cell office:value-type="float" office:value="0.0000457198">
                <text:p>0.0000457198</text:p>
              </table:table-cell>
            </table:table-row>
            <table:table-row>
              <table:table-cell office:value-type="string">
                <text:p>err242:</text:p>
              </table:table-cell>
              <table:table-cell office:value-type="float" office:value="0.0000447768">
                <text:p>0.0000447768</text:p>
              </table:table-cell>
            </table:table-row>
            <table:table-row>
              <table:table-cell office:value-type="string">
                <text:p>err243:</text:p>
              </table:table-cell>
              <table:table-cell office:value-type="float" office:value="0.0000438531">
                <text:p>0.0000438531</text:p>
              </table:table-cell>
            </table:table-row>
            <table:table-row>
              <table:table-cell office:value-type="string">
                <text:p>err244:</text:p>
              </table:table-cell>
              <table:table-cell office:value-type="float" office:value="0.0000429486">
                <text:p>0.0000429486</text:p>
              </table:table-cell>
            </table:table-row>
            <table:table-row>
              <table:table-cell office:value-type="string">
                <text:p>err245:</text:p>
              </table:table-cell>
              <table:table-cell office:value-type="float" office:value="0.0000420626">
                <text:p>0.0000420626</text:p>
              </table:table-cell>
            </table:table-row>
            <table:table-row>
              <table:table-cell office:value-type="string">
                <text:p>err246:</text:p>
              </table:table-cell>
              <table:table-cell office:value-type="float" office:value="0.0000411949">
                <text:p>0.0000411949</text:p>
              </table:table-cell>
            </table:table-row>
            <table:table-row>
              <table:table-cell office:value-type="string">
                <text:p>err247:</text:p>
              </table:table-cell>
              <table:table-cell office:value-type="float" office:value="0.0000403451">
                <text:p>0.0000403451</text:p>
              </table:table-cell>
            </table:table-row>
            <table:table-row>
              <table:table-cell office:value-type="string">
                <text:p>err248:</text:p>
              </table:table-cell>
              <table:table-cell office:value-type="float" office:value="0.0000395128">
                <text:p>0.0000395128</text:p>
              </table:table-cell>
            </table:table-row>
            <table:table-row>
              <table:table-cell office:value-type="string">
                <text:p>err249:</text:p>
              </table:table-cell>
              <table:table-cell office:value-type="float" office:value="0.0000386976">
                <text:p>0.0000386976</text:p>
              </table:table-cell>
            </table:table-row>
            <table:table-row>
              <table:table-cell office:value-type="string">
                <text:p>err250:</text:p>
              </table:table-cell>
              <table:table-cell office:value-type="float" office:value="0.0000378992">
                <text:p>0.0000378992</text:p>
              </table:table-cell>
            </table:table-row>
            <table:table-row>
              <table:table-cell office:value-type="string">
                <text:p>err251:</text:p>
              </table:table-cell>
              <table:table-cell office:value-type="float" office:value="0.0000371173">
                <text:p>0.0000371173</text:p>
              </table:table-cell>
            </table:table-row>
            <table:table-row>
              <table:table-cell office:value-type="string">
                <text:p>err252:</text:p>
              </table:table-cell>
              <table:table-cell office:value-type="float" office:value="0.0000363515">
                <text:p>0.0000363515</text:p>
              </table:table-cell>
            </table:table-row>
            <table:table-row>
              <table:table-cell office:value-type="string">
                <text:p>err253:</text:p>
              </table:table-cell>
              <table:table-cell office:value-type="float" office:value="0.0000356015">
                <text:p>0.0000356015</text:p>
              </table:table-cell>
            </table:table-row>
            <table:table-row>
              <table:table-cell office:value-type="string">
                <text:p>err254:</text:p>
              </table:table-cell>
              <table:table-cell office:value-type="float" office:value="0.0000348669">
                <text:p>0.0000348669</text:p>
              </table:table-cell>
            </table:table-row>
            <table:table-row>
              <table:table-cell office:value-type="string">
                <text:p>err255:</text:p>
              </table:table-cell>
              <table:table-cell office:value-type="float" office:value="0.0000341475">
                <text:p>0.0000341475</text:p>
              </table:table-cell>
            </table:table-row>
            <table:table-row>
              <table:table-cell office:value-type="string">
                <text:p>err256:</text:p>
              </table:table-cell>
              <table:table-cell office:value-type="float" office:value="0.0000334429">
                <text:p>0.0000334429</text:p>
              </table:table-cell>
            </table:table-row>
            <table:table-row>
              <table:table-cell office:value-type="string">
                <text:p>err257:</text:p>
              </table:table-cell>
              <table:table-cell office:value-type="float" office:value="0.0000327528">
                <text:p>0.0000327528</text:p>
              </table:table-cell>
            </table:table-row>
            <table:table-row>
              <table:table-cell office:value-type="string">
                <text:p>err258:</text:p>
              </table:table-cell>
              <table:table-cell office:value-type="float" office:value="0.0000320769">
                <text:p>0.0000320769</text:p>
              </table:table-cell>
            </table:table-row>
            <table:table-row>
              <table:table-cell office:value-type="string">
                <text:p>err259:</text:p>
              </table:table-cell>
              <table:table-cell office:value-type="float" office:value="0.000031415">
                <text:p>0.000031415</text:p>
              </table:table-cell>
            </table:table-row>
            <table:table-row>
              <table:table-cell office:value-type="string">
                <text:p>err260:</text:p>
              </table:table-cell>
              <table:table-cell office:value-type="float" office:value="0.0000307667">
                <text:p>0.0000307667</text:p>
              </table:table-cell>
            </table:table-row>
            <table:table-row>
              <table:table-cell office:value-type="string">
                <text:p>err261:</text:p>
              </table:table-cell>
              <table:table-cell office:value-type="float" office:value="0.0000301318">
                <text:p>0.0000301318</text:p>
              </table:table-cell>
            </table:table-row>
            <table:table-row>
              <table:table-cell office:value-type="string">
                <text:p>err262:</text:p>
              </table:table-cell>
              <table:table-cell office:value-type="float" office:value="0.00002951">
                <text:p>0.00002951</text:p>
              </table:table-cell>
            </table:table-row>
            <table:table-row>
              <table:table-cell office:value-type="string">
                <text:p>err263:</text:p>
              </table:table-cell>
              <table:table-cell office:value-type="float" office:value="0.000028901">
                <text:p>0.000028901</text:p>
              </table:table-cell>
            </table:table-row>
            <table:table-row>
              <table:table-cell office:value-type="string">
                <text:p>err264:</text:p>
              </table:table-cell>
              <table:table-cell office:value-type="float" office:value="0.0000283045">
                <text:p>0.0000283045</text:p>
              </table:table-cell>
            </table:table-row>
            <table:table-row>
              <table:table-cell office:value-type="string">
                <text:p>err265:</text:p>
              </table:table-cell>
              <table:table-cell office:value-type="float" office:value="0.0000277204">
                <text:p>0.0000277204</text:p>
              </table:table-cell>
            </table:table-row>
            <table:table-row>
              <table:table-cell office:value-type="string">
                <text:p>err266:</text:p>
              </table:table-cell>
              <table:table-cell office:value-type="float" office:value="0.0000271482">
                <text:p>0.0000271482</text:p>
              </table:table-cell>
            </table:table-row>
            <table:table-row>
              <table:table-cell office:value-type="string">
                <text:p>err267:</text:p>
              </table:table-cell>
              <table:table-cell office:value-type="float" office:value="0.0000265879">
                <text:p>0.0000265879</text:p>
              </table:table-cell>
            </table:table-row>
            <table:table-row>
              <table:table-cell office:value-type="string">
                <text:p>err268:</text:p>
              </table:table-cell>
              <table:table-cell office:value-type="float" office:value="0.0000260392">
                <text:p>0.0000260392</text:p>
              </table:table-cell>
            </table:table-row>
            <table:table-row>
              <table:table-cell office:value-type="string">
                <text:p>err269:</text:p>
              </table:table-cell>
              <table:table-cell office:value-type="float" office:value="0.0000255017">
                <text:p>0.0000255017</text:p>
              </table:table-cell>
            </table:table-row>
            <table:table-row>
              <table:table-cell office:value-type="string">
                <text:p>err270:</text:p>
              </table:table-cell>
              <table:table-cell office:value-type="float" office:value="0.0000249754">
                <text:p>0.0000249754</text:p>
              </table:table-cell>
            </table:table-row>
            <table:table-row>
              <table:table-cell office:value-type="string">
                <text:p>err271:</text:p>
              </table:table-cell>
              <table:table-cell office:value-type="float" office:value="0.0000244599">
                <text:p>0.0000244599</text:p>
              </table:table-cell>
            </table:table-row>
            <table:table-row>
              <table:table-cell office:value-type="string">
                <text:p>err272:</text:p>
              </table:table-cell>
              <table:table-cell office:value-type="float" office:value="0.000023955">
                <text:p>0.000023955</text:p>
              </table:table-cell>
            </table:table-row>
            <table:table-row>
              <table:table-cell office:value-type="string">
                <text:p>err273:</text:p>
              </table:table-cell>
              <table:table-cell office:value-type="float" office:value="0.0000234606">
                <text:p>0.0000234606</text:p>
              </table:table-cell>
            </table:table-row>
            <table:table-row>
              <table:table-cell office:value-type="string">
                <text:p>err274:</text:p>
              </table:table-cell>
              <table:table-cell office:value-type="float" office:value="0.0000229763">
                <text:p>0.0000229763</text:p>
              </table:table-cell>
            </table:table-row>
            <table:table-row>
              <table:table-cell office:value-type="string">
                <text:p>err275:</text:p>
              </table:table-cell>
              <table:table-cell office:value-type="float" office:value="0.000022502">
                <text:p>0.000022502</text:p>
              </table:table-cell>
            </table:table-row>
            <table:table-row>
              <table:table-cell office:value-type="string">
                <text:p>err276:</text:p>
              </table:table-cell>
              <table:table-cell office:value-type="float" office:value="0.0000220375">
                <text:p>0.0000220375</text:p>
              </table:table-cell>
            </table:table-row>
            <table:table-row>
              <table:table-cell office:value-type="string">
                <text:p>err277:</text:p>
              </table:table-cell>
              <table:table-cell office:value-type="float" office:value="0.0000215826">
                <text:p>0.0000215826</text:p>
              </table:table-cell>
            </table:table-row>
            <table:table-row>
              <table:table-cell office:value-type="string">
                <text:p>err278:</text:p>
              </table:table-cell>
              <table:table-cell office:value-type="float" office:value="0.0000211371">
                <text:p>0.0000211371</text:p>
              </table:table-cell>
            </table:table-row>
            <table:table-row>
              <table:table-cell office:value-type="string">
                <text:p>err279:</text:p>
              </table:table-cell>
              <table:table-cell office:value-type="float" office:value="0.0000207008">
                <text:p>0.0000207008</text:p>
              </table:table-cell>
            </table:table-row>
            <table:table-row>
              <table:table-cell office:value-type="string">
                <text:p>err280:</text:p>
              </table:table-cell>
              <table:table-cell office:value-type="float" office:value="0.0000202734">
                <text:p>0.0000202734</text:p>
              </table:table-cell>
            </table:table-row>
            <table:table-row>
              <table:table-cell office:value-type="string">
                <text:p>err281:</text:p>
              </table:table-cell>
              <table:table-cell office:value-type="float" office:value="0.0000198549">
                <text:p>0.0000198549</text:p>
              </table:table-cell>
            </table:table-row>
            <table:table-row>
              <table:table-cell office:value-type="string">
                <text:p>err282:</text:p>
              </table:table-cell>
              <table:table-cell office:value-type="float" office:value="0.000019445">
                <text:p>0.000019445</text:p>
              </table:table-cell>
            </table:table-row>
            <table:table-row>
              <table:table-cell office:value-type="string">
                <text:p>err283:</text:p>
              </table:table-cell>
              <table:table-cell office:value-type="float" office:value="0.0000190436">
                <text:p>0.0000190436</text:p>
              </table:table-cell>
            </table:table-row>
            <table:table-row>
              <table:table-cell office:value-type="string">
                <text:p>err284:</text:p>
              </table:table-cell>
              <table:table-cell office:value-type="float" office:value="0.0000186505">
                <text:p>0.0000186505</text:p>
              </table:table-cell>
            </table:table-row>
            <table:table-row>
              <table:table-cell office:value-type="string">
                <text:p>err285:</text:p>
              </table:table-cell>
              <table:table-cell office:value-type="float" office:value="0.0000182654">
                <text:p>0.0000182654</text:p>
              </table:table-cell>
            </table:table-row>
            <table:table-row>
              <table:table-cell office:value-type="string">
                <text:p>err286:</text:p>
              </table:table-cell>
              <table:table-cell office:value-type="float" office:value="0.0000178884">
                <text:p>0.0000178884</text:p>
              </table:table-cell>
            </table:table-row>
            <table:table-row>
              <table:table-cell office:value-type="string">
                <text:p>err287:</text:p>
              </table:table-cell>
              <table:table-cell office:value-type="float" office:value="0.0000175191">
                <text:p>0.0000175191</text:p>
              </table:table-cell>
            </table:table-row>
            <table:table-row>
              <table:table-cell office:value-type="string">
                <text:p>err288:</text:p>
              </table:table-cell>
              <table:table-cell office:value-type="float" office:value="0.0000171574">
                <text:p>0.0000171574</text:p>
              </table:table-cell>
            </table:table-row>
            <table:table-row>
              <table:table-cell office:value-type="string">
                <text:p>err289:</text:p>
              </table:table-cell>
              <table:table-cell office:value-type="float" office:value="0.0000168031">
                <text:p>0.0000168031</text:p>
              </table:table-cell>
            </table:table-row>
            <table:table-row>
              <table:table-cell office:value-type="string">
                <text:p>err290:</text:p>
              </table:table-cell>
              <table:table-cell office:value-type="float" office:value="0.0000164562">
                <text:p>0.0000164562</text:p>
              </table:table-cell>
            </table:table-row>
            <table:table-row>
              <table:table-cell office:value-type="string">
                <text:p>err291:</text:p>
              </table:table-cell>
              <table:table-cell office:value-type="float" office:value="0.0000161165">
                <text:p>0.0000161165</text:p>
              </table:table-cell>
            </table:table-row>
            <table:table-row>
              <table:table-cell office:value-type="string">
                <text:p>err292:</text:p>
              </table:table-cell>
              <table:table-cell office:value-type="float" office:value="0.0000157837">
                <text:p>0.0000157837</text:p>
              </table:table-cell>
            </table:table-row>
            <table:table-row>
              <table:table-cell office:value-type="string">
                <text:p>err293:</text:p>
              </table:table-cell>
              <table:table-cell office:value-type="float" office:value="0.0000154578">
                <text:p>0.0000154578</text:p>
              </table:table-cell>
            </table:table-row>
            <table:table-row>
              <table:table-cell office:value-type="string">
                <text:p>err294:</text:p>
              </table:table-cell>
              <table:table-cell office:value-type="float" office:value="0.0000151387">
                <text:p>0.0000151387</text:p>
              </table:table-cell>
            </table:table-row>
            <table:table-row>
              <table:table-cell office:value-type="string">
                <text:p>err295:</text:p>
              </table:table-cell>
              <table:table-cell office:value-type="float" office:value="0.0000148261">
                <text:p>0.0000148261</text:p>
              </table:table-cell>
            </table:table-row>
            <table:table-row>
              <table:table-cell office:value-type="string">
                <text:p>err296:</text:p>
              </table:table-cell>
              <table:table-cell office:value-type="float" office:value="0.00001452">
                <text:p>0.00001452</text:p>
              </table:table-cell>
            </table:table-row>
            <table:table-row>
              <table:table-cell office:value-type="string">
                <text:p>err297:</text:p>
              </table:table-cell>
              <table:table-cell office:value-type="float" office:value="0.0000142202">
                <text:p>0.0000142202</text:p>
              </table:table-cell>
            </table:table-row>
            <table:table-row>
              <table:table-cell office:value-type="string">
                <text:p>err298:</text:p>
              </table:table-cell>
              <table:table-cell office:value-type="float" office:value="0.0000139266">
                <text:p>0.0000139266</text:p>
              </table:table-cell>
            </table:table-row>
            <table:table-row>
              <table:table-cell office:value-type="string">
                <text:p>err299:</text:p>
              </table:table-cell>
              <table:table-cell office:value-type="float" office:value="0.000013639">
                <text:p>0.000013639</text:p>
              </table:table-cell>
            </table:table-row>
            <table:table-row>
              <table:table-cell office:value-type="string">
                <text:p>err300:</text:p>
              </table:table-cell>
              <table:table-cell office:value-type="float" office:value="0.0000133574">
                <text:p>0.0000133574</text:p>
              </table:table-cell>
            </table:table-row>
            <table:table-row>
              <table:table-cell office:value-type="string">
                <text:p>err301:</text:p>
              </table:table-cell>
              <table:table-cell office:value-type="float" office:value="0.0000130816">
                <text:p>0.0000130816</text:p>
              </table:table-cell>
            </table:table-row>
            <table:table-row>
              <table:table-cell office:value-type="string">
                <text:p>err302:</text:p>
              </table:table-cell>
              <table:table-cell office:value-type="float" office:value="0.0000128115">
                <text:p>0.0000128115</text:p>
              </table:table-cell>
            </table:table-row>
            <table:table-row>
              <table:table-cell office:value-type="string">
                <text:p>err303:</text:p>
              </table:table-cell>
              <table:table-cell office:value-type="float" office:value="0.000012547">
                <text:p>0.000012547</text:p>
              </table:table-cell>
            </table:table-row>
            <table:table-row>
              <table:table-cell office:value-type="string">
                <text:p>err304:</text:p>
              </table:table-cell>
              <table:table-cell office:value-type="float" office:value="0.0000122879">
                <text:p>0.0000122879</text:p>
              </table:table-cell>
            </table:table-row>
            <table:table-row>
              <table:table-cell office:value-type="string">
                <text:p>err305:</text:p>
              </table:table-cell>
              <table:table-cell office:value-type="float" office:value="0.0000120341">
                <text:p>0.0000120341</text:p>
              </table:table-cell>
            </table:table-row>
            <table:table-row>
              <table:table-cell office:value-type="string">
                <text:p>err306:</text:p>
              </table:table-cell>
              <table:table-cell office:value-type="float" office:value="0.0000117856">
                <text:p>0.0000117856</text:p>
              </table:table-cell>
            </table:table-row>
            <table:table-row>
              <table:table-cell office:value-type="string">
                <text:p>err307:</text:p>
              </table:table-cell>
              <table:table-cell office:value-type="float" office:value="0.0000115423">
                <text:p>0.0000115423</text:p>
              </table:table-cell>
            </table:table-row>
            <table:table-row>
              <table:table-cell office:value-type="string">
                <text:p>err308:</text:p>
              </table:table-cell>
              <table:table-cell office:value-type="float" office:value="0.0000113039">
                <text:p>0.0000113039</text:p>
              </table:table-cell>
            </table:table-row>
            <table:table-row>
              <table:table-cell office:value-type="string">
                <text:p>err309:</text:p>
              </table:table-cell>
              <table:table-cell office:value-type="float" office:value="0.0000110705">
                <text:p>0.0000110705</text:p>
              </table:table-cell>
            </table:table-row>
            <table:table-row>
              <table:table-cell office:value-type="string">
                <text:p>err310:</text:p>
              </table:table-cell>
              <table:table-cell office:value-type="float" office:value="0.0000108419">
                <text:p>0.0000108419</text:p>
              </table:table-cell>
            </table:table-row>
            <table:table-row>
              <table:table-cell office:value-type="string">
                <text:p>err311:</text:p>
              </table:table-cell>
              <table:table-cell office:value-type="float" office:value="0.000010618">
                <text:p>0.000010618</text:p>
              </table:table-cell>
            </table:table-row>
            <table:table-row>
              <table:table-cell office:value-type="string">
                <text:p>err312:</text:p>
              </table:table-cell>
              <table:table-cell office:value-type="float" office:value="0.0000103988">
                <text:p>0.0000103988</text:p>
              </table:table-cell>
            </table:table-row>
            <table:table-row>
              <table:table-cell office:value-type="string">
                <text:p>err313:</text:p>
              </table:table-cell>
              <table:table-cell office:value-type="float" office:value="0.000010184">
                <text:p>0.000010184</text:p>
              </table:table-cell>
            </table:table-row>
            <table:table-row>
              <table:table-cell office:value-type="string">
                <text:p>err314:</text:p>
              </table:table-cell>
              <table:table-cell office:value-type="float" office:value="0.00000997373">
                <text:p>0.00000997373</text:p>
              </table:table-cell>
            </table:table-row>
            <table:table-row>
              <table:table-cell office:value-type="string">
                <text:p>err315:</text:p>
              </table:table-cell>
              <table:table-cell office:value-type="float" office:value="0.00000976777">
                <text:p>0.00000976777</text:p>
              </table:table-cell>
            </table:table-row>
            <table:table-row>
              <table:table-cell office:value-type="string">
                <text:p>err316:</text:p>
              </table:table-cell>
              <table:table-cell office:value-type="float" office:value="0.00000956606">
                <text:p>0.00000956606</text:p>
              </table:table-cell>
            </table:table-row>
            <table:table-row>
              <table:table-cell office:value-type="string">
                <text:p>err317:</text:p>
              </table:table-cell>
              <table:table-cell office:value-type="float" office:value="0.00000936851">
                <text:p>0.00000936851</text:p>
              </table:table-cell>
            </table:table-row>
            <table:table-row>
              <table:table-cell office:value-type="string">
                <text:p>err318:</text:p>
              </table:table-cell>
              <table:table-cell office:value-type="float" office:value="0.00000917504">
                <text:p>0.00000917504</text:p>
              </table:table-cell>
            </table:table-row>
            <table:table-row>
              <table:table-cell office:value-type="string">
                <text:p>err319:</text:p>
              </table:table-cell>
              <table:table-cell office:value-type="float" office:value="0.00000898557">
                <text:p>0.00000898557</text:p>
              </table:table-cell>
            </table:table-row>
            <table:table-row>
              <table:table-cell office:value-type="string">
                <text:p>err320:</text:p>
              </table:table-cell>
              <table:table-cell office:value-type="float" office:value="0.00000880001">
                <text:p>0.00000880001</text:p>
              </table:table-cell>
            </table:table-row>
            <table:table-row>
              <table:table-cell office:value-type="string">
                <text:p>err321:</text:p>
              </table:table-cell>
              <table:table-cell office:value-type="float" office:value="0.00000861827">
                <text:p>0.00000861827</text:p>
              </table:table-cell>
            </table:table-row>
            <table:table-row>
              <table:table-cell office:value-type="string">
                <text:p>err322:</text:p>
              </table:table-cell>
              <table:table-cell office:value-type="float" office:value="0.00000844029">
                <text:p>0.00000844029</text:p>
              </table:table-cell>
            </table:table-row>
            <table:table-row>
              <table:table-cell office:value-type="string">
                <text:p>err323:</text:p>
              </table:table-cell>
              <table:table-cell office:value-type="float" office:value="0.00000826599">
                <text:p>0.00000826599</text:p>
              </table:table-cell>
            </table:table-row>
            <table:table-row>
              <table:table-cell office:value-type="string">
                <text:p>err324:</text:p>
              </table:table-cell>
              <table:table-cell office:value-type="float" office:value="0.00000809528">
                <text:p>0.00000809528</text:p>
              </table:table-cell>
            </table:table-row>
            <table:table-row>
              <table:table-cell office:value-type="string">
                <text:p>err325:</text:p>
              </table:table-cell>
              <table:table-cell office:value-type="float" office:value="0.0000079281">
                <text:p>0.0000079281</text:p>
              </table:table-cell>
            </table:table-row>
            <table:table-row>
              <table:table-cell office:value-type="string">
                <text:p>err326:</text:p>
              </table:table-cell>
              <table:table-cell office:value-type="float" office:value="0.00000776437">
                <text:p>0.00000776437</text:p>
              </table:table-cell>
            </table:table-row>
            <table:table-row>
              <table:table-cell office:value-type="string">
                <text:p>err327:</text:p>
              </table:table-cell>
              <table:table-cell office:value-type="float" office:value="0.00000760402">
                <text:p>0.00000760402</text:p>
              </table:table-cell>
            </table:table-row>
            <table:table-row>
              <table:table-cell office:value-type="string">
                <text:p>err328:</text:p>
              </table:table-cell>
              <table:table-cell office:value-type="float" office:value="0.00000744698">
                <text:p>0.00000744698</text:p>
              </table:table-cell>
            </table:table-row>
            <table:table-row>
              <table:table-cell office:value-type="string">
                <text:p>err329:</text:p>
              </table:table-cell>
              <table:table-cell office:value-type="float" office:value="0.00000729319">
                <text:p>0.00000729319</text:p>
              </table:table-cell>
            </table:table-row>
            <table:table-row>
              <table:table-cell office:value-type="string">
                <text:p>err330:</text:p>
              </table:table-cell>
              <table:table-cell office:value-type="float" office:value="0.00000714257">
                <text:p>0.00000714257</text:p>
              </table:table-cell>
            </table:table-row>
            <table:table-row>
              <table:table-cell office:value-type="string">
                <text:p>err331:</text:p>
              </table:table-cell>
              <table:table-cell office:value-type="float" office:value="0.00000699506">
                <text:p>0.00000699506</text:p>
              </table:table-cell>
            </table:table-row>
            <table:table-row>
              <table:table-cell office:value-type="string">
                <text:p>err332:</text:p>
              </table:table-cell>
              <table:table-cell office:value-type="float" office:value="0.00000685059">
                <text:p>0.00000685059</text:p>
              </table:table-cell>
            </table:table-row>
            <table:table-row>
              <table:table-cell office:value-type="string">
                <text:p>err333:</text:p>
              </table:table-cell>
              <table:table-cell office:value-type="float" office:value="0.00000670911">
                <text:p>0.00000670911</text:p>
              </table:table-cell>
            </table:table-row>
            <table:table-row>
              <table:table-cell office:value-type="string">
                <text:p>err334:</text:p>
              </table:table-cell>
              <table:table-cell office:value-type="float" office:value="0.00000657055">
                <text:p>0.00000657055</text:p>
              </table:table-cell>
            </table:table-row>
            <table:table-row>
              <table:table-cell office:value-type="string">
                <text:p>err335:</text:p>
              </table:table-cell>
              <table:table-cell office:value-type="float" office:value="0.00000643485">
                <text:p>0.00000643485</text:p>
              </table:table-cell>
            </table:table-row>
            <table:table-row>
              <table:table-cell office:value-type="string">
                <text:p>err336:</text:p>
              </table:table-cell>
              <table:table-cell office:value-type="float" office:value="0.00000630195">
                <text:p>0.00000630195</text:p>
              </table:table-cell>
            </table:table-row>
            <table:table-row>
              <table:table-cell office:value-type="string">
                <text:p>err337:</text:p>
              </table:table-cell>
              <table:table-cell office:value-type="float" office:value="0.00000617179">
                <text:p>0.00000617179</text:p>
              </table:table-cell>
            </table:table-row>
            <table:table-row>
              <table:table-cell office:value-type="string">
                <text:p>err338:</text:p>
              </table:table-cell>
              <table:table-cell office:value-type="float" office:value="0.00000604433">
                <text:p>0.00000604433</text:p>
              </table:table-cell>
            </table:table-row>
            <table:table-row>
              <table:table-cell office:value-type="string">
                <text:p>err339:</text:p>
              </table:table-cell>
              <table:table-cell office:value-type="float" office:value="0.00000591949">
                <text:p>0.00000591949</text:p>
              </table:table-cell>
            </table:table-row>
            <table:table-row>
              <table:table-cell office:value-type="string">
                <text:p>err340:</text:p>
              </table:table-cell>
              <table:table-cell office:value-type="float" office:value="0.00000579724">
                <text:p>0.00000579724</text:p>
              </table:table-cell>
            </table:table-row>
            <table:table-row>
              <table:table-cell office:value-type="string">
                <text:p>err341:</text:p>
              </table:table-cell>
              <table:table-cell office:value-type="float" office:value="0.00000567751">
                <text:p>0.00000567751</text:p>
              </table:table-cell>
            </table:table-row>
            <table:table-row>
              <table:table-cell office:value-type="string">
                <text:p>err342:</text:p>
              </table:table-cell>
              <table:table-cell office:value-type="float" office:value="0.00000556025">
                <text:p>0.00000556025</text:p>
              </table:table-cell>
            </table:table-row>
            <table:table-row>
              <table:table-cell office:value-type="string">
                <text:p>err343:</text:p>
              </table:table-cell>
              <table:table-cell office:value-type="float" office:value="0.00000544541">
                <text:p>0.00000544541</text:p>
              </table:table-cell>
            </table:table-row>
            <table:table-row>
              <table:table-cell office:value-type="string">
                <text:p>err344:</text:p>
              </table:table-cell>
              <table:table-cell office:value-type="float" office:value="0.00000533294">
                <text:p>0.00000533294</text:p>
              </table:table-cell>
            </table:table-row>
            <table:table-row>
              <table:table-cell office:value-type="string">
                <text:p>err345:</text:p>
              </table:table-cell>
              <table:table-cell office:value-type="float" office:value="0.0000052228">
                <text:p>0.0000052228</text:p>
              </table:table-cell>
            </table:table-row>
            <table:table-row>
              <table:table-cell office:value-type="string">
                <text:p>err346:</text:p>
              </table:table-cell>
              <table:table-cell office:value-type="float" office:value="0.00000511493">
                <text:p>0.00000511493</text:p>
              </table:table-cell>
            </table:table-row>
            <table:table-row>
              <table:table-cell office:value-type="string">
                <text:p>err347:</text:p>
              </table:table-cell>
              <table:table-cell office:value-type="float" office:value="0.00000500928">
                <text:p>0.00000500928</text:p>
              </table:table-cell>
            </table:table-row>
            <table:table-row>
              <table:table-cell office:value-type="string">
                <text:p>err348:</text:p>
              </table:table-cell>
              <table:table-cell office:value-type="float" office:value="0.00000490582">
                <text:p>0.00000490582</text:p>
              </table:table-cell>
            </table:table-row>
            <table:table-row>
              <table:table-cell office:value-type="string">
                <text:p>err349:</text:p>
              </table:table-cell>
              <table:table-cell office:value-type="float" office:value="0.0000048045">
                <text:p>0.0000048045</text:p>
              </table:table-cell>
            </table:table-row>
            <table:table-row>
              <table:table-cell office:value-type="string">
                <text:p>err350:</text:p>
              </table:table-cell>
              <table:table-cell office:value-type="float" office:value="0.00000470527">
                <text:p>0.00000470527</text:p>
              </table:table-cell>
            </table:table-row>
            <table:table-row>
              <table:table-cell office:value-type="string">
                <text:p>err351:</text:p>
              </table:table-cell>
              <table:table-cell office:value-type="float" office:value="0.00000460809">
                <text:p>0.00000460809</text:p>
              </table:table-cell>
            </table:table-row>
            <table:table-row>
              <table:table-cell office:value-type="string">
                <text:p>err352:</text:p>
              </table:table-cell>
              <table:table-cell office:value-type="float" office:value="0.00000451291">
                <text:p>0.00000451291</text:p>
              </table:table-cell>
            </table:table-row>
            <table:table-row>
              <table:table-cell office:value-type="string">
                <text:p>err353:</text:p>
              </table:table-cell>
              <table:table-cell office:value-type="float" office:value="0.0000044197">
                <text:p>0.0000044197</text:p>
              </table:table-cell>
            </table:table-row>
            <table:table-row>
              <table:table-cell office:value-type="string">
                <text:p>err354:</text:p>
              </table:table-cell>
              <table:table-cell office:value-type="float" office:value="0.00000432841">
                <text:p>0.00000432841</text:p>
              </table:table-cell>
            </table:table-row>
            <table:table-row>
              <table:table-cell office:value-type="string">
                <text:p>err355:</text:p>
              </table:table-cell>
              <table:table-cell office:value-type="float" office:value="0.00000423901">
                <text:p>0.00000423901</text:p>
              </table:table-cell>
            </table:table-row>
            <table:table-row>
              <table:table-cell office:value-type="string">
                <text:p>err356:</text:p>
              </table:table-cell>
              <table:table-cell office:value-type="float" office:value="0.00000415146">
                <text:p>0.00000415146</text:p>
              </table:table-cell>
            </table:table-row>
            <table:table-row>
              <table:table-cell office:value-type="string">
                <text:p>err357:</text:p>
              </table:table-cell>
              <table:table-cell office:value-type="float" office:value="0.00000406571">
                <text:p>0.00000406571</text:p>
              </table:table-cell>
            </table:table-row>
            <table:table-row>
              <table:table-cell office:value-type="string">
                <text:p>err358:</text:p>
              </table:table-cell>
              <table:table-cell office:value-type="float" office:value="0.00000398174">
                <text:p>0.00000398174</text:p>
              </table:table-cell>
            </table:table-row>
            <table:table-row>
              <table:table-cell office:value-type="string">
                <text:p>err359:</text:p>
              </table:table-cell>
              <table:table-cell office:value-type="float" office:value="0.0000038995">
                <text:p>0.0000038995</text:p>
              </table:table-cell>
            </table:table-row>
            <table:table-row>
              <table:table-cell office:value-type="string">
                <text:p>err360:</text:p>
              </table:table-cell>
              <table:table-cell office:value-type="float" office:value="0.00000381896">
                <text:p>0.00000381896</text:p>
              </table:table-cell>
            </table:table-row>
            <table:table-row>
              <table:table-cell office:value-type="string">
                <text:p>err361:</text:p>
              </table:table-cell>
              <table:table-cell office:value-type="float" office:value="0.00000374008">
                <text:p>0.00000374008</text:p>
              </table:table-cell>
            </table:table-row>
            <table:table-row>
              <table:table-cell office:value-type="string">
                <text:p>err362:</text:p>
              </table:table-cell>
              <table:table-cell office:value-type="float" office:value="0.00000366283">
                <text:p>0.00000366283</text:p>
              </table:table-cell>
            </table:table-row>
            <table:table-row>
              <table:table-cell office:value-type="string">
                <text:p>err363:</text:p>
              </table:table-cell>
              <table:table-cell office:value-type="float" office:value="0.00000358717">
                <text:p>0.00000358717</text:p>
              </table:table-cell>
            </table:table-row>
            <table:table-row>
              <table:table-cell office:value-type="string">
                <text:p>err364:</text:p>
              </table:table-cell>
              <table:table-cell office:value-type="float" office:value="0.00000351308">
                <text:p>0.00000351308</text:p>
              </table:table-cell>
            </table:table-row>
            <table:table-row>
              <table:table-cell office:value-type="string">
                <text:p>err365:</text:p>
              </table:table-cell>
              <table:table-cell office:value-type="float" office:value="0.00000344052">
                <text:p>0.00000344052</text:p>
              </table:table-cell>
            </table:table-row>
            <table:table-row>
              <table:table-cell office:value-type="string">
                <text:p>err366:</text:p>
              </table:table-cell>
              <table:table-cell office:value-type="float" office:value="0.00000336945">
                <text:p>0.00000336945</text:p>
              </table:table-cell>
            </table:table-row>
            <table:table-row>
              <table:table-cell office:value-type="string">
                <text:p>err367:</text:p>
              </table:table-cell>
              <table:table-cell office:value-type="float" office:value="0.00000329986">
                <text:p>0.00000329986</text:p>
              </table:table-cell>
            </table:table-row>
            <table:table-row>
              <table:table-cell office:value-type="string">
                <text:p>err368:</text:p>
              </table:table-cell>
              <table:table-cell office:value-type="float" office:value="0.0000032317">
                <text:p>0.0000032317</text:p>
              </table:table-cell>
            </table:table-row>
            <table:table-row>
              <table:table-cell office:value-type="string">
                <text:p>err369:</text:p>
              </table:table-cell>
              <table:table-cell office:value-type="float" office:value="0.00000316495">
                <text:p>0.00000316495</text:p>
              </table:table-cell>
            </table:table-row>
            <table:table-row>
              <table:table-cell office:value-type="string">
                <text:p>err370:</text:p>
              </table:table-cell>
              <table:table-cell office:value-type="float" office:value="0.00000309958">
                <text:p>0.00000309958</text:p>
              </table:table-cell>
            </table:table-row>
            <table:table-row>
              <table:table-cell office:value-type="string">
                <text:p>err371:</text:p>
              </table:table-cell>
              <table:table-cell office:value-type="float" office:value="0.00000303555">
                <text:p>0.00000303555</text:p>
              </table:table-cell>
            </table:table-row>
            <table:table-row>
              <table:table-cell office:value-type="string">
                <text:p>err372:</text:p>
              </table:table-cell>
              <table:table-cell office:value-type="float" office:value="0.00000297286">
                <text:p>0.00000297286</text:p>
              </table:table-cell>
            </table:table-row>
            <table:table-row>
              <table:table-cell office:value-type="string">
                <text:p>err373:</text:p>
              </table:table-cell>
              <table:table-cell office:value-type="float" office:value="0.00000291145">
                <text:p>0.00000291145</text:p>
              </table:table-cell>
            </table:table-row>
            <table:table-row>
              <table:table-cell office:value-type="string">
                <text:p>err374:</text:p>
              </table:table-cell>
              <table:table-cell office:value-type="float" office:value="0.00000285131">
                <text:p>0.00000285131</text:p>
              </table:table-cell>
            </table:table-row>
            <table:table-row>
              <table:table-cell office:value-type="string">
                <text:p>err375:</text:p>
              </table:table-cell>
              <table:table-cell office:value-type="float" office:value="0.00000279242">
                <text:p>0.00000279242</text:p>
              </table:table-cell>
            </table:table-row>
            <table:table-row>
              <table:table-cell office:value-type="string">
                <text:p>err376:</text:p>
              </table:table-cell>
              <table:table-cell office:value-type="float" office:value="0.00000273474">
                <text:p>0.00000273474</text:p>
              </table:table-cell>
            </table:table-row>
            <table:table-row>
              <table:table-cell office:value-type="string">
                <text:p>err377:</text:p>
              </table:table-cell>
              <table:table-cell office:value-type="float" office:value="0.00000267825">
                <text:p>0.00000267825</text:p>
              </table:table-cell>
            </table:table-row>
            <table:table-row>
              <table:table-cell office:value-type="string">
                <text:p>err378:</text:p>
              </table:table-cell>
              <table:table-cell office:value-type="float" office:value="0.00000262293">
                <text:p>0.00000262293</text:p>
              </table:table-cell>
            </table:table-row>
            <table:table-row>
              <table:table-cell office:value-type="string">
                <text:p>err379:</text:p>
              </table:table-cell>
              <table:table-cell office:value-type="float" office:value="0.00000256876">
                <text:p>0.00000256876</text:p>
              </table:table-cell>
            </table:table-row>
            <table:table-row>
              <table:table-cell office:value-type="string">
                <text:p>err380:</text:p>
              </table:table-cell>
              <table:table-cell office:value-type="float" office:value="0.0000025157">
                <text:p>0.0000025157</text:p>
              </table:table-cell>
            </table:table-row>
            <table:table-row>
              <table:table-cell office:value-type="string">
                <text:p>err381:</text:p>
              </table:table-cell>
              <table:table-cell office:value-type="float" office:value="0.00000246373">
                <text:p>0.00000246373</text:p>
              </table:table-cell>
            </table:table-row>
            <table:table-row>
              <table:table-cell office:value-type="string">
                <text:p>err382:</text:p>
              </table:table-cell>
              <table:table-cell office:value-type="float" office:value="0.00000241284">
                <text:p>0.00000241284</text:p>
              </table:table-cell>
            </table:table-row>
            <table:table-row>
              <table:table-cell office:value-type="string">
                <text:p>err383:</text:p>
              </table:table-cell>
              <table:table-cell office:value-type="float" office:value="0.00000236301">
                <text:p>0.00000236301</text:p>
              </table:table-cell>
            </table:table-row>
            <table:table-row>
              <table:table-cell office:value-type="string">
                <text:p>err384:</text:p>
              </table:table-cell>
              <table:table-cell office:value-type="float" office:value="0.0000023142">
                <text:p>0.0000023142</text:p>
              </table:table-cell>
            </table:table-row>
            <table:table-row>
              <table:table-cell office:value-type="string">
                <text:p>err385:</text:p>
              </table:table-cell>
              <table:table-cell office:value-type="float" office:value="0.0000022664">
                <text:p>0.0000022664</text:p>
              </table:table-cell>
            </table:table-row>
            <table:table-row>
              <table:table-cell office:value-type="string">
                <text:p>err386:</text:p>
              </table:table-cell>
              <table:table-cell office:value-type="float" office:value="0.00000221958">
                <text:p>0.00000221958</text:p>
              </table:table-cell>
            </table:table-row>
            <table:table-row>
              <table:table-cell office:value-type="string">
                <text:p>err387:</text:p>
              </table:table-cell>
              <table:table-cell office:value-type="float" office:value="0.00000217373">
                <text:p>0.00000217373</text:p>
              </table:table-cell>
            </table:table-row>
            <table:table-row>
              <table:table-cell office:value-type="string">
                <text:p>err388:</text:p>
              </table:table-cell>
              <table:table-cell office:value-type="float" office:value="0.00000212883">
                <text:p>0.00000212883</text:p>
              </table:table-cell>
            </table:table-row>
            <table:table-row>
              <table:table-cell office:value-type="string">
                <text:p>err389:</text:p>
              </table:table-cell>
              <table:table-cell office:value-type="float" office:value="0.00000208486">
                <text:p>0.00000208486</text:p>
              </table:table-cell>
            </table:table-row>
            <table:table-row>
              <table:table-cell office:value-type="string">
                <text:p>err390:</text:p>
              </table:table-cell>
              <table:table-cell office:value-type="float" office:value="0.0000020418">
                <text:p>0.0000020418</text:p>
              </table:table-cell>
            </table:table-row>
            <table:table-row>
              <table:table-cell office:value-type="string">
                <text:p>err391:</text:p>
              </table:table-cell>
              <table:table-cell office:value-type="float" office:value="0.00000199962">
                <text:p>0.00000199962</text:p>
              </table:table-cell>
            </table:table-row>
            <table:table-row>
              <table:table-cell office:value-type="string">
                <text:p>err392:</text:p>
              </table:table-cell>
              <table:table-cell office:value-type="float" office:value="0.00000195832">
                <text:p>0.00000195832</text:p>
              </table:table-cell>
            </table:table-row>
            <table:table-row>
              <table:table-cell office:value-type="string">
                <text:p>err393:</text:p>
              </table:table-cell>
              <table:table-cell office:value-type="float" office:value="0.00000191787">
                <text:p>0.00000191787</text:p>
              </table:table-cell>
            </table:table-row>
            <table:table-row>
              <table:table-cell office:value-type="string">
                <text:p>err394:</text:p>
              </table:table-cell>
              <table:table-cell office:value-type="float" office:value="0.00000187825">
                <text:p>0.00000187825</text:p>
              </table:table-cell>
            </table:table-row>
            <table:table-row>
              <table:table-cell office:value-type="string">
                <text:p>err395:</text:p>
              </table:table-cell>
              <table:table-cell office:value-type="float" office:value="0.00000183946">
                <text:p>0.00000183946</text:p>
              </table:table-cell>
            </table:table-row>
            <table:table-row>
              <table:table-cell office:value-type="string">
                <text:p>err396:</text:p>
              </table:table-cell>
              <table:table-cell office:value-type="float" office:value="0.00000180146">
                <text:p>0.00000180146</text:p>
              </table:table-cell>
            </table:table-row>
            <table:table-row>
              <table:table-cell office:value-type="string">
                <text:p>err397:</text:p>
              </table:table-cell>
              <table:table-cell office:value-type="float" office:value="0.00000176425">
                <text:p>0.00000176425</text:p>
              </table:table-cell>
            </table:table-row>
            <table:table-row>
              <table:table-cell office:value-type="string">
                <text:p>err398:</text:p>
              </table:table-cell>
              <table:table-cell office:value-type="float" office:value="0.00000172781">
                <text:p>0.00000172781</text:p>
              </table:table-cell>
            </table:table-row>
            <table:table-row>
              <table:table-cell office:value-type="string">
                <text:p>err399:</text:p>
              </table:table-cell>
              <table:table-cell office:value-type="float" office:value="0.00000169212">
                <text:p>0.00000169212</text:p>
              </table:table-cell>
            </table:table-row>
            <table:table-row>
              <table:table-cell office:value-type="string">
                <text:p>err400:</text:p>
              </table:table-cell>
              <table:table-cell office:value-type="float" office:value="0.00000165716">
                <text:p>0.00000165716</text:p>
              </table:table-cell>
            </table:table-row>
            <table:table-row>
              <table:table-cell office:value-type="string">
                <text:p>err401:</text:p>
              </table:table-cell>
              <table:table-cell office:value-type="float" office:value="0.00000162293">
                <text:p>0.00000162293</text:p>
              </table:table-cell>
            </table:table-row>
            <table:table-row>
              <table:table-cell office:value-type="string">
                <text:p>err402:</text:p>
              </table:table-cell>
              <table:table-cell office:value-type="float" office:value="0.00000158941">
                <text:p>0.00000158941</text:p>
              </table:table-cell>
            </table:table-row>
            <table:table-row>
              <table:table-cell office:value-type="string">
                <text:p>err403:</text:p>
              </table:table-cell>
              <table:table-cell office:value-type="float" office:value="0.00000155658">
                <text:p>0.00000155658</text:p>
              </table:table-cell>
            </table:table-row>
            <table:table-row>
              <table:table-cell office:value-type="string">
                <text:p>err404:</text:p>
              </table:table-cell>
              <table:table-cell office:value-type="float" office:value="0.00000152443">
                <text:p>0.00000152443</text:p>
              </table:table-cell>
            </table:table-row>
            <table:table-row>
              <table:table-cell office:value-type="string">
                <text:p>err405:</text:p>
              </table:table-cell>
              <table:table-cell office:value-type="float" office:value="0.00000149294">
                <text:p>0.00000149294</text:p>
              </table:table-cell>
            </table:table-row>
            <table:table-row>
              <table:table-cell office:value-type="string">
                <text:p>err406:</text:p>
              </table:table-cell>
              <table:table-cell office:value-type="float" office:value="0.0000014621">
                <text:p>0.0000014621</text:p>
              </table:table-cell>
            </table:table-row>
            <table:table-row>
              <table:table-cell office:value-type="string">
                <text:p>err407:</text:p>
              </table:table-cell>
              <table:table-cell office:value-type="float" office:value="0.0000014319">
                <text:p>0.0000014319</text:p>
              </table:table-cell>
            </table:table-row>
            <table:table-row>
              <table:table-cell office:value-type="string">
                <text:p>err408:</text:p>
              </table:table-cell>
              <table:table-cell office:value-type="float" office:value="0.00000140232">
                <text:p>0.00000140232</text:p>
              </table:table-cell>
            </table:table-row>
            <table:table-row>
              <table:table-cell office:value-type="string">
                <text:p>err409:</text:p>
              </table:table-cell>
              <table:table-cell office:value-type="float" office:value="0.00000137335">
                <text:p>0.00000137335</text:p>
              </table:table-cell>
            </table:table-row>
            <table:table-row>
              <table:table-cell office:value-type="string">
                <text:p>err410:</text:p>
              </table:table-cell>
              <table:table-cell office:value-type="float" office:value="0.00000134499">
                <text:p>0.00000134499</text:p>
              </table:table-cell>
            </table:table-row>
            <table:table-row>
              <table:table-cell office:value-type="string">
                <text:p>err411:</text:p>
              </table:table-cell>
              <table:table-cell office:value-type="float" office:value="0.0000013172">
                <text:p>0.0000013172</text:p>
              </table:table-cell>
            </table:table-row>
            <table:table-row>
              <table:table-cell office:value-type="string">
                <text:p>err412:</text:p>
              </table:table-cell>
              <table:table-cell office:value-type="float" office:value="0.00000128999">
                <text:p>0.00000128999</text:p>
              </table:table-cell>
            </table:table-row>
            <table:table-row>
              <table:table-cell office:value-type="string">
                <text:p>err413:</text:p>
              </table:table-cell>
              <table:table-cell office:value-type="float" office:value="0.00000126335">
                <text:p>0.00000126335</text:p>
              </table:table-cell>
            </table:table-row>
            <table:table-row>
              <table:table-cell office:value-type="string">
                <text:p>err414:</text:p>
              </table:table-cell>
              <table:table-cell office:value-type="float" office:value="0.00000123725">
                <text:p>0.00000123725</text:p>
              </table:table-cell>
            </table:table-row>
            <table:table-row>
              <table:table-cell office:value-type="string">
                <text:p>err415:</text:p>
              </table:table-cell>
              <table:table-cell office:value-type="float" office:value="0.0000012117">
                <text:p>0.0000012117</text:p>
              </table:table-cell>
            </table:table-row>
            <table:table-row>
              <table:table-cell office:value-type="string">
                <text:p>err416:</text:p>
              </table:table-cell>
              <table:table-cell office:value-type="float" office:value="0.00000118667">
                <text:p>0.00000118667</text:p>
              </table:table-cell>
            </table:table-row>
            <table:table-row>
              <table:table-cell office:value-type="string">
                <text:p>err417:</text:p>
              </table:table-cell>
              <table:table-cell office:value-type="float" office:value="0.00000116215">
                <text:p>0.00000116215</text:p>
              </table:table-cell>
            </table:table-row>
            <table:table-row>
              <table:table-cell office:value-type="string">
                <text:p>err418:</text:p>
              </table:table-cell>
              <table:table-cell office:value-type="float" office:value="0.00000113815">
                <text:p>0.00000113815</text:p>
              </table:table-cell>
            </table:table-row>
            <table:table-row>
              <table:table-cell office:value-type="string">
                <text:p>err419:</text:p>
              </table:table-cell>
              <table:table-cell office:value-type="float" office:value="0.00000111464">
                <text:p>0.00000111464</text:p>
              </table:table-cell>
            </table:table-row>
            <table:table-row>
              <table:table-cell office:value-type="string">
                <text:p>err420:</text:p>
              </table:table-cell>
              <table:table-cell office:value-type="float" office:value="0.00000109161">
                <text:p>0.00000109161</text:p>
              </table:table-cell>
            </table:table-row>
            <table:table-row>
              <table:table-cell office:value-type="string">
                <text:p>err421:</text:p>
              </table:table-cell>
              <table:table-cell office:value-type="float" office:value="0.00000106906">
                <text:p>0.00000106906</text:p>
              </table:table-cell>
            </table:table-row>
            <table:table-row>
              <table:table-cell office:value-type="string">
                <text:p>err422:</text:p>
              </table:table-cell>
              <table:table-cell office:value-type="float" office:value="0.00000104698">
                <text:p>0.00000104698</text:p>
              </table:table-cell>
            </table:table-row>
            <table:table-row>
              <table:table-cell office:value-type="string">
                <text:p>err423:</text:p>
              </table:table-cell>
              <table:table-cell office:value-type="float" office:value="0.00000102535">
                <text:p>0.00000102535</text:p>
              </table:table-cell>
            </table:table-row>
            <table:table-row>
              <table:table-cell office:value-type="string">
                <text:p>err424:</text:p>
              </table:table-cell>
              <table:table-cell office:value-type="float" office:value="0.00000100417">
                <text:p>0.00000100417</text:p>
              </table:table-cell>
            </table:table-row>
            <table:table-row>
              <table:table-cell office:value-type="string">
                <text:p>err425:</text:p>
              </table:table-cell>
              <table:table-cell office:value-type="float" office:value="0.000000983432">
                <text:p>0.000000983432</text:p>
              </table:table-cell>
            </table:table-row>
            <table:table-row>
              <table:table-cell office:value-type="string">
                <text:p>err426:</text:p>
              </table:table-cell>
              <table:table-cell office:value-type="float" office:value="0.000000963117">
                <text:p>0.000000963117</text:p>
              </table:table-cell>
            </table:table-row>
            <table:table-row>
              <table:table-cell office:value-type="string">
                <text:p>err427:</text:p>
              </table:table-cell>
              <table:table-cell office:value-type="float" office:value="0.000000943223">
                <text:p>0.000000943223</text:p>
              </table:table-cell>
            </table:table-row>
            <table:table-row>
              <table:table-cell office:value-type="string">
                <text:p>err428:</text:p>
              </table:table-cell>
              <table:table-cell office:value-type="float" office:value="0.000000923739">
                <text:p>0.000000923739</text:p>
              </table:table-cell>
            </table:table-row>
            <table:table-row>
              <table:table-cell office:value-type="string">
                <text:p>err429:</text:p>
              </table:table-cell>
              <table:table-cell office:value-type="float" office:value="0.000000904658">
                <text:p>0.000000904658</text:p>
              </table:table-cell>
            </table:table-row>
            <table:table-row>
              <table:table-cell office:value-type="string">
                <text:p>err430:</text:p>
              </table:table-cell>
              <table:table-cell office:value-type="float" office:value="0.000000885971">
                <text:p>0.000000885971</text:p>
              </table:table-cell>
            </table:table-row>
            <table:table-row>
              <table:table-cell office:value-type="string">
                <text:p>err431:</text:p>
              </table:table-cell>
              <table:table-cell office:value-type="float" office:value="0.000000867669">
                <text:p>0.000000867669</text:p>
              </table:table-cell>
            </table:table-row>
            <table:table-row>
              <table:table-cell office:value-type="string">
                <text:p>err432:</text:p>
              </table:table-cell>
              <table:table-cell office:value-type="float" office:value="0.000000849746">
                <text:p>0.000000849746</text:p>
              </table:table-cell>
            </table:table-row>
            <table:table-row>
              <table:table-cell office:value-type="string">
                <text:p>err433:</text:p>
              </table:table-cell>
              <table:table-cell office:value-type="float" office:value="0.000000832193">
                <text:p>0.000000832193</text:p>
              </table:table-cell>
            </table:table-row>
            <table:table-row>
              <table:table-cell office:value-type="string">
                <text:p>err434:</text:p>
              </table:table-cell>
              <table:table-cell office:value-type="float" office:value="0.000000815003">
                <text:p>0.000000815003</text:p>
              </table:table-cell>
            </table:table-row>
            <table:table-row>
              <table:table-cell office:value-type="string">
                <text:p>err435:</text:p>
              </table:table-cell>
              <table:table-cell office:value-type="float" office:value="0.000000798168">
                <text:p>0.000000798168</text:p>
              </table:table-cell>
            </table:table-row>
            <table:table-row>
              <table:table-cell office:value-type="string">
                <text:p>err436:</text:p>
              </table:table-cell>
              <table:table-cell office:value-type="float" office:value="0.000000781681">
                <text:p>0.000000781681</text:p>
              </table:table-cell>
            </table:table-row>
            <table:table-row>
              <table:table-cell office:value-type="string">
                <text:p>err437:</text:p>
              </table:table-cell>
              <table:table-cell office:value-type="float" office:value="0.000000765534">
                <text:p>0.000000765534</text:p>
              </table:table-cell>
            </table:table-row>
            <table:table-row>
              <table:table-cell office:value-type="string">
                <text:p>err438:</text:p>
              </table:table-cell>
              <table:table-cell office:value-type="float" office:value="0.00000074972">
                <text:p>0.00000074972</text:p>
              </table:table-cell>
            </table:table-row>
            <table:table-row>
              <table:table-cell office:value-type="string">
                <text:p>err439:</text:p>
              </table:table-cell>
              <table:table-cell office:value-type="float" office:value="0.000000734234">
                <text:p>0.000000734234</text:p>
              </table:table-cell>
            </table:table-row>
            <table:table-row>
              <table:table-cell office:value-type="string">
                <text:p>err440:</text:p>
              </table:table-cell>
              <table:table-cell office:value-type="float" office:value="0.000000719067">
                <text:p>0.000000719067</text:p>
              </table:table-cell>
            </table:table-row>
            <table:table-row>
              <table:table-cell office:value-type="string">
                <text:p>err441:</text:p>
              </table:table-cell>
              <table:table-cell office:value-type="float" office:value="0.000000704213">
                <text:p>0.000000704213</text:p>
              </table:table-cell>
            </table:table-row>
            <table:table-row>
              <table:table-cell office:value-type="string">
                <text:p>err442:</text:p>
              </table:table-cell>
              <table:table-cell office:value-type="float" office:value="0.000000689666">
                <text:p>0.000000689666</text:p>
              </table:table-cell>
            </table:table-row>
            <table:table-row>
              <table:table-cell office:value-type="string">
                <text:p>err443:</text:p>
              </table:table-cell>
              <table:table-cell office:value-type="float" office:value="0.00000067542">
                <text:p>0.00000067542</text:p>
              </table:table-cell>
            </table:table-row>
            <table:table-row>
              <table:table-cell office:value-type="string">
                <text:p>err444:</text:p>
              </table:table-cell>
              <table:table-cell office:value-type="float" office:value="0.000000661468">
                <text:p>0.000000661468</text:p>
              </table:table-cell>
            </table:table-row>
            <table:table-row>
              <table:table-cell office:value-type="string">
                <text:p>err445:</text:p>
              </table:table-cell>
              <table:table-cell office:value-type="float" office:value="0.000000647804">
                <text:p>0.000000647804</text:p>
              </table:table-cell>
            </table:table-row>
            <table:table-row>
              <table:table-cell office:value-type="string">
                <text:p>err446:</text:p>
              </table:table-cell>
              <table:table-cell office:value-type="float" office:value="0.000000634423">
                <text:p>0.000000634423</text:p>
              </table:table-cell>
            </table:table-row>
            <table:table-row>
              <table:table-cell office:value-type="string">
                <text:p>err447:</text:p>
              </table:table-cell>
              <table:table-cell office:value-type="float" office:value="0.000000621318">
                <text:p>0.000000621318</text:p>
              </table:table-cell>
            </table:table-row>
            <table:table-row>
              <table:table-cell office:value-type="string">
                <text:p>err448:</text:p>
              </table:table-cell>
              <table:table-cell office:value-type="float" office:value="0.000000608483">
                <text:p>0.000000608483</text:p>
              </table:table-cell>
            </table:table-row>
            <table:table-row>
              <table:table-cell office:value-type="string">
                <text:p>err449:</text:p>
              </table:table-cell>
              <table:table-cell office:value-type="float" office:value="0.000000595914">
                <text:p>0.000000595914</text:p>
              </table:table-cell>
            </table:table-row>
            <table:table-row>
              <table:table-cell office:value-type="string">
                <text:p>err450:</text:p>
              </table:table-cell>
              <table:table-cell office:value-type="float" office:value="0.000000583605">
                <text:p>0.000000583605</text:p>
              </table:table-cell>
            </table:table-row>
            <table:table-row>
              <table:table-cell office:value-type="string">
                <text:p>err451:</text:p>
              </table:table-cell>
              <table:table-cell office:value-type="float" office:value="0.000000571549">
                <text:p>0.000000571549</text:p>
              </table:table-cell>
            </table:table-row>
            <table:table-row>
              <table:table-cell office:value-type="string">
                <text:p>err452:</text:p>
              </table:table-cell>
              <table:table-cell office:value-type="float" office:value="0.000000559743">
                <text:p>0.000000559743</text:p>
              </table:table-cell>
            </table:table-row>
            <table:table-row>
              <table:table-cell office:value-type="string">
                <text:p>err453:</text:p>
              </table:table-cell>
              <table:table-cell office:value-type="float" office:value="0.00000054818">
                <text:p>0.00000054818</text:p>
              </table:table-cell>
            </table:table-row>
            <table:table-row>
              <table:table-cell office:value-type="string">
                <text:p>err454:</text:p>
              </table:table-cell>
              <table:table-cell office:value-type="float" office:value="0.000000536857">
                <text:p>0.000000536857</text:p>
              </table:table-cell>
            </table:table-row>
            <table:table-row>
              <table:table-cell office:value-type="string">
                <text:p>err455:</text:p>
              </table:table-cell>
              <table:table-cell office:value-type="float" office:value="0.000000525767">
                <text:p>0.000000525767</text:p>
              </table:table-cell>
            </table:table-row>
            <table:table-row>
              <table:table-cell office:value-type="string">
                <text:p>err456:</text:p>
              </table:table-cell>
              <table:table-cell office:value-type="float" office:value="0.000000514906">
                <text:p>0.000000514906</text:p>
              </table:table-cell>
            </table:table-row>
            <table:table-row>
              <table:table-cell office:value-type="string">
                <text:p>err457:</text:p>
              </table:table-cell>
              <table:table-cell office:value-type="float" office:value="0.00000050427">
                <text:p>0.00000050427</text:p>
              </table:table-cell>
            </table:table-row>
            <table:table-row>
              <table:table-cell office:value-type="string">
                <text:p>err458:</text:p>
              </table:table-cell>
              <table:table-cell office:value-type="float" office:value="0.000000493853">
                <text:p>0.000000493853</text:p>
              </table:table-cell>
            </table:table-row>
            <table:table-row>
              <table:table-cell office:value-type="string">
                <text:p>err459:</text:p>
              </table:table-cell>
              <table:table-cell office:value-type="float" office:value="0.000000483652">
                <text:p>0.000000483652</text:p>
              </table:table-cell>
            </table:table-row>
            <table:table-row>
              <table:table-cell office:value-type="string">
                <text:p>err460:</text:p>
              </table:table-cell>
              <table:table-cell office:value-type="float" office:value="0.000000473661">
                <text:p>0.000000473661</text:p>
              </table:table-cell>
            </table:table-row>
            <table:table-row>
              <table:table-cell office:value-type="string">
                <text:p>err461:</text:p>
              </table:table-cell>
              <table:table-cell office:value-type="float" office:value="0.000000463877">
                <text:p>0.000000463877</text:p>
              </table:table-cell>
            </table:table-row>
            <table:table-row>
              <table:table-cell office:value-type="string">
                <text:p>err462:</text:p>
              </table:table-cell>
              <table:table-cell office:value-type="float" office:value="0.000000454295">
                <text:p>0.000000454295</text:p>
              </table:table-cell>
            </table:table-row>
            <table:table-row>
              <table:table-cell office:value-type="string">
                <text:p>err463:</text:p>
              </table:table-cell>
              <table:table-cell office:value-type="float" office:value="0.00000044491">
                <text:p>0.00000044491</text:p>
              </table:table-cell>
            </table:table-row>
            <table:table-row>
              <table:table-cell office:value-type="string">
                <text:p>err464:</text:p>
              </table:table-cell>
              <table:table-cell office:value-type="float" office:value="0.00000043572">
                <text:p>0.00000043572</text:p>
              </table:table-cell>
            </table:table-row>
            <table:table-row>
              <table:table-cell office:value-type="string">
                <text:p>err465:</text:p>
              </table:table-cell>
              <table:table-cell office:value-type="float" office:value="0.000000426719">
                <text:p>0.000000426719</text:p>
              </table:table-cell>
            </table:table-row>
            <table:table-row>
              <table:table-cell office:value-type="string">
                <text:p>err466:</text:p>
              </table:table-cell>
              <table:table-cell office:value-type="float" office:value="0.000000417904">
                <text:p>0.000000417904</text:p>
              </table:table-cell>
            </table:table-row>
            <table:table-row>
              <table:table-cell office:value-type="string">
                <text:p>err467:</text:p>
              </table:table-cell>
              <table:table-cell office:value-type="float" office:value="0.000000409272">
                <text:p>0.000000409272</text:p>
              </table:table-cell>
            </table:table-row>
            <table:table-row>
              <table:table-cell office:value-type="string">
                <text:p>err468:</text:p>
              </table:table-cell>
              <table:table-cell office:value-type="float" office:value="0.000000400818">
                <text:p>0.000000400818</text:p>
              </table:table-cell>
            </table:table-row>
            <table:table-row>
              <table:table-cell office:value-type="string">
                <text:p>err469:</text:p>
              </table:table-cell>
              <table:table-cell office:value-type="float" office:value="0.000000392538">
                <text:p>0.000000392538</text:p>
              </table:table-cell>
            </table:table-row>
            <table:table-row>
              <table:table-cell office:value-type="string">
                <text:p>err470:</text:p>
              </table:table-cell>
              <table:table-cell office:value-type="float" office:value="0.000000384429">
                <text:p>0.000000384429</text:p>
              </table:table-cell>
            </table:table-row>
            <table:table-row>
              <table:table-cell office:value-type="string">
                <text:p>err471:</text:p>
              </table:table-cell>
              <table:table-cell office:value-type="float" office:value="0.000000376488">
                <text:p>0.000000376488</text:p>
              </table:table-cell>
            </table:table-row>
            <table:table-row>
              <table:table-cell office:value-type="string">
                <text:p>err472:</text:p>
              </table:table-cell>
              <table:table-cell office:value-type="float" office:value="0.000000368711">
                <text:p>0.000000368711</text:p>
              </table:table-cell>
            </table:table-row>
            <table:table-row>
              <table:table-cell office:value-type="string">
                <text:p>err473:</text:p>
              </table:table-cell>
              <table:table-cell office:value-type="float" office:value="0.000000361095">
                <text:p>0.000000361095</text:p>
              </table:table-cell>
            </table:table-row>
            <table:table-row>
              <table:table-cell office:value-type="string">
                <text:p>err474:</text:p>
              </table:table-cell>
              <table:table-cell office:value-type="float" office:value="0.000000353636">
                <text:p>0.000000353636</text:p>
              </table:table-cell>
            </table:table-row>
            <table:table-row>
              <table:table-cell office:value-type="string">
                <text:p>err475:</text:p>
              </table:table-cell>
              <table:table-cell office:value-type="float" office:value="0.000000346331">
                <text:p>0.000000346331</text:p>
              </table:table-cell>
            </table:table-row>
            <table:table-row>
              <table:table-cell office:value-type="string">
                <text:p>err476:</text:p>
              </table:table-cell>
              <table:table-cell office:value-type="float" office:value="0.000000339176">
                <text:p>0.000000339176</text:p>
              </table:table-cell>
            </table:table-row>
            <table:table-row>
              <table:table-cell office:value-type="string">
                <text:p>err477:</text:p>
              </table:table-cell>
              <table:table-cell office:value-type="float" office:value="0.00000033217">
                <text:p>0.00000033217</text:p>
              </table:table-cell>
            </table:table-row>
            <table:table-row>
              <table:table-cell office:value-type="string">
                <text:p>err478:</text:p>
              </table:table-cell>
              <table:table-cell office:value-type="float" office:value="0.000000325308">
                <text:p>0.000000325308</text:p>
              </table:table-cell>
            </table:table-row>
            <table:table-row>
              <table:table-cell office:value-type="string">
                <text:p>err479:</text:p>
              </table:table-cell>
              <table:table-cell office:value-type="float" office:value="0.000000318589">
                <text:p>0.000000318589</text:p>
              </table:table-cell>
            </table:table-row>
            <table:table-row>
              <table:table-cell office:value-type="string">
                <text:p>err480:</text:p>
              </table:table-cell>
              <table:table-cell office:value-type="float" office:value="0.000000312008">
                <text:p>0.000000312008</text:p>
              </table:table-cell>
            </table:table-row>
            <table:table-row>
              <table:table-cell office:value-type="string">
                <text:p>err481:</text:p>
              </table:table-cell>
              <table:table-cell office:value-type="float" office:value="0.000000305562">
                <text:p>0.000000305562</text:p>
              </table:table-cell>
            </table:table-row>
            <table:table-row>
              <table:table-cell office:value-type="string">
                <text:p>err482:</text:p>
              </table:table-cell>
              <table:table-cell office:value-type="float" office:value="0.00000029925">
                <text:p>0.00000029925</text:p>
              </table:table-cell>
            </table:table-row>
            <table:table-row>
              <table:table-cell office:value-type="string">
                <text:p>err483:</text:p>
              </table:table-cell>
              <table:table-cell office:value-type="float" office:value="0.000000293069">
                <text:p>0.000000293069</text:p>
              </table:table-cell>
            </table:table-row>
            <table:table-row>
              <table:table-cell office:value-type="string">
                <text:p>err484:</text:p>
              </table:table-cell>
              <table:table-cell office:value-type="float" office:value="0.000000287015">
                <text:p>0.000000287015</text:p>
              </table:table-cell>
            </table:table-row>
            <table:table-row>
              <table:table-cell office:value-type="string">
                <text:p>err485:</text:p>
              </table:table-cell>
              <table:table-cell office:value-type="float" office:value="0.000000281086">
                <text:p>0.000000281086</text:p>
              </table:table-cell>
            </table:table-row>
            <table:table-row>
              <table:table-cell office:value-type="string">
                <text:p>err486:</text:p>
              </table:table-cell>
              <table:table-cell office:value-type="float" office:value="0.00000027528">
                <text:p>0.00000027528</text:p>
              </table:table-cell>
            </table:table-row>
            <table:table-row>
              <table:table-cell office:value-type="string">
                <text:p>err487:</text:p>
              </table:table-cell>
              <table:table-cell office:value-type="float" office:value="0.000000269593">
                <text:p>0.000000269593</text:p>
              </table:table-cell>
            </table:table-row>
            <table:table-row>
              <table:table-cell office:value-type="string">
                <text:p>err488:</text:p>
              </table:table-cell>
              <table:table-cell office:value-type="float" office:value="0.000000264024">
                <text:p>0.000000264024</text:p>
              </table:table-cell>
            </table:table-row>
            <table:table-row>
              <table:table-cell office:value-type="string">
                <text:p>err489:</text:p>
              </table:table-cell>
              <table:table-cell office:value-type="float" office:value="0.00000025857">
                <text:p>0.00000025857</text:p>
              </table:table-cell>
            </table:table-row>
            <table:table-row>
              <table:table-cell office:value-type="string">
                <text:p>err490:</text:p>
              </table:table-cell>
              <table:table-cell office:value-type="float" office:value="0.000000253229">
                <text:p>0.000000253229</text:p>
              </table:table-cell>
            </table:table-row>
            <table:table-row>
              <table:table-cell office:value-type="string">
                <text:p>err491:</text:p>
              </table:table-cell>
              <table:table-cell office:value-type="float" office:value="0.000000247998">
                <text:p>0.000000247998</text:p>
              </table:table-cell>
            </table:table-row>
            <table:table-row>
              <table:table-cell office:value-type="string">
                <text:p>err492:</text:p>
              </table:table-cell>
              <table:table-cell office:value-type="float" office:value="0.000000242875">
                <text:p>0.000000242875</text:p>
              </table:table-cell>
            </table:table-row>
            <table:table-row>
              <table:table-cell office:value-type="string">
                <text:p>err493:</text:p>
              </table:table-cell>
              <table:table-cell office:value-type="float" office:value="0.000000237858">
                <text:p>0.000000237858</text:p>
              </table:table-cell>
            </table:table-row>
            <table:table-row>
              <table:table-cell office:value-type="string">
                <text:p>err494:</text:p>
              </table:table-cell>
              <table:table-cell office:value-type="float" office:value="0.000000232945">
                <text:p>0.000000232945</text:p>
              </table:table-cell>
            </table:table-row>
            <table:table-row>
              <table:table-cell office:value-type="string">
                <text:p>err495:</text:p>
              </table:table-cell>
              <table:table-cell office:value-type="float" office:value="0.000000228133">
                <text:p>0.000000228133</text:p>
              </table:table-cell>
            </table:table-row>
            <table:table-row>
              <table:table-cell office:value-type="string">
                <text:p>err496:</text:p>
              </table:table-cell>
              <table:table-cell office:value-type="float" office:value="0.00000022342">
                <text:p>0.00000022342</text:p>
              </table:table-cell>
            </table:table-row>
            <table:table-row>
              <table:table-cell office:value-type="string">
                <text:p>err497:</text:p>
              </table:table-cell>
              <table:table-cell office:value-type="float" office:value="0.000000218805">
                <text:p>0.000000218805</text:p>
              </table:table-cell>
            </table:table-row>
            <table:table-row>
              <table:table-cell office:value-type="string">
                <text:p>err498:</text:p>
              </table:table-cell>
              <table:table-cell office:value-type="float" office:value="0.000000214285">
                <text:p>0.000000214285</text:p>
              </table:table-cell>
            </table:table-row>
            <table:table-row>
              <table:table-cell office:value-type="string">
                <text:p>err499:</text:p>
              </table:table-cell>
              <table:table-cell office:value-type="float" office:value="0.000000209859">
                <text:p>0.000000209859</text:p>
              </table:table-cell>
            </table:table-row>
            <table:table-row>
              <table:table-cell office:value-type="string">
                <text:p>err500:</text:p>
              </table:table-cell>
              <table:table-cell office:value-type="float" office:value="0.000000205524">
                <text:p>0.000000205524</text:p>
              </table:table-cell>
            </table:table-row>
            <table:table-row>
              <table:table-cell office:value-type="string">
                <text:p>err501:</text:p>
              </table:table-cell>
              <table:table-cell office:value-type="float" office:value="0.000000201278">
                <text:p>0.000000201278</text:p>
              </table:table-cell>
            </table:table-row>
            <table:table-row>
              <table:table-cell office:value-type="string">
                <text:p>err502:</text:p>
              </table:table-cell>
              <table:table-cell office:value-type="float" office:value="0.00000019712">
                <text:p>0.00000019712</text:p>
              </table:table-cell>
            </table:table-row>
            <table:table-row>
              <table:table-cell office:value-type="string">
                <text:p>err503:</text:p>
              </table:table-cell>
              <table:table-cell office:value-type="float" office:value="0.000000193048">
                <text:p>0.000000193048</text:p>
              </table:table-cell>
            </table:table-row>
            <table:table-row>
              <table:table-cell office:value-type="string">
                <text:p>err504:</text:p>
              </table:table-cell>
              <table:table-cell office:value-type="float" office:value="0.000000189061">
                <text:p>0.000000189061</text:p>
              </table:table-cell>
            </table:table-row>
            <table:table-row>
              <table:table-cell office:value-type="string">
                <text:p>err505:</text:p>
              </table:table-cell>
              <table:table-cell office:value-type="float" office:value="0.000000185155">
                <text:p>0.000000185155</text:p>
              </table:table-cell>
            </table:table-row>
            <table:table-row>
              <table:table-cell office:value-type="string">
                <text:p>err506:</text:p>
              </table:table-cell>
              <table:table-cell office:value-type="float" office:value="0.00000018133">
                <text:p>0.00000018133</text:p>
              </table:table-cell>
            </table:table-row>
            <table:table-row>
              <table:table-cell office:value-type="string">
                <text:p>err507:</text:p>
              </table:table-cell>
              <table:table-cell office:value-type="float" office:value="0.000000177585">
                <text:p>0.000000177585</text:p>
              </table:table-cell>
            </table:table-row>
            <table:table-row>
              <table:table-cell office:value-type="string">
                <text:p>err508:</text:p>
              </table:table-cell>
              <table:table-cell office:value-type="float" office:value="0.000000173916">
                <text:p>0.000000173916</text:p>
              </table:table-cell>
            </table:table-row>
            <table:table-row>
              <table:table-cell office:value-type="string">
                <text:p>err509:</text:p>
              </table:table-cell>
              <table:table-cell office:value-type="float" office:value="0.000000170324">
                <text:p>0.000000170324</text:p>
              </table:table-cell>
            </table:table-row>
            <table:table-row>
              <table:table-cell office:value-type="string">
                <text:p>err510:</text:p>
              </table:table-cell>
              <table:table-cell office:value-type="float" office:value="0.000000166805">
                <text:p>0.000000166805</text:p>
              </table:table-cell>
            </table:table-row>
            <table:table-row>
              <table:table-cell office:value-type="string">
                <text:p>err511:</text:p>
              </table:table-cell>
              <table:table-cell office:value-type="float" office:value="0.00000016336">
                <text:p>0.00000016336</text:p>
              </table:table-cell>
            </table:table-row>
            <table:table-row>
              <table:table-cell office:value-type="string">
                <text:p>err512:</text:p>
              </table:table-cell>
              <table:table-cell office:value-type="float" office:value="0.000000159985">
                <text:p>0.000000159985</text:p>
              </table:table-cell>
            </table:table-row>
            <table:table-row>
              <table:table-cell office:value-type="string">
                <text:p>err513:</text:p>
              </table:table-cell>
              <table:table-cell office:value-type="float" office:value="0.00000015668">
                <text:p>0.00000015668</text:p>
              </table:table-cell>
            </table:table-row>
            <table:table-row>
              <table:table-cell office:value-type="string">
                <text:p>err514:</text:p>
              </table:table-cell>
              <table:table-cell office:value-type="float" office:value="0.000000153444">
                <text:p>0.000000153444</text:p>
              </table:table-cell>
            </table:table-row>
            <table:table-row>
              <table:table-cell office:value-type="string">
                <text:p>err515:</text:p>
              </table:table-cell>
              <table:table-cell office:value-type="float" office:value="0.000000150274">
                <text:p>0.000000150274</text:p>
              </table:table-cell>
            </table:table-row>
            <table:table-row>
              <table:table-cell office:value-type="string">
                <text:p>err516:</text:p>
              </table:table-cell>
              <table:table-cell office:value-type="float" office:value="0.00000014717">
                <text:p>0.00000014717</text:p>
              </table:table-cell>
            </table:table-row>
            <table:table-row>
              <table:table-cell office:value-type="string">
                <text:p>err517:</text:p>
              </table:table-cell>
              <table:table-cell office:value-type="float" office:value="0.00000014413">
                <text:p>0.00000014413</text:p>
              </table:table-cell>
            </table:table-row>
            <table:table-row>
              <table:table-cell office:value-type="string">
                <text:p>err518:</text:p>
              </table:table-cell>
              <table:table-cell office:value-type="float" office:value="0.000000141152">
                <text:p>0.000000141152</text:p>
              </table:table-cell>
            </table:table-row>
            <table:table-row>
              <table:table-cell office:value-type="string">
                <text:p>err519:</text:p>
              </table:table-cell>
              <table:table-cell office:value-type="float" office:value="0.000000138237">
                <text:p>0.000000138237</text:p>
              </table:table-cell>
            </table:table-row>
            <table:table-row>
              <table:table-cell office:value-type="string">
                <text:p>err520:</text:p>
              </table:table-cell>
              <table:table-cell office:value-type="float" office:value="0.000000135381">
                <text:p>0.000000135381</text:p>
              </table:table-cell>
            </table:table-row>
            <table:table-row>
              <table:table-cell office:value-type="string">
                <text:p>err521:</text:p>
              </table:table-cell>
              <table:table-cell office:value-type="float" office:value="0.000000132584">
                <text:p>0.000000132584</text:p>
              </table:table-cell>
            </table:table-row>
            <table:table-row>
              <table:table-cell office:value-type="string">
                <text:p>err522:</text:p>
              </table:table-cell>
              <table:table-cell office:value-type="float" office:value="0.000000129846">
                <text:p>0.000000129846</text:p>
              </table:table-cell>
            </table:table-row>
            <table:table-row>
              <table:table-cell office:value-type="string">
                <text:p>err523:</text:p>
              </table:table-cell>
              <table:table-cell office:value-type="float" office:value="0.000000127163">
                <text:p>0.000000127163</text:p>
              </table:table-cell>
            </table:table-row>
            <table:table-row>
              <table:table-cell office:value-type="string">
                <text:p>err524:</text:p>
              </table:table-cell>
              <table:table-cell office:value-type="float" office:value="0.000000124537">
                <text:p>0.000000124537</text:p>
              </table:table-cell>
            </table:table-row>
            <table:table-row>
              <table:table-cell office:value-type="string">
                <text:p>err525:</text:p>
              </table:table-cell>
              <table:table-cell office:value-type="float" office:value="0.000000121964">
                <text:p>0.000000121964</text:p>
              </table:table-cell>
            </table:table-row>
            <table:table-row>
              <table:table-cell office:value-type="string">
                <text:p>err526:</text:p>
              </table:table-cell>
              <table:table-cell office:value-type="float" office:value="0.000000119445">
                <text:p>0.000000119445</text:p>
              </table:table-cell>
            </table:table-row>
            <table:table-row>
              <table:table-cell office:value-type="string">
                <text:p>err527:</text:p>
              </table:table-cell>
              <table:table-cell office:value-type="float" office:value="0.000000116977">
                <text:p>0.000000116977</text:p>
              </table:table-cell>
            </table:table-row>
            <table:table-row>
              <table:table-cell office:value-type="string">
                <text:p>err528:</text:p>
              </table:table-cell>
              <table:table-cell office:value-type="float" office:value="0.000000114561">
                <text:p>0.000000114561</text:p>
              </table:table-cell>
            </table:table-row>
            <table:table-row>
              <table:table-cell office:value-type="string">
                <text:p>err529:</text:p>
              </table:table-cell>
              <table:table-cell office:value-type="float" office:value="0.000000112194">
                <text:p>0.000000112194</text:p>
              </table:table-cell>
            </table:table-row>
            <table:table-row>
              <table:table-cell office:value-type="string">
                <text:p>err530:</text:p>
              </table:table-cell>
              <table:table-cell office:value-type="float" office:value="0.000000109877">
                <text:p>0.000000109877</text:p>
              </table:table-cell>
            </table:table-row>
            <table:table-row>
              <table:table-cell office:value-type="string">
                <text:p>err531:</text:p>
              </table:table-cell>
              <table:table-cell office:value-type="float" office:value="0.000000107607">
                <text:p>0.000000107607</text:p>
              </table:table-cell>
            </table:table-row>
            <table:table-row>
              <table:table-cell office:value-type="string">
                <text:p>err532:</text:p>
              </table:table-cell>
              <table:table-cell office:value-type="float" office:value="0.000000105384">
                <text:p>0.000000105384</text:p>
              </table:table-cell>
            </table:table-row>
            <table:table-row>
              <table:table-cell office:value-type="string">
                <text:p>err533:</text:p>
              </table:table-cell>
              <table:table-cell office:value-type="float" office:value="0.000000103207">
                <text:p>0.000000103207</text:p>
              </table:table-cell>
            </table:table-row>
            <table:table-row>
              <table:table-cell office:value-type="string">
                <text:p>err534:</text:p>
              </table:table-cell>
              <table:table-cell office:value-type="float" office:value="0.000000101075">
                <text:p>0.000000101075</text:p>
              </table:table-cell>
            </table:table-row>
            <table:table-row>
              <table:table-cell office:value-type="string">
                <text:p>err535:</text:p>
              </table:table-cell>
              <table:table-cell office:value-type="float" office:value="0.0000000989873">
                <text:p>0.0000000989873</text:p>
              </table:table-cell>
            </table:table-row>
            <table:table-row>
              <table:table-cell office:value-type="string">
                <text:p>err536:</text:p>
              </table:table-cell>
              <table:table-cell office:value-type="float" office:value="0.0000000969425">
                <text:p>0.0000000969425</text:p>
              </table:table-cell>
            </table:table-row>
            <table:table-row>
              <table:table-cell office:value-type="string">
                <text:p>err537:</text:p>
              </table:table-cell>
              <table:table-cell office:value-type="float" office:value="0.0000000949399">
                <text:p>0.0000000949399</text:p>
              </table:table-cell>
            </table:table-row>
            <table:table-row>
              <table:table-cell office:value-type="string">
                <text:p>err538:</text:p>
              </table:table-cell>
              <table:table-cell office:value-type="float" office:value="0.0000000929788">
                <text:p>0.0000000929788</text:p>
              </table:table-cell>
            </table:table-row>
            <table:table-row>
              <table:table-cell office:value-type="string">
                <text:p>err539:</text:p>
              </table:table-cell>
              <table:table-cell office:value-type="float" office:value="0.0000000910581">
                <text:p>0.0000000910581</text:p>
              </table:table-cell>
            </table:table-row>
            <table:table-row>
              <table:table-cell office:value-type="string">
                <text:p>err540:</text:p>
              </table:table-cell>
              <table:table-cell office:value-type="float" office:value="0.0000000891771">
                <text:p>0.0000000891771</text:p>
              </table:table-cell>
            </table:table-row>
            <table:table-row>
              <table:table-cell office:value-type="string">
                <text:p>err541:</text:p>
              </table:table-cell>
              <table:table-cell office:value-type="float" office:value="0.000000087335">
                <text:p>0.000000087335</text:p>
              </table:table-cell>
            </table:table-row>
            <table:table-row>
              <table:table-cell office:value-type="string">
                <text:p>err542:</text:p>
              </table:table-cell>
              <table:table-cell office:value-type="float" office:value="0.0000000855309">
                <text:p>0.0000000855309</text:p>
              </table:table-cell>
            </table:table-row>
            <table:table-row>
              <table:table-cell office:value-type="string">
                <text:p>err543:</text:p>
              </table:table-cell>
              <table:table-cell office:value-type="float" office:value="0.000000083764">
                <text:p>0.000000083764</text:p>
              </table:table-cell>
            </table:table-row>
            <table:table-row>
              <table:table-cell office:value-type="string">
                <text:p>err544:</text:p>
              </table:table-cell>
              <table:table-cell office:value-type="float" office:value="0.0000000820337">
                <text:p>0.0000000820337</text:p>
              </table:table-cell>
            </table:table-row>
            <table:table-row>
              <table:table-cell office:value-type="string">
                <text:p>err545:</text:p>
              </table:table-cell>
              <table:table-cell office:value-type="float" office:value="0.0000000803391">
                <text:p>0.0000000803391</text:p>
              </table:table-cell>
            </table:table-row>
            <table:table-row>
              <table:table-cell office:value-type="string">
                <text:p>err546:</text:p>
              </table:table-cell>
              <table:table-cell office:value-type="float" office:value="0.0000000786796">
                <text:p>0.0000000786796</text:p>
              </table:table-cell>
            </table:table-row>
            <table:table-row>
              <table:table-cell office:value-type="string">
                <text:p>err547:</text:p>
              </table:table-cell>
              <table:table-cell office:value-type="float" office:value="0.0000000770543">
                <text:p>0.0000000770543</text:p>
              </table:table-cell>
            </table:table-row>
            <table:table-row>
              <table:table-cell office:value-type="string">
                <text:p>err548:</text:p>
              </table:table-cell>
              <table:table-cell office:value-type="float" office:value="0.0000000754626">
                <text:p>0.0000000754626</text:p>
              </table:table-cell>
            </table:table-row>
            <table:table-row>
              <table:table-cell office:value-type="string">
                <text:p>err549:</text:p>
              </table:table-cell>
              <table:table-cell office:value-type="float" office:value="0.0000000739037">
                <text:p>0.0000000739037</text:p>
              </table:table-cell>
            </table:table-row>
            <table:table-row>
              <table:table-cell office:value-type="string">
                <text:p>err550:</text:p>
              </table:table-cell>
              <table:table-cell office:value-type="float" office:value="0.0000000723771">
                <text:p>0.0000000723771</text:p>
              </table:table-cell>
            </table:table-row>
            <table:table-row>
              <table:table-cell office:value-type="string">
                <text:p>err551:</text:p>
              </table:table-cell>
              <table:table-cell office:value-type="float" office:value="0.000000070882">
                <text:p>0.000000070882</text:p>
              </table:table-cell>
            </table:table-row>
            <table:table-row>
              <table:table-cell office:value-type="string">
                <text:p>err552:</text:p>
              </table:table-cell>
              <table:table-cell office:value-type="float" office:value="0.0000000694178">
                <text:p>0.0000000694178</text:p>
              </table:table-cell>
            </table:table-row>
            <table:table-row>
              <table:table-cell office:value-type="string">
                <text:p>err553:</text:p>
              </table:table-cell>
              <table:table-cell office:value-type="float" office:value="0.0000000679838">
                <text:p>0.0000000679838</text:p>
              </table:table-cell>
            </table:table-row>
            <table:table-row>
              <table:table-cell office:value-type="string">
                <text:p>err554:</text:p>
              </table:table-cell>
              <table:table-cell office:value-type="float" office:value="0.0000000665794">
                <text:p>0.0000000665794</text:p>
              </table:table-cell>
            </table:table-row>
            <table:table-row>
              <table:table-cell office:value-type="string">
                <text:p>err555:</text:p>
              </table:table-cell>
              <table:table-cell office:value-type="float" office:value="0.0000000652041">
                <text:p>0.0000000652041</text:p>
              </table:table-cell>
            </table:table-row>
            <table:table-row>
              <table:table-cell office:value-type="string">
                <text:p>err556:</text:p>
              </table:table-cell>
              <table:table-cell office:value-type="float" office:value="0.0000000638572">
                <text:p>0.0000000638572</text:p>
              </table:table-cell>
            </table:table-row>
            <table:table-row>
              <table:table-cell office:value-type="string">
                <text:p>err557:</text:p>
              </table:table-cell>
              <table:table-cell office:value-type="float" office:value="0.0000000625381">
                <text:p>0.0000000625381</text:p>
              </table:table-cell>
            </table:table-row>
            <table:table-row>
              <table:table-cell office:value-type="string">
                <text:p>err558:</text:p>
              </table:table-cell>
              <table:table-cell office:value-type="float" office:value="0.0000000612462">
                <text:p>0.0000000612462</text:p>
              </table:table-cell>
            </table:table-row>
            <table:table-row>
              <table:table-cell office:value-type="string">
                <text:p>err559:</text:p>
              </table:table-cell>
              <table:table-cell office:value-type="float" office:value="0.000000059981">
                <text:p>0.000000059981</text:p>
              </table:table-cell>
            </table:table-row>
            <table:table-row>
              <table:table-cell office:value-type="string">
                <text:p>err560:</text:p>
              </table:table-cell>
              <table:table-cell office:value-type="float" office:value="0.000000058742">
                <text:p>0.000000058742</text:p>
              </table:table-cell>
            </table:table-row>
            <table:table-row>
              <table:table-cell office:value-type="string">
                <text:p>err561:</text:p>
              </table:table-cell>
              <table:table-cell office:value-type="float" office:value="0.0000000575286">
                <text:p>0.0000000575286</text:p>
              </table:table-cell>
            </table:table-row>
            <table:table-row>
              <table:table-cell office:value-type="string">
                <text:p>err562:</text:p>
              </table:table-cell>
              <table:table-cell office:value-type="float" office:value="0.0000000563402">
                <text:p>0.0000000563402</text:p>
              </table:table-cell>
            </table:table-row>
            <table:table-row>
              <table:table-cell office:value-type="string">
                <text:p>err563:</text:p>
              </table:table-cell>
              <table:table-cell office:value-type="float" office:value="0.0000000551764">
                <text:p>0.0000000551764</text:p>
              </table:table-cell>
            </table:table-row>
            <table:table-row>
              <table:table-cell office:value-type="string">
                <text:p>err564:</text:p>
              </table:table-cell>
              <table:table-cell office:value-type="float" office:value="0.0000000540366">
                <text:p>0.0000000540366</text:p>
              </table:table-cell>
            </table:table-row>
            <table:table-row>
              <table:table-cell office:value-type="string">
                <text:p>err565:</text:p>
              </table:table-cell>
              <table:table-cell office:value-type="float" office:value="0.0000000529203">
                <text:p>0.0000000529203</text:p>
              </table:table-cell>
            </table:table-row>
            <table:table-row>
              <table:table-cell office:value-type="string">
                <text:p>err566:</text:p>
              </table:table-cell>
              <table:table-cell office:value-type="float" office:value="0.0000000518272">
                <text:p>0.0000000518272</text:p>
              </table:table-cell>
            </table:table-row>
            <table:table-row>
              <table:table-cell office:value-type="string">
                <text:p>err567:</text:p>
              </table:table-cell>
              <table:table-cell office:value-type="float" office:value="0.0000000507566">
                <text:p>0.0000000507566</text:p>
              </table:table-cell>
            </table:table-row>
            <table:table-row>
              <table:table-cell office:value-type="string">
                <text:p>err568:</text:p>
              </table:table-cell>
              <table:table-cell office:value-type="float" office:value="0.0000000497081">
                <text:p>0.0000000497081</text:p>
              </table:table-cell>
            </table:table-row>
            <table:table-row>
              <table:table-cell office:value-type="string">
                <text:p>err569:</text:p>
              </table:table-cell>
              <table:table-cell office:value-type="float" office:value="0.0000000486812">
                <text:p>0.0000000486812</text:p>
              </table:table-cell>
            </table:table-row>
            <table:table-row>
              <table:table-cell office:value-type="string">
                <text:p>err570:</text:p>
              </table:table-cell>
              <table:table-cell office:value-type="float" office:value="0.0000000476756">
                <text:p>0.0000000476756</text:p>
              </table:table-cell>
            </table:table-row>
            <table:table-row>
              <table:table-cell office:value-type="string">
                <text:p>err571:</text:p>
              </table:table-cell>
              <table:table-cell office:value-type="float" office:value="0.0000000466908">
                <text:p>0.0000000466908</text:p>
              </table:table-cell>
            </table:table-row>
            <table:table-row>
              <table:table-cell office:value-type="string">
                <text:p>err572:</text:p>
              </table:table-cell>
              <table:table-cell office:value-type="float" office:value="0.0000000457263">
                <text:p>0.0000000457263</text:p>
              </table:table-cell>
            </table:table-row>
            <table:table-row>
              <table:table-cell office:value-type="string">
                <text:p>err573:</text:p>
              </table:table-cell>
              <table:table-cell office:value-type="float" office:value="0.0000000447817">
                <text:p>0.0000000447817</text:p>
              </table:table-cell>
            </table:table-row>
            <table:table-row>
              <table:table-cell office:value-type="string">
                <text:p>err574:</text:p>
              </table:table-cell>
              <table:table-cell office:value-type="float" office:value="0.0000000438567">
                <text:p>0.0000000438567</text:p>
              </table:table-cell>
            </table:table-row>
            <table:table-row>
              <table:table-cell office:value-type="string">
                <text:p>err575:</text:p>
              </table:table-cell>
              <table:table-cell office:value-type="float" office:value="0.0000000429507">
                <text:p>0.0000000429507</text:p>
              </table:table-cell>
            </table:table-row>
            <table:table-row>
              <table:table-cell office:value-type="string">
                <text:p>err576:</text:p>
              </table:table-cell>
              <table:table-cell office:value-type="float" office:value="0.0000000420635">
                <text:p>0.0000000420635</text:p>
              </table:table-cell>
            </table:table-row>
            <table:table-row>
              <table:table-cell office:value-type="string">
                <text:p>err577:</text:p>
              </table:table-cell>
              <table:table-cell office:value-type="float" office:value="0.0000000411946">
                <text:p>0.0000000411946</text:p>
              </table:table-cell>
            </table:table-row>
            <table:table-row>
              <table:table-cell office:value-type="string">
                <text:p>err578:</text:p>
              </table:table-cell>
              <table:table-cell office:value-type="float" office:value="0.0000000403436">
                <text:p>0.0000000403436</text:p>
              </table:table-cell>
            </table:table-row>
            <table:table-row>
              <table:table-cell office:value-type="string">
                <text:p>err579:</text:p>
              </table:table-cell>
              <table:table-cell office:value-type="float" office:value="0.0000000395102">
                <text:p>0.0000000395102</text:p>
              </table:table-cell>
            </table:table-row>
            <table:table-row>
              <table:table-cell office:value-type="string">
                <text:p>err580:</text:p>
              </table:table-cell>
              <table:table-cell office:value-type="float" office:value="0.000000038694">
                <text:p>0.000000038694</text:p>
              </table:table-cell>
            </table:table-row>
            <table:table-row>
              <table:table-cell office:value-type="string">
                <text:p>err581:</text:p>
              </table:table-cell>
              <table:table-cell office:value-type="float" office:value="0.0000000378947">
                <text:p>0.0000000378947</text:p>
              </table:table-cell>
            </table:table-row>
            <table:table-row>
              <table:table-cell office:value-type="string">
                <text:p>err582:</text:p>
              </table:table-cell>
              <table:table-cell office:value-type="float" office:value="0.0000000371119">
                <text:p>0.0000000371119</text:p>
              </table:table-cell>
            </table:table-row>
            <table:table-row>
              <table:table-cell office:value-type="string">
                <text:p>err583:</text:p>
              </table:table-cell>
              <table:table-cell office:value-type="float" office:value="0.0000000363453">
                <text:p>0.0000000363453</text:p>
              </table:table-cell>
            </table:table-row>
            <table:table-row>
              <table:table-cell office:value-type="string">
                <text:p>err584:</text:p>
              </table:table-cell>
              <table:table-cell office:value-type="float" office:value="0.0000000355945">
                <text:p>0.0000000355945</text:p>
              </table:table-cell>
            </table:table-row>
            <table:table-row>
              <table:table-cell office:value-type="string">
                <text:p>err585:</text:p>
              </table:table-cell>
              <table:table-cell office:value-type="float" office:value="0.0000000348592">
                <text:p>0.0000000348592</text:p>
              </table:table-cell>
            </table:table-row>
            <table:table-row>
              <table:table-cell office:value-type="string">
                <text:p>err586:</text:p>
              </table:table-cell>
              <table:table-cell office:value-type="float" office:value="0.0000000341391">
                <text:p>0.0000000341391</text:p>
              </table:table-cell>
            </table:table-row>
            <table:table-row>
              <table:table-cell office:value-type="string">
                <text:p>err587:</text:p>
              </table:table-cell>
              <table:table-cell office:value-type="float" office:value="0.0000000334339">
                <text:p>0.0000000334339</text:p>
              </table:table-cell>
            </table:table-row>
            <table:table-row>
              <table:table-cell office:value-type="string">
                <text:p>err588:</text:p>
              </table:table-cell>
              <table:table-cell office:value-type="float" office:value="0.0000000327433">
                <text:p>0.0000000327433</text:p>
              </table:table-cell>
            </table:table-row>
            <table:table-row>
              <table:table-cell office:value-type="string">
                <text:p>err589:</text:p>
              </table:table-cell>
              <table:table-cell office:value-type="float" office:value="0.0000000320669">
                <text:p>0.0000000320669</text:p>
              </table:table-cell>
            </table:table-row>
            <table:table-row>
              <table:table-cell office:value-type="string">
                <text:p>err590:</text:p>
              </table:table-cell>
              <table:table-cell office:value-type="float" office:value="0.0000000314045">
                <text:p>0.0000000314045</text:p>
              </table:table-cell>
            </table:table-row>
            <table:table-row>
              <table:table-cell office:value-type="string">
                <text:p>err591:</text:p>
              </table:table-cell>
              <table:table-cell office:value-type="float" office:value="0.0000000307558">
                <text:p>0.0000000307558</text:p>
              </table:table-cell>
            </table:table-row>
            <table:table-row>
              <table:table-cell office:value-type="string">
                <text:p>err592:</text:p>
              </table:table-cell>
              <table:table-cell office:value-type="float" office:value="0.0000000301204">
                <text:p>0.0000000301204</text:p>
              </table:table-cell>
            </table:table-row>
            <table:table-row>
              <table:table-cell office:value-type="string">
                <text:p>err593:</text:p>
              </table:table-cell>
              <table:table-cell office:value-type="float" office:value="0.0000000294982">
                <text:p>0.0000000294982</text:p>
              </table:table-cell>
            </table:table-row>
            <table:table-row>
              <table:table-cell office:value-type="string">
                <text:p>err594:</text:p>
              </table:table-cell>
              <table:table-cell office:value-type="float" office:value="0.0000000288889">
                <text:p>0.0000000288889</text:p>
              </table:table-cell>
            </table:table-row>
            <table:table-row>
              <table:table-cell office:value-type="string">
                <text:p>err595:</text:p>
              </table:table-cell>
              <table:table-cell office:value-type="float" office:value="0.0000000282921">
                <text:p>0.0000000282921</text:p>
              </table:table-cell>
            </table:table-row>
            <table:table-row>
              <table:table-cell office:value-type="string">
                <text:p>err596:</text:p>
              </table:table-cell>
              <table:table-cell office:value-type="float" office:value="0.0000000277077">
                <text:p>0.0000000277077</text:p>
              </table:table-cell>
            </table:table-row>
            <table:table-row>
              <table:table-cell office:value-type="string">
                <text:p>err597:</text:p>
              </table:table-cell>
              <table:table-cell office:value-type="float" office:value="0.0000000271353">
                <text:p>0.0000000271353</text:p>
              </table:table-cell>
            </table:table-row>
            <table:table-row>
              <table:table-cell office:value-type="string">
                <text:p>err598:</text:p>
              </table:table-cell>
              <table:table-cell office:value-type="float" office:value="0.0000000265748">
                <text:p>0.0000000265748</text:p>
              </table:table-cell>
            </table:table-row>
            <table:table-row>
              <table:table-cell office:value-type="string">
                <text:p>err599:</text:p>
              </table:table-cell>
              <table:table-cell office:value-type="float" office:value="0.0000000260258">
                <text:p>0.0000000260258</text:p>
              </table:table-cell>
            </table:table-row>
            <table:table-row>
              <table:table-cell office:value-type="string">
                <text:p>err600:</text:p>
              </table:table-cell>
              <table:table-cell office:value-type="float" office:value="0.0000000254882">
                <text:p>0.0000000254882</text:p>
              </table:table-cell>
            </table:table-row>
            <table:table-row>
              <table:table-cell office:value-type="string">
                <text:p>err601:</text:p>
              </table:table-cell>
              <table:table-cell office:value-type="float" office:value="0.0000000249617">
                <text:p>0.0000000249617</text:p>
              </table:table-cell>
            </table:table-row>
            <table:table-row>
              <table:table-cell office:value-type="string">
                <text:p>err602:</text:p>
              </table:table-cell>
              <table:table-cell office:value-type="float" office:value="0.0000000244461">
                <text:p>0.0000000244461</text:p>
              </table:table-cell>
            </table:table-row>
            <table:table-row>
              <table:table-cell office:value-type="string">
                <text:p>err603:</text:p>
              </table:table-cell>
              <table:table-cell office:value-type="float" office:value="0.0000000239411">
                <text:p>0.0000000239411</text:p>
              </table:table-cell>
            </table:table-row>
            <table:table-row>
              <table:table-cell office:value-type="string">
                <text:p>err604:</text:p>
              </table:table-cell>
              <table:table-cell office:value-type="float" office:value="0.0000000234465">
                <text:p>0.0000000234465</text:p>
              </table:table-cell>
            </table:table-row>
            <table:table-row>
              <table:table-cell office:value-type="string">
                <text:p>err605:</text:p>
              </table:table-cell>
              <table:table-cell office:value-type="float" office:value="0.0000000229622">
                <text:p>0.0000000229622</text:p>
              </table:table-cell>
            </table:table-row>
            <table:table-row>
              <table:table-cell office:value-type="string">
                <text:p>err606:</text:p>
              </table:table-cell>
              <table:table-cell office:value-type="float" office:value="0.0000000224878">
                <text:p>0.0000000224878</text:p>
              </table:table-cell>
            </table:table-row>
            <table:table-row>
              <table:table-cell office:value-type="string">
                <text:p>err607:</text:p>
              </table:table-cell>
              <table:table-cell office:value-type="float" office:value="0.0000000220233">
                <text:p>0.0000000220233</text:p>
              </table:table-cell>
            </table:table-row>
            <table:table-row>
              <table:table-cell office:value-type="string">
                <text:p>err608:</text:p>
              </table:table-cell>
              <table:table-cell office:value-type="float" office:value="0.0000000215684">
                <text:p>0.0000000215684</text:p>
              </table:table-cell>
            </table:table-row>
            <table:table-row>
              <table:table-cell office:value-type="string">
                <text:p>err609:</text:p>
              </table:table-cell>
              <table:table-cell office:value-type="float" office:value="0.0000000211228">
                <text:p>0.0000000211228</text:p>
              </table:table-cell>
            </table:table-row>
            <table:table-row>
              <table:table-cell office:value-type="string">
                <text:p>err610:</text:p>
              </table:table-cell>
              <table:table-cell office:value-type="float" office:value="0.0000000206865">
                <text:p>0.0000000206865</text:p>
              </table:table-cell>
            </table:table-row>
            <table:table-row>
              <table:table-cell office:value-type="string">
                <text:p>err611:</text:p>
              </table:table-cell>
              <table:table-cell office:value-type="float" office:value="0.0000000202592">
                <text:p>0.0000000202592</text:p>
              </table:table-cell>
            </table:table-row>
            <table:table-row>
              <table:table-cell office:value-type="string">
                <text:p>err612:</text:p>
              </table:table-cell>
              <table:table-cell office:value-type="float" office:value="0.0000000198407">
                <text:p>0.0000000198407</text:p>
              </table:table-cell>
            </table:table-row>
            <table:table-row>
              <table:table-cell office:value-type="string">
                <text:p>err613:</text:p>
              </table:table-cell>
              <table:table-cell office:value-type="float" office:value="0.0000000194308">
                <text:p>0.0000000194308</text:p>
              </table:table-cell>
            </table:table-row>
            <table:table-row>
              <table:table-cell office:value-type="string">
                <text:p>err614:</text:p>
              </table:table-cell>
              <table:table-cell office:value-type="float" office:value="0.0000000190294">
                <text:p>0.0000000190294</text:p>
              </table:table-cell>
            </table:table-row>
            <table:table-row>
              <table:table-cell office:value-type="string">
                <text:p>err615:</text:p>
              </table:table-cell>
              <table:table-cell office:value-type="float" office:value="0.0000000186363">
                <text:p>0.0000000186363</text:p>
              </table:table-cell>
            </table:table-row>
            <table:table-row>
              <table:table-cell office:value-type="string">
                <text:p>err616:</text:p>
              </table:table-cell>
              <table:table-cell office:value-type="float" office:value="0.0000000182514">
                <text:p>0.0000000182514</text:p>
              </table:table-cell>
            </table:table-row>
            <table:table-row>
              <table:table-cell office:value-type="string">
                <text:p>err617:</text:p>
              </table:table-cell>
              <table:table-cell office:value-type="float" office:value="0.0000000178743">
                <text:p>0.0000000178743</text:p>
              </table:table-cell>
            </table:table-row>
            <table:table-row>
              <table:table-cell office:value-type="string">
                <text:p>err618:</text:p>
              </table:table-cell>
              <table:table-cell office:value-type="float" office:value="0.0000000175051">
                <text:p>0.0000000175051</text:p>
              </table:table-cell>
            </table:table-row>
            <table:table-row>
              <table:table-cell office:value-type="string">
                <text:p>err619:</text:p>
              </table:table-cell>
              <table:table-cell office:value-type="float" office:value="0.0000000171435">
                <text:p>0.0000000171435</text:p>
              </table:table-cell>
            </table:table-row>
            <table:table-row>
              <table:table-cell office:value-type="string">
                <text:p>err620:</text:p>
              </table:table-cell>
              <table:table-cell office:value-type="float" office:value="0.0000000167894">
                <text:p>0.0000000167894</text:p>
              </table:table-cell>
            </table:table-row>
            <table:table-row>
              <table:table-cell office:value-type="string">
                <text:p>err621:</text:p>
              </table:table-cell>
              <table:table-cell office:value-type="float" office:value="0.0000000164425">
                <text:p>0.0000000164425</text:p>
              </table:table-cell>
            </table:table-row>
            <table:table-row>
              <table:table-cell office:value-type="string">
                <text:p>err622:</text:p>
              </table:table-cell>
              <table:table-cell office:value-type="float" office:value="0.0000000161029">
                <text:p>0.0000000161029</text:p>
              </table:table-cell>
            </table:table-row>
            <table:table-row>
              <table:table-cell office:value-type="string">
                <text:p>err623:</text:p>
              </table:table-cell>
              <table:table-cell office:value-type="float" office:value="0.0000000157703">
                <text:p>0.0000000157703</text:p>
              </table:table-cell>
            </table:table-row>
            <table:table-row>
              <table:table-cell office:value-type="string">
                <text:p>err624:</text:p>
              </table:table-cell>
              <table:table-cell office:value-type="float" office:value="0.0000000154445">
                <text:p>0.0000000154445</text:p>
              </table:table-cell>
            </table:table-row>
            <table:table-row>
              <table:table-cell office:value-type="string">
                <text:p>err625:</text:p>
              </table:table-cell>
              <table:table-cell office:value-type="float" office:value="0.0000000151254">
                <text:p>0.0000000151254</text:p>
              </table:table-cell>
            </table:table-row>
            <table:table-row>
              <table:table-cell office:value-type="string">
                <text:p>err626:</text:p>
              </table:table-cell>
              <table:table-cell office:value-type="float" office:value="0.000000014813">
                <text:p>0.000000014813</text:p>
              </table:table-cell>
            </table:table-row>
            <table:table-row>
              <table:table-cell office:value-type="string">
                <text:p>err627:</text:p>
              </table:table-cell>
              <table:table-cell office:value-type="float" office:value="0.000000014507">
                <text:p>0.000000014507</text:p>
              </table:table-cell>
            </table:table-row>
            <table:table-row>
              <table:table-cell office:value-type="string">
                <text:p>err628:</text:p>
              </table:table-cell>
              <table:table-cell office:value-type="float" office:value="0.0000000142073">
                <text:p>0.0000000142073</text:p>
              </table:table-cell>
            </table:table-row>
            <table:table-row>
              <table:table-cell office:value-type="string">
                <text:p>err629:</text:p>
              </table:table-cell>
              <table:table-cell office:value-type="float" office:value="0.0000000139138">
                <text:p>0.0000000139138</text:p>
              </table:table-cell>
            </table:table-row>
            <table:table-row>
              <table:table-cell office:value-type="string">
                <text:p>err630:</text:p>
              </table:table-cell>
              <table:table-cell office:value-type="float" office:value="0.0000000136264">
                <text:p>0.0000000136264</text:p>
              </table:table-cell>
            </table:table-row>
            <table:table-row>
              <table:table-cell office:value-type="string">
                <text:p>err631:</text:p>
              </table:table-cell>
              <table:table-cell office:value-type="float" office:value="0.0000000133449">
                <text:p>0.0000000133449</text:p>
              </table:table-cell>
            </table:table-row>
            <table:table-row>
              <table:table-cell office:value-type="string">
                <text:p>err632:</text:p>
              </table:table-cell>
              <table:table-cell office:value-type="float" office:value="0.0000000130693">
                <text:p>0.0000000130693</text:p>
              </table:table-cell>
            </table:table-row>
            <table:table-row>
              <table:table-cell office:value-type="string">
                <text:p>err633:</text:p>
              </table:table-cell>
              <table:table-cell office:value-type="float" office:value="0.0000000127993">
                <text:p>0.0000000127993</text:p>
              </table:table-cell>
            </table:table-row>
            <table:table-row>
              <table:table-cell office:value-type="string">
                <text:p>err634:</text:p>
              </table:table-cell>
              <table:table-cell office:value-type="float" office:value="0.0000000125349">
                <text:p>0.0000000125349</text:p>
              </table:table-cell>
            </table:table-row>
            <table:table-row>
              <table:table-cell office:value-type="string">
                <text:p>err635:</text:p>
              </table:table-cell>
              <table:table-cell office:value-type="float" office:value="0.000000012276">
                <text:p>0.000000012276</text:p>
              </table:table-cell>
            </table:table-row>
            <table:table-row>
              <table:table-cell office:value-type="string">
                <text:p>err636:</text:p>
              </table:table-cell>
              <table:table-cell office:value-type="float" office:value="0.0000000120224">
                <text:p>0.0000000120224</text:p>
              </table:table-cell>
            </table:table-row>
            <table:table-row>
              <table:table-cell office:value-type="string">
                <text:p>err637:</text:p>
              </table:table-cell>
              <table:table-cell office:value-type="float" office:value="0.000000011774">
                <text:p>0.000000011774</text:p>
              </table:table-cell>
            </table:table-row>
            <table:table-row>
              <table:table-cell office:value-type="string">
                <text:p>err638:</text:p>
              </table:table-cell>
              <table:table-cell office:value-type="float" office:value="0.0000000115308">
                <text:p>0.0000000115308</text:p>
              </table:table-cell>
            </table:table-row>
            <table:table-row>
              <table:table-cell office:value-type="string">
                <text:p>err639:</text:p>
              </table:table-cell>
              <table:table-cell office:value-type="float" office:value="0.0000000112926">
                <text:p>0.0000000112926</text:p>
              </table:table-cell>
            </table:table-row>
            <table:table-row>
              <table:table-cell office:value-type="string">
                <text:p>err640:</text:p>
              </table:table-cell>
              <table:table-cell office:value-type="float" office:value="0.0000000110593">
                <text:p>0.0000000110593</text:p>
              </table:table-cell>
            </table:table-row>
            <table:table-row>
              <table:table-cell office:value-type="string">
                <text:p>err641:</text:p>
              </table:table-cell>
              <table:table-cell office:value-type="float" office:value="0.0000000108309">
                <text:p>0.0000000108309</text:p>
              </table:table-cell>
            </table:table-row>
            <table:table-row>
              <table:table-cell office:value-type="string">
                <text:p>err642:</text:p>
              </table:table-cell>
              <table:table-cell office:value-type="float" office:value="0.0000000106072">
                <text:p>0.0000000106072</text:p>
              </table:table-cell>
            </table:table-row>
            <table:table-row>
              <table:table-cell office:value-type="string">
                <text:p>err643:</text:p>
              </table:table-cell>
              <table:table-cell office:value-type="float" office:value="0.000000010388">
                <text:p>0.000000010388</text:p>
              </table:table-cell>
            </table:table-row>
            <table:table-row>
              <table:table-cell office:value-type="string">
                <text:p>err644:</text:p>
              </table:table-cell>
              <table:table-cell office:value-type="float" office:value="0.0000000101735">
                <text:p>0.0000000101735</text:p>
              </table:table-cell>
            </table:table-row>
            <table:table-row>
              <table:table-cell office:value-type="string">
                <text:p>err645:</text:p>
              </table:table-cell>
              <table:table-cell office:value-type="float" office:value="0.0000000099633">
                <text:p>0.0000000099633</text:p>
              </table:table-cell>
            </table:table-row>
            <table:table-row>
              <table:table-cell office:value-type="string">
                <text:p>err646:</text:p>
              </table:table-cell>
              <table:table-cell office:value-type="float" office:value="0.00000000975749">
                <text:p>0.00000000975749</text:p>
              </table:table-cell>
            </table:table-row>
            <table:table-row>
              <table:table-cell office:value-type="string">
                <text:p>err647:</text:p>
              </table:table-cell>
              <table:table-cell office:value-type="float" office:value="0.00000000955593">
                <text:p>0.00000000955593</text:p>
              </table:table-cell>
            </table:table-row>
            <table:table-row>
              <table:table-cell office:value-type="string">
                <text:p>err648:</text:p>
              </table:table-cell>
              <table:table-cell office:value-type="float" office:value="0.00000000935853">
                <text:p>0.00000000935853</text:p>
              </table:table-cell>
            </table:table-row>
            <table:table-row>
              <table:table-cell office:value-type="string">
                <text:p>err649:</text:p>
              </table:table-cell>
              <table:table-cell office:value-type="float" office:value="0.00000000916521">
                <text:p>0.00000000916521</text:p>
              </table:table-cell>
            </table:table-row>
            <table:table-row>
              <table:table-cell office:value-type="string">
                <text:p>err650:</text:p>
              </table:table-cell>
              <table:table-cell office:value-type="float" office:value="0.00000000897588">
                <text:p>0.00000000897588</text:p>
              </table:table-cell>
            </table:table-row>
            <table:table-row>
              <table:table-cell office:value-type="string">
                <text:p>err651:</text:p>
              </table:table-cell>
              <table:table-cell office:value-type="float" office:value="0.00000000879046">
                <text:p>0.00000000879046</text:p>
              </table:table-cell>
            </table:table-row>
            <table:table-row>
              <table:table-cell office:value-type="string">
                <text:p>err652:</text:p>
              </table:table-cell>
              <table:table-cell office:value-type="float" office:value="0.00000000860888">
                <text:p>0.00000000860888</text:p>
              </table:table-cell>
            </table:table-row>
            <table:table-row>
              <table:table-cell office:value-type="string">
                <text:p>err653:</text:p>
              </table:table-cell>
              <table:table-cell office:value-type="float" office:value="0.00000000843104">
                <text:p>0.00000000843104</text:p>
              </table:table-cell>
            </table:table-row>
            <table:table-row>
              <table:table-cell office:value-type="string">
                <text:p>err654:</text:p>
              </table:table-cell>
              <table:table-cell office:value-type="float" office:value="0.00000000825688">
                <text:p>0.00000000825688</text:p>
              </table:table-cell>
            </table:table-row>
            <table:table-row>
              <table:table-cell office:value-type="string">
                <text:p>err655:</text:p>
              </table:table-cell>
              <table:table-cell office:value-type="float" office:value="0.00000000808632">
                <text:p>0.00000000808632</text:p>
              </table:table-cell>
            </table:table-row>
            <table:table-row>
              <table:table-cell office:value-type="string">
                <text:p>err656:</text:p>
              </table:table-cell>
              <table:table-cell office:value-type="float" office:value="0.00000000791928">
                <text:p>0.00000000791928</text:p>
              </table:table-cell>
            </table:table-row>
            <table:table-row>
              <table:table-cell office:value-type="string">
                <text:p>err657:</text:p>
              </table:table-cell>
              <table:table-cell office:value-type="float" office:value="0.00000000775569">
                <text:p>0.00000000775569</text:p>
              </table:table-cell>
            </table:table-row>
            <table:table-row>
              <table:table-cell office:value-type="string">
                <text:p>err658:</text:p>
              </table:table-cell>
              <table:table-cell office:value-type="float" office:value="0.00000000759548">
                <text:p>0.00000000759548</text:p>
              </table:table-cell>
            </table:table-row>
            <table:table-row>
              <table:table-cell office:value-type="string">
                <text:p>err659:</text:p>
              </table:table-cell>
              <table:table-cell office:value-type="float" office:value="0.00000000743858">
                <text:p>0.00000000743858</text:p>
              </table:table-cell>
            </table:table-row>
            <table:table-row>
              <table:table-cell office:value-type="string">
                <text:p>err660:</text:p>
              </table:table-cell>
              <table:table-cell office:value-type="float" office:value="0.00000000728492">
                <text:p>0.00000000728492</text:p>
              </table:table-cell>
            </table:table-row>
            <table:table-row>
              <table:table-cell office:value-type="string">
                <text:p>err661:</text:p>
              </table:table-cell>
              <table:table-cell office:value-type="float" office:value="0.00000000713443">
                <text:p>0.00000000713443</text:p>
              </table:table-cell>
            </table:table-row>
            <table:table-row>
              <table:table-cell office:value-type="string">
                <text:p>err662:</text:p>
              </table:table-cell>
              <table:table-cell office:value-type="float" office:value="0.00000000698705">
                <text:p>0.00000000698705</text:p>
              </table:table-cell>
            </table:table-row>
            <table:table-row>
              <table:table-cell office:value-type="string">
                <text:p>err663:</text:p>
              </table:table-cell>
              <table:table-cell office:value-type="float" office:value="0.00000000684272">
                <text:p>0.00000000684272</text:p>
              </table:table-cell>
            </table:table-row>
            <table:table-row>
              <table:table-cell office:value-type="string">
                <text:p>err664:</text:p>
              </table:table-cell>
              <table:table-cell office:value-type="float" office:value="0.00000000670137">
                <text:p>0.00000000670137</text:p>
              </table:table-cell>
            </table:table-row>
            <table:table-row>
              <table:table-cell office:value-type="string">
                <text:p>err665:</text:p>
              </table:table-cell>
              <table:table-cell office:value-type="float" office:value="0.00000000656294">
                <text:p>0.00000000656294</text:p>
              </table:table-cell>
            </table:table-row>
            <table:table-row>
              <table:table-cell office:value-type="string">
                <text:p>err666:</text:p>
              </table:table-cell>
              <table:table-cell office:value-type="float" office:value="0.00000000642737">
                <text:p>0.00000000642737</text:p>
              </table:table-cell>
            </table:table-row>
            <table:table-row>
              <table:table-cell office:value-type="string">
                <text:p>err667:</text:p>
              </table:table-cell>
              <table:table-cell office:value-type="float" office:value="0.0000000062946">
                <text:p>0.0000000062946</text:p>
              </table:table-cell>
            </table:table-row>
            <table:table-row>
              <table:table-cell office:value-type="string">
                <text:p>err668:</text:p>
              </table:table-cell>
              <table:table-cell office:value-type="float" office:value="0.00000000616457">
                <text:p>0.00000000616457</text:p>
              </table:table-cell>
            </table:table-row>
            <table:table-row>
              <table:table-cell office:value-type="string">
                <text:p>err669:</text:p>
              </table:table-cell>
              <table:table-cell office:value-type="float" office:value="0.00000000603722">
                <text:p>0.00000000603722</text:p>
              </table:table-cell>
            </table:table-row>
            <table:table-row>
              <table:table-cell office:value-type="string">
                <text:p>err670:</text:p>
              </table:table-cell>
              <table:table-cell office:value-type="float" office:value="0.00000000591251">
                <text:p>0.00000000591251</text:p>
              </table:table-cell>
            </table:table-row>
            <table:table-row>
              <table:table-cell office:value-type="string">
                <text:p>err671:</text:p>
              </table:table-cell>
              <table:table-cell office:value-type="float" office:value="0.00000000579038">
                <text:p>0.00000000579038</text:p>
              </table:table-cell>
            </table:table-row>
            <table:table-row>
              <table:table-cell office:value-type="string">
                <text:p>err672:</text:p>
              </table:table-cell>
              <table:table-cell office:value-type="float" office:value="0.00000000567076">
                <text:p>0.00000000567076</text:p>
              </table:table-cell>
            </table:table-row>
            <table:table-row>
              <table:table-cell office:value-type="string">
                <text:p>err673:</text:p>
              </table:table-cell>
              <table:table-cell office:value-type="float" office:value="0.00000000555362">
                <text:p>0.00000000555362</text:p>
              </table:table-cell>
            </table:table-row>
            <table:table-row>
              <table:table-cell office:value-type="string">
                <text:p>err674:</text:p>
              </table:table-cell>
              <table:table-cell office:value-type="float" office:value="0.0000000054389">
                <text:p>0.0000000054389</text:p>
              </table:table-cell>
            </table:table-row>
            <table:table-row>
              <table:table-cell office:value-type="string">
                <text:p>err675:</text:p>
              </table:table-cell>
              <table:table-cell office:value-type="float" office:value="0.00000000532655">
                <text:p>0.00000000532655</text:p>
              </table:table-cell>
            </table:table-row>
            <table:table-row>
              <table:table-cell office:value-type="string">
                <text:p>err676:</text:p>
              </table:table-cell>
              <table:table-cell office:value-type="float" office:value="0.00000000521652">
                <text:p>0.00000000521652</text:p>
              </table:table-cell>
            </table:table-row>
            <table:table-row>
              <table:table-cell office:value-type="string">
                <text:p>err677:</text:p>
              </table:table-cell>
              <table:table-cell office:value-type="float" office:value="0.00000000510876">
                <text:p>0.00000000510876</text:p>
              </table:table-cell>
            </table:table-row>
            <table:table-row>
              <table:table-cell office:value-type="string">
                <text:p>err678:</text:p>
              </table:table-cell>
              <table:table-cell office:value-type="float" office:value="0.00000000500323">
                <text:p>0.00000000500323</text:p>
              </table:table-cell>
            </table:table-row>
            <table:table-row>
              <table:table-cell office:value-type="string">
                <text:p>err679:</text:p>
              </table:table-cell>
              <table:table-cell office:value-type="float" office:value="0.00000000489987">
                <text:p>0.00000000489987</text:p>
              </table:table-cell>
            </table:table-row>
            <table:table-row>
              <table:table-cell office:value-type="string">
                <text:p>err680:</text:p>
              </table:table-cell>
              <table:table-cell office:value-type="float" office:value="0.00000000479866">
                <text:p>0.00000000479866</text:p>
              </table:table-cell>
            </table:table-row>
            <table:table-row>
              <table:table-cell office:value-type="string">
                <text:p>err681:</text:p>
              </table:table-cell>
              <table:table-cell office:value-type="float" office:value="0.00000000469953">
                <text:p>0.00000000469953</text:p>
              </table:table-cell>
            </table:table-row>
            <table:table-row>
              <table:table-cell office:value-type="string">
                <text:p>err682:</text:p>
              </table:table-cell>
              <table:table-cell office:value-type="float" office:value="0.00000000460245">
                <text:p>0.00000000460245</text:p>
              </table:table-cell>
            </table:table-row>
            <table:table-row>
              <table:table-cell office:value-type="string">
                <text:p>err683:</text:p>
              </table:table-cell>
              <table:table-cell office:value-type="float" office:value="0.00000000450738">
                <text:p>0.00000000450738</text:p>
              </table:table-cell>
            </table:table-row>
            <table:table-row>
              <table:table-cell office:value-type="string">
                <text:p>err684:</text:p>
              </table:table-cell>
              <table:table-cell office:value-type="float" office:value="0.00000000441427">
                <text:p>0.00000000441427</text:p>
              </table:table-cell>
            </table:table-row>
            <table:table-row>
              <table:table-cell office:value-type="string">
                <text:p>err685:</text:p>
              </table:table-cell>
              <table:table-cell office:value-type="float" office:value="0.00000000432308">
                <text:p>0.00000000432308</text:p>
              </table:table-cell>
            </table:table-row>
            <table:table-row>
              <table:table-cell office:value-type="string">
                <text:p>err686:</text:p>
              </table:table-cell>
              <table:table-cell office:value-type="float" office:value="0.00000000423378">
                <text:p>0.00000000423378</text:p>
              </table:table-cell>
            </table:table-row>
            <table:table-row>
              <table:table-cell office:value-type="string">
                <text:p>err687:</text:p>
              </table:table-cell>
              <table:table-cell office:value-type="float" office:value="0.00000000414632">
                <text:p>0.00000000414632</text:p>
              </table:table-cell>
            </table:table-row>
            <table:table-row>
              <table:table-cell office:value-type="string">
                <text:p>err688:</text:p>
              </table:table-cell>
              <table:table-cell office:value-type="float" office:value="0.00000000406067">
                <text:p>0.00000000406067</text:p>
              </table:table-cell>
            </table:table-row>
            <table:table-row>
              <table:table-cell office:value-type="string">
                <text:p>err689:</text:p>
              </table:table-cell>
              <table:table-cell office:value-type="float" office:value="0.00000000397679">
                <text:p>0.00000000397679</text:p>
              </table:table-cell>
            </table:table-row>
            <table:table-row>
              <table:table-cell office:value-type="string">
                <text:p>err690:</text:p>
              </table:table-cell>
              <table:table-cell office:value-type="float" office:value="0.00000000389464">
                <text:p>0.00000000389464</text:p>
              </table:table-cell>
            </table:table-row>
            <table:table-row>
              <table:table-cell office:value-type="string">
                <text:p>err691:</text:p>
              </table:table-cell>
              <table:table-cell office:value-type="float" office:value="0.00000000381419">
                <text:p>0.00000000381419</text:p>
              </table:table-cell>
            </table:table-row>
            <table:table-row>
              <table:table-cell office:value-type="string">
                <text:p>err692:</text:p>
              </table:table-cell>
              <table:table-cell office:value-type="float" office:value="0.0000000037354">
                <text:p>0.0000000037354</text:p>
              </table:table-cell>
            </table:table-row>
            <table:table-row>
              <table:table-cell office:value-type="string">
                <text:p>err693:</text:p>
              </table:table-cell>
              <table:table-cell office:value-type="float" office:value="0.00000000365823">
                <text:p>0.00000000365823</text:p>
              </table:table-cell>
            </table:table-row>
            <table:table-row>
              <table:table-cell office:value-type="string">
                <text:p>err694:</text:p>
              </table:table-cell>
              <table:table-cell office:value-type="float" office:value="0.00000000358266">
                <text:p>0.00000000358266</text:p>
              </table:table-cell>
            </table:table-row>
            <table:table-row>
              <table:table-cell office:value-type="string">
                <text:p>err695:</text:p>
              </table:table-cell>
              <table:table-cell office:value-type="float" office:value="0.00000000350866">
                <text:p>0.00000000350866</text:p>
              </table:table-cell>
            </table:table-row>
            <table:table-row>
              <table:table-cell office:value-type="string">
                <text:p>err696:</text:p>
              </table:table-cell>
              <table:table-cell office:value-type="float" office:value="0.00000000343618">
                <text:p>0.00000000343618</text:p>
              </table:table-cell>
            </table:table-row>
            <table:table-row>
              <table:table-cell office:value-type="string">
                <text:p>err697:</text:p>
              </table:table-cell>
              <table:table-cell office:value-type="float" office:value="0.0000000033652">
                <text:p>0.0000000033652</text:p>
              </table:table-cell>
            </table:table-row>
            <table:table-row>
              <table:table-cell office:value-type="string">
                <text:p>err698:</text:p>
              </table:table-cell>
              <table:table-cell office:value-type="float" office:value="0.00000000329568">
                <text:p>0.00000000329568</text:p>
              </table:table-cell>
            </table:table-row>
            <table:table-row>
              <table:table-cell office:value-type="string">
                <text:p>err699:</text:p>
              </table:table-cell>
              <table:table-cell office:value-type="float" office:value="0.0000000032276">
                <text:p>0.0000000032276</text:p>
              </table:table-cell>
            </table:table-row>
            <table:table-row>
              <table:table-cell office:value-type="string">
                <text:p>err700:</text:p>
              </table:table-cell>
              <table:table-cell office:value-type="float" office:value="0.00000000316093">
                <text:p>0.00000000316093</text:p>
              </table:table-cell>
            </table:table-row>
            <table:table-row>
              <table:table-cell office:value-type="string">
                <text:p>err701:</text:p>
              </table:table-cell>
              <table:table-cell office:value-type="float" office:value="0.00000000309563">
                <text:p>0.00000000309563</text:p>
              </table:table-cell>
            </table:table-row>
            <table:table-row>
              <table:table-cell office:value-type="string">
                <text:p>err702:</text:p>
              </table:table-cell>
              <table:table-cell office:value-type="float" office:value="0.00000000303169">
                <text:p>0.00000000303169</text:p>
              </table:table-cell>
            </table:table-row>
            <table:table-row>
              <table:table-cell office:value-type="string">
                <text:p>err703:</text:p>
              </table:table-cell>
              <table:table-cell office:value-type="float" office:value="0.00000000296906">
                <text:p>0.00000000296906</text:p>
              </table:table-cell>
            </table:table-row>
            <table:table-row>
              <table:table-cell office:value-type="string">
                <text:p>err704:</text:p>
              </table:table-cell>
              <table:table-cell office:value-type="float" office:value="0.00000000290773">
                <text:p>0.00000000290773</text:p>
              </table:table-cell>
            </table:table-row>
            <table:table-row>
              <table:table-cell office:value-type="string">
                <text:p>err705:</text:p>
              </table:table-cell>
              <table:table-cell office:value-type="float" office:value="0.00000000284766">
                <text:p>0.00000000284766</text:p>
              </table:table-cell>
            </table:table-row>
            <table:table-row>
              <table:table-cell office:value-type="string">
                <text:p>err706:</text:p>
              </table:table-cell>
              <table:table-cell office:value-type="float" office:value="0.00000000278884">
                <text:p>0.00000000278884</text:p>
              </table:table-cell>
            </table:table-row>
            <table:table-row>
              <table:table-cell office:value-type="string">
                <text:p>err707:</text:p>
              </table:table-cell>
              <table:table-cell office:value-type="float" office:value="0.00000000273123">
                <text:p>0.00000000273123</text:p>
              </table:table-cell>
            </table:table-row>
            <table:table-row>
              <table:table-cell office:value-type="string">
                <text:p>err708:</text:p>
              </table:table-cell>
              <table:table-cell office:value-type="float" office:value="0.00000000267481">
                <text:p>0.00000000267481</text:p>
              </table:table-cell>
            </table:table-row>
            <table:table-row>
              <table:table-cell office:value-type="string">
                <text:p>err709:</text:p>
              </table:table-cell>
              <table:table-cell office:value-type="float" office:value="0.00000000261955">
                <text:p>0.00000000261955</text:p>
              </table:table-cell>
            </table:table-row>
            <table:table-row>
              <table:table-cell office:value-type="string">
                <text:p>err710:</text:p>
              </table:table-cell>
              <table:table-cell office:value-type="float" office:value="0.00000000256544">
                <text:p>0.00000000256544</text:p>
              </table:table-cell>
            </table:table-row>
            <table:table-row>
              <table:table-cell office:value-type="string">
                <text:p>err711:</text:p>
              </table:table-cell>
              <table:table-cell office:value-type="float" office:value="0.00000000251245">
                <text:p>0.00000000251245</text:p>
              </table:table-cell>
            </table:table-row>
            <table:table-row>
              <table:table-cell office:value-type="string">
                <text:p>err712:</text:p>
              </table:table-cell>
              <table:table-cell office:value-type="float" office:value="0.00000000246055">
                <text:p>0.00000000246055</text:p>
              </table:table-cell>
            </table:table-row>
            <table:table-row>
              <table:table-cell office:value-type="string">
                <text:p>err713:</text:p>
              </table:table-cell>
              <table:table-cell office:value-type="float" office:value="0.00000000240972">
                <text:p>0.00000000240972</text:p>
              </table:table-cell>
            </table:table-row>
            <table:table-row>
              <table:table-cell office:value-type="string">
                <text:p>err714:</text:p>
              </table:table-cell>
              <table:table-cell office:value-type="float" office:value="0.00000000235994">
                <text:p>0.00000000235994</text:p>
              </table:table-cell>
            </table:table-row>
            <table:table-row>
              <table:table-cell office:value-type="string">
                <text:p>err715:</text:p>
              </table:table-cell>
              <table:table-cell office:value-type="float" office:value="0.00000000231119">
                <text:p>0.00000000231119</text:p>
              </table:table-cell>
            </table:table-row>
            <table:table-row>
              <table:table-cell office:value-type="string">
                <text:p>err716:</text:p>
              </table:table-cell>
              <table:table-cell office:value-type="float" office:value="0.00000000226345">
                <text:p>0.00000000226345</text:p>
              </table:table-cell>
            </table:table-row>
            <table:table-row>
              <table:table-cell office:value-type="string">
                <text:p>err717:</text:p>
              </table:table-cell>
              <table:table-cell office:value-type="float" office:value="0.00000000221669">
                <text:p>0.00000000221669</text:p>
              </table:table-cell>
            </table:table-row>
            <table:table-row>
              <table:table-cell office:value-type="string">
                <text:p>err718:</text:p>
              </table:table-cell>
              <table:table-cell office:value-type="float" office:value="0.0000000021709">
                <text:p>0.0000000021709</text:p>
              </table:table-cell>
            </table:table-row>
            <table:table-row>
              <table:table-cell office:value-type="string">
                <text:p>err719:</text:p>
              </table:table-cell>
              <table:table-cell office:value-type="float" office:value="0.00000000212606">
                <text:p>0.00000000212606</text:p>
              </table:table-cell>
            </table:table-row>
            <table:table-row>
              <table:table-cell office:value-type="string">
                <text:p>err720:</text:p>
              </table:table-cell>
              <table:table-cell office:value-type="float" office:value="0.00000000208214">
                <text:p>0.00000000208214</text:p>
              </table:table-cell>
            </table:table-row>
            <table:table-row>
              <table:table-cell office:value-type="string">
                <text:p>err721:</text:p>
              </table:table-cell>
              <table:table-cell office:value-type="float" office:value="0.00000000203913">
                <text:p>0.00000000203913</text:p>
              </table:table-cell>
            </table:table-row>
            <table:table-row>
              <table:table-cell office:value-type="string">
                <text:p>err722:</text:p>
              </table:table-cell>
              <table:table-cell office:value-type="float" office:value="0.00000000199701">
                <text:p>0.00000000199701</text:p>
              </table:table-cell>
            </table:table-row>
            <table:table-row>
              <table:table-cell office:value-type="string">
                <text:p>err723:</text:p>
              </table:table-cell>
              <table:table-cell office:value-type="float" office:value="0.00000000195575">
                <text:p>0.00000000195575</text:p>
              </table:table-cell>
            </table:table-row>
            <table:table-row>
              <table:table-cell office:value-type="string">
                <text:p>err724:</text:p>
              </table:table-cell>
              <table:table-cell office:value-type="float" office:value="0.00000000191535">
                <text:p>0.00000000191535</text:p>
              </table:table-cell>
            </table:table-row>
            <table:table-row>
              <table:table-cell office:value-type="string">
                <text:p>err725:</text:p>
              </table:table-cell>
              <table:table-cell office:value-type="float" office:value="0.00000000187579">
                <text:p>0.00000000187579</text:p>
              </table:table-cell>
            </table:table-row>
            <table:table-row>
              <table:table-cell office:value-type="string">
                <text:p>err726:</text:p>
              </table:table-cell>
              <table:table-cell office:value-type="float" office:value="0.00000000183704">
                <text:p>0.00000000183704</text:p>
              </table:table-cell>
            </table:table-row>
            <table:table-row>
              <table:table-cell office:value-type="string">
                <text:p>err727:</text:p>
              </table:table-cell>
              <table:table-cell office:value-type="float" office:value="0.00000000179909">
                <text:p>0.00000000179909</text:p>
              </table:table-cell>
            </table:table-row>
            <table:table-row>
              <table:table-cell office:value-type="string">
                <text:p>err728:</text:p>
              </table:table-cell>
              <table:table-cell office:value-type="float" office:value="0.00000000176193">
                <text:p>0.00000000176193</text:p>
              </table:table-cell>
            </table:table-row>
            <table:table-row>
              <table:table-cell office:value-type="string">
                <text:p>err729:</text:p>
              </table:table-cell>
              <table:table-cell office:value-type="float" office:value="0.00000000172553">
                <text:p>0.00000000172553</text:p>
              </table:table-cell>
            </table:table-row>
            <table:table-row>
              <table:table-cell office:value-type="string">
                <text:p>err730:</text:p>
              </table:table-cell>
              <table:table-cell office:value-type="float" office:value="0.00000000168989">
                <text:p>0.00000000168989</text:p>
              </table:table-cell>
            </table:table-row>
            <table:table-row>
              <table:table-cell office:value-type="string">
                <text:p>err731:</text:p>
              </table:table-cell>
              <table:table-cell office:value-type="float" office:value="0.00000000165498">
                <text:p>0.00000000165498</text:p>
              </table:table-cell>
            </table:table-row>
            <table:table-row>
              <table:table-cell office:value-type="string">
                <text:p>err732:</text:p>
              </table:table-cell>
              <table:table-cell office:value-type="float" office:value="0.00000000162079">
                <text:p>0.00000000162079</text:p>
              </table:table-cell>
            </table:table-row>
            <table:table-row>
              <table:table-cell office:value-type="string">
                <text:p>err733:</text:p>
              </table:table-cell>
              <table:table-cell office:value-type="float" office:value="0.00000000158731">
                <text:p>0.00000000158731</text:p>
              </table:table-cell>
            </table:table-row>
            <table:table-row>
              <table:table-cell office:value-type="string">
                <text:p>err734:</text:p>
              </table:table-cell>
              <table:table-cell office:value-type="float" office:value="0.00000000155452">
                <text:p>0.00000000155452</text:p>
              </table:table-cell>
            </table:table-row>
            <table:table-row>
              <table:table-cell office:value-type="string">
                <text:p>err735:</text:p>
              </table:table-cell>
              <table:table-cell office:value-type="float" office:value="0.00000000152241">
                <text:p>0.00000000152241</text:p>
              </table:table-cell>
            </table:table-row>
            <table:table-row>
              <table:table-cell office:value-type="string">
                <text:p>err736:</text:p>
              </table:table-cell>
              <table:table-cell office:value-type="float" office:value="0.00000000149096">
                <text:p>0.00000000149096</text:p>
              </table:table-cell>
            </table:table-row>
            <table:table-row>
              <table:table-cell office:value-type="string">
                <text:p>err737:</text:p>
              </table:table-cell>
              <table:table-cell office:value-type="float" office:value="0.00000000146016">
                <text:p>0.00000000146016</text:p>
              </table:table-cell>
            </table:table-row>
            <table:table-row>
              <table:table-cell office:value-type="string">
                <text:p>err738:</text:p>
              </table:table-cell>
              <table:table-cell office:value-type="float" office:value="0.00000000143">
                <text:p>0.00000000143</text:p>
              </table:table-cell>
            </table:table-row>
            <table:table-row>
              <table:table-cell office:value-type="string">
                <text:p>err739:</text:p>
              </table:table-cell>
              <table:table-cell office:value-type="float" office:value="0.00000000140046">
                <text:p>0.00000000140046</text:p>
              </table:table-cell>
            </table:table-row>
            <table:table-row>
              <table:table-cell office:value-type="string">
                <text:p>err740:</text:p>
              </table:table-cell>
              <table:table-cell office:value-type="float" office:value="0.00000000137153">
                <text:p>0.00000000137153</text:p>
              </table:table-cell>
            </table:table-row>
            <table:table-row>
              <table:table-cell office:value-type="string">
                <text:p>err741:</text:p>
              </table:table-cell>
              <table:table-cell office:value-type="float" office:value="0.0000000013432">
                <text:p>0.0000000013432</text:p>
              </table:table-cell>
            </table:table-row>
            <table:table-row>
              <table:table-cell office:value-type="string">
                <text:p>err742:</text:p>
              </table:table-cell>
              <table:table-cell office:value-type="float" office:value="0.00000000131545">
                <text:p>0.00000000131545</text:p>
              </table:table-cell>
            </table:table-row>
            <table:table-row>
              <table:table-cell office:value-type="string">
                <text:p>err743:</text:p>
              </table:table-cell>
              <table:table-cell office:value-type="float" office:value="0.00000000128828">
                <text:p>0.00000000128828</text:p>
              </table:table-cell>
            </table:table-row>
            <table:table-row>
              <table:table-cell office:value-type="string">
                <text:p>err744:</text:p>
              </table:table-cell>
              <table:table-cell office:value-type="float" office:value="0.00000000126166">
                <text:p>0.00000000126166</text:p>
              </table:table-cell>
            </table:table-row>
            <table:table-row>
              <table:table-cell office:value-type="string">
                <text:p>err745:</text:p>
              </table:table-cell>
              <table:table-cell office:value-type="float" office:value="0.0000000012356">
                <text:p>0.0000000012356</text:p>
              </table:table-cell>
            </table:table-row>
            <table:table-row>
              <table:table-cell office:value-type="string">
                <text:p>err746:</text:p>
              </table:table-cell>
              <table:table-cell office:value-type="float" office:value="0.00000000121008">
                <text:p>0.00000000121008</text:p>
              </table:table-cell>
            </table:table-row>
            <table:table-row>
              <table:table-cell office:value-type="string">
                <text:p>err747:</text:p>
              </table:table-cell>
              <table:table-cell office:value-type="float" office:value="0.00000000118508">
                <text:p>0.00000000118508</text:p>
              </table:table-cell>
            </table:table-row>
            <table:table-row>
              <table:table-cell office:value-type="string">
                <text:p>err748:</text:p>
              </table:table-cell>
              <table:table-cell office:value-type="float" office:value="0.0000000011606">
                <text:p>0.0000000011606</text:p>
              </table:table-cell>
            </table:table-row>
            <table:table-row>
              <table:table-cell office:value-type="string">
                <text:p>err749:</text:p>
              </table:table-cell>
              <table:table-cell office:value-type="float" office:value="0.00000000113663">
                <text:p>0.00000000113663</text:p>
              </table:table-cell>
            </table:table-row>
            <table:table-row>
              <table:table-cell office:value-type="string">
                <text:p>err750:</text:p>
              </table:table-cell>
              <table:table-cell office:value-type="float" office:value="0.00000000111315">
                <text:p>0.00000000111315</text:p>
              </table:table-cell>
            </table:table-row>
            <table:table-row>
              <table:table-cell office:value-type="string">
                <text:p>err751:</text:p>
              </table:table-cell>
              <table:table-cell office:value-type="float" office:value="0.00000000109015">
                <text:p>0.00000000109015</text:p>
              </table:table-cell>
            </table:table-row>
            <table:table-row>
              <table:table-cell office:value-type="string">
                <text:p>err752:</text:p>
              </table:table-cell>
              <table:table-cell office:value-type="float" office:value="0.00000000106763">
                <text:p>0.00000000106763</text:p>
              </table:table-cell>
            </table:table-row>
            <table:table-row>
              <table:table-cell office:value-type="string">
                <text:p>err753:</text:p>
              </table:table-cell>
              <table:table-cell office:value-type="float" office:value="0.00000000104558">
                <text:p>0.00000000104558</text:p>
              </table:table-cell>
            </table:table-row>
            <table:table-row>
              <table:table-cell office:value-type="string">
                <text:p>err754:</text:p>
              </table:table-cell>
              <table:table-cell office:value-type="float" office:value="0.00000000102398">
                <text:p>0.00000000102398</text:p>
              </table:table-cell>
            </table:table-row>
            <table:table-row>
              <table:table-cell office:value-type="string">
                <text:p>err755:</text:p>
              </table:table-cell>
              <table:table-cell office:value-type="float" office:value="0.00000000100283">
                <text:p>0.00000000100283</text:p>
              </table:table-cell>
            </table:table-row>
            <table:table-row>
              <table:table-cell office:value-type="string">
                <text:p>err756:</text:p>
              </table:table-cell>
              <table:table-cell office:value-type="float" office:value="0.000000000982111">
                <text:p>0.000000000982111</text:p>
              </table:table-cell>
            </table:table-row>
            <table:table-row>
              <table:table-cell office:value-type="string">
                <text:p>err757:</text:p>
              </table:table-cell>
              <table:table-cell office:value-type="float" office:value="0.000000000961824">
                <text:p>0.000000000961824</text:p>
              </table:table-cell>
            </table:table-row>
            <table:table-row>
              <table:table-cell office:value-type="string">
                <text:p>err758:</text:p>
              </table:table-cell>
              <table:table-cell office:value-type="float" office:value="0.000000000941955">
                <text:p>0.000000000941955</text:p>
              </table:table-cell>
            </table:table-row>
            <table:table-row>
              <table:table-cell office:value-type="string">
                <text:p>err759:</text:p>
              </table:table-cell>
              <table:table-cell office:value-type="float" office:value="0.000000000922497">
                <text:p>0.000000000922497</text:p>
              </table:table-cell>
            </table:table-row>
            <table:table-row>
              <table:table-cell office:value-type="string">
                <text:p>err760:</text:p>
              </table:table-cell>
              <table:table-cell office:value-type="float" office:value="0.000000000903442">
                <text:p>0.000000000903442</text:p>
              </table:table-cell>
            </table:table-row>
            <table:table-row>
              <table:table-cell office:value-type="string">
                <text:p>err761:</text:p>
              </table:table-cell>
              <table:table-cell office:value-type="float" office:value="0.000000000884778">
                <text:p>0.000000000884778</text:p>
              </table:table-cell>
            </table:table-row>
            <table:table-row>
              <table:table-cell office:value-type="string">
                <text:p>err762:</text:p>
              </table:table-cell>
              <table:table-cell office:value-type="float" office:value="0.000000000866502">
                <text:p>0.000000000866502</text:p>
              </table:table-cell>
            </table:table-row>
            <table:table-row>
              <table:table-cell office:value-type="string">
                <text:p>err763:</text:p>
              </table:table-cell>
              <table:table-cell office:value-type="float" office:value="0.000000000848602">
                <text:p>0.000000000848602</text:p>
              </table:table-cell>
            </table:table-row>
            <table:table-row>
              <table:table-cell office:value-type="string">
                <text:p>err764:</text:p>
              </table:table-cell>
              <table:table-cell office:value-type="float" office:value="0.000000000831072">
                <text:p>0.000000000831072</text:p>
              </table:table-cell>
            </table:table-row>
            <table:table-row>
              <table:table-cell office:value-type="string">
                <text:p>err765:</text:p>
              </table:table-cell>
              <table:table-cell office:value-type="float" office:value="0.000000000813904">
                <text:p>0.000000000813904</text:p>
              </table:table-cell>
            </table:table-row>
            <table:table-row>
              <table:table-cell office:value-type="string">
                <text:p>err766:</text:p>
              </table:table-cell>
              <table:table-cell office:value-type="float" office:value="0.000000000797091">
                <text:p>0.000000000797091</text:p>
              </table:table-cell>
            </table:table-row>
            <table:table-row>
              <table:table-cell office:value-type="string">
                <text:p>err767:</text:p>
              </table:table-cell>
              <table:table-cell office:value-type="float" office:value="0.000000000780626">
                <text:p>0.000000000780626</text:p>
              </table:table-cell>
            </table:table-row>
            <table:table-row>
              <table:table-cell office:value-type="string">
                <text:p>err768:</text:p>
              </table:table-cell>
              <table:table-cell office:value-type="float" office:value="0.0000000007645">
                <text:p>0.0000000007645</text:p>
              </table:table-cell>
            </table:table-row>
            <table:table-row>
              <table:table-cell office:value-type="string">
                <text:p>err769:</text:p>
              </table:table-cell>
              <table:table-cell office:value-type="float" office:value="0.000000000748708">
                <text:p>0.000000000748708</text:p>
              </table:table-cell>
            </table:table-row>
            <table:table-row>
              <table:table-cell office:value-type="string">
                <text:p>err770:</text:p>
              </table:table-cell>
              <table:table-cell office:value-type="float" office:value="0.000000000733242">
                <text:p>0.000000000733242</text:p>
              </table:table-cell>
            </table:table-row>
            <table:table-row>
              <table:table-cell office:value-type="string">
                <text:p>err771:</text:p>
              </table:table-cell>
              <table:table-cell office:value-type="float" office:value="0.000000000718096">
                <text:p>0.000000000718096</text:p>
              </table:table-cell>
            </table:table-row>
            <table:table-row>
              <table:table-cell office:value-type="string">
                <text:p>err772:</text:p>
              </table:table-cell>
              <table:table-cell office:value-type="float" office:value="0.000000000703261">
                <text:p>0.000000000703261</text:p>
              </table:table-cell>
            </table:table-row>
            <table:table-row>
              <table:table-cell office:value-type="string">
                <text:p>err773:</text:p>
              </table:table-cell>
              <table:table-cell office:value-type="float" office:value="0.000000000688734">
                <text:p>0.000000000688734</text:p>
              </table:table-cell>
            </table:table-row>
            <table:table-row>
              <table:table-cell office:value-type="string">
                <text:p>err774:</text:p>
              </table:table-cell>
              <table:table-cell office:value-type="float" office:value="0.000000000674507">
                <text:p>0.000000000674507</text:p>
              </table:table-cell>
            </table:table-row>
            <table:table-row>
              <table:table-cell office:value-type="string">
                <text:p>err775:</text:p>
              </table:table-cell>
              <table:table-cell office:value-type="float" office:value="0.000000000660573">
                <text:p>0.000000000660573</text:p>
              </table:table-cell>
            </table:table-row>
            <table:table-row>
              <table:table-cell office:value-type="string">
                <text:p>err776:</text:p>
              </table:table-cell>
              <table:table-cell office:value-type="float" office:value="0.000000000646928">
                <text:p>0.000000000646928</text:p>
              </table:table-cell>
            </table:table-row>
            <table:table-row>
              <table:table-cell office:value-type="string">
                <text:p>err777:</text:p>
              </table:table-cell>
              <table:table-cell office:value-type="float" office:value="0.000000000633563">
                <text:p>0.000000000633563</text:p>
              </table:table-cell>
            </table:table-row>
            <table:table-row>
              <table:table-cell office:value-type="string">
                <text:p>err778:</text:p>
              </table:table-cell>
              <table:table-cell office:value-type="float" office:value="0.000000000620477">
                <text:p>0.000000000620477</text:p>
              </table:table-cell>
            </table:table-row>
            <table:table-row>
              <table:table-cell office:value-type="string">
                <text:p>err779:</text:p>
              </table:table-cell>
              <table:table-cell office:value-type="float" office:value="0.000000000607659">
                <text:p>0.000000000607659</text:p>
              </table:table-cell>
            </table:table-row>
            <table:table-row>
              <table:table-cell office:value-type="string">
                <text:p>err780:</text:p>
              </table:table-cell>
              <table:table-cell office:value-type="float" office:value="0.000000000595107">
                <text:p>0.000000000595107</text:p>
              </table:table-cell>
            </table:table-row>
            <table:table-row>
              <table:table-cell office:value-type="string">
                <text:p>err781:</text:p>
              </table:table-cell>
              <table:table-cell office:value-type="float" office:value="0.000000000582813">
                <text:p>0.000000000582813</text:p>
              </table:table-cell>
            </table:table-row>
            <table:table-row>
              <table:table-cell office:value-type="string">
                <text:p>err782:</text:p>
              </table:table-cell>
              <table:table-cell office:value-type="float" office:value="0.000000000570775">
                <text:p>0.000000000570775</text:p>
              </table:table-cell>
            </table:table-row>
            <table:table-row>
              <table:table-cell office:value-type="string">
                <text:p>err783:</text:p>
              </table:table-cell>
              <table:table-cell office:value-type="float" office:value="0.000000000558983">
                <text:p>0.000000000558983</text:p>
              </table:table-cell>
            </table:table-row>
            <table:table-row>
              <table:table-cell office:value-type="string">
                <text:p>err784:</text:p>
              </table:table-cell>
              <table:table-cell office:value-type="float" office:value="0.000000000547437">
                <text:p>0.000000000547437</text:p>
              </table:table-cell>
            </table:table-row>
            <table:table-row>
              <table:table-cell office:value-type="string">
                <text:p>err785:</text:p>
              </table:table-cell>
              <table:table-cell office:value-type="float" office:value="0.000000000536128">
                <text:p>0.000000000536128</text:p>
              </table:table-cell>
            </table:table-row>
            <table:table-row>
              <table:table-cell office:value-type="string">
                <text:p>err786:</text:p>
              </table:table-cell>
              <table:table-cell office:value-type="float" office:value="0.000000000525054">
                <text:p>0.000000000525054</text:p>
              </table:table-cell>
            </table:table-row>
            <table:table-row>
              <table:table-cell office:value-type="string">
                <text:p>err787:</text:p>
              </table:table-cell>
              <table:table-cell office:value-type="float" office:value="0.000000000514206">
                <text:p>0.000000000514206</text:p>
              </table:table-cell>
            </table:table-row>
            <table:table-row>
              <table:table-cell office:value-type="string">
                <text:p>err788:</text:p>
              </table:table-cell>
              <table:table-cell office:value-type="float" office:value="0.000000000503585">
                <text:p>0.000000000503585</text:p>
              </table:table-cell>
            </table:table-row>
            <table:table-row>
              <table:table-cell office:value-type="string">
                <text:p>err789:</text:p>
              </table:table-cell>
              <table:table-cell office:value-type="float" office:value="0.000000000493182">
                <text:p>0.000000000493182</text:p>
              </table:table-cell>
            </table:table-row>
            <table:table-row>
              <table:table-cell office:value-type="string">
                <text:p>err790:</text:p>
              </table:table-cell>
              <table:table-cell office:value-type="float" office:value="0.000000000482995">
                <text:p>0.000000000482995</text:p>
              </table:table-cell>
            </table:table-row>
            <table:table-row>
              <table:table-cell office:value-type="string">
                <text:p>err791:</text:p>
              </table:table-cell>
              <table:table-cell office:value-type="float" office:value="0.000000000473017">
                <text:p>0.000000000473017</text:p>
              </table:table-cell>
            </table:table-row>
            <table:table-row>
              <table:table-cell office:value-type="string">
                <text:p>err792:</text:p>
              </table:table-cell>
              <table:table-cell office:value-type="float" office:value="0.000000000463246">
                <text:p>0.000000000463246</text:p>
              </table:table-cell>
            </table:table-row>
            <table:table-row>
              <table:table-cell office:value-type="string">
                <text:p>err793:</text:p>
              </table:table-cell>
              <table:table-cell office:value-type="float" office:value="0.000000000453677">
                <text:p>0.000000000453677</text:p>
              </table:table-cell>
            </table:table-row>
            <table:table-row>
              <table:table-cell office:value-type="string">
                <text:p>err794:</text:p>
              </table:table-cell>
              <table:table-cell office:value-type="float" office:value="0.000000000444304">
                <text:p>0.000000000444304</text:p>
              </table:table-cell>
            </table:table-row>
            <table:table-row>
              <table:table-cell office:value-type="string">
                <text:p>err795:</text:p>
              </table:table-cell>
              <table:table-cell office:value-type="float" office:value="0.000000000435127">
                <text:p>0.000000000435127</text:p>
              </table:table-cell>
            </table:table-row>
            <table:table-row>
              <table:table-cell office:value-type="string">
                <text:p>err796:</text:p>
              </table:table-cell>
              <table:table-cell office:value-type="float" office:value="0.000000000426138">
                <text:p>0.000000000426138</text:p>
              </table:table-cell>
            </table:table-row>
            <table:table-row>
              <table:table-cell office:value-type="string">
                <text:p>err797:</text:p>
              </table:table-cell>
              <table:table-cell office:value-type="float" office:value="0.000000000417336">
                <text:p>0.000000000417336</text:p>
              </table:table-cell>
            </table:table-row>
            <table:table-row>
              <table:table-cell office:value-type="string">
                <text:p>err798:</text:p>
              </table:table-cell>
              <table:table-cell office:value-type="float" office:value="0.000000000408714">
                <text:p>0.000000000408714</text:p>
              </table:table-cell>
            </table:table-row>
            <table:table-row>
              <table:table-cell office:value-type="string">
                <text:p>err799:</text:p>
              </table:table-cell>
              <table:table-cell office:value-type="float" office:value="0.000000000400272">
                <text:p>0.000000000400272</text:p>
              </table:table-cell>
            </table:table-row>
            <table:table-row>
              <table:table-cell office:value-type="string">
                <text:p>err800:</text:p>
              </table:table-cell>
              <table:table-cell office:value-type="float" office:value="0.000000000392004">
                <text:p>0.000000000392004</text:p>
              </table:table-cell>
            </table:table-row>
            <table:table-row>
              <table:table-cell office:value-type="string">
                <text:p>err801:</text:p>
              </table:table-cell>
              <table:table-cell office:value-type="float" office:value="0.000000000383905">
                <text:p>0.000000000383905</text:p>
              </table:table-cell>
            </table:table-row>
            <table:table-row>
              <table:table-cell office:value-type="string">
                <text:p>err802:</text:p>
              </table:table-cell>
              <table:table-cell office:value-type="float" office:value="0.000000000375976">
                <text:p>0.000000000375976</text:p>
              </table:table-cell>
            </table:table-row>
            <table:table-row>
              <table:table-cell office:value-type="string">
                <text:p>err803:</text:p>
              </table:table-cell>
              <table:table-cell office:value-type="float" office:value="0.000000000368209">
                <text:p>0.000000000368209</text:p>
              </table:table-cell>
            </table:table-row>
            <table:table-row>
              <table:table-cell office:value-type="string">
                <text:p>err804:</text:p>
              </table:table-cell>
              <table:table-cell office:value-type="float" office:value="0.000000000360602">
                <text:p>0.000000000360602</text:p>
              </table:table-cell>
            </table:table-row>
            <table:table-row>
              <table:table-cell office:value-type="string">
                <text:p>err805:</text:p>
              </table:table-cell>
              <table:table-cell office:value-type="float" office:value="0.000000000353154">
                <text:p>0.000000000353154</text:p>
              </table:table-cell>
            </table:table-row>
            <table:table-row>
              <table:table-cell office:value-type="string">
                <text:p>err806:</text:p>
              </table:table-cell>
              <table:table-cell office:value-type="float" office:value="0.000000000345858">
                <text:p>0.000000000345858</text:p>
              </table:table-cell>
            </table:table-row>
            <table:table-row>
              <table:table-cell office:value-type="string">
                <text:p>err807:</text:p>
              </table:table-cell>
              <table:table-cell office:value-type="float" office:value="0.000000000338714">
                <text:p>0.000000000338714</text:p>
              </table:table-cell>
            </table:table-row>
            <table:table-row>
              <table:table-cell office:value-type="string">
                <text:p>err808:</text:p>
              </table:table-cell>
              <table:table-cell office:value-type="float" office:value="0.000000000331718">
                <text:p>0.000000000331718</text:p>
              </table:table-cell>
            </table:table-row>
            <table:table-row>
              <table:table-cell office:value-type="string">
                <text:p>err809:</text:p>
              </table:table-cell>
              <table:table-cell office:value-type="float" office:value="0.000000000324865">
                <text:p>0.000000000324865</text:p>
              </table:table-cell>
            </table:table-row>
            <table:table-row>
              <table:table-cell office:value-type="string">
                <text:p>err810:</text:p>
              </table:table-cell>
              <table:table-cell office:value-type="float" office:value="0.000000000318154">
                <text:p>0.000000000318154</text:p>
              </table:table-cell>
            </table:table-row>
            <table:table-row>
              <table:table-cell office:value-type="string">
                <text:p>err811:</text:p>
              </table:table-cell>
              <table:table-cell office:value-type="float" office:value="0.000000000311582">
                <text:p>0.000000000311582</text:p>
              </table:table-cell>
            </table:table-row>
            <table:table-row>
              <table:table-cell office:value-type="string">
                <text:p>err812:</text:p>
              </table:table-cell>
              <table:table-cell office:value-type="float" office:value="0.000000000305145">
                <text:p>0.000000000305145</text:p>
              </table:table-cell>
            </table:table-row>
            <table:table-row>
              <table:table-cell office:value-type="string">
                <text:p>err813:</text:p>
              </table:table-cell>
              <table:table-cell office:value-type="float" office:value="0.000000000298842">
                <text:p>0.000000000298842</text:p>
              </table:table-cell>
            </table:table-row>
            <table:table-row>
              <table:table-cell office:value-type="string">
                <text:p>err814:</text:p>
              </table:table-cell>
              <table:table-cell office:value-type="float" office:value="0.000000000292669">
                <text:p>0.000000000292669</text:p>
              </table:table-cell>
            </table:table-row>
            <table:table-row>
              <table:table-cell office:value-type="string">
                <text:p>err815:</text:p>
              </table:table-cell>
              <table:table-cell office:value-type="float" office:value="0.000000000286623">
                <text:p>0.000000000286623</text:p>
              </table:table-cell>
            </table:table-row>
            <table:table-row>
              <table:table-cell office:value-type="string">
                <text:p>err816:</text:p>
              </table:table-cell>
              <table:table-cell office:value-type="float" office:value="0.000000000280702">
                <text:p>0.000000000280702</text:p>
              </table:table-cell>
            </table:table-row>
            <table:table-row>
              <table:table-cell office:value-type="string">
                <text:p>err817:</text:p>
              </table:table-cell>
              <table:table-cell office:value-type="float" office:value="0.000000000274904">
                <text:p>0.000000000274904</text:p>
              </table:table-cell>
            </table:table-row>
            <table:table-row>
              <table:table-cell office:value-type="string">
                <text:p>err818:</text:p>
              </table:table-cell>
              <table:table-cell office:value-type="float" office:value="0.000000000269226">
                <text:p>0.000000000269226</text:p>
              </table:table-cell>
            </table:table-row>
            <table:table-row>
              <table:table-cell office:value-type="string">
                <text:p>err819:</text:p>
              </table:table-cell>
              <table:table-cell office:value-type="float" office:value="0.000000000263663">
                <text:p>0.000000000263663</text:p>
              </table:table-cell>
            </table:table-row>
            <table:table-row>
              <table:table-cell office:value-type="string">
                <text:p>err820:</text:p>
              </table:table-cell>
              <table:table-cell office:value-type="float" office:value="0.000000000258217">
                <text:p>0.000000000258217</text:p>
              </table:table-cell>
            </table:table-row>
            <table:table-row>
              <table:table-cell office:value-type="string">
                <text:p>err821:</text:p>
              </table:table-cell>
              <table:table-cell office:value-type="float" office:value="0.000000000252883">
                <text:p>0.000000000252883</text:p>
              </table:table-cell>
            </table:table-row>
            <table:table-row>
              <table:table-cell office:value-type="string">
                <text:p>err822:</text:p>
              </table:table-cell>
              <table:table-cell office:value-type="float" office:value="0.000000000247659">
                <text:p>0.000000000247659</text:p>
              </table:table-cell>
            </table:table-row>
            <table:table-row>
              <table:table-cell office:value-type="string">
                <text:p>err823:</text:p>
              </table:table-cell>
              <table:table-cell office:value-type="float" office:value="0.000000000242543">
                <text:p>0.000000000242543</text:p>
              </table:table-cell>
            </table:table-row>
            <table:table-row>
              <table:table-cell office:value-type="string">
                <text:p>err824:</text:p>
              </table:table-cell>
              <table:table-cell office:value-type="float" office:value="0.000000000237534">
                <text:p>0.000000000237534</text:p>
              </table:table-cell>
            </table:table-row>
            <table:table-row>
              <table:table-cell office:value-type="string">
                <text:p>err825:</text:p>
              </table:table-cell>
              <table:table-cell office:value-type="float" office:value="0.000000000232625">
                <text:p>0.000000000232625</text:p>
              </table:table-cell>
            </table:table-row>
            <table:table-row>
              <table:table-cell office:value-type="string">
                <text:p>err826:</text:p>
              </table:table-cell>
              <table:table-cell office:value-type="float" office:value="0.000000000227821">
                <text:p>0.000000000227821</text:p>
              </table:table-cell>
            </table:table-row>
            <table:table-row>
              <table:table-cell office:value-type="string">
                <text:p>err827:</text:p>
              </table:table-cell>
              <table:table-cell office:value-type="float" office:value="0.000000000223114">
                <text:p>0.000000000223114</text:p>
              </table:table-cell>
            </table:table-row>
            <table:table-row>
              <table:table-cell office:value-type="string">
                <text:p>err828:</text:p>
              </table:table-cell>
              <table:table-cell office:value-type="float" office:value="0.000000000218506">
                <text:p>0.000000000218506</text:p>
              </table:table-cell>
            </table:table-row>
            <table:table-row>
              <table:table-cell office:value-type="string">
                <text:p>err829:</text:p>
              </table:table-cell>
              <table:table-cell office:value-type="float" office:value="0.000000000213992">
                <text:p>0.000000000213992</text:p>
              </table:table-cell>
            </table:table-row>
            <table:table-row>
              <table:table-cell office:value-type="string">
                <text:p>err830:</text:p>
              </table:table-cell>
              <table:table-cell office:value-type="float" office:value="0.000000000209571">
                <text:p>0.000000000209571</text:p>
              </table:table-cell>
            </table:table-row>
            <table:table-row>
              <table:table-cell office:value-type="string">
                <text:p>err831:</text:p>
              </table:table-cell>
              <table:table-cell office:value-type="float" office:value="0.000000000205243">
                <text:p>0.000000000205243</text:p>
              </table:table-cell>
            </table:table-row>
            <table:table-row>
              <table:table-cell office:value-type="string">
                <text:p>err832:</text:p>
              </table:table-cell>
              <table:table-cell office:value-type="float" office:value="0.000000000201002">
                <text:p>0.000000000201002</text:p>
              </table:table-cell>
            </table:table-row>
            <table:table-row>
              <table:table-cell office:value-type="string">
                <text:p>err833:</text:p>
              </table:table-cell>
              <table:table-cell office:value-type="float" office:value="0.000000000196851">
                <text:p>0.000000000196851</text:p>
              </table:table-cell>
            </table:table-row>
            <table:table-row>
              <table:table-cell office:value-type="string">
                <text:p>err834:</text:p>
              </table:table-cell>
              <table:table-cell office:value-type="float" office:value="0.000000000192784">
                <text:p>0.000000000192784</text:p>
              </table:table-cell>
            </table:table-row>
            <table:table-row>
              <table:table-cell office:value-type="string">
                <text:p>err835:</text:p>
              </table:table-cell>
              <table:table-cell office:value-type="float" office:value="0.000000000188802">
                <text:p>0.000000000188802</text:p>
              </table:table-cell>
            </table:table-row>
            <table:table-row>
              <table:table-cell office:value-type="string">
                <text:p>err836:</text:p>
              </table:table-cell>
              <table:table-cell office:value-type="float" office:value="0.000000000184902">
                <text:p>0.000000000184902</text:p>
              </table:table-cell>
            </table:table-row>
            <table:table-row>
              <table:table-cell office:value-type="string">
                <text:p>err837:</text:p>
              </table:table-cell>
              <table:table-cell office:value-type="float" office:value="0.000000000181082">
                <text:p>0.000000000181082</text:p>
              </table:table-cell>
            </table:table-row>
            <table:table-row>
              <table:table-cell office:value-type="string">
                <text:p>err838:</text:p>
              </table:table-cell>
              <table:table-cell office:value-type="float" office:value="0.000000000177342">
                <text:p>0.000000000177342</text:p>
              </table:table-cell>
            </table:table-row>
            <table:table-row>
              <table:table-cell office:value-type="string">
                <text:p>err839:</text:p>
              </table:table-cell>
              <table:table-cell office:value-type="float" office:value="0.000000000173678">
                <text:p>0.000000000173678</text:p>
              </table:table-cell>
            </table:table-row>
            <table:table-row>
              <table:table-cell office:value-type="string">
                <text:p>err840:</text:p>
              </table:table-cell>
              <table:table-cell office:value-type="float" office:value="0.000000000170091">
                <text:p>0.000000000170091</text:p>
              </table:table-cell>
            </table:table-row>
            <table:table-row>
              <table:table-cell office:value-type="string">
                <text:p>err841:</text:p>
              </table:table-cell>
              <table:table-cell office:value-type="float" office:value="0.000000000166576">
                <text:p>0.000000000166576</text:p>
              </table:table-cell>
            </table:table-row>
            <table:table-row>
              <table:table-cell office:value-type="string">
                <text:p>err842:</text:p>
              </table:table-cell>
              <table:table-cell office:value-type="float" office:value="0.000000000163136">
                <text:p>0.000000000163136</text:p>
              </table:table-cell>
            </table:table-row>
            <table:table-row>
              <table:table-cell office:value-type="string">
                <text:p>err843:</text:p>
              </table:table-cell>
              <table:table-cell office:value-type="float" office:value="0.000000000159766">
                <text:p>0.000000000159766</text:p>
              </table:table-cell>
            </table:table-row>
            <table:table-row>
              <table:table-cell office:value-type="string">
                <text:p>err844:</text:p>
              </table:table-cell>
              <table:table-cell office:value-type="float" office:value="0.000000000156466">
                <text:p>0.000000000156466</text:p>
              </table:table-cell>
            </table:table-row>
            <table:table-row>
              <table:table-cell office:value-type="string">
                <text:p>err845:</text:p>
              </table:table-cell>
              <table:table-cell office:value-type="float" office:value="0.000000000153233">
                <text:p>0.000000000153233</text:p>
              </table:table-cell>
            </table:table-row>
            <table:table-row>
              <table:table-cell office:value-type="string">
                <text:p>err846:</text:p>
              </table:table-cell>
              <table:table-cell office:value-type="float" office:value="0.000000000150068">
                <text:p>0.000000000150068</text:p>
              </table:table-cell>
            </table:table-row>
            <table:table-row>
              <table:table-cell office:value-type="string">
                <text:p>err847:</text:p>
              </table:table-cell>
              <table:table-cell office:value-type="float" office:value="0.000000000146969">
                <text:p>0.000000000146969</text:p>
              </table:table-cell>
            </table:table-row>
            <table:table-row>
              <table:table-cell office:value-type="string">
                <text:p>err848:</text:p>
              </table:table-cell>
              <table:table-cell office:value-type="float" office:value="0.000000000143931">
                <text:p>0.000000000143931</text:p>
              </table:table-cell>
            </table:table-row>
            <table:table-row>
              <table:table-cell office:value-type="string">
                <text:p>err849:</text:p>
              </table:table-cell>
              <table:table-cell office:value-type="float" office:value="0.000000000140959">
                <text:p>0.000000000140959</text:p>
              </table:table-cell>
            </table:table-row>
            <table:table-row>
              <table:table-cell office:value-type="string">
                <text:p>err850:</text:p>
              </table:table-cell>
              <table:table-cell office:value-type="float" office:value="0.000000000138048">
                <text:p>0.000000000138048</text:p>
              </table:table-cell>
            </table:table-row>
            <table:table-row>
              <table:table-cell office:value-type="string">
                <text:p>err851:</text:p>
              </table:table-cell>
              <table:table-cell office:value-type="float" office:value="0.000000000135195">
                <text:p>0.000000000135195</text:p>
              </table:table-cell>
            </table:table-row>
            <table:table-row>
              <table:table-cell office:value-type="string">
                <text:p>err852:</text:p>
              </table:table-cell>
              <table:table-cell office:value-type="float" office:value="0.000000000132403">
                <text:p>0.000000000132403</text:p>
              </table:table-cell>
            </table:table-row>
            <table:table-row>
              <table:table-cell office:value-type="string">
                <text:p>err853:</text:p>
              </table:table-cell>
              <table:table-cell office:value-type="float" office:value="0.000000000129668">
                <text:p>0.000000000129668</text:p>
              </table:table-cell>
            </table:table-row>
            <table:table-row>
              <table:table-cell office:value-type="string">
                <text:p>err854:</text:p>
              </table:table-cell>
              <table:table-cell office:value-type="float" office:value="0.000000000126989">
                <text:p>0.000000000126989</text:p>
              </table:table-cell>
            </table:table-row>
            <table:table-row>
              <table:table-cell office:value-type="string">
                <text:p>err855:</text:p>
              </table:table-cell>
              <table:table-cell office:value-type="float" office:value="0.000000000124366">
                <text:p>0.000000000124366</text:p>
              </table:table-cell>
            </table:table-row>
            <table:table-row>
              <table:table-cell office:value-type="string">
                <text:p>err856:</text:p>
              </table:table-cell>
              <table:table-cell office:value-type="float" office:value="0.000000000121796">
                <text:p>0.000000000121796</text:p>
              </table:table-cell>
            </table:table-row>
            <table:table-row>
              <table:table-cell office:value-type="string">
                <text:p>err857:</text:p>
              </table:table-cell>
              <table:table-cell office:value-type="float" office:value="0.000000000119281">
                <text:p>0.000000000119281</text:p>
              </table:table-cell>
            </table:table-row>
            <table:table-row>
              <table:table-cell office:value-type="string">
                <text:p>err858:</text:p>
              </table:table-cell>
              <table:table-cell office:value-type="float" office:value="0.000000000116817">
                <text:p>0.000000000116817</text:p>
              </table:table-cell>
            </table:table-row>
            <table:table-row>
              <table:table-cell office:value-type="string">
                <text:p>err859:</text:p>
              </table:table-cell>
              <table:table-cell office:value-type="float" office:value="0.000000000114404">
                <text:p>0.000000000114404</text:p>
              </table:table-cell>
            </table:table-row>
            <table:table-row>
              <table:table-cell office:value-type="string">
                <text:p>err860:</text:p>
              </table:table-cell>
              <table:table-cell office:value-type="float" office:value="0.00000000011204">
                <text:p>0.00000000011204</text:p>
              </table:table-cell>
            </table:table-row>
            <table:table-row>
              <table:table-cell office:value-type="string">
                <text:p>err861:</text:p>
              </table:table-cell>
              <table:table-cell office:value-type="float" office:value="0.000000000109726">
                <text:p>0.000000000109726</text:p>
              </table:table-cell>
            </table:table-row>
            <table:table-row>
              <table:table-cell office:value-type="string">
                <text:p>err862:</text:p>
              </table:table-cell>
              <table:table-cell office:value-type="float" office:value="0.00000000010746">
                <text:p>0.00000000010746</text:p>
              </table:table-cell>
            </table:table-row>
            <table:table-row>
              <table:table-cell office:value-type="string">
                <text:p>err863:</text:p>
              </table:table-cell>
              <table:table-cell office:value-type="float" office:value="0.000000000105239">
                <text:p>0.000000000105239</text:p>
              </table:table-cell>
            </table:table-row>
            <table:table-row>
              <table:table-cell office:value-type="string">
                <text:p>err864:</text:p>
              </table:table-cell>
              <table:table-cell office:value-type="float" office:value="0.000000000103066">
                <text:p>0.000000000103066</text:p>
              </table:table-cell>
            </table:table-row>
            <table:table-row>
              <table:table-cell office:value-type="string">
                <text:p>err865:</text:p>
              </table:table-cell>
              <table:table-cell office:value-type="float" office:value="0.000000000100936">
                <text:p>0.000000000100936</text:p>
              </table:table-cell>
            </table:table-row>
            <table:table-row>
              <table:table-cell office:value-type="string">
                <text:p>err866:</text:p>
              </table:table-cell>
              <table:table-cell office:value-type="float" office:value="0.0000000000988516">
                <text:p>0.0000000000988516</text:p>
              </table:table-cell>
            </table:table-row>
            <table:table-row>
              <table:table-cell office:value-type="string">
                <text:p>err867:</text:p>
              </table:table-cell>
              <table:table-cell office:value-type="float" office:value="0.0000000000968097">
                <text:p>0.0000000000968097</text:p>
              </table:table-cell>
            </table:table-row>
            <table:table-row>
              <table:table-cell office:value-type="string">
                <text:p>err868:</text:p>
              </table:table-cell>
              <table:table-cell office:value-type="float" office:value="0.0000000000948095">
                <text:p>0.0000000000948095</text:p>
              </table:table-cell>
            </table:table-row>
            <table:table-row>
              <table:table-cell office:value-type="string">
                <text:p>err869:</text:p>
              </table:table-cell>
              <table:table-cell office:value-type="float" office:value="0.0000000000928511">
                <text:p>0.0000000000928511</text:p>
              </table:table-cell>
            </table:table-row>
            <table:table-row>
              <table:table-cell office:value-type="string">
                <text:p>err870:</text:p>
              </table:table-cell>
              <table:table-cell office:value-type="float" office:value="0.0000000000909335">
                <text:p>0.0000000000909335</text:p>
              </table:table-cell>
            </table:table-row>
            <table:table-row>
              <table:table-cell office:value-type="string">
                <text:p>err871:</text:p>
              </table:table-cell>
              <table:table-cell office:value-type="float" office:value="0.000000000089055">
                <text:p>0.000000000089055</text:p>
              </table:table-cell>
            </table:table-row>
            <table:table-row>
              <table:table-cell office:value-type="string">
                <text:p>err872:</text:p>
              </table:table-cell>
              <table:table-cell office:value-type="float" office:value="0.0000000000872147">
                <text:p>0.0000000000872147</text:p>
              </table:table-cell>
            </table:table-row>
            <table:table-row>
              <table:table-cell office:value-type="string">
                <text:p>err873:</text:p>
              </table:table-cell>
              <table:table-cell office:value-type="float" office:value="0.0000000000854143">
                <text:p>0.0000000000854143</text:p>
              </table:table-cell>
            </table:table-row>
            <table:table-row>
              <table:table-cell office:value-type="string">
                <text:p>err874:</text:p>
              </table:table-cell>
              <table:table-cell office:value-type="float" office:value="0.0000000000836486">
                <text:p>0.0000000000836486</text:p>
              </table:table-cell>
            </table:table-row>
            <table:table-row>
              <table:table-cell office:value-type="string">
                <text:p>err875:</text:p>
              </table:table-cell>
              <table:table-cell office:value-type="float" office:value="0.0000000000819211">
                <text:p>0.0000000000819211</text:p>
              </table:table-cell>
            </table:table-row>
            <table:table-row>
              <table:table-cell office:value-type="string">
                <text:p>err876:</text:p>
              </table:table-cell>
              <table:table-cell office:value-type="float" office:value="0.0000000000802292">
                <text:p>0.0000000000802292</text:p>
              </table:table-cell>
            </table:table-row>
            <table:table-row>
              <table:table-cell office:value-type="string">
                <text:p>err877:</text:p>
              </table:table-cell>
              <table:table-cell office:value-type="float" office:value="0.0000000000785709">
                <text:p>0.0000000000785709</text:p>
              </table:table-cell>
            </table:table-row>
            <table:table-row>
              <table:table-cell office:value-type="string">
                <text:p>err878:</text:p>
              </table:table-cell>
              <table:table-cell office:value-type="float" office:value="0.0000000000769491">
                <text:p>0.0000000000769491</text:p>
              </table:table-cell>
            </table:table-row>
            <table:table-row>
              <table:table-cell office:value-type="string">
                <text:p>err879:</text:p>
              </table:table-cell>
              <table:table-cell office:value-type="float" office:value="0.0000000000753593">
                <text:p>0.0000000000753593</text:p>
              </table:table-cell>
            </table:table-row>
            <table:table-row>
              <table:table-cell office:value-type="string">
                <text:p>err880:</text:p>
              </table:table-cell>
              <table:table-cell office:value-type="float" office:value="0.0000000000738023">
                <text:p>0.0000000000738023</text:p>
              </table:table-cell>
            </table:table-row>
            <table:table-row>
              <table:table-cell office:value-type="string">
                <text:p>err881:</text:p>
              </table:table-cell>
              <table:table-cell office:value-type="float" office:value="0.0000000000722773">
                <text:p>0.0000000000722773</text:p>
              </table:table-cell>
            </table:table-row>
            <table:table-row>
              <table:table-cell office:value-type="string">
                <text:p>err882:</text:p>
              </table:table-cell>
              <table:table-cell office:value-type="float" office:value="0.0000000000707852">
                <text:p>0.0000000000707852</text:p>
              </table:table-cell>
            </table:table-row>
            <table:table-row>
              <table:table-cell office:value-type="string">
                <text:p>err883:</text:p>
              </table:table-cell>
              <table:table-cell office:value-type="float" office:value="0.0000000000693223">
                <text:p>0.0000000000693223</text:p>
              </table:table-cell>
            </table:table-row>
            <table:table-row>
              <table:table-cell office:value-type="string">
                <text:p>err884:</text:p>
              </table:table-cell>
              <table:table-cell office:value-type="float" office:value="0.0000000000678906">
                <text:p>0.0000000000678906</text:p>
              </table:table-cell>
            </table:table-row>
            <table:table-row>
              <table:table-cell office:value-type="string">
                <text:p>err885:</text:p>
              </table:table-cell>
              <table:table-cell office:value-type="float" office:value="0.0000000000664873">
                <text:p>0.0000000000664873</text:p>
              </table:table-cell>
            </table:table-row>
            <table:table-row>
              <table:table-cell office:value-type="string">
                <text:p>err886:</text:p>
              </table:table-cell>
              <table:table-cell office:value-type="float" office:value="0.000000000065115">
                <text:p>0.000000000065115</text:p>
              </table:table-cell>
            </table:table-row>
            <table:table-row>
              <table:table-cell office:value-type="string">
                <text:p>err887:</text:p>
              </table:table-cell>
              <table:table-cell office:value-type="float" office:value="0.0000000000637694">
                <text:p>0.0000000000637694</text:p>
              </table:table-cell>
            </table:table-row>
            <table:table-row>
              <table:table-cell office:value-type="string">
                <text:p>err888:</text:p>
              </table:table-cell>
              <table:table-cell office:value-type="float" office:value="0.0000000000624523">
                <text:p>0.0000000000624523</text:p>
              </table:table-cell>
            </table:table-row>
            <table:table-row>
              <table:table-cell office:value-type="string">
                <text:p>err889:</text:p>
              </table:table-cell>
              <table:table-cell office:value-type="float" office:value="0.0000000000611617">
                <text:p>0.0000000000611617</text:p>
              </table:table-cell>
            </table:table-row>
            <table:table-row>
              <table:table-cell office:value-type="string">
                <text:p>err890:</text:p>
              </table:table-cell>
              <table:table-cell office:value-type="float" office:value="0.0000000000598988">
                <text:p>0.0000000000598988</text:p>
              </table:table-cell>
            </table:table-row>
            <table:table-row>
              <table:table-cell office:value-type="string">
                <text:p>err891:</text:p>
              </table:table-cell>
              <table:table-cell office:value-type="float" office:value="0.0000000000586615">
                <text:p>0.0000000000586615</text:p>
              </table:table-cell>
            </table:table-row>
            <table:table-row>
              <table:table-cell office:value-type="string">
                <text:p>err892:</text:p>
              </table:table-cell>
              <table:table-cell office:value-type="float" office:value="0.00000000005745">
                <text:p>0.00000000005745</text:p>
              </table:table-cell>
            </table:table-row>
            <table:table-row>
              <table:table-cell office:value-type="string">
                <text:p>err893:</text:p>
              </table:table-cell>
              <table:table-cell office:value-type="float" office:value="0.0000000000562626">
                <text:p>0.0000000000562626</text:p>
              </table:table-cell>
            </table:table-row>
            <table:table-row>
              <table:table-cell office:value-type="string">
                <text:p>err894:</text:p>
              </table:table-cell>
              <table:table-cell office:value-type="float" office:value="0.0000000000551008">
                <text:p>0.0000000000551008</text:p>
              </table:table-cell>
            </table:table-row>
            <table:table-row>
              <table:table-cell office:value-type="string">
                <text:p>err895:</text:p>
              </table:table-cell>
              <table:table-cell office:value-type="float" office:value="0.0000000000539622">
                <text:p>0.0000000000539622</text:p>
              </table:table-cell>
            </table:table-row>
            <table:table-row>
              <table:table-cell office:value-type="string">
                <text:p>err896:</text:p>
              </table:table-cell>
              <table:table-cell office:value-type="float" office:value="0.0000000000528475">
                <text:p>0.0000000000528475</text:p>
              </table:table-cell>
            </table:table-row>
            <table:table-row>
              <table:table-cell office:value-type="string">
                <text:p>err897:</text:p>
              </table:table-cell>
              <table:table-cell office:value-type="float" office:value="0.0000000000517559">
                <text:p>0.0000000000517559</text:p>
              </table:table-cell>
            </table:table-row>
            <table:table-row>
              <table:table-cell office:value-type="string">
                <text:p>err898:</text:p>
              </table:table-cell>
              <table:table-cell office:value-type="float" office:value="0.0000000000506875">
                <text:p>0.0000000000506875</text:p>
              </table:table-cell>
            </table:table-row>
            <table:table-row>
              <table:table-cell office:value-type="string">
                <text:p>err899:</text:p>
              </table:table-cell>
              <table:table-cell office:value-type="float" office:value="0.0000000000496394">
                <text:p>0.0000000000496394</text:p>
              </table:table-cell>
            </table:table-row>
            <table:table-row>
              <table:table-cell office:value-type="string">
                <text:p>err900:</text:p>
              </table:table-cell>
              <table:table-cell office:value-type="float" office:value="0.0000000000486144">
                <text:p>0.0000000000486144</text:p>
              </table:table-cell>
            </table:table-row>
            <table:table-row>
              <table:table-cell office:value-type="string">
                <text:p>err901:</text:p>
              </table:table-cell>
              <table:table-cell office:value-type="float" office:value="0.0000000000476099">
                <text:p>0.0000000000476099</text:p>
              </table:table-cell>
            </table:table-row>
            <table:table-row>
              <table:table-cell office:value-type="string">
                <text:p>err902:</text:p>
              </table:table-cell>
              <table:table-cell office:value-type="float" office:value="0.0000000000466267">
                <text:p>0.0000000000466267</text:p>
              </table:table-cell>
            </table:table-row>
            <table:table-row>
              <table:table-cell office:value-type="string">
                <text:p>err903:</text:p>
              </table:table-cell>
              <table:table-cell office:value-type="float" office:value="0.0000000000456639">
                <text:p>0.0000000000456639</text:p>
              </table:table-cell>
            </table:table-row>
            <table:table-row>
              <table:table-cell office:value-type="string">
                <text:p>err904:</text:p>
              </table:table-cell>
              <table:table-cell office:value-type="float" office:value="0.0000000000447198">
                <text:p>0.0000000000447198</text:p>
              </table:table-cell>
            </table:table-row>
            <table:table-row>
              <table:table-cell office:value-type="string">
                <text:p>err905:</text:p>
              </table:table-cell>
              <table:table-cell office:value-type="float" office:value="0.0000000000437961">
                <text:p>0.0000000000437961</text:p>
              </table:table-cell>
            </table:table-row>
            <table:table-row>
              <table:table-cell office:value-type="string">
                <text:p>err906:</text:p>
              </table:table-cell>
              <table:table-cell office:value-type="float" office:value="0.0000000000428919">
                <text:p>0.0000000000428919</text:p>
              </table:table-cell>
            </table:table-row>
            <table:table-row>
              <table:table-cell office:value-type="string">
                <text:p>err907:</text:p>
              </table:table-cell>
              <table:table-cell office:value-type="float" office:value="0.0000000000420055">
                <text:p>0.0000000000420055</text:p>
              </table:table-cell>
            </table:table-row>
            <table:table-row>
              <table:table-cell office:value-type="string">
                <text:p>err908:</text:p>
              </table:table-cell>
              <table:table-cell office:value-type="float" office:value="0.0000000000411386">
                <text:p>0.0000000000411386</text:p>
              </table:table-cell>
            </table:table-row>
            <table:table-row>
              <table:table-cell office:value-type="string">
                <text:p>err909:</text:p>
              </table:table-cell>
              <table:table-cell office:value-type="float" office:value="0.0000000000402878">
                <text:p>0.0000000000402878</text:p>
              </table:table-cell>
            </table:table-row>
            <table:table-row>
              <table:table-cell office:value-type="string">
                <text:p>err910:</text:p>
              </table:table-cell>
              <table:table-cell office:value-type="float" office:value="0.0000000000394564">
                <text:p>0.0000000000394564</text:p>
              </table:table-cell>
            </table:table-row>
            <table:table-row>
              <table:table-cell office:value-type="string">
                <text:p>err911:</text:p>
              </table:table-cell>
              <table:table-cell office:value-type="float" office:value="0.0000000000386402">
                <text:p>0.0000000000386402</text:p>
              </table:table-cell>
            </table:table-row>
            <table:table-row>
              <table:table-cell office:value-type="string">
                <text:p>err912:</text:p>
              </table:table-cell>
              <table:table-cell office:value-type="float" office:value="0.0000000000378426">
                <text:p>0.0000000000378426</text:p>
              </table:table-cell>
            </table:table-row>
            <table:table-row>
              <table:table-cell office:value-type="string">
                <text:p>err913:</text:p>
              </table:table-cell>
              <table:table-cell office:value-type="float" office:value="0.000000000037061">
                <text:p>0.000000000037061</text:p>
              </table:table-cell>
            </table:table-row>
            <table:table-row>
              <table:table-cell office:value-type="string">
                <text:p>err914:</text:p>
              </table:table-cell>
              <table:table-cell office:value-type="float" office:value="0.0000000000362954">
                <text:p>0.0000000000362954</text:p>
              </table:table-cell>
            </table:table-row>
            <table:table-row>
              <table:table-cell office:value-type="string">
                <text:p>err915:</text:p>
              </table:table-cell>
              <table:table-cell office:value-type="float" office:value="0.0000000000355458">
                <text:p>0.0000000000355458</text:p>
              </table:table-cell>
            </table:table-row>
            <table:table-row>
              <table:table-cell office:value-type="string">
                <text:p>err916:</text:p>
              </table:table-cell>
              <table:table-cell office:value-type="float" office:value="0.0000000000348113">
                <text:p>0.0000000000348113</text:p>
              </table:table-cell>
            </table:table-row>
            <table:table-row>
              <table:table-cell office:value-type="string">
                <text:p>err917:</text:p>
              </table:table-cell>
              <table:table-cell office:value-type="float" office:value="0.0000000000340927">
                <text:p>0.0000000000340927</text:p>
              </table:table-cell>
            </table:table-row>
            <table:table-row>
              <table:table-cell office:value-type="string">
                <text:p>err918:</text:p>
              </table:table-cell>
              <table:table-cell office:value-type="float" office:value="0.0000000000333875">
                <text:p>0.0000000000333875</text:p>
              </table:table-cell>
            </table:table-row>
            <table:table-row>
              <table:table-cell office:value-type="string">
                <text:p>err919:</text:p>
              </table:table-cell>
              <table:table-cell office:value-type="float" office:value="0.0000000000326983">
                <text:p>0.0000000000326983</text:p>
              </table:table-cell>
            </table:table-row>
            <table:table-row>
              <table:table-cell office:value-type="string">
                <text:p>err920:</text:p>
              </table:table-cell>
              <table:table-cell office:value-type="float" office:value="0.0000000000320233">
                <text:p>0.0000000000320233</text:p>
              </table:table-cell>
            </table:table-row>
            <table:table-row>
              <table:table-cell office:value-type="string">
                <text:p>err921:</text:p>
              </table:table-cell>
              <table:table-cell office:value-type="float" office:value="0.0000000000313607">
                <text:p>0.0000000000313607</text:p>
              </table:table-cell>
            </table:table-row>
            <table:table-row>
              <table:table-cell office:value-type="string">
                <text:p>err922:</text:p>
              </table:table-cell>
              <table:table-cell office:value-type="float" office:value="0.0000000000307141">
                <text:p>0.0000000000307141</text:p>
              </table:table-cell>
            </table:table-row>
            <table:table-row>
              <table:table-cell office:value-type="string">
                <text:p>err923:</text:p>
              </table:table-cell>
              <table:table-cell office:value-type="float" office:value="0.0000000000300791">
                <text:p>0.0000000000300791</text:p>
              </table:table-cell>
            </table:table-row>
            <table:table-row>
              <table:table-cell office:value-type="string">
                <text:p>err924:</text:p>
              </table:table-cell>
              <table:table-cell office:value-type="float" office:value="0.0000000000294573">
                <text:p>0.0000000000294573</text:p>
              </table:table-cell>
            </table:table-row>
            <table:table-row>
              <table:table-cell office:value-type="string">
                <text:p>err925:</text:p>
              </table:table-cell>
              <table:table-cell office:value-type="float" office:value="0.0000000000288489">
                <text:p>0.0000000000288489</text:p>
              </table:table-cell>
            </table:table-row>
            <table:table-row>
              <table:table-cell office:value-type="string">
                <text:p>err926:</text:p>
              </table:table-cell>
              <table:table-cell office:value-type="float" office:value="0.0000000000282538">
                <text:p>0.0000000000282538</text:p>
              </table:table-cell>
            </table:table-row>
            <table:table-row>
              <table:table-cell office:value-type="string">
                <text:p>err927:</text:p>
              </table:table-cell>
              <table:table-cell office:value-type="float" office:value="0.0000000000276694">
                <text:p>0.0000000000276694</text:p>
              </table:table-cell>
            </table:table-row>
            <table:table-row>
              <table:table-cell office:value-type="string">
                <text:p>err928:</text:p>
              </table:table-cell>
              <table:table-cell office:value-type="float" office:value="0.0000000000270983">
                <text:p>0.0000000000270983</text:p>
              </table:table-cell>
            </table:table-row>
            <table:table-row>
              <table:table-cell office:value-type="string">
                <text:p>err929:</text:p>
              </table:table-cell>
              <table:table-cell office:value-type="float" office:value="0.0000000000265379">
                <text:p>0.0000000000265379</text:p>
              </table:table-cell>
            </table:table-row>
            <table:table-row>
              <table:table-cell office:value-type="string">
                <text:p>err930:</text:p>
              </table:table-cell>
              <table:table-cell office:value-type="float" office:value="0.0000000000259908">
                <text:p>0.0000000000259908</text:p>
              </table:table-cell>
            </table:table-row>
            <table:table-row>
              <table:table-cell office:value-type="string">
                <text:p>err931:</text:p>
              </table:table-cell>
              <table:table-cell office:value-type="float" office:value="0.0000000000254525">
                <text:p>0.0000000000254525</text:p>
              </table:table-cell>
            </table:table-row>
            <table:table-row>
              <table:table-cell office:value-type="string">
                <text:p>err932:</text:p>
              </table:table-cell>
              <table:table-cell office:value-type="float" office:value="0.0000000000249276">
                <text:p>0.0000000000249276</text:p>
              </table:table-cell>
            </table:table-row>
            <table:table-row>
              <table:table-cell office:value-type="string">
                <text:p>err933:</text:p>
              </table:table-cell>
              <table:table-cell office:value-type="float" office:value="0.0000000000244125">
                <text:p>0.0000000000244125</text:p>
              </table:table-cell>
            </table:table-row>
            <table:table-row>
              <table:table-cell office:value-type="string">
                <text:p>err934:</text:p>
              </table:table-cell>
              <table:table-cell office:value-type="float" office:value="0.000000000023908">
                <text:p>0.000000000023908</text:p>
              </table:table-cell>
            </table:table-row>
            <table:table-row>
              <table:table-cell office:value-type="string">
                <text:p>err935:</text:p>
              </table:table-cell>
              <table:table-cell office:value-type="float" office:value="0.0000000000234142">
                <text:p>0.0000000000234142</text:p>
              </table:table-cell>
            </table:table-row>
            <table:table-row>
              <table:table-cell office:value-type="string">
                <text:p>err936:</text:p>
              </table:table-cell>
              <table:table-cell office:value-type="float" office:value="0.000000000022931">
                <text:p>0.000000000022931</text:p>
              </table:table-cell>
            </table:table-row>
            <table:table-row>
              <table:table-cell office:value-type="string">
                <text:p>err937:</text:p>
              </table:table-cell>
              <table:table-cell office:value-type="float" office:value="0.0000000000224567">
                <text:p>0.0000000000224567</text:p>
              </table:table-cell>
            </table:table-row>
            <table:table-row>
              <table:table-cell office:value-type="string">
                <text:p>err938:</text:p>
              </table:table-cell>
              <table:table-cell office:value-type="float" office:value="0.0000000000219931">
                <text:p>0.0000000000219931</text:p>
              </table:table-cell>
            </table:table-row>
            <table:table-row>
              <table:table-cell office:value-type="string">
                <text:p>err939:</text:p>
              </table:table-cell>
              <table:table-cell office:value-type="float" office:value="0.0000000000215392">
                <text:p>0.0000000000215392</text:p>
              </table:table-cell>
            </table:table-row>
            <table:table-row>
              <table:table-cell office:value-type="string">
                <text:p>err940:</text:p>
              </table:table-cell>
              <table:table-cell office:value-type="float" office:value="0.0000000000210933">
                <text:p>0.0000000000210933</text:p>
              </table:table-cell>
            </table:table-row>
            <table:table-row>
              <table:table-cell office:value-type="string">
                <text:p>err941:</text:p>
              </table:table-cell>
              <table:table-cell office:value-type="float" office:value="0.0000000000206581">
                <text:p>0.0000000000206581</text:p>
              </table:table-cell>
            </table:table-row>
            <table:table-row>
              <table:table-cell office:value-type="string">
                <text:p>err942:</text:p>
              </table:table-cell>
              <table:table-cell office:value-type="float" office:value="0.0000000000202309">
                <text:p>0.0000000000202309</text:p>
              </table:table-cell>
            </table:table-row>
            <table:table-row>
              <table:table-cell office:value-type="string">
                <text:p>err943:</text:p>
              </table:table-cell>
              <table:table-cell office:value-type="float" office:value="0.0000000000198135">
                <text:p>0.0000000000198135</text:p>
              </table:table-cell>
            </table:table-row>
            <table:table-row>
              <table:table-cell office:value-type="string">
                <text:p>err944:</text:p>
              </table:table-cell>
              <table:table-cell office:value-type="float" office:value="0.0000000000194049">
                <text:p>0.0000000000194049</text:p>
              </table:table-cell>
            </table:table-row>
            <table:table-row>
              <table:table-cell office:value-type="string">
                <text:p>err945:</text:p>
              </table:table-cell>
              <table:table-cell office:value-type="float" office:value="0.0000000000190026">
                <text:p>0.0000000000190026</text:p>
              </table:table-cell>
            </table:table-row>
            <table:table-row>
              <table:table-cell office:value-type="string">
                <text:p>err946:</text:p>
              </table:table-cell>
              <table:table-cell office:value-type="float" office:value="0.0000000000186109">
                <text:p>0.0000000000186109</text:p>
              </table:table-cell>
            </table:table-row>
            <table:table-row>
              <table:table-cell office:value-type="string">
                <text:p>err947:</text:p>
              </table:table-cell>
              <table:table-cell office:value-type="float" office:value="0.0000000000182263">
                <text:p>0.0000000000182263</text:p>
              </table:table-cell>
            </table:table-row>
            <table:table-row>
              <table:table-cell office:value-type="string">
                <text:p>err948:</text:p>
              </table:table-cell>
              <table:table-cell office:value-type="float" office:value="0.0000000000178497">
                <text:p>0.0000000000178497</text:p>
              </table:table-cell>
            </table:table-row>
            <table:table-row>
              <table:table-cell office:value-type="string">
                <text:p>err949:</text:p>
              </table:table-cell>
              <table:table-cell office:value-type="float" office:value="0.0000000000174811">
                <text:p>0.0000000000174811</text:p>
              </table:table-cell>
            </table:table-row>
            <table:table-row>
              <table:table-cell office:value-type="string">
                <text:p>err950:</text:p>
              </table:table-cell>
              <table:table-cell office:value-type="float" office:value="0.0000000000171196">
                <text:p>0.0000000000171196</text:p>
              </table:table-cell>
            </table:table-row>
            <table:table-row>
              <table:table-cell office:value-type="string">
                <text:p>err951:</text:p>
              </table:table-cell>
              <table:table-cell office:value-type="float" office:value="0.000000000016767">
                <text:p>0.000000000016767</text:p>
              </table:table-cell>
            </table:table-row>
            <table:table-row>
              <table:table-cell office:value-type="string">
                <text:p>err952:</text:p>
              </table:table-cell>
              <table:table-cell office:value-type="float" office:value="0.0000000000164198">
                <text:p>0.0000000000164198</text:p>
              </table:table-cell>
            </table:table-row>
            <table:table-row>
              <table:table-cell office:value-type="string">
                <text:p>err953:</text:p>
              </table:table-cell>
              <table:table-cell office:value-type="float" office:value="0.0000000000160805">
                <text:p>0.0000000000160805</text:p>
              </table:table-cell>
            </table:table-row>
            <table:table-row>
              <table:table-cell office:value-type="string">
                <text:p>err954:</text:p>
              </table:table-cell>
              <table:table-cell office:value-type="float" office:value="0.0000000000157483">
                <text:p>0.0000000000157483</text:p>
              </table:table-cell>
            </table:table-row>
            <table:table-row>
              <table:table-cell office:value-type="string">
                <text:p>err955:</text:p>
              </table:table-cell>
              <table:table-cell office:value-type="float" office:value="0.0000000000154232">
                <text:p>0.0000000000154232</text:p>
              </table:table-cell>
            </table:table-row>
            <table:table-row>
              <table:table-cell office:value-type="string">
                <text:p>err956:</text:p>
              </table:table-cell>
              <table:table-cell office:value-type="float" office:value="0.0000000000151053">
                <text:p>0.0000000000151053</text:p>
              </table:table-cell>
            </table:table-row>
            <table:table-row>
              <table:table-cell office:value-type="string">
                <text:p>err957:</text:p>
              </table:table-cell>
              <table:table-cell office:value-type="float" office:value="0.0000000000147926">
                <text:p>0.0000000000147926</text:p>
              </table:table-cell>
            </table:table-row>
            <table:table-row>
              <table:table-cell office:value-type="string">
                <text:p>err958:</text:p>
              </table:table-cell>
              <table:table-cell office:value-type="float" office:value="0.0000000000144871">
                <text:p>0.0000000000144871</text:p>
              </table:table-cell>
            </table:table-row>
            <table:table-row>
              <table:table-cell office:value-type="string">
                <text:p>err959:</text:p>
              </table:table-cell>
              <table:table-cell office:value-type="float" office:value="0.0000000000141878">
                <text:p>0.0000000000141878</text:p>
              </table:table-cell>
            </table:table-row>
            <table:table-row>
              <table:table-cell office:value-type="string">
                <text:p>err960:</text:p>
              </table:table-cell>
              <table:table-cell office:value-type="float" office:value="0.0000000000138947">
                <text:p>0.0000000000138947</text:p>
              </table:table-cell>
            </table:table-row>
            <table:table-row>
              <table:table-cell office:value-type="string">
                <text:p>err961:</text:p>
              </table:table-cell>
              <table:table-cell office:value-type="float" office:value="0.0000000000136078">
                <text:p>0.0000000000136078</text:p>
              </table:table-cell>
            </table:table-row>
            <table:table-row>
              <table:table-cell office:value-type="string">
                <text:p>err962:</text:p>
              </table:table-cell>
              <table:table-cell office:value-type="float" office:value="0.0000000000133262">
                <text:p>0.0000000000133262</text:p>
              </table:table-cell>
            </table:table-row>
            <table:table-row>
              <table:table-cell office:value-type="string">
                <text:p>err963:</text:p>
              </table:table-cell>
              <table:table-cell office:value-type="float" office:value="0.0000000000130518">
                <text:p>0.0000000000130518</text:p>
              </table:table-cell>
            </table:table-row>
            <table:table-row>
              <table:table-cell office:value-type="string">
                <text:p>err964:</text:p>
              </table:table-cell>
              <table:table-cell office:value-type="float" office:value="0.0000000000127818">
                <text:p>0.0000000000127818</text:p>
              </table:table-cell>
            </table:table-row>
            <table:table-row>
              <table:table-cell office:value-type="string">
                <text:p>err965:</text:p>
              </table:table-cell>
              <table:table-cell office:value-type="float" office:value="0.0000000000125171">
                <text:p>0.0000000000125171</text:p>
              </table:table-cell>
            </table:table-row>
            <table:table-row>
              <table:table-cell office:value-type="string">
                <text:p>err966:</text:p>
              </table:table-cell>
              <table:table-cell office:value-type="float" office:value="0.0000000000122595">
                <text:p>0.0000000000122595</text:p>
              </table:table-cell>
            </table:table-row>
            <table:table-row>
              <table:table-cell office:value-type="string">
                <text:p>err967:</text:p>
              </table:table-cell>
              <table:table-cell office:value-type="float" office:value="0.0000000000120055">
                <text:p>0.0000000000120055</text:p>
              </table:table-cell>
            </table:table-row>
            <table:table-row>
              <table:table-cell office:value-type="string">
                <text:p>err968:</text:p>
              </table:table-cell>
              <table:table-cell office:value-type="float" office:value="0.0000000000117577">
                <text:p>0.0000000000117577</text:p>
              </table:table-cell>
            </table:table-row>
            <table:table-row>
              <table:table-cell office:value-type="string">
                <text:p>err969:</text:p>
              </table:table-cell>
              <table:table-cell office:value-type="float" office:value="0.0000000000115152">
                <text:p>0.0000000000115152</text:p>
              </table:table-cell>
            </table:table-row>
            <table:table-row>
              <table:table-cell office:value-type="string">
                <text:p>err970:</text:p>
              </table:table-cell>
              <table:table-cell office:value-type="float" office:value="0.0000000000112772">
                <text:p>0.0000000000112772</text:p>
              </table:table-cell>
            </table:table-row>
            <table:table-row>
              <table:table-cell office:value-type="string">
                <text:p>err971:</text:p>
              </table:table-cell>
              <table:table-cell office:value-type="float" office:value="0.0000000000110445">
                <text:p>0.0000000000110445</text:p>
              </table:table-cell>
            </table:table-row>
            <table:table-row>
              <table:table-cell office:value-type="string">
                <text:p>err972:</text:p>
              </table:table-cell>
              <table:table-cell office:value-type="float" office:value="0.0000000000108153">
                <text:p>0.0000000000108153</text:p>
              </table:table-cell>
            </table:table-row>
            <table:table-row>
              <table:table-cell office:value-type="string">
                <text:p>err973:</text:p>
              </table:table-cell>
              <table:table-cell office:value-type="float" office:value="0.0000000000105933">
                <text:p>0.0000000000105933</text:p>
              </table:table-cell>
            </table:table-row>
            <table:table-row>
              <table:table-cell office:value-type="string">
                <text:p>err974:</text:p>
              </table:table-cell>
              <table:table-cell office:value-type="float" office:value="0.000000000010373">
                <text:p>0.000000000010373</text:p>
              </table:table-cell>
            </table:table-row>
            <table:table-row>
              <table:table-cell office:value-type="string">
                <text:p>err975:</text:p>
              </table:table-cell>
              <table:table-cell office:value-type="float" office:value="0.0000000000101599">
                <text:p>0.0000000000101599</text:p>
              </table:table-cell>
            </table:table-row>
            <table:table-row>
              <table:table-cell office:value-type="string">
                <text:p>err976:</text:p>
              </table:table-cell>
              <table:table-cell office:value-type="float" office:value="0.00000000000994937">
                <text:p>0.00000000000994937</text:p>
              </table:table-cell>
            </table:table-row>
            <table:table-row>
              <table:table-cell office:value-type="string">
                <text:p>err977:</text:p>
              </table:table-cell>
              <table:table-cell office:value-type="float" office:value="0.00000000000974421">
                <text:p>0.00000000000974421</text:p>
              </table:table-cell>
            </table:table-row>
            <table:table-row>
              <table:table-cell office:value-type="string">
                <text:p>err978:</text:p>
              </table:table-cell>
              <table:table-cell office:value-type="float" office:value="0.00000000000954259">
                <text:p>0.00000000000954259</text:p>
              </table:table-cell>
            </table:table-row>
            <table:table-row>
              <table:table-cell office:value-type="string">
                <text:p>err979:</text:p>
              </table:table-cell>
              <table:table-cell office:value-type="float" office:value="0.0000000000093463">
                <text:p>0.0000000000093463</text:p>
              </table:table-cell>
            </table:table-row>
            <table:table-row>
              <table:table-cell office:value-type="string">
                <text:p>err980:</text:p>
              </table:table-cell>
              <table:table-cell office:value-type="float" office:value="0.00000000000915179">
                <text:p>0.00000000000915179</text:p>
              </table:table-cell>
            </table:table-row>
            <table:table-row>
              <table:table-cell office:value-type="string">
                <text:p>err981:</text:p>
              </table:table-cell>
              <table:table-cell office:value-type="float" office:value="0.0000000000089635">
                <text:p>0.0000000000089635</text:p>
              </table:table-cell>
            </table:table-row>
            <table:table-row>
              <table:table-cell office:value-type="string">
                <text:p>err982:</text:p>
              </table:table-cell>
              <table:table-cell office:value-type="float" office:value="0.00000000000877876">
                <text:p>0.00000000000877876</text:p>
              </table:table-cell>
            </table:table-row>
            <table:table-row>
              <table:table-cell office:value-type="string">
                <text:p>err983:</text:p>
              </table:table-cell>
              <table:table-cell office:value-type="float" office:value="0.00000000000859668">
                <text:p>0.00000000000859668</text:p>
              </table:table-cell>
            </table:table-row>
            <table:table-row>
              <table:table-cell office:value-type="string">
                <text:p>err984:</text:p>
              </table:table-cell>
              <table:table-cell office:value-type="float" office:value="0.00000000000841993">
                <text:p>0.00000000000841993</text:p>
              </table:table-cell>
            </table:table-row>
            <table:table-row>
              <table:table-cell office:value-type="string">
                <text:p>err985:</text:p>
              </table:table-cell>
              <table:table-cell office:value-type="float" office:value="0.00000000000824496">
                <text:p>0.00000000000824496</text:p>
              </table:table-cell>
            </table:table-row>
            <table:table-row>
              <table:table-cell office:value-type="string">
                <text:p>err986:</text:p>
              </table:table-cell>
              <table:table-cell office:value-type="float" office:value="0.00000000000807532">
                <text:p>0.00000000000807532</text:p>
              </table:table-cell>
            </table:table-row>
            <table:table-row>
              <table:table-cell office:value-type="string">
                <text:p>err987:</text:p>
              </table:table-cell>
              <table:table-cell office:value-type="float" office:value="0.00000000000790834">
                <text:p>0.00000000000790834</text:p>
              </table:table-cell>
            </table:table-row>
            <table:table-row>
              <table:table-cell office:value-type="string">
                <text:p>err988:</text:p>
              </table:table-cell>
              <table:table-cell office:value-type="float" office:value="0.00000000000774492">
                <text:p>0.00000000000774492</text:p>
              </table:table-cell>
            </table:table-row>
            <table:table-row>
              <table:table-cell office:value-type="string">
                <text:p>err989:</text:p>
              </table:table-cell>
              <table:table-cell office:value-type="float" office:value="0.00000000000758504">
                <text:p>0.00000000000758504</text:p>
              </table:table-cell>
            </table:table-row>
            <table:table-row>
              <table:table-cell office:value-type="string">
                <text:p>err990:</text:p>
              </table:table-cell>
              <table:table-cell office:value-type="float" office:value="0.00000000000742872">
                <text:p>0.00000000000742872</text:p>
              </table:table-cell>
            </table:table-row>
            <table:table-row>
              <table:table-cell office:value-type="string">
                <text:p>err991:</text:p>
              </table:table-cell>
              <table:table-cell office:value-type="float" office:value="0.00000000000727507">
                <text:p>0.00000000000727507</text:p>
              </table:table-cell>
            </table:table-row>
            <table:table-row>
              <table:table-cell office:value-type="string">
                <text:p>err992:</text:p>
              </table:table-cell>
              <table:table-cell office:value-type="float" office:value="0.00000000000712408">
                <text:p>0.00000000000712408</text:p>
              </table:table-cell>
            </table:table-row>
            <table:table-row>
              <table:table-cell office:value-type="string">
                <text:p>err993:</text:p>
              </table:table-cell>
              <table:table-cell office:value-type="float" office:value="0.00000000000697753">
                <text:p>0.00000000000697753</text:p>
              </table:table-cell>
            </table:table-row>
            <table:table-row>
              <table:table-cell office:value-type="string">
                <text:p>err994:</text:p>
              </table:table-cell>
              <table:table-cell office:value-type="float" office:value="0.00000000000683364">
                <text:p>0.00000000000683364</text:p>
              </table:table-cell>
            </table:table-row>
            <table:table-row>
              <table:table-cell office:value-type="string">
                <text:p>err995:</text:p>
              </table:table-cell>
              <table:table-cell office:value-type="float" office:value="0.00000000000669242">
                <text:p>0.00000000000669242</text:p>
              </table:table-cell>
            </table:table-row>
            <table:table-row>
              <table:table-cell office:value-type="string">
                <text:p>err996:</text:p>
              </table:table-cell>
              <table:table-cell office:value-type="float" office:value="0.00000000000655387">
                <text:p>0.00000000000655387</text:p>
              </table:table-cell>
            </table:table-row>
            <table:table-row>
              <table:table-cell office:value-type="string">
                <text:p>err997:</text:p>
              </table:table-cell>
              <table:table-cell office:value-type="float" office:value="0.00000000000641798">
                <text:p>0.00000000000641798</text:p>
              </table:table-cell>
            </table:table-row>
            <table:table-row>
              <table:table-cell office:value-type="string">
                <text:p>err998:</text:p>
              </table:table-cell>
              <table:table-cell office:value-type="float" office:value="0.00000000000628653">
                <text:p>0.00000000000628653</text:p>
              </table:table-cell>
            </table:table-row>
            <table:table-row>
              <table:table-cell office:value-type="string">
                <text:p>err999:</text:p>
              </table:table-cell>
              <table:table-cell office:value-type="float" office:value="0.00000000000615596">
                <text:p>0.00000000000615596</text:p>
              </table:table-cell>
            </table:table-row>
            <table:table-row>
              <table:table-cell office:value-type="string">
                <text:p>err1000:</text:p>
              </table:table-cell>
              <table:table-cell office:value-type="float" office:value="0.00000000000602896">
                <text:p>0.00000000000602896</text:p>
              </table:table-cell>
            </table:table-row>
            <table:table-row>
              <table:table-cell office:value-type="string">
                <text:p>err1001:</text:p>
              </table:table-cell>
              <table:table-cell office:value-type="float" office:value="0.00000000000590372">
                <text:p>0.00000000000590372</text:p>
              </table:table-cell>
            </table:table-row>
            <table:table-row>
              <table:table-cell office:value-type="string">
                <text:p>err1002:</text:p>
              </table:table-cell>
              <table:table-cell office:value-type="float" office:value="0.00000000000578293">
                <text:p>0.00000000000578293</text:p>
              </table:table-cell>
            </table:table-row>
            <table:table-row>
              <table:table-cell office:value-type="string">
                <text:p>err1003:</text:p>
              </table:table-cell>
              <table:table-cell office:value-type="float" office:value="0.00000000000566303">
                <text:p>0.00000000000566303</text:p>
              </table:table-cell>
            </table:table-row>
            <table:table-row>
              <table:table-cell office:value-type="string">
                <text:p>err1004:</text:p>
              </table:table-cell>
              <table:table-cell office:value-type="float" office:value="0.00000000000554579">
                <text:p>0.00000000000554579</text:p>
              </table:table-cell>
            </table:table-row>
            <table:table-row>
              <table:table-cell office:value-type="string">
                <text:p>err1005:</text:p>
              </table:table-cell>
              <table:table-cell office:value-type="float" office:value="0.00000000000543121">
                <text:p>0.00000000000543121</text:p>
              </table:table-cell>
            </table:table-row>
            <table:table-row>
              <table:table-cell office:value-type="string">
                <text:p>err1006:</text:p>
              </table:table-cell>
              <table:table-cell office:value-type="float" office:value="0.0000000000053193">
                <text:p>0.0000000000053193</text:p>
              </table:table-cell>
            </table:table-row>
            <table:table-row>
              <table:table-cell office:value-type="string">
                <text:p>err1007:</text:p>
              </table:table-cell>
              <table:table-cell office:value-type="float" office:value="0.00000000000520917">
                <text:p>0.00000000000520917</text:p>
              </table:table-cell>
            </table:table-row>
            <table:table-row>
              <table:table-cell office:value-type="string">
                <text:p>err1008:</text:p>
              </table:table-cell>
              <table:table-cell office:value-type="float" office:value="0.0000000000051017">
                <text:p>0.0000000000051017</text:p>
              </table:table-cell>
            </table:table-row>
            <table:table-row>
              <table:table-cell office:value-type="string">
                <text:p>err1009:</text:p>
              </table:table-cell>
              <table:table-cell office:value-type="float" office:value="0.00000000000499689">
                <text:p>0.00000000000499689</text:p>
              </table:table-cell>
            </table:table-row>
            <table:table-row>
              <table:table-cell office:value-type="string">
                <text:p>err1010:</text:p>
              </table:table-cell>
              <table:table-cell office:value-type="float" office:value="0.00000000000489297">
                <text:p>0.00000000000489297</text:p>
              </table:table-cell>
            </table:table-row>
            <table:table-row>
              <table:table-cell office:value-type="string">
                <text:p>err1011:</text:p>
              </table:table-cell>
              <table:table-cell office:value-type="float" office:value="0.00000000000479172">
                <text:p>0.00000000000479172</text:p>
              </table:table-cell>
            </table:table-row>
            <table:table-row>
              <table:table-cell office:value-type="string">
                <text:p>err1012:</text:p>
              </table:table-cell>
              <table:table-cell office:value-type="float" office:value="0.00000000000469313">
                <text:p>0.00000000000469313</text:p>
              </table:table-cell>
            </table:table-row>
            <table:table-row>
              <table:table-cell office:value-type="string">
                <text:p>err1013:</text:p>
              </table:table-cell>
              <table:table-cell office:value-type="float" office:value="0.00000000000459632">
                <text:p>0.00000000000459632</text:p>
              </table:table-cell>
            </table:table-row>
            <table:table-row>
              <table:table-cell office:value-type="string">
                <text:p>err1014:</text:p>
              </table:table-cell>
              <table:table-cell office:value-type="float" office:value="0.00000000000450129">
                <text:p>0.00000000000450129</text:p>
              </table:table-cell>
            </table:table-row>
            <table:table-row>
              <table:table-cell office:value-type="string">
                <text:p>err1015:</text:p>
              </table:table-cell>
              <table:table-cell office:value-type="float" office:value="0.00000000000440803">
                <text:p>0.00000000000440803</text:p>
              </table:table-cell>
            </table:table-row>
            <table:table-row>
              <table:table-cell office:value-type="string">
                <text:p>err1016:</text:p>
              </table:table-cell>
              <table:table-cell office:value-type="float" office:value="0.00000000000431744">
                <text:p>0.00000000000431744</text:p>
              </table:table-cell>
            </table:table-row>
            <table:table-row>
              <table:table-cell office:value-type="string">
                <text:p>err1017:</text:p>
              </table:table-cell>
              <table:table-cell office:value-type="float" office:value="0.00000000000422773">
                <text:p>0.00000000000422773</text:p>
              </table:table-cell>
            </table:table-row>
            <table:table-row>
              <table:table-cell office:value-type="string">
                <text:p>err1018:</text:p>
              </table:table-cell>
              <table:table-cell office:value-type="float" office:value="0.00000000000414069">
                <text:p>0.00000000000414069</text:p>
              </table:table-cell>
            </table:table-row>
            <table:table-row>
              <table:table-cell office:value-type="string">
                <text:p>err1019:</text:p>
              </table:table-cell>
              <table:table-cell office:value-type="float" office:value="0.00000000000405542">
                <text:p>0.00000000000405542</text:p>
              </table:table-cell>
            </table:table-row>
            <table:table-row>
              <table:table-cell office:value-type="string">
                <text:p>err1020:</text:p>
              </table:table-cell>
              <table:table-cell office:value-type="float" office:value="0.00000000000397105">
                <text:p>0.00000000000397105</text:p>
              </table:table-cell>
            </table:table-row>
            <table:table-row>
              <table:table-cell office:value-type="string">
                <text:p>err1021:</text:p>
              </table:table-cell>
              <table:table-cell office:value-type="float" office:value="0.00000000000388933">
                <text:p>0.00000000000388933</text:p>
              </table:table-cell>
            </table:table-row>
            <table:table-row>
              <table:table-cell office:value-type="string">
                <text:p>err1022:</text:p>
              </table:table-cell>
              <table:table-cell office:value-type="float" office:value="0.0000000000038094">
                <text:p>0.0000000000038094</text:p>
              </table:table-cell>
            </table:table-row>
            <table:table-row>
              <table:table-cell office:value-type="string">
                <text:p>err1023:</text:p>
              </table:table-cell>
              <table:table-cell office:value-type="float" office:value="0.00000000000373035">
                <text:p>0.00000000000373035</text:p>
              </table:table-cell>
            </table:table-row>
            <table:table-row>
              <table:table-cell office:value-type="string">
                <text:p>err1024:</text:p>
              </table:table-cell>
              <table:table-cell office:value-type="float" office:value="0.00000000000365219">
                <text:p>0.00000000000365219</text:p>
              </table:table-cell>
            </table:table-row>
            <table:table-row>
              <table:table-cell office:value-type="string">
                <text:p>err1025:</text:p>
              </table:table-cell>
              <table:table-cell office:value-type="float" office:value="0.00000000000357847">
                <text:p>0.00000000000357847</text:p>
              </table:table-cell>
            </table:table-row>
            <table:table-row>
              <table:table-cell office:value-type="string">
                <text:p>err1026:</text:p>
              </table:table-cell>
              <table:table-cell office:value-type="float" office:value="0.00000000000350386">
                <text:p>0.00000000000350386</text:p>
              </table:table-cell>
            </table:table-row>
            <table:table-row>
              <table:table-cell office:value-type="string">
                <text:p>err1027:</text:p>
              </table:table-cell>
              <table:table-cell office:value-type="float" office:value="0.00000000000343103">
                <text:p>0.00000000000343103</text:p>
              </table:table-cell>
            </table:table-row>
            <table:table-row>
              <table:table-cell office:value-type="string">
                <text:p>err1028:</text:p>
              </table:table-cell>
              <table:table-cell office:value-type="float" office:value="0.00000000000336087">
                <text:p>0.00000000000336087</text:p>
              </table:table-cell>
            </table:table-row>
            <table:table-row>
              <table:table-cell office:value-type="string">
                <text:p>err1029:</text:p>
              </table:table-cell>
              <table:table-cell office:value-type="float" office:value="0.0000000000032907">
                <text:p>0.0000000000032907</text:p>
              </table:table-cell>
            </table:table-row>
            <table:table-row>
              <table:table-cell office:value-type="string">
                <text:p>err1030:</text:p>
              </table:table-cell>
              <table:table-cell office:value-type="float" office:value="0.0000000000032232">
                <text:p>0.0000000000032232</text:p>
              </table:table-cell>
            </table:table-row>
            <table:table-row>
              <table:table-cell office:value-type="string">
                <text:p>err1031:</text:p>
              </table:table-cell>
              <table:table-cell office:value-type="float" office:value="0.00000000000315659">
                <text:p>0.00000000000315659</text:p>
              </table:table-cell>
            </table:table-row>
            <table:table-row>
              <table:table-cell office:value-type="string">
                <text:p>err1032:</text:p>
              </table:table-cell>
              <table:table-cell office:value-type="float" office:value="0.00000000000309175">
                <text:p>0.00000000000309175</text:p>
              </table:table-cell>
            </table:table-row>
            <table:table-row>
              <table:table-cell office:value-type="string">
                <text:p>err1033:</text:p>
              </table:table-cell>
              <table:table-cell office:value-type="float" office:value="0.00000000000302691">
                <text:p>0.00000000000302691</text:p>
              </table:table-cell>
            </table:table-row>
            <table:table-row>
              <table:table-cell office:value-type="string">
                <text:p>err1034:</text:p>
              </table:table-cell>
              <table:table-cell office:value-type="float" office:value="0.00000000000296563">
                <text:p>0.00000000000296563</text:p>
              </table:table-cell>
            </table:table-row>
            <table:table-row>
              <table:table-cell office:value-type="string">
                <text:p>err1035:</text:p>
              </table:table-cell>
              <table:table-cell office:value-type="float" office:value="0.00000000000290346">
                <text:p>0.00000000000290346</text:p>
              </table:table-cell>
            </table:table-row>
            <table:table-row>
              <table:table-cell office:value-type="string">
                <text:p>err1036:</text:p>
              </table:table-cell>
              <table:table-cell office:value-type="float" office:value="0.00000000000284395">
                <text:p>0.00000000000284395</text:p>
              </table:table-cell>
            </table:table-row>
            <table:table-row>
              <table:table-cell office:value-type="string">
                <text:p>err1037:</text:p>
              </table:table-cell>
              <table:table-cell office:value-type="float" office:value="0.00000000000278533">
                <text:p>0.00000000000278533</text:p>
              </table:table-cell>
            </table:table-row>
            <table:table-row>
              <table:table-cell office:value-type="string">
                <text:p>err1038:</text:p>
              </table:table-cell>
              <table:table-cell office:value-type="float" office:value="0.00000000000272671">
                <text:p>0.00000000000272671</text:p>
              </table:table-cell>
            </table:table-row>
            <table:table-row>
              <table:table-cell office:value-type="string">
                <text:p>err1039:</text:p>
              </table:table-cell>
              <table:table-cell office:value-type="float" office:value="0.00000000000267164">
                <text:p>0.00000000000267164</text:p>
              </table:table-cell>
            </table:table-row>
            <table:table-row>
              <table:table-cell office:value-type="string">
                <text:p>err1040:</text:p>
              </table:table-cell>
              <table:table-cell office:value-type="float" office:value="0.00000000000261569">
                <text:p>0.00000000000261569</text:p>
              </table:table-cell>
            </table:table-row>
            <table:table-row>
              <table:table-cell office:value-type="string">
                <text:p>err1041:</text:p>
              </table:table-cell>
              <table:table-cell office:value-type="float" office:value="0.00000000000256239">
                <text:p>0.00000000000256239</text:p>
              </table:table-cell>
            </table:table-row>
            <table:table-row>
              <table:table-cell office:value-type="string">
                <text:p>err1042:</text:p>
              </table:table-cell>
              <table:table-cell office:value-type="float" office:value="0.00000000000250822">
                <text:p>0.00000000000250822</text:p>
              </table:table-cell>
            </table:table-row>
            <table:table-row>
              <table:table-cell office:value-type="string">
                <text:p>err1043:</text:p>
              </table:table-cell>
              <table:table-cell office:value-type="float" office:value="0.00000000000245759">
                <text:p>0.00000000000245759</text:p>
              </table:table-cell>
            </table:table-row>
            <table:table-row>
              <table:table-cell office:value-type="string">
                <text:p>err1044:</text:p>
              </table:table-cell>
              <table:table-cell office:value-type="float" office:value="0.00000000000240608">
                <text:p>0.00000000000240608</text:p>
              </table:table-cell>
            </table:table-row>
            <table:table-row>
              <table:table-cell office:value-type="string">
                <text:p>err1045:</text:p>
              </table:table-cell>
              <table:table-cell office:value-type="float" office:value="0.00000000000235723">
                <text:p>0.00000000000235723</text:p>
              </table:table-cell>
            </table:table-row>
            <table:table-row>
              <table:table-cell office:value-type="string">
                <text:p>err1046:</text:p>
              </table:table-cell>
              <table:table-cell office:value-type="float" office:value="0.00000000000230749">
                <text:p>0.00000000000230749</text:p>
              </table:table-cell>
            </table:table-row>
            <table:table-row>
              <table:table-cell office:value-type="string">
                <text:p>err1047:</text:p>
              </table:table-cell>
              <table:table-cell office:value-type="float" office:value="0.00000000000226041">
                <text:p>0.00000000000226041</text:p>
              </table:table-cell>
            </table:table-row>
            <table:table-row>
              <table:table-cell office:value-type="string">
                <text:p>err1048:</text:p>
              </table:table-cell>
              <table:table-cell office:value-type="float" office:value="0.00000000000221423">
                <text:p>0.00000000000221423</text:p>
              </table:table-cell>
            </table:table-row>
            <table:table-row>
              <table:table-cell office:value-type="string">
                <text:p>err1049:</text:p>
              </table:table-cell>
              <table:table-cell office:value-type="float" office:value="0.00000000000216716">
                <text:p>0.00000000000216716</text:p>
              </table:table-cell>
            </table:table-row>
            <table:table-row>
              <table:table-cell office:value-type="string">
                <text:p>err1050:</text:p>
              </table:table-cell>
              <table:table-cell office:value-type="float" office:value="0.00000000000212363">
                <text:p>0.00000000000212363</text:p>
              </table:table-cell>
            </table:table-row>
            <table:table-row>
              <table:table-cell office:value-type="string">
                <text:p>err1051:</text:p>
              </table:table-cell>
              <table:table-cell office:value-type="float" office:value="0.00000000000207923">
                <text:p>0.00000000000207923</text:p>
              </table:table-cell>
            </table:table-row>
            <table:table-row>
              <table:table-cell office:value-type="string">
                <text:p>err1052:</text:p>
              </table:table-cell>
              <table:table-cell office:value-type="float" office:value="0.00000000000203659">
                <text:p>0.00000000000203659</text:p>
              </table:table-cell>
            </table:table-row>
            <table:table-row>
              <table:table-cell office:value-type="string">
                <text:p>err1053:</text:p>
              </table:table-cell>
              <table:table-cell office:value-type="float" office:value="0.00000000000199396">
                <text:p>0.00000000000199396</text:p>
              </table:table-cell>
            </table:table-row>
            <table:table-row>
              <table:table-cell office:value-type="string">
                <text:p>err1054:</text:p>
              </table:table-cell>
              <table:table-cell office:value-type="float" office:value="0.0000000000019531">
                <text:p>0.0000000000019531</text:p>
              </table:table-cell>
            </table:table-row>
            <table:table-row>
              <table:table-cell office:value-type="string">
                <text:p>err1055:</text:p>
              </table:table-cell>
              <table:table-cell office:value-type="float" office:value="0.00000000000191225">
                <text:p>0.00000000000191225</text:p>
              </table:table-cell>
            </table:table-row>
            <table:table-row>
              <table:table-cell office:value-type="string">
                <text:p>err1056:</text:p>
              </table:table-cell>
              <table:table-cell office:value-type="float" office:value="0.00000000000187406">
                <text:p>0.00000000000187406</text:p>
              </table:table-cell>
            </table:table-row>
            <table:table-row>
              <table:table-cell office:value-type="string">
                <text:p>err1057:</text:p>
              </table:table-cell>
              <table:table-cell office:value-type="float" office:value="0.00000000000183409">
                <text:p>0.00000000000183409</text:p>
              </table:table-cell>
            </table:table-row>
            <table:table-row>
              <table:table-cell office:value-type="string">
                <text:p>err1058:</text:p>
              </table:table-cell>
              <table:table-cell office:value-type="float" office:value="0.00000000000179678">
                <text:p>0.00000000000179678</text:p>
              </table:table-cell>
            </table:table-row>
            <table:table-row>
              <table:table-cell office:value-type="string">
                <text:p>err1059:</text:p>
              </table:table-cell>
              <table:table-cell office:value-type="float" office:value="0.00000000000175948">
                <text:p>0.00000000000175948</text:p>
              </table:table-cell>
            </table:table-row>
            <table:table-row>
              <table:table-cell office:value-type="string">
                <text:p>err1060:</text:p>
              </table:table-cell>
              <table:table-cell office:value-type="float" office:value="0.00000000000172307">
                <text:p>0.00000000000172307</text:p>
              </table:table-cell>
            </table:table-row>
            <table:table-row>
              <table:table-cell office:value-type="string">
                <text:p>err1061:</text:p>
              </table:table-cell>
              <table:table-cell office:value-type="float" office:value="0.00000000000168754">
                <text:p>0.00000000000168754</text:p>
              </table:table-cell>
            </table:table-row>
            <table:table-row>
              <table:table-cell office:value-type="string">
                <text:p>err1062:</text:p>
              </table:table-cell>
              <table:table-cell office:value-type="float" office:value="0.0000000000016529">
                <text:p>0.0000000000016529</text:p>
              </table:table-cell>
            </table:table-row>
            <table:table-row>
              <table:table-cell office:value-type="string">
                <text:p>err1063:</text:p>
              </table:table-cell>
              <table:table-cell office:value-type="float" office:value="0.00000000000161826">
                <text:p>0.00000000000161826</text:p>
              </table:table-cell>
            </table:table-row>
            <table:table-row>
              <table:table-cell office:value-type="string">
                <text:p>err1064:</text:p>
              </table:table-cell>
              <table:table-cell office:value-type="float" office:value="0.0000000000015854">
                <text:p>0.0000000000015854</text:p>
              </table:table-cell>
            </table:table-row>
            <table:table-row>
              <table:table-cell office:value-type="string">
                <text:p>err1065:</text:p>
              </table:table-cell>
              <table:table-cell office:value-type="float" office:value="0.00000000000155254">
                <text:p>0.00000000000155254</text:p>
              </table:table-cell>
            </table:table-row>
            <table:table-row>
              <table:table-cell office:value-type="string">
                <text:p>err1066:</text:p>
              </table:table-cell>
              <table:table-cell office:value-type="float" office:value="0.00000000000151967">
                <text:p>0.00000000000151967</text:p>
              </table:table-cell>
            </table:table-row>
            <table:table-row>
              <table:table-cell office:value-type="string">
                <text:p>err1067:</text:p>
              </table:table-cell>
              <table:table-cell office:value-type="float" office:value="0.00000000000148948">
                <text:p>0.00000000000148948</text:p>
              </table:table-cell>
            </table:table-row>
            <table:table-row>
              <table:table-cell office:value-type="string">
                <text:p>err1068:</text:p>
              </table:table-cell>
              <table:table-cell office:value-type="float" office:value="0.0000000000014575">
                <text:p>0.0000000000014575</text:p>
              </table:table-cell>
            </table:table-row>
            <table:table-row>
              <table:table-cell office:value-type="string">
                <text:p>err1069:</text:p>
              </table:table-cell>
              <table:table-cell office:value-type="float" office:value="0.00000000000142819">
                <text:p>0.00000000000142819</text:p>
              </table:table-cell>
            </table:table-row>
            <table:table-row>
              <table:table-cell office:value-type="string">
                <text:p>err1070:</text:p>
              </table:table-cell>
              <table:table-cell office:value-type="float" office:value="0.00000000000139888">
                <text:p>0.00000000000139888</text:p>
              </table:table-cell>
            </table:table-row>
            <table:table-row>
              <table:table-cell office:value-type="string">
                <text:p>err1071:</text:p>
              </table:table-cell>
              <table:table-cell office:value-type="float" office:value="0.00000000000136957">
                <text:p>0.00000000000136957</text:p>
              </table:table-cell>
            </table:table-row>
            <table:table-row>
              <table:table-cell office:value-type="string">
                <text:p>err1072:</text:p>
              </table:table-cell>
              <table:table-cell office:value-type="float" office:value="0.00000000000134115">
                <text:p>0.00000000000134115</text:p>
              </table:table-cell>
            </table:table-row>
            <table:table-row>
              <table:table-cell office:value-type="string">
                <text:p>err1073:</text:p>
              </table:table-cell>
              <table:table-cell office:value-type="float" office:value="0.00000000000131362">
                <text:p>0.00000000000131362</text:p>
              </table:table-cell>
            </table:table-row>
            <table:table-row>
              <table:table-cell office:value-type="string">
                <text:p>err1074:</text:p>
              </table:table-cell>
              <table:table-cell office:value-type="float" office:value="0.00000000000128697">
                <text:p>0.00000000000128697</text:p>
              </table:table-cell>
            </table:table-row>
            <table:table-row>
              <table:table-cell office:value-type="string">
                <text:p>err1075:</text:p>
              </table:table-cell>
              <table:table-cell office:value-type="float" office:value="0.00000000000125944">
                <text:p>0.00000000000125944</text:p>
              </table:table-cell>
            </table:table-row>
            <table:table-row>
              <table:table-cell office:value-type="string">
                <text:p>err1076:</text:p>
              </table:table-cell>
              <table:table-cell office:value-type="float" office:value="0.00000000000123368">
                <text:p>0.00000000000123368</text:p>
              </table:table-cell>
            </table:table-row>
            <table:table-row>
              <table:table-cell office:value-type="string">
                <text:p>err1077:</text:p>
              </table:table-cell>
              <table:table-cell office:value-type="float" office:value="0.00000000000120881">
                <text:p>0.00000000000120881</text:p>
              </table:table-cell>
            </table:table-row>
            <table:table-row>
              <table:table-cell office:value-type="string">
                <text:p>err1078:</text:p>
              </table:table-cell>
              <table:table-cell office:value-type="float" office:value="0.00000000000118394">
                <text:p>0.00000000000118394</text:p>
              </table:table-cell>
            </table:table-row>
            <table:table-row>
              <table:table-cell office:value-type="string">
                <text:p>err1079:</text:p>
              </table:table-cell>
              <table:table-cell office:value-type="float" office:value="0.00000000000115818">
                <text:p>0.00000000000115818</text:p>
              </table:table-cell>
            </table:table-row>
            <table:table-row>
              <table:table-cell office:value-type="string">
                <text:p>err1080:</text:p>
              </table:table-cell>
              <table:table-cell office:value-type="float" office:value="0.00000000000113509">
                <text:p>0.00000000000113509</text:p>
              </table:table-cell>
            </table:table-row>
            <table:table-row>
              <table:table-cell office:value-type="string">
                <text:p>err1081:</text:p>
              </table:table-cell>
              <table:table-cell office:value-type="float" office:value="0.000000000001112">
                <text:p>0.000000000001112</text:p>
              </table:table-cell>
            </table:table-row>
            <table:table-row>
              <table:table-cell office:value-type="string">
                <text:p>err1082:</text:p>
              </table:table-cell>
              <table:table-cell office:value-type="float" office:value="0.00000000000108891">
                <text:p>0.00000000000108891</text:p>
              </table:table-cell>
            </table:table-row>
            <table:table-row>
              <table:table-cell office:value-type="string">
                <text:p>err1083:</text:p>
              </table:table-cell>
              <table:table-cell office:value-type="float" office:value="0.00000000000106581">
                <text:p>0.00000000000106581</text:p>
              </table:table-cell>
            </table:table-row>
            <table:table-row>
              <table:table-cell office:value-type="string">
                <text:p>err1084:</text:p>
              </table:table-cell>
              <table:table-cell office:value-type="float" office:value="0.0000000000010445">
                <text:p>0.0000000000010445</text:p>
              </table:table-cell>
            </table:table-row>
            <table:table-row>
              <table:table-cell office:value-type="string">
                <text:p>err1085:</text:p>
              </table:table-cell>
              <table:table-cell office:value-type="float" office:value="0.00000000000102229">
                <text:p>0.00000000000102229</text:p>
              </table:table-cell>
            </table:table-row>
            <table:table-row>
              <table:table-cell office:value-type="string">
                <text:p>err1086:</text:p>
              </table:table-cell>
              <table:table-cell office:value-type="float" office:value="0.00000000000100098">
                <text:p>0.00000000000100098</text:p>
              </table:table-cell>
            </table:table-row>
            <table:table-row>
              <table:table-cell office:value-type="string">
                <text:p>err1087:</text:p>
              </table:table-cell>
              <table:table-cell office:value-type="float" office:value="0.000000000000981437">
                <text:p>0.000000000000981437</text:p>
              </table:table-cell>
            </table:table-row>
            <table:table-row>
              <table:table-cell office:value-type="string">
                <text:p>err1088:</text:p>
              </table:table-cell>
              <table:table-cell office:value-type="float" office:value="0.000000000000960121">
                <text:p>0.000000000000960121</text:p>
              </table:table-cell>
            </table:table-row>
            <table:table-row>
              <table:table-cell office:value-type="string">
                <text:p>err1089:</text:p>
              </table:table-cell>
              <table:table-cell office:value-type="float" office:value="0.000000000000940581">
                <text:p>0.000000000000940581</text:p>
              </table:table-cell>
            </table:table-row>
            <table:table-row>
              <table:table-cell office:value-type="string">
                <text:p>err1090:</text:p>
              </table:table-cell>
              <table:table-cell office:value-type="float" office:value="0.000000000000921041">
                <text:p>0.000000000000921041</text:p>
              </table:table-cell>
            </table:table-row>
            <table:table-row>
              <table:table-cell office:value-type="string">
                <text:p>err1091:</text:p>
              </table:table-cell>
              <table:table-cell office:value-type="float" office:value="0.000000000000902389">
                <text:p>0.000000000000902389</text:p>
              </table:table-cell>
            </table:table-row>
            <table:table-row>
              <table:table-cell office:value-type="string">
                <text:p>err1092:</text:p>
              </table:table-cell>
              <table:table-cell office:value-type="float" office:value="0.000000000000883738">
                <text:p>0.000000000000883738</text:p>
              </table:table-cell>
            </table:table-row>
            <table:table-row>
              <table:table-cell office:value-type="string">
                <text:p>err1093:</text:p>
              </table:table-cell>
              <table:table-cell office:value-type="float" office:value="0.000000000000865086">
                <text:p>0.000000000000865086</text:p>
              </table:table-cell>
            </table:table-row>
            <table:table-row>
              <table:table-cell office:value-type="string">
                <text:p>err1094:</text:p>
              </table:table-cell>
              <table:table-cell office:value-type="float" office:value="0.00000000000084821">
                <text:p>0.00000000000084821</text:p>
              </table:table-cell>
            </table:table-row>
            <table:table-row>
              <table:table-cell office:value-type="string">
                <text:p>err1095:</text:p>
              </table:table-cell>
              <table:table-cell office:value-type="float" office:value="0.000000000000829559">
                <text:p>0.000000000000829559</text:p>
              </table:table-cell>
            </table:table-row>
            <table:table-row>
              <table:table-cell office:value-type="string">
                <text:p>err1096:</text:p>
              </table:table-cell>
              <table:table-cell office:value-type="float" office:value="0.000000000000812683">
                <text:p>0.000000000000812683</text:p>
              </table:table-cell>
            </table:table-row>
            <table:table-row>
              <table:table-cell office:value-type="string">
                <text:p>err1097:</text:p>
              </table:table-cell>
              <table:table-cell office:value-type="float" office:value="0.000000000000795808">
                <text:p>0.000000000000795808</text:p>
              </table:table-cell>
            </table:table-row>
            <table:table-row>
              <table:table-cell office:value-type="string">
                <text:p>err1098:</text:p>
              </table:table-cell>
              <table:table-cell office:value-type="float" office:value="0.000000000000779821">
                <text:p>0.000000000000779821</text:p>
              </table:table-cell>
            </table:table-row>
            <table:table-row>
              <table:table-cell office:value-type="string">
                <text:p>err1099:</text:p>
              </table:table-cell>
              <table:table-cell office:value-type="float" office:value="0.000000000000762945">
                <text:p>0.000000000000762945</text:p>
              </table:table-cell>
            </table:table-row>
            <table:table-row>
              <table:table-cell office:value-type="string">
                <text:p>err1100:</text:p>
              </table:table-cell>
              <table:table-cell office:value-type="float" office:value="0.000000000000747846">
                <text:p>0.000000000000747846</text:p>
              </table:table-cell>
            </table:table-row>
            <table:table-row>
              <table:table-cell office:value-type="string">
                <text:p>err1101:</text:p>
              </table:table-cell>
              <table:table-cell office:value-type="float" office:value="0.000000000000732747">
                <text:p>0.000000000000732747</text:p>
              </table:table-cell>
            </table:table-row>
            <table:table-row>
              <table:table-cell office:value-type="string">
                <text:p>err1102:</text:p>
              </table:table-cell>
              <table:table-cell office:value-type="float" office:value="0.00000000000071676">
                <text:p>0.00000000000071676</text:p>
              </table:table-cell>
            </table:table-row>
            <table:table-row>
              <table:table-cell office:value-type="string">
                <text:p>err1103:</text:p>
              </table:table-cell>
              <table:table-cell office:value-type="float" office:value="0.000000000000702549">
                <text:p>0.000000000000702549</text:p>
              </table:table-cell>
            </table:table-row>
            <table:table-row>
              <table:table-cell office:value-type="string">
                <text:p>err1104:</text:p>
              </table:table-cell>
              <table:table-cell office:value-type="float" office:value="0.00000000000068745">
                <text:p>0.00000000000068745</text:p>
              </table:table-cell>
            </table:table-row>
            <table:table-row>
              <table:table-cell office:value-type="string">
                <text:p>err1105:</text:p>
              </table:table-cell>
              <table:table-cell office:value-type="float" office:value="0.000000000000674127">
                <text:p>0.000000000000674127</text:p>
              </table:table-cell>
            </table:table-row>
            <table:table-row>
              <table:table-cell office:value-type="string">
                <text:p>err1106:</text:p>
              </table:table-cell>
              <table:table-cell office:value-type="float" office:value="0.000000000000659028">
                <text:p>0.000000000000659028</text:p>
              </table:table-cell>
            </table:table-row>
            <table:table-row>
              <table:table-cell office:value-type="string">
                <text:p>err1107:</text:p>
              </table:table-cell>
              <table:table-cell office:value-type="float" office:value="0.000000000000646594">
                <text:p>0.000000000000646594</text:p>
              </table:table-cell>
            </table:table-row>
            <table:table-row>
              <table:table-cell office:value-type="string">
                <text:p>err1108:</text:p>
              </table:table-cell>
              <table:table-cell office:value-type="float" office:value="0.000000000000632383">
                <text:p>0.000000000000632383</text:p>
              </table:table-cell>
            </table:table-row>
            <table:table-row>
              <table:table-cell office:value-type="string">
                <text:p>err1109:</text:p>
              </table:table-cell>
              <table:table-cell office:value-type="float" office:value="0.000000000000619949">
                <text:p>0.000000000000619949</text:p>
              </table:table-cell>
            </table:table-row>
            <table:table-row>
              <table:table-cell office:value-type="string">
                <text:p>err1110:</text:p>
              </table:table-cell>
              <table:table-cell office:value-type="float" office:value="0.000000000000606626">
                <text:p>0.000000000000606626</text:p>
              </table:table-cell>
            </table:table-row>
            <table:table-row>
              <table:table-cell office:value-type="string">
                <text:p>err1111:</text:p>
              </table:table-cell>
              <table:table-cell office:value-type="float" office:value="0.000000000000594191">
                <text:p>0.000000000000594191</text:p>
              </table:table-cell>
            </table:table-row>
            <table:table-row>
              <table:table-cell office:value-type="string">
                <text:p>err1112:</text:p>
              </table:table-cell>
              <table:table-cell office:value-type="float" office:value="0.000000000000581757">
                <text:p>0.000000000000581757</text:p>
              </table:table-cell>
            </table:table-row>
            <table:table-row>
              <table:table-cell office:value-type="string">
                <text:p>err1113:</text:p>
              </table:table-cell>
              <table:table-cell office:value-type="float" office:value="0.000000000000570211">
                <text:p>0.000000000000570211</text:p>
              </table:table-cell>
            </table:table-row>
            <table:table-row>
              <table:table-cell office:value-type="string">
                <text:p>err1114:</text:p>
              </table:table-cell>
              <table:table-cell office:value-type="float" office:value="0.000000000000558664">
                <text:p>0.000000000000558664</text:p>
              </table:table-cell>
            </table:table-row>
            <table:table-row>
              <table:table-cell office:value-type="string">
                <text:p>err1115:</text:p>
              </table:table-cell>
              <table:table-cell office:value-type="float" office:value="0.00000000000054623">
                <text:p>0.00000000000054623</text:p>
              </table:table-cell>
            </table:table-row>
            <table:table-row>
              <table:table-cell office:value-type="string">
                <text:p>err1116:</text:p>
              </table:table-cell>
              <table:table-cell office:value-type="float" office:value="0.000000000000535572">
                <text:p>0.000000000000535572</text:p>
              </table:table-cell>
            </table:table-row>
            <table:table-row>
              <table:table-cell office:value-type="string">
                <text:p>err1117:</text:p>
              </table:table-cell>
              <table:table-cell office:value-type="float" office:value="0.000000000000524025">
                <text:p>0.000000000000524025</text:p>
              </table:table-cell>
            </table:table-row>
            <table:table-row>
              <table:table-cell office:value-type="string">
                <text:p>err1118:</text:p>
              </table:table-cell>
              <table:table-cell office:value-type="float" office:value="0.000000000000513367">
                <text:p>0.000000000000513367</text:p>
              </table:table-cell>
            </table:table-row>
            <table:table-row>
              <table:table-cell office:value-type="string">
                <text:p>err1119:</text:p>
              </table:table-cell>
              <table:table-cell office:value-type="float" office:value="0.000000000000502709">
                <text:p>0.000000000000502709</text:p>
              </table:table-cell>
            </table:table-row>
            <table:table-row>
              <table:table-cell office:value-type="string">
                <text:p>err1120:</text:p>
              </table:table-cell>
              <table:table-cell office:value-type="float" office:value="0.000000000000492939">
                <text:p>0.000000000000492939</text:p>
              </table:table-cell>
            </table:table-row>
            <table:table-row>
              <table:table-cell office:value-type="string">
                <text:p>err1121:</text:p>
              </table:table-cell>
              <table:table-cell office:value-type="float" office:value="0.000000000000482281">
                <text:p>0.000000000000482281</text:p>
              </table:table-cell>
            </table:table-row>
            <table:table-row>
              <table:table-cell office:value-type="string">
                <text:p>err1122:</text:p>
              </table:table-cell>
              <table:table-cell office:value-type="float" office:value="0.000000000000472511">
                <text:p>0.000000000000472511</text:p>
              </table:table-cell>
            </table:table-row>
            <table:table-row>
              <table:table-cell office:value-type="string">
                <text:p>err1123:</text:p>
              </table:table-cell>
              <table:table-cell office:value-type="float" office:value="0.000000000000462741">
                <text:p>0.000000000000462741</text:p>
              </table:table-cell>
            </table:table-row>
            <table:table-row>
              <table:table-cell office:value-type="string">
                <text:p>err1124:</text:p>
              </table:table-cell>
              <table:table-cell office:value-type="float" office:value="0.000000000000452971">
                <text:p>0.000000000000452971</text:p>
              </table:table-cell>
            </table:table-row>
            <table:table-row>
              <table:table-cell office:value-type="string">
                <text:p>err1125:</text:p>
              </table:table-cell>
              <table:table-cell office:value-type="float" office:value="0.000000000000443201">
                <text:p>0.000000000000443201</text:p>
              </table:table-cell>
            </table:table-row>
            <table:table-row>
              <table:table-cell office:value-type="string">
                <text:p>err1126:</text:p>
              </table:table-cell>
              <table:table-cell office:value-type="float" office:value="0.000000000000435207">
                <text:p>0.000000000000435207</text:p>
              </table:table-cell>
            </table:table-row>
            <table:table-row>
              <table:table-cell office:value-type="string">
                <text:p>err1127:</text:p>
              </table:table-cell>
              <table:table-cell office:value-type="float" office:value="0.000000000000425437">
                <text:p>0.000000000000425437</text:p>
              </table:table-cell>
            </table:table-row>
            <table:table-row>
              <table:table-cell office:value-type="string">
                <text:p>err1128:</text:p>
              </table:table-cell>
              <table:table-cell office:value-type="float" office:value="0.000000000000416556">
                <text:p>0.000000000000416556</text:p>
              </table:table-cell>
            </table:table-row>
            <table:table-row>
              <table:table-cell office:value-type="string">
                <text:p>err1129:</text:p>
              </table:table-cell>
              <table:table-cell office:value-type="float" office:value="0.000000000000408562">
                <text:p>0.000000000000408562</text:p>
              </table:table-cell>
            </table:table-row>
            <table:table-row>
              <table:table-cell office:value-type="string">
                <text:p>err1130:</text:p>
              </table:table-cell>
              <table:table-cell office:value-type="float" office:value="0.00000000000039968">
                <text:p>0.00000000000039968</text:p>
              </table:table-cell>
            </table:table-row>
            <table:table-row>
              <table:table-cell office:value-type="string">
                <text:p>err1131:</text:p>
              </table:table-cell>
              <table:table-cell office:value-type="float" office:value="0.000000000000390799">
                <text:p>0.000000000000390799</text:p>
              </table:table-cell>
            </table:table-row>
            <table:table-row>
              <table:table-cell office:value-type="string">
                <text:p>err1132:</text:p>
              </table:table-cell>
              <table:table-cell office:value-type="float" office:value="0.000000000000383693">
                <text:p>0.000000000000383693</text:p>
              </table:table-cell>
            </table:table-row>
            <table:table-row>
              <table:table-cell office:value-type="string">
                <text:p>err1133:</text:p>
              </table:table-cell>
              <table:table-cell office:value-type="float" office:value="0.000000000000375699">
                <text:p>0.000000000000375699</text:p>
              </table:table-cell>
            </table:table-row>
            <table:table-row>
              <table:table-cell office:value-type="string">
                <text:p>err1134:</text:p>
              </table:table-cell>
              <table:table-cell office:value-type="float" office:value="0.000000000000367706">
                <text:p>0.000000000000367706</text:p>
              </table:table-cell>
            </table:table-row>
            <table:table-row>
              <table:table-cell office:value-type="string">
                <text:p>err1135:</text:p>
              </table:table-cell>
              <table:table-cell office:value-type="float" office:value="0.000000000000359712">
                <text:p>0.000000000000359712</text:p>
              </table:table-cell>
            </table:table-row>
            <table:table-row>
              <table:table-cell office:value-type="string">
                <text:p>err1136:</text:p>
              </table:table-cell>
              <table:table-cell office:value-type="float" office:value="0.000000000000352607">
                <text:p>0.000000000000352607</text:p>
              </table:table-cell>
            </table:table-row>
            <table:table-row>
              <table:table-cell office:value-type="string">
                <text:p>err1137:</text:p>
              </table:table-cell>
              <table:table-cell office:value-type="float" office:value="0.000000000000345501">
                <text:p>0.000000000000345501</text:p>
              </table:table-cell>
            </table:table-row>
            <table:table-row>
              <table:table-cell office:value-type="string">
                <text:p>err1138:</text:p>
              </table:table-cell>
              <table:table-cell office:value-type="float" office:value="0.000000000000338396">
                <text:p>0.000000000000338396</text:p>
              </table:table-cell>
            </table:table-row>
            <table:table-row>
              <table:table-cell office:value-type="string">
                <text:p>err1139:</text:p>
              </table:table-cell>
              <table:table-cell office:value-type="float" office:value="0.000000000000331291">
                <text:p>0.000000000000331291</text:p>
              </table:table-cell>
            </table:table-row>
            <table:table-row>
              <table:table-cell office:value-type="string">
                <text:p>err1140:</text:p>
              </table:table-cell>
              <table:table-cell office:value-type="float" office:value="0.000000000000324185">
                <text:p>0.000000000000324185</text:p>
              </table:table-cell>
            </table:table-row>
            <table:table-row>
              <table:table-cell office:value-type="string">
                <text:p>err1141:</text:p>
              </table:table-cell>
              <table:table-cell office:value-type="float" office:value="0.000000000000317968">
                <text:p>0.000000000000317968</text:p>
              </table:table-cell>
            </table:table-row>
            <table:table-row>
              <table:table-cell office:value-type="string">
                <text:p>err1142:</text:p>
              </table:table-cell>
              <table:table-cell office:value-type="float" office:value="0.000000000000310862">
                <text:p>0.000000000000310862</text:p>
              </table:table-cell>
            </table:table-row>
            <table:table-row>
              <table:table-cell office:value-type="string">
                <text:p>err1143:</text:p>
              </table:table-cell>
              <table:table-cell office:value-type="float" office:value="0.000000000000304645">
                <text:p>0.000000000000304645</text:p>
              </table:table-cell>
            </table:table-row>
            <table:table-row>
              <table:table-cell office:value-type="string">
                <text:p>err1144:</text:p>
              </table:table-cell>
              <table:table-cell office:value-type="float" office:value="0.000000000000298428">
                <text:p>0.000000000000298428</text:p>
              </table:table-cell>
            </table:table-row>
            <table:table-row>
              <table:table-cell office:value-type="string">
                <text:p>err1145:</text:p>
              </table:table-cell>
              <table:table-cell office:value-type="float" office:value="0.000000000000292211">
                <text:p>0.000000000000292211</text:p>
              </table:table-cell>
            </table:table-row>
            <table:table-row>
              <table:table-cell office:value-type="string">
                <text:p>err1146:</text:p>
              </table:table-cell>
              <table:table-cell office:value-type="float" office:value="0.000000000000286882">
                <text:p>0.000000000000286882</text:p>
              </table:table-cell>
            </table:table-row>
            <table:table-row>
              <table:table-cell office:value-type="string">
                <text:p>err1147:</text:p>
              </table:table-cell>
              <table:table-cell office:value-type="float" office:value="0.000000000000279776">
                <text:p>0.000000000000279776</text:p>
              </table:table-cell>
            </table:table-row>
            <table:table-row>
              <table:table-cell office:value-type="string">
                <text:p>err1148:</text:p>
              </table:table-cell>
              <table:table-cell office:value-type="float" office:value="0.000000000000274447">
                <text:p>0.000000000000274447</text:p>
              </table:table-cell>
            </table:table-row>
            <table:table-row>
              <table:table-cell office:value-type="string">
                <text:p>err1149:</text:p>
              </table:table-cell>
              <table:table-cell office:value-type="float" office:value="0.000000000000269118">
                <text:p>0.000000000000269118</text:p>
              </table:table-cell>
            </table:table-row>
            <table:table-row>
              <table:table-cell office:value-type="string">
                <text:p>err1150:</text:p>
              </table:table-cell>
              <table:table-cell office:value-type="float" office:value="0.000000000000263789">
                <text:p>0.000000000000263789</text:p>
              </table:table-cell>
            </table:table-row>
            <table:table-row>
              <table:table-cell office:value-type="string">
                <text:p>err1151:</text:p>
              </table:table-cell>
              <table:table-cell office:value-type="float" office:value="0.000000000000257572">
                <text:p>0.000000000000257572</text:p>
              </table:table-cell>
            </table:table-row>
            <table:table-row>
              <table:table-cell office:value-type="string">
                <text:p>err1152:</text:p>
              </table:table-cell>
              <table:table-cell office:value-type="float" office:value="0.000000000000252243">
                <text:p>0.000000000000252243</text:p>
              </table:table-cell>
            </table:table-row>
            <table:table-row>
              <table:table-cell office:value-type="string">
                <text:p>err1153:</text:p>
              </table:table-cell>
              <table:table-cell office:value-type="float" office:value="0.000000000000246914">
                <text:p>0.000000000000246914</text:p>
              </table:table-cell>
            </table:table-row>
            <table:table-row>
              <table:table-cell office:value-type="string">
                <text:p>err1154:</text:p>
              </table:table-cell>
              <table:table-cell office:value-type="float" office:value="0.000000000000242473">
                <text:p>0.000000000000242473</text:p>
              </table:table-cell>
            </table:table-row>
            <table:table-row>
              <table:table-cell office:value-type="string">
                <text:p>err1155:</text:p>
              </table:table-cell>
              <table:table-cell office:value-type="float" office:value="0.000000000000237144">
                <text:p>0.000000000000237144</text:p>
              </table:table-cell>
            </table:table-row>
            <table:table-row>
              <table:table-cell office:value-type="string">
                <text:p>err1156:</text:p>
              </table:table-cell>
              <table:table-cell office:value-type="float" office:value="0.000000000000232703">
                <text:p>0.000000000000232703</text:p>
              </table:table-cell>
            </table:table-row>
            <table:table-row>
              <table:table-cell office:value-type="string">
                <text:p>err1157:</text:p>
              </table:table-cell>
              <table:table-cell office:value-type="float" office:value="0.000000000000227374">
                <text:p>0.000000000000227374</text:p>
              </table:table-cell>
            </table:table-row>
            <table:table-row>
              <table:table-cell office:value-type="string">
                <text:p>err1158:</text:p>
              </table:table-cell>
              <table:table-cell office:value-type="float" office:value="0.000000000000222933">
                <text:p>0.000000000000222933</text:p>
              </table:table-cell>
            </table:table-row>
            <table:table-row>
              <table:table-cell office:value-type="string">
                <text:p>err1159:</text:p>
              </table:table-cell>
              <table:table-cell office:value-type="float" office:value="0.000000000000217604">
                <text:p>0.000000000000217604</text:p>
              </table:table-cell>
            </table:table-row>
            <table:table-row>
              <table:table-cell office:value-type="string">
                <text:p>err1160:</text:p>
              </table:table-cell>
              <table:table-cell office:value-type="float" office:value="0.000000000000214051">
                <text:p>0.000000000000214051</text:p>
              </table:table-cell>
            </table:table-row>
            <table:table-row>
              <table:table-cell office:value-type="string">
                <text:p>err1161:</text:p>
              </table:table-cell>
              <table:table-cell office:value-type="float" office:value="0.00000000000020961">
                <text:p>0.00000000000020961</text:p>
              </table:table-cell>
            </table:table-row>
            <table:table-row>
              <table:table-cell office:value-type="string">
                <text:p>err1162:</text:p>
              </table:table-cell>
              <table:table-cell office:value-type="float" office:value="0.000000000000205169">
                <text:p>0.000000000000205169</text:p>
              </table:table-cell>
            </table:table-row>
            <table:table-row>
              <table:table-cell office:value-type="string">
                <text:p>err1163:</text:p>
              </table:table-cell>
              <table:table-cell office:value-type="float" office:value="0.000000000000200728">
                <text:p>0.000000000000200728</text:p>
              </table:table-cell>
            </table:table-row>
            <table:table-row>
              <table:table-cell office:value-type="string">
                <text:p>err1164:</text:p>
              </table:table-cell>
              <table:table-cell office:value-type="float" office:value="0.000000000000196287">
                <text:p>0.000000000000196287</text:p>
              </table:table-cell>
            </table:table-row>
            <table:table-row>
              <table:table-cell office:value-type="string">
                <text:p>err1165:</text:p>
              </table:table-cell>
              <table:table-cell office:value-type="float" office:value="0.000000000000192735">
                <text:p>0.000000000000192735</text:p>
              </table:table-cell>
            </table:table-row>
            <table:table-row>
              <table:table-cell office:value-type="string">
                <text:p>err1166:</text:p>
              </table:table-cell>
              <table:table-cell office:value-type="float" office:value="0.000000000000188294">
                <text:p>0.000000000000188294</text:p>
              </table:table-cell>
            </table:table-row>
            <table:table-row>
              <table:table-cell office:value-type="string">
                <text:p>err1167:</text:p>
              </table:table-cell>
              <table:table-cell office:value-type="float" office:value="0.000000000000184741">
                <text:p>0.000000000000184741</text:p>
              </table:table-cell>
            </table:table-row>
            <table:table-row>
              <table:table-cell office:value-type="string">
                <text:p>err1168:</text:p>
              </table:table-cell>
              <table:table-cell office:value-type="float" office:value="0.000000000000181188">
                <text:p>0.000000000000181188</text:p>
              </table:table-cell>
            </table:table-row>
            <table:table-row>
              <table:table-cell office:value-type="string">
                <text:p>err1169:</text:p>
              </table:table-cell>
              <table:table-cell office:value-type="float" office:value="0.000000000000176748">
                <text:p>0.000000000000176748</text:p>
              </table:table-cell>
            </table:table-row>
            <table:table-row>
              <table:table-cell office:value-type="string">
                <text:p>err1170:</text:p>
              </table:table-cell>
              <table:table-cell office:value-type="float" office:value="0.000000000000173195">
                <text:p>0.000000000000173195</text:p>
              </table:table-cell>
            </table:table-row>
            <table:table-row>
              <table:table-cell office:value-type="string">
                <text:p>err1171:</text:p>
              </table:table-cell>
              <table:table-cell office:value-type="float" office:value="0.000000000000169642">
                <text:p>0.000000000000169642</text:p>
              </table:table-cell>
            </table:table-row>
            <table:table-row>
              <table:table-cell office:value-type="string">
                <text:p>err1172:</text:p>
              </table:table-cell>
              <table:table-cell office:value-type="float" office:value="0.000000000000166978">
                <text:p>0.000000000000166978</text:p>
              </table:table-cell>
            </table:table-row>
            <table:table-row>
              <table:table-cell office:value-type="string">
                <text:p>err1173:</text:p>
              </table:table-cell>
              <table:table-cell office:value-type="float" office:value="0.000000000000162537">
                <text:p>0.000000000000162537</text:p>
              </table:table-cell>
            </table:table-row>
            <table:table-row>
              <table:table-cell office:value-type="string">
                <text:p>err1174:</text:p>
              </table:table-cell>
              <table:table-cell office:value-type="float" office:value="0.000000000000159872">
                <text:p>0.000000000000159872</text:p>
              </table:table-cell>
            </table:table-row>
            <table:table-row>
              <table:table-cell office:value-type="string">
                <text:p>err1175:</text:p>
              </table:table-cell>
              <table:table-cell office:value-type="float" office:value="0.000000000000156319">
                <text:p>0.000000000000156319</text:p>
              </table:table-cell>
            </table:table-row>
            <table:table-row>
              <table:table-cell office:value-type="string">
                <text:p>err1176:</text:p>
              </table:table-cell>
              <table:table-cell office:value-type="float" office:value="0.000000000000152767">
                <text:p>0.000000000000152767</text:p>
              </table:table-cell>
            </table:table-row>
            <table:table-row>
              <table:table-cell office:value-type="string">
                <text:p>err1177:</text:p>
              </table:table-cell>
              <table:table-cell office:value-type="float" office:value="0.000000000000150102">
                <text:p>0.000000000000150102</text:p>
              </table:table-cell>
            </table:table-row>
            <table:table-row>
              <table:table-cell office:value-type="string">
                <text:p>err1178:</text:p>
              </table:table-cell>
              <table:table-cell office:value-type="float" office:value="0.000000000000146549">
                <text:p>0.000000000000146549</text:p>
              </table:table-cell>
            </table:table-row>
            <table:table-row>
              <table:table-cell office:value-type="string">
                <text:p>err1179:</text:p>
              </table:table-cell>
              <table:table-cell office:value-type="float" office:value="0.000000000000143885">
                <text:p>0.000000000000143885</text:p>
              </table:table-cell>
            </table:table-row>
            <table:table-row>
              <table:table-cell office:value-type="string">
                <text:p>err1180:</text:p>
              </table:table-cell>
              <table:table-cell office:value-type="float" office:value="0.000000000000140332">
                <text:p>0.000000000000140332</text:p>
              </table:table-cell>
            </table:table-row>
            <table:table-row>
              <table:table-cell office:value-type="string">
                <text:p>err1181:</text:p>
              </table:table-cell>
              <table:table-cell office:value-type="float" office:value="0.000000000000138556">
                <text:p>0.000000000000138556</text:p>
              </table:table-cell>
            </table:table-row>
            <table:table-row>
              <table:table-cell office:value-type="string">
                <text:p>err1182:</text:p>
              </table:table-cell>
              <table:table-cell office:value-type="float" office:value="0.000000000000135003">
                <text:p>0.000000000000135003</text:p>
              </table:table-cell>
            </table:table-row>
            <table:table-row>
              <table:table-cell office:value-type="string">
                <text:p>err1183:</text:p>
              </table:table-cell>
              <table:table-cell office:value-type="float" office:value="0.00000000000013145">
                <text:p>0.00000000000013145</text:p>
              </table:table-cell>
            </table:table-row>
            <table:table-row>
              <table:table-cell office:value-type="string">
                <text:p>err1184:</text:p>
              </table:table-cell>
              <table:table-cell office:value-type="float" office:value="0.000000000000129674">
                <text:p>0.000000000000129674</text:p>
              </table:table-cell>
            </table:table-row>
            <table:table-row>
              <table:table-cell office:value-type="string">
                <text:p>err1185:</text:p>
              </table:table-cell>
              <table:table-cell office:value-type="float" office:value="0.00000000000012701">
                <text:p>0.00000000000012701</text:p>
              </table:table-cell>
            </table:table-row>
            <table:table-row>
              <table:table-cell office:value-type="string">
                <text:p>err1186:</text:p>
              </table:table-cell>
              <table:table-cell office:value-type="float" office:value="0.000000000000124345">
                <text:p>0.000000000000124345</text:p>
              </table:table-cell>
            </table:table-row>
            <table:table-row>
              <table:table-cell office:value-type="string">
                <text:p>err1187:</text:p>
              </table:table-cell>
              <table:table-cell office:value-type="float" office:value="0.00000000000012168">
                <text:p>0.00000000000012168</text:p>
              </table:table-cell>
            </table:table-row>
            <table:table-row>
              <table:table-cell office:value-type="string">
                <text:p>err1188:</text:p>
              </table:table-cell>
              <table:table-cell office:value-type="float" office:value="0.000000000000119016">
                <text:p>0.000000000000119016</text:p>
              </table:table-cell>
            </table:table-row>
            <table:table-row>
              <table:table-cell office:value-type="string">
                <text:p>err1189:</text:p>
              </table:table-cell>
              <table:table-cell office:value-type="float" office:value="0.000000000000116351">
                <text:p>0.000000000000116351</text:p>
              </table:table-cell>
            </table:table-row>
            <table:table-row>
              <table:table-cell office:value-type="string">
                <text:p>err1190:</text:p>
              </table:table-cell>
              <table:table-cell office:value-type="float" office:value="0.000000000000114575">
                <text:p>0.000000000000114575</text:p>
              </table:table-cell>
            </table:table-row>
            <table:table-row>
              <table:table-cell office:value-type="string">
                <text:p>err1191:</text:p>
              </table:table-cell>
              <table:table-cell office:value-type="float" office:value="0.00000000000011191">
                <text:p>0.00000000000011191</text:p>
              </table:table-cell>
            </table:table-row>
            <table:table-row>
              <table:table-cell office:value-type="string">
                <text:p>err1192:</text:p>
              </table:table-cell>
              <table:table-cell office:value-type="float" office:value="0.000000000000109246">
                <text:p>0.000000000000109246</text:p>
              </table:table-cell>
            </table:table-row>
            <table:table-row>
              <table:table-cell office:value-type="string">
                <text:p>err1193:</text:p>
              </table:table-cell>
              <table:table-cell office:value-type="float" office:value="0.00000000000010747">
                <text:p>0.00000000000010747</text:p>
              </table:table-cell>
            </table:table-row>
            <table:table-row>
              <table:table-cell office:value-type="string">
                <text:p>err1194:</text:p>
              </table:table-cell>
              <table:table-cell office:value-type="float" office:value="0.000000000000104805">
                <text:p>0.000000000000104805</text:p>
              </table:table-cell>
            </table:table-row>
            <table:table-row>
              <table:table-cell office:value-type="string">
                <text:p>err1195:</text:p>
              </table:table-cell>
              <table:table-cell office:value-type="float" office:value="0.000000000000103029">
                <text:p>0.000000000000103029</text:p>
              </table:table-cell>
            </table:table-row>
            <table:table-row>
              <table:table-cell office:value-type="string">
                <text:p>err1196:</text:p>
              </table:table-cell>
              <table:table-cell office:value-type="float" office:value="0.000000000000101252">
                <text:p>0.000000000000101252</text:p>
              </table:table-cell>
            </table:table-row>
            <table:table-row>
              <table:table-cell office:value-type="string">
                <text:p>err1197:</text:p>
              </table:table-cell>
              <table:table-cell office:value-type="float" office:value="0.0000000000000985878">
                <text:p>0.0000000000000985878</text:p>
              </table:table-cell>
            </table:table-row>
            <table:table-row>
              <table:table-cell office:value-type="string">
                <text:p>err1198:</text:p>
              </table:table-cell>
              <table:table-cell office:value-type="float" office:value="0.0000000000000968114">
                <text:p>0.0000000000000968114</text:p>
              </table:table-cell>
            </table:table-row>
            <table:table-row>
              <table:table-cell office:value-type="string">
                <text:p>err1199:</text:p>
              </table:table-cell>
              <table:table-cell office:value-type="float" office:value="0.0000000000000941469">
                <text:p>0.0000000000000941469</text:p>
              </table:table-cell>
            </table:table-row>
            <table:table-row>
              <table:table-cell office:value-type="string">
                <text:p>err1200:</text:p>
              </table:table-cell>
              <table:table-cell office:value-type="float" office:value="0.0000000000000923706">
                <text:p>0.0000000000000923706</text:p>
              </table:table-cell>
            </table:table-row>
            <table:table-row>
              <table:table-cell office:value-type="string">
                <text:p>err1201:</text:p>
              </table:table-cell>
              <table:table-cell office:value-type="float" office:value="0.0000000000000914824">
                <text:p>0.0000000000000914824</text:p>
              </table:table-cell>
            </table:table-row>
            <table:table-row>
              <table:table-cell office:value-type="string">
                <text:p>err1202:</text:p>
              </table:table-cell>
              <table:table-cell office:value-type="float" office:value="0.0000000000000888178">
                <text:p>0.0000000000000888178</text:p>
              </table:table-cell>
            </table:table-row>
            <table:table-row>
              <table:table-cell office:value-type="string">
                <text:p>err1203:</text:p>
              </table:table-cell>
              <table:table-cell office:value-type="float" office:value="0.0000000000000870415">
                <text:p>0.0000000000000870415</text:p>
              </table:table-cell>
            </table:table-row>
            <table:table-row>
              <table:table-cell office:value-type="string">
                <text:p>err1204:</text:p>
              </table:table-cell>
              <table:table-cell office:value-type="float" office:value="0.0000000000000852651">
                <text:p>0.0000000000000852651</text:p>
              </table:table-cell>
            </table:table-row>
            <table:table-row>
              <table:table-cell office:value-type="string">
                <text:p>err1205:</text:p>
              </table:table-cell>
              <table:table-cell office:value-type="float" office:value="0.0000000000000834888">
                <text:p>0.0000000000000834888</text:p>
              </table:table-cell>
            </table:table-row>
            <table:table-row>
              <table:table-cell office:value-type="string">
                <text:p>err1206:</text:p>
              </table:table-cell>
              <table:table-cell office:value-type="float" office:value="0.0000000000000817124">
                <text:p>0.0000000000000817124</text:p>
              </table:table-cell>
            </table:table-row>
            <table:table-row>
              <table:table-cell office:value-type="string">
                <text:p>err1207:</text:p>
              </table:table-cell>
              <table:table-cell office:value-type="float" office:value="0.0000000000000808242">
                <text:p>0.0000000000000808242</text:p>
              </table:table-cell>
            </table:table-row>
            <table:table-row>
              <table:table-cell office:value-type="string">
                <text:p>err1208:</text:p>
              </table:table-cell>
              <table:table-cell office:value-type="float" office:value="0.0000000000000781597">
                <text:p>0.0000000000000781597</text:p>
              </table:table-cell>
            </table:table-row>
            <table:table-row>
              <table:table-cell office:value-type="string">
                <text:p>err1209:</text:p>
              </table:table-cell>
              <table:table-cell office:value-type="float" office:value="0.0000000000000763833">
                <text:p>0.0000000000000763833</text:p>
              </table:table-cell>
            </table:table-row>
            <table:table-row>
              <table:table-cell office:value-type="string">
                <text:p>err1210:</text:p>
              </table:table-cell>
              <table:table-cell office:value-type="float" office:value="0.0000000000000754952">
                <text:p>0.0000000000000754952</text:p>
              </table:table-cell>
            </table:table-row>
            <table:table-row>
              <table:table-cell office:value-type="string">
                <text:p>err1211:</text:p>
              </table:table-cell>
              <table:table-cell office:value-type="float" office:value="0.0000000000000737188">
                <text:p>0.0000000000000737188</text:p>
              </table:table-cell>
            </table:table-row>
            <table:table-row>
              <table:table-cell office:value-type="string">
                <text:p>err1212:</text:p>
              </table:table-cell>
              <table:table-cell office:value-type="float" office:value="0.0000000000000719425">
                <text:p>0.0000000000000719425</text:p>
              </table:table-cell>
            </table:table-row>
            <table:table-row>
              <table:table-cell office:value-type="string">
                <text:p>err1213:</text:p>
              </table:table-cell>
              <table:table-cell office:value-type="float" office:value="0.0000000000000710543">
                <text:p>0.0000000000000710543</text:p>
              </table:table-cell>
            </table:table-row>
            <table:table-row>
              <table:table-cell office:value-type="string">
                <text:p>err1214:</text:p>
              </table:table-cell>
              <table:table-cell office:value-type="float" office:value="0.0000000000000692779">
                <text:p>0.0000000000000692779</text:p>
              </table:table-cell>
            </table:table-row>
            <table:table-row>
              <table:table-cell office:value-type="string">
                <text:p>err1215:</text:p>
              </table:table-cell>
              <table:table-cell office:value-type="float" office:value="0.0000000000000675016">
                <text:p>0.0000000000000675016</text:p>
              </table:table-cell>
            </table:table-row>
            <table:table-row>
              <table:table-cell office:value-type="string">
                <text:p>err1216:</text:p>
              </table:table-cell>
              <table:table-cell office:value-type="float" office:value="0.0000000000000666134">
                <text:p>0.0000000000000666134</text:p>
              </table:table-cell>
            </table:table-row>
            <table:table-row>
              <table:table-cell office:value-type="string">
                <text:p>err1217:</text:p>
              </table:table-cell>
              <table:table-cell office:value-type="float" office:value="0.000000000000064837">
                <text:p>0.000000000000064837</text:p>
              </table:table-cell>
            </table:table-row>
            <table:table-row>
              <table:table-cell office:value-type="string">
                <text:p>err1218:</text:p>
              </table:table-cell>
              <table:table-cell office:value-type="float" office:value="0.0000000000000639488">
                <text:p>0.0000000000000639488</text:p>
              </table:table-cell>
            </table:table-row>
            <table:table-row>
              <table:table-cell office:value-type="string">
                <text:p>err1219:</text:p>
              </table:table-cell>
              <table:table-cell office:value-type="float" office:value="0.0000000000000621725">
                <text:p>0.0000000000000621725</text:p>
              </table:table-cell>
            </table:table-row>
            <table:table-row>
              <table:table-cell office:value-type="string">
                <text:p>err1220:</text:p>
              </table:table-cell>
              <table:table-cell office:value-type="float" office:value="0.0000000000000612843">
                <text:p>0.0000000000000612843</text:p>
              </table:table-cell>
            </table:table-row>
            <table:table-row>
              <table:table-cell office:value-type="string">
                <text:p>err1221:</text:p>
              </table:table-cell>
              <table:table-cell office:value-type="float" office:value="0.000000000000059508">
                <text:p>0.000000000000059508</text:p>
              </table:table-cell>
            </table:table-row>
            <table:table-row>
              <table:table-cell office:value-type="string">
                <text:p>err1222:</text:p>
              </table:table-cell>
              <table:table-cell office:value-type="float" office:value="0.0000000000000586198">
                <text:p>0.0000000000000586198</text:p>
              </table:table-cell>
            </table:table-row>
            <table:table-row>
              <table:table-cell office:value-type="string">
                <text:p>err1223:</text:p>
              </table:table-cell>
              <table:table-cell office:value-type="float" office:value="0.0000000000000577316">
                <text:p>0.0000000000000577316</text:p>
              </table:table-cell>
            </table:table-row>
            <table:table-row>
              <table:table-cell office:value-type="string">
                <text:p>err1224:</text:p>
              </table:table-cell>
              <table:table-cell office:value-type="float" office:value="0.0000000000000559552">
                <text:p>0.0000000000000559552</text:p>
              </table:table-cell>
            </table:table-row>
            <table:table-row>
              <table:table-cell office:value-type="string">
                <text:p>err1225:</text:p>
              </table:table-cell>
              <table:table-cell office:value-type="float" office:value="0.0000000000000550671">
                <text:p>0.0000000000000550671</text:p>
              </table:table-cell>
            </table:table-row>
            <table:table-row>
              <table:table-cell office:value-type="string">
                <text:p>err1226:</text:p>
              </table:table-cell>
              <table:table-cell office:value-type="float" office:value="0.0000000000000541789">
                <text:p>0.0000000000000541789</text:p>
              </table:table-cell>
            </table:table-row>
            <table:table-row>
              <table:table-cell office:value-type="string">
                <text:p>err1227:</text:p>
              </table:table-cell>
              <table:table-cell office:value-type="float" office:value="0.0000000000000524025">
                <text:p>0.0000000000000524025</text:p>
              </table:table-cell>
            </table:table-row>
            <table:table-row>
              <table:table-cell office:value-type="string">
                <text:p>err1228:</text:p>
              </table:table-cell>
              <table:table-cell office:value-type="float" office:value="0.0000000000000515143">
                <text:p>0.0000000000000515143</text:p>
              </table:table-cell>
            </table:table-row>
            <table:table-row>
              <table:table-cell office:value-type="string">
                <text:p>err1229:</text:p>
              </table:table-cell>
              <table:table-cell office:value-type="float" office:value="0.0000000000000506262">
                <text:p>0.0000000000000506262</text:p>
              </table:table-cell>
            </table:table-row>
            <table:table-row>
              <table:table-cell office:value-type="string">
                <text:p>err1230:</text:p>
              </table:table-cell>
              <table:table-cell office:value-type="float" office:value="0.000000000000049738">
                <text:p>0.000000000000049738</text:p>
              </table:table-cell>
            </table:table-row>
            <table:table-row>
              <table:table-cell office:value-type="string">
                <text:p>err1231:</text:p>
              </table:table-cell>
              <table:table-cell office:value-type="float" office:value="0.0000000000000479616">
                <text:p>0.0000000000000479616</text:p>
              </table:table-cell>
            </table:table-row>
            <table:table-row>
              <table:table-cell office:value-type="string">
                <text:p>err1232:</text:p>
              </table:table-cell>
              <table:table-cell office:value-type="float" office:value="0.0000000000000479616">
                <text:p>0.0000000000000479616</text:p>
              </table:table-cell>
            </table:table-row>
            <table:table-row>
              <table:table-cell office:value-type="string">
                <text:p>err1233:</text:p>
              </table:table-cell>
              <table:table-cell office:value-type="float" office:value="0.0000000000000461853">
                <text:p>0.0000000000000461853</text:p>
              </table:table-cell>
            </table:table-row>
            <table:table-row>
              <table:table-cell office:value-type="string">
                <text:p>err1234:</text:p>
              </table:table-cell>
              <table:table-cell office:value-type="float" office:value="0.0000000000000461853">
                <text:p>0.0000000000000461853</text:p>
              </table:table-cell>
            </table:table-row>
            <table:table-row>
              <table:table-cell office:value-type="string">
                <text:p>err1235:</text:p>
              </table:table-cell>
              <table:table-cell office:value-type="float" office:value="0.0000000000000444089">
                <text:p>0.0000000000000444089</text:p>
              </table:table-cell>
            </table:table-row>
            <table:table-row>
              <table:table-cell office:value-type="string">
                <text:p>err1236:</text:p>
              </table:table-cell>
              <table:table-cell office:value-type="float" office:value="0.0000000000000444089">
                <text:p>0.0000000000000444089</text:p>
              </table:table-cell>
            </table:table-row>
            <table:table-row>
              <table:table-cell office:value-type="string">
                <text:p>err1237:</text:p>
              </table:table-cell>
              <table:table-cell office:value-type="float" office:value="0.0000000000000426326">
                <text:p>0.0000000000000426326</text:p>
              </table:table-cell>
            </table:table-row>
            <table:table-row>
              <table:table-cell office:value-type="string">
                <text:p>err1238:</text:p>
              </table:table-cell>
              <table:table-cell office:value-type="float" office:value="0.0000000000000417444">
                <text:p>0.0000000000000417444</text:p>
              </table:table-cell>
            </table:table-row>
            <table:table-row>
              <table:table-cell office:value-type="string">
                <text:p>err1239:</text:p>
              </table:table-cell>
              <table:table-cell office:value-type="float" office:value="0.0000000000000408562">
                <text:p>0.0000000000000408562</text:p>
              </table:table-cell>
            </table:table-row>
            <table:table-row>
              <table:table-cell office:value-type="string">
                <text:p>err1240:</text:p>
              </table:table-cell>
              <table:table-cell office:value-type="float" office:value="0.000000000000039968">
                <text:p>0.000000000000039968</text:p>
              </table:table-cell>
            </table:table-row>
            <table:table-row>
              <table:table-cell office:value-type="string">
                <text:p>err1241:</text:p>
              </table:table-cell>
              <table:table-cell office:value-type="float" office:value="0.000000000000039968">
                <text:p>0.000000000000039968</text:p>
              </table:table-cell>
            </table:table-row>
            <table:table-row>
              <table:table-cell office:value-type="string">
                <text:p>err1242:</text:p>
              </table:table-cell>
              <table:table-cell office:value-type="float" office:value="0.0000000000000381917">
                <text:p>0.0000000000000381917</text:p>
              </table:table-cell>
            </table:table-row>
            <table:table-row>
              <table:table-cell office:value-type="string">
                <text:p>err1243:</text:p>
              </table:table-cell>
              <table:table-cell office:value-type="float" office:value="0.0000000000000381917">
                <text:p>0.0000000000000381917</text:p>
              </table:table-cell>
            </table:table-row>
            <table:table-row>
              <table:table-cell office:value-type="string">
                <text:p>err1244:</text:p>
              </table:table-cell>
              <table:table-cell office:value-type="float" office:value="0.0000000000000364153">
                <text:p>0.0000000000000364153</text:p>
              </table:table-cell>
            </table:table-row>
            <table:table-row>
              <table:table-cell office:value-type="string">
                <text:p>err1245:</text:p>
              </table:table-cell>
              <table:table-cell office:value-type="float" office:value="0.0000000000000364153">
                <text:p>0.0000000000000364153</text:p>
              </table:table-cell>
            </table:table-row>
            <table:table-row>
              <table:table-cell office:value-type="string">
                <text:p>err1246:</text:p>
              </table:table-cell>
              <table:table-cell office:value-type="float" office:value="0.0000000000000355271">
                <text:p>0.0000000000000355271</text:p>
              </table:table-cell>
            </table:table-row>
            <table:table-row>
              <table:table-cell office:value-type="string">
                <text:p>err1247:</text:p>
              </table:table-cell>
              <table:table-cell office:value-type="float" office:value="0.000000000000034639">
                <text:p>0.000000000000034639</text:p>
              </table:table-cell>
            </table:table-row>
            <table:table-row>
              <table:table-cell office:value-type="string">
                <text:p>err1248:</text:p>
              </table:table-cell>
              <table:table-cell office:value-type="float" office:value="0.000000000000034639">
                <text:p>0.000000000000034639</text:p>
              </table:table-cell>
            </table:table-row>
            <table:table-row>
              <table:table-cell office:value-type="string">
                <text:p>err1249:</text:p>
              </table:table-cell>
              <table:table-cell office:value-type="float" office:value="0.0000000000000328626">
                <text:p>0.0000000000000328626</text:p>
              </table:table-cell>
            </table:table-row>
            <table:table-row>
              <table:table-cell office:value-type="string">
                <text:p>err1250:</text:p>
              </table:table-cell>
              <table:table-cell office:value-type="float" office:value="0.0000000000000328626">
                <text:p>0.0000000000000328626</text:p>
              </table:table-cell>
            </table:table-row>
            <table:table-row>
              <table:table-cell office:value-type="string">
                <text:p>err1251:</text:p>
              </table:table-cell>
              <table:table-cell office:value-type="float" office:value="0.0000000000000319744">
                <text:p>0.0000000000000319744</text:p>
              </table:table-cell>
            </table:table-row>
            <table:table-row>
              <table:table-cell office:value-type="string">
                <text:p>err1252:</text:p>
              </table:table-cell>
              <table:table-cell office:value-type="float" office:value="0.0000000000000310862">
                <text:p>0.0000000000000310862</text:p>
              </table:table-cell>
            </table:table-row>
            <table:table-row>
              <table:table-cell office:value-type="string">
                <text:p>err1253:</text:p>
              </table:table-cell>
              <table:table-cell office:value-type="float" office:value="0.0000000000000310862">
                <text:p>0.0000000000000310862</text:p>
              </table:table-cell>
            </table:table-row>
            <table:table-row>
              <table:table-cell office:value-type="string">
                <text:p>err1254:</text:p>
              </table:table-cell>
              <table:table-cell office:value-type="float" office:value="0.0000000000000301981">
                <text:p>0.0000000000000301981</text:p>
              </table:table-cell>
            </table:table-row>
            <table:table-row>
              <table:table-cell office:value-type="string">
                <text:p>err1255:</text:p>
              </table:table-cell>
              <table:table-cell office:value-type="float" office:value="0.0000000000000293099">
                <text:p>0.0000000000000293099</text:p>
              </table:table-cell>
            </table:table-row>
            <table:table-row>
              <table:table-cell office:value-type="string">
                <text:p>err1256:</text:p>
              </table:table-cell>
              <table:table-cell office:value-type="float" office:value="0.0000000000000284217">
                <text:p>0.0000000000000284217</text:p>
              </table:table-cell>
            </table:table-row>
            <table:table-row>
              <table:table-cell office:value-type="string">
                <text:p>err1257:</text:p>
              </table:table-cell>
              <table:table-cell office:value-type="float" office:value="0.0000000000000284217">
                <text:p>0.0000000000000284217</text:p>
              </table:table-cell>
            </table:table-row>
            <table:table-row>
              <table:table-cell office:value-type="string">
                <text:p>err1258:</text:p>
              </table:table-cell>
              <table:table-cell office:value-type="float" office:value="0.0000000000000275335">
                <text:p>0.0000000000000275335</text:p>
              </table:table-cell>
            </table:table-row>
            <table:table-row>
              <table:table-cell office:value-type="string">
                <text:p>err1259:</text:p>
              </table:table-cell>
              <table:table-cell office:value-type="float" office:value="0.0000000000000275335">
                <text:p>0.0000000000000275335</text:p>
              </table:table-cell>
            </table:table-row>
            <table:table-row>
              <table:table-cell office:value-type="string">
                <text:p>err1260:</text:p>
              </table:table-cell>
              <table:table-cell office:value-type="float" office:value="0.0000000000000266454">
                <text:p>0.0000000000000266454</text:p>
              </table:table-cell>
            </table:table-row>
            <table:table-row>
              <table:table-cell office:value-type="string">
                <text:p>err1261:</text:p>
              </table:table-cell>
              <table:table-cell office:value-type="float" office:value="0.000000000000024869">
                <text:p>0.000000000000024869</text:p>
              </table:table-cell>
            </table:table-row>
            <table:table-row>
              <table:table-cell office:value-type="string">
                <text:p>err1262:</text:p>
              </table:table-cell>
              <table:table-cell office:value-type="float" office:value="0.0000000000000257572">
                <text:p>0.0000000000000257572</text:p>
              </table:table-cell>
            </table:table-row>
            <table:table-row>
              <table:table-cell office:value-type="string">
                <text:p>err1263:</text:p>
              </table:table-cell>
              <table:table-cell office:value-type="float" office:value="0.000000000000024869">
                <text:p>0.000000000000024869</text:p>
              </table:table-cell>
            </table:table-row>
            <table:table-row>
              <table:table-cell office:value-type="string">
                <text:p>err1264:</text:p>
              </table:table-cell>
              <table:table-cell office:value-type="float" office:value="0.000000000000024869">
                <text:p>0.000000000000024869</text:p>
              </table:table-cell>
            </table:table-row>
            <table:table-row>
              <table:table-cell office:value-type="string">
                <text:p>err1265:</text:p>
              </table:table-cell>
              <table:table-cell office:value-type="float" office:value="0.0000000000000239808">
                <text:p>0.0000000000000239808</text:p>
              </table:table-cell>
            </table:table-row>
            <table:table-row>
              <table:table-cell office:value-type="string">
                <text:p>err1266:</text:p>
              </table:table-cell>
              <table:table-cell office:value-type="float" office:value="0.0000000000000230926">
                <text:p>0.0000000000000230926</text:p>
              </table:table-cell>
            </table:table-row>
            <table:table-row>
              <table:table-cell office:value-type="string">
                <text:p>err1267:</text:p>
              </table:table-cell>
              <table:table-cell office:value-type="float" office:value="0.0000000000000230926">
                <text:p>0.0000000000000230926</text:p>
              </table:table-cell>
            </table:table-row>
            <table:table-row>
              <table:table-cell office:value-type="string">
                <text:p>err1268:</text:p>
              </table:table-cell>
              <table:table-cell office:value-type="float" office:value="0.0000000000000222045">
                <text:p>0.0000000000000222045</text:p>
              </table:table-cell>
            </table:table-row>
            <table:table-row>
              <table:table-cell office:value-type="string">
                <text:p>err1269:</text:p>
              </table:table-cell>
              <table:table-cell office:value-type="float" office:value="0.0000000000000222045">
                <text:p>0.0000000000000222045</text:p>
              </table:table-cell>
            </table:table-row>
            <table:table-row>
              <table:table-cell office:value-type="string">
                <text:p>err1270:</text:p>
              </table:table-cell>
              <table:table-cell office:value-type="float" office:value="0.0000000000000213163">
                <text:p>0.0000000000000213163</text:p>
              </table:table-cell>
            </table:table-row>
            <table:table-row>
              <table:table-cell office:value-type="string">
                <text:p>err1271:</text:p>
              </table:table-cell>
              <table:table-cell office:value-type="float" office:value="0.0000000000000213163">
                <text:p>0.0000000000000213163</text:p>
              </table:table-cell>
            </table:table-row>
            <table:table-row>
              <table:table-cell office:value-type="string">
                <text:p>err1272:</text:p>
              </table:table-cell>
              <table:table-cell office:value-type="float" office:value="0.0000000000000204281">
                <text:p>0.0000000000000204281</text:p>
              </table:table-cell>
            </table:table-row>
            <table:table-row>
              <table:table-cell office:value-type="string">
                <text:p>err1273:</text:p>
              </table:table-cell>
              <table:table-cell office:value-type="float" office:value="0.0000000000000204281">
                <text:p>0.0000000000000204281</text:p>
              </table:table-cell>
            </table:table-row>
            <table:table-row>
              <table:table-cell office:value-type="string">
                <text:p>err1274:</text:p>
              </table:table-cell>
              <table:table-cell office:value-type="float" office:value="0.0000000000000195399">
                <text:p>0.0000000000000195399</text:p>
              </table:table-cell>
            </table:table-row>
            <table:table-row>
              <table:table-cell office:value-type="string">
                <text:p>err1275:</text:p>
              </table:table-cell>
              <table:table-cell office:value-type="float" office:value="0.0000000000000195399">
                <text:p>0.0000000000000195399</text:p>
              </table:table-cell>
            </table:table-row>
            <table:table-row>
              <table:table-cell office:value-type="string">
                <text:p>err1276:</text:p>
              </table:table-cell>
              <table:table-cell office:value-type="float" office:value="0.0000000000000186517">
                <text:p>0.0000000000000186517</text:p>
              </table:table-cell>
            </table:table-row>
            <table:table-row>
              <table:table-cell office:value-type="string">
                <text:p>err1277:</text:p>
              </table:table-cell>
              <table:table-cell office:value-type="float" office:value="0.0000000000000186517">
                <text:p>0.0000000000000186517</text:p>
              </table:table-cell>
            </table:table-row>
            <table:table-row>
              <table:table-cell office:value-type="string">
                <text:p>err1278:</text:p>
              </table:table-cell>
              <table:table-cell office:value-type="float" office:value="0.0000000000000177636">
                <text:p>0.0000000000000177636</text:p>
              </table:table-cell>
            </table:table-row>
            <table:table-row>
              <table:table-cell office:value-type="string">
                <text:p>err1279:</text:p>
              </table:table-cell>
              <table:table-cell office:value-type="float" office:value="0.0000000000000177636">
                <text:p>0.0000000000000177636</text:p>
              </table:table-cell>
            </table:table-row>
            <table:table-row>
              <table:table-cell office:value-type="string">
                <text:p>err1280:</text:p>
              </table:table-cell>
              <table:table-cell office:value-type="float" office:value="0.0000000000000177636">
                <text:p>0.0000000000000177636</text:p>
              </table:table-cell>
            </table:table-row>
            <table:table-row>
              <table:table-cell office:value-type="string">
                <text:p>err1281:</text:p>
              </table:table-cell>
              <table:table-cell office:value-type="float" office:value="0.0000000000000177636">
                <text:p>0.0000000000000177636</text:p>
              </table:table-cell>
            </table:table-row>
            <table:table-row>
              <table:table-cell office:value-type="string">
                <text:p>err1282:</text:p>
              </table:table-cell>
              <table:table-cell office:value-type="float" office:value="0.0000000000000159872">
                <text:p>0.0000000000000159872</text:p>
              </table:table-cell>
            </table:table-row>
            <table:table-row>
              <table:table-cell office:value-type="string">
                <text:p>err1283:</text:p>
              </table:table-cell>
              <table:table-cell office:value-type="float" office:value="0.0000000000000168754">
                <text:p>0.0000000000000168754</text:p>
              </table:table-cell>
            </table:table-row>
            <table:table-row>
              <table:table-cell office:value-type="string">
                <text:p>err1284:</text:p>
              </table:table-cell>
              <table:table-cell office:value-type="float" office:value="0.0000000000000159872">
                <text:p>0.0000000000000159872</text:p>
              </table:table-cell>
            </table:table-row>
            <table:table-row>
              <table:table-cell office:value-type="string">
                <text:p>err1285:</text:p>
              </table:table-cell>
              <table:table-cell office:value-type="float" office:value="0.000000000000015099">
                <text:p>0.000000000000015099</text:p>
              </table:table-cell>
            </table:table-row>
            <table:table-row>
              <table:table-cell office:value-type="string">
                <text:p>err1286:</text:p>
              </table:table-cell>
              <table:table-cell office:value-type="float" office:value="0.0000000000000159872">
                <text:p>0.0000000000000159872</text:p>
              </table:table-cell>
            </table:table-row>
            <table:table-row>
              <table:table-cell office:value-type="string">
                <text:p>err1287:</text:p>
              </table:table-cell>
              <table:table-cell office:value-type="float" office:value="0.000000000000015099">
                <text:p>0.000000000000015099</text:p>
              </table:table-cell>
            </table:table-row>
            <table:table-row>
              <table:table-cell office:value-type="string">
                <text:p>err1288:</text:p>
              </table:table-cell>
              <table:table-cell office:value-type="float" office:value="0.000000000000015099">
                <text:p>0.000000000000015099</text:p>
              </table:table-cell>
            </table:table-row>
            <table:table-row>
              <table:table-cell office:value-type="string">
                <text:p>err1289:</text:p>
              </table:table-cell>
              <table:table-cell office:value-type="float" office:value="0.0000000000000142109">
                <text:p>0.0000000000000142109</text:p>
              </table:table-cell>
            </table:table-row>
            <table:table-row>
              <table:table-cell office:value-type="string">
                <text:p>err1290:</text:p>
              </table:table-cell>
              <table:table-cell office:value-type="float" office:value="0.0000000000000142109">
                <text:p>0.0000000000000142109</text:p>
              </table:table-cell>
            </table:table-row>
            <table:table-row>
              <table:table-cell office:value-type="string">
                <text:p>err1291:</text:p>
              </table:table-cell>
              <table:table-cell office:value-type="float" office:value="0.0000000000000133227">
                <text:p>0.0000000000000133227</text:p>
              </table:table-cell>
            </table:table-row>
            <table:table-row>
              <table:table-cell office:value-type="string">
                <text:p>err1292:</text:p>
              </table:table-cell>
              <table:table-cell office:value-type="float" office:value="0.0000000000000142109">
                <text:p>0.0000000000000142109</text:p>
              </table:table-cell>
            </table:table-row>
            <table:table-row>
              <table:table-cell office:value-type="string">
                <text:p>err1293:</text:p>
              </table:table-cell>
              <table:table-cell office:value-type="float" office:value="0.0000000000000133227">
                <text:p>0.0000000000000133227</text:p>
              </table:table-cell>
            </table:table-row>
            <table:table-row>
              <table:table-cell office:value-type="string">
                <text:p>err1294:</text:p>
              </table:table-cell>
              <table:table-cell office:value-type="float" office:value="0.0000000000000124345">
                <text:p>0.0000000000000124345</text:p>
              </table:table-cell>
            </table:table-row>
            <table:table-row>
              <table:table-cell office:value-type="string">
                <text:p>err1295:</text:p>
              </table:table-cell>
              <table:table-cell office:value-type="float" office:value="0.0000000000000133227">
                <text:p>0.0000000000000133227</text:p>
              </table:table-cell>
            </table:table-row>
            <table:table-row>
              <table:table-cell office:value-type="string">
                <text:p>err1296:</text:p>
              </table:table-cell>
              <table:table-cell office:value-type="float" office:value="0.0000000000000124345">
                <text:p>0.0000000000000124345</text:p>
              </table:table-cell>
            </table:table-row>
            <table:table-row>
              <table:table-cell office:value-type="string">
                <text:p>err1297:</text:p>
              </table:table-cell>
              <table:table-cell office:value-type="float" office:value="0.0000000000000115463">
                <text:p>0.0000000000000115463</text:p>
              </table:table-cell>
            </table:table-row>
            <table:table-row>
              <table:table-cell office:value-type="string">
                <text:p>err1298:</text:p>
              </table:table-cell>
              <table:table-cell office:value-type="float" office:value="0.0000000000000124345">
                <text:p>0.0000000000000124345</text:p>
              </table:table-cell>
            </table:table-row>
            <table:table-row>
              <table:table-cell office:value-type="string">
                <text:p>err1299:</text:p>
              </table:table-cell>
              <table:table-cell office:value-type="float" office:value="0.0000000000000115463">
                <text:p>0.0000000000000115463</text:p>
              </table:table-cell>
            </table:table-row>
            <table:table-row>
              <table:table-cell office:value-type="string">
                <text:p>err1300:</text:p>
              </table:table-cell>
              <table:table-cell office:value-type="float" office:value="0.0000000000000115463">
                <text:p>0.0000000000000115463</text:p>
              </table:table-cell>
            </table:table-row>
            <table:table-row>
              <table:table-cell office:value-type="string">
                <text:p>err1301:</text:p>
              </table:table-cell>
              <table:table-cell office:value-type="float" office:value="0.0000000000000115463">
                <text:p>0.0000000000000115463</text:p>
              </table:table-cell>
            </table:table-row>
            <table:table-row>
              <table:table-cell office:value-type="string">
                <text:p>err1302:</text:p>
              </table:table-cell>
              <table:table-cell office:value-type="float" office:value="0.0000000000000106581">
                <text:p>0.0000000000000106581</text:p>
              </table:table-cell>
            </table:table-row>
            <table:table-row>
              <table:table-cell office:value-type="string">
                <text:p>err1303:</text:p>
              </table:table-cell>
              <table:table-cell office:value-type="float" office:value="0.0000000000000115463">
                <text:p>0.0000000000000115463</text:p>
              </table:table-cell>
            </table:table-row>
            <table:table-row>
              <table:table-cell office:value-type="string">
                <text:p>err1304:</text:p>
              </table:table-cell>
              <table:table-cell office:value-type="float" office:value="9.76996E-015">
                <text:p>9.76996E-015</text:p>
              </table:table-cell>
            </table:table-row>
            <table:table-row>
              <table:table-cell office:value-type="string">
                <text:p>err1305:</text:p>
              </table:table-cell>
              <table:table-cell office:value-type="float" office:value="0.0000000000000106581">
                <text:p>0.0000000000000106581</text:p>
              </table:table-cell>
            </table:table-row>
            <table:table-row>
              <table:table-cell office:value-type="string">
                <text:p>err1306:</text:p>
              </table:table-cell>
              <table:table-cell office:value-type="float" office:value="9.76996E-015">
                <text:p>9.76996E-015</text:p>
              </table:table-cell>
            </table:table-row>
            <table:table-row>
              <table:table-cell office:value-type="string">
                <text:p>err1307:</text:p>
              </table:table-cell>
              <table:table-cell office:value-type="float" office:value="0.0000000000000106581">
                <text:p>0.0000000000000106581</text:p>
              </table:table-cell>
            </table:table-row>
            <table:table-row>
              <table:table-cell office:value-type="string">
                <text:p>err1308:</text:p>
              </table:table-cell>
              <table:table-cell office:value-type="float" office:value="8.88178E-015">
                <text:p>8.88178E-015</text:p>
              </table:table-cell>
            </table:table-row>
            <table:table-row>
              <table:table-cell office:value-type="string">
                <text:p>err1309:</text:p>
              </table:table-cell>
              <table:table-cell office:value-type="float" office:value="9.76996E-015">
                <text:p>9.76996E-015</text:p>
              </table:table-cell>
            </table:table-row>
            <table:table-row>
              <table:table-cell office:value-type="string">
                <text:p>err1310:</text:p>
              </table:table-cell>
              <table:table-cell office:value-type="float" office:value="9.76996E-015">
                <text:p>9.76996E-015</text:p>
              </table:table-cell>
            </table:table-row>
            <table:table-row>
              <table:table-cell office:value-type="string">
                <text:p>err1311:</text:p>
              </table:table-cell>
              <table:table-cell office:value-type="float" office:value="8.88178E-015">
                <text:p>8.88178E-015</text:p>
              </table:table-cell>
            </table:table-row>
            <table:table-row>
              <table:table-cell office:value-type="string">
                <text:p>err1312:</text:p>
              </table:table-cell>
              <table:table-cell office:value-type="float" office:value="8.88178E-015">
                <text:p>8.88178E-015</text:p>
              </table:table-cell>
            </table:table-row>
            <table:table-row>
              <table:table-cell office:value-type="string">
                <text:p>err1313:</text:p>
              </table:table-cell>
              <table:table-cell office:value-type="float" office:value="8.88178E-015">
                <text:p>8.88178E-015</text:p>
              </table:table-cell>
            </table:table-row>
            <table:table-row>
              <table:table-cell office:value-type="string">
                <text:p>err1314:</text:p>
              </table:table-cell>
              <table:table-cell office:value-type="float" office:value="8.88178E-015">
                <text:p>8.88178E-015</text:p>
              </table:table-cell>
            </table:table-row>
            <table:table-row>
              <table:table-cell office:value-type="string">
                <text:p>err1315:</text:p>
              </table:table-cell>
              <table:table-cell office:value-type="float" office:value="7.99361E-015">
                <text:p>7.99361E-015</text:p>
              </table:table-cell>
            </table:table-row>
            <table:table-row>
              <table:table-cell office:value-type="string">
                <text:p>err1316:</text:p>
              </table:table-cell>
              <table:table-cell office:value-type="float" office:value="7.99361E-015">
                <text:p>7.99361E-015</text:p>
              </table:table-cell>
            </table:table-row>
            <table:table-row>
              <table:table-cell office:value-type="string">
                <text:p>err1317:</text:p>
              </table:table-cell>
              <table:table-cell office:value-type="float" office:value="8.88178E-015">
                <text:p>8.88178E-015</text:p>
              </table:table-cell>
            </table:table-row>
            <table:table-row>
              <table:table-cell office:value-type="string">
                <text:p>err1318:</text:p>
              </table:table-cell>
              <table:table-cell office:value-type="float" office:value="7.10543E-015">
                <text:p>7.10543E-015</text:p>
              </table:table-cell>
            </table:table-row>
            <table:table-row>
              <table:table-cell office:value-type="string">
                <text:p>err1319:</text:p>
              </table:table-cell>
              <table:table-cell office:value-type="float" office:value="7.99361E-015">
                <text:p>7.99361E-015</text:p>
              </table:table-cell>
            </table:table-row>
            <table:table-row>
              <table:table-cell office:value-type="string">
                <text:p>err1320:</text:p>
              </table:table-cell>
              <table:table-cell office:value-type="float" office:value="7.99361E-015">
                <text:p>7.99361E-015</text:p>
              </table:table-cell>
            </table:table-row>
            <table:table-row>
              <table:table-cell office:value-type="string">
                <text:p>err1321:</text:p>
              </table:table-cell>
              <table:table-cell office:value-type="float" office:value="7.10543E-015">
                <text:p>7.10543E-015</text:p>
              </table:table-cell>
            </table:table-row>
            <table:table-row>
              <table:table-cell office:value-type="string">
                <text:p>err1322:</text:p>
              </table:table-cell>
              <table:table-cell office:value-type="float" office:value="7.10543E-015">
                <text:p>7.10543E-015</text:p>
              </table:table-cell>
            </table:table-row>
            <table:table-row>
              <table:table-cell office:value-type="string">
                <text:p>err1323:</text:p>
              </table:table-cell>
              <table:table-cell office:value-type="float" office:value="7.10543E-015">
                <text:p>7.10543E-015</text:p>
              </table:table-cell>
            </table:table-row>
            <table:table-row>
              <table:table-cell office:value-type="string">
                <text:p>err1324:</text:p>
              </table:table-cell>
              <table:table-cell office:value-type="float" office:value="7.10543E-015">
                <text:p>7.10543E-015</text:p>
              </table:table-cell>
            </table:table-row>
            <table:table-row>
              <table:table-cell office:value-type="string">
                <text:p>err1325:</text:p>
              </table:table-cell>
              <table:table-cell office:value-type="float" office:value="7.10543E-015">
                <text:p>7.10543E-015</text:p>
              </table:table-cell>
            </table:table-row>
            <table:table-row>
              <table:table-cell office:value-type="string">
                <text:p>err1326:</text:p>
              </table:table-cell>
              <table:table-cell office:value-type="float" office:value="6.21725E-015">
                <text:p>6.21725E-015</text:p>
              </table:table-cell>
            </table:table-row>
            <table:table-row>
              <table:table-cell office:value-type="string">
                <text:p>err1327:</text:p>
              </table:table-cell>
              <table:table-cell office:value-type="float" office:value="7.10543E-015">
                <text:p>7.10543E-015</text:p>
              </table:table-cell>
            </table:table-row>
            <table:table-row>
              <table:table-cell office:value-type="string">
                <text:p>err1328:</text:p>
              </table:table-cell>
              <table:table-cell office:value-type="float" office:value="6.21725E-015">
                <text:p>6.21725E-015</text:p>
              </table:table-cell>
            </table:table-row>
            <table:table-row>
              <table:table-cell office:value-type="string">
                <text:p>err1329:</text:p>
              </table:table-cell>
              <table:table-cell office:value-type="float" office:value="6.21725E-015">
                <text:p>6.21725E-015</text:p>
              </table:table-cell>
            </table:table-row>
            <table:table-row>
              <table:table-cell office:value-type="string">
                <text:p>err1330:</text:p>
              </table:table-cell>
              <table:table-cell office:value-type="float" office:value="6.21725E-015">
                <text:p>6.21725E-015</text:p>
              </table:table-cell>
            </table:table-row>
            <table:table-row>
              <table:table-cell office:value-type="string">
                <text:p>err1331:</text:p>
              </table:table-cell>
              <table:table-cell office:value-type="float" office:value="6.21725E-015">
                <text:p>6.21725E-015</text:p>
              </table:table-cell>
            </table:table-row>
            <table:table-row>
              <table:table-cell office:value-type="string">
                <text:p>err1332:</text:p>
              </table:table-cell>
              <table:table-cell office:value-type="float" office:value="5.32907E-015">
                <text:p>5.32907E-015</text:p>
              </table:table-cell>
            </table:table-row>
            <table:table-row>
              <table:table-cell office:value-type="string">
                <text:p>err1333:</text:p>
              </table:table-cell>
              <table:table-cell office:value-type="float" office:value="6.21725E-015">
                <text:p>6.21725E-015</text:p>
              </table:table-cell>
            </table:table-row>
            <table:table-row>
              <table:table-cell office:value-type="string">
                <text:p>err1334:</text:p>
              </table:table-cell>
              <table:table-cell office:value-type="float" office:value="5.32907E-015">
                <text:p>5.32907E-015</text:p>
              </table:table-cell>
            </table:table-row>
            <table:table-row>
              <table:table-cell office:value-type="string">
                <text:p>err1335:</text:p>
              </table:table-cell>
              <table:table-cell office:value-type="float" office:value="5.32907E-015">
                <text:p>5.32907E-015</text:p>
              </table:table-cell>
            </table:table-row>
            <table:table-row>
              <table:table-cell office:value-type="string">
                <text:p>err1336:</text:p>
              </table:table-cell>
              <table:table-cell office:value-type="float" office:value="5.32907E-015">
                <text:p>5.32907E-015</text:p>
              </table:table-cell>
            </table:table-row>
            <table:table-row>
              <table:table-cell office:value-type="string">
                <text:p>err1337:</text:p>
              </table:table-cell>
              <table:table-cell office:value-type="float" office:value="5.32907E-015">
                <text:p>5.32907E-015</text:p>
              </table:table-cell>
            </table:table-row>
            <table:table-row>
              <table:table-cell office:value-type="string">
                <text:p>err1338:</text:p>
              </table:table-cell>
              <table:table-cell office:value-type="float" office:value="5.32907E-015">
                <text:p>5.32907E-015</text:p>
              </table:table-cell>
            </table:table-row>
            <table:table-row>
              <table:table-cell office:value-type="string">
                <text:p>err1339:</text:p>
              </table:table-cell>
              <table:table-cell office:value-type="float" office:value="5.32907E-015">
                <text:p>5.32907E-015</text:p>
              </table:table-cell>
            </table:table-row>
            <table:table-row>
              <table:table-cell office:value-type="string">
                <text:p>err1340:</text:p>
              </table:table-cell>
              <table:table-cell office:value-type="float" office:value="5.32907E-015">
                <text:p>5.32907E-015</text:p>
              </table:table-cell>
            </table:table-row>
            <table:table-row>
              <table:table-cell office:value-type="string">
                <text:p>err1341:</text:p>
              </table:table-cell>
              <table:table-cell office:value-type="float" office:value="4.44089E-015">
                <text:p>4.44089E-015</text:p>
              </table:table-cell>
            </table:table-row>
            <table:table-row>
              <table:table-cell office:value-type="string">
                <text:p>err1342:</text:p>
              </table:table-cell>
              <table:table-cell office:value-type="float" office:value="4.44089E-015">
                <text:p>4.44089E-015</text:p>
              </table:table-cell>
            </table:table-row>
            <table:table-row>
              <table:table-cell office:value-type="string">
                <text:p>err1343:</text:p>
              </table:table-cell>
              <table:table-cell office:value-type="float" office:value="5.32907E-015">
                <text:p>5.32907E-015</text:p>
              </table:table-cell>
            </table:table-row>
            <table:table-row>
              <table:table-cell office:value-type="string">
                <text:p>err1344:</text:p>
              </table:table-cell>
              <table:table-cell office:value-type="float" office:value="4.44089E-015">
                <text:p>4.44089E-015</text:p>
              </table:table-cell>
            </table:table-row>
            <table:table-row>
              <table:table-cell office:value-type="string">
                <text:p>err1345:</text:p>
              </table:table-cell>
              <table:table-cell office:value-type="float" office:value="4.44089E-015">
                <text:p>4.44089E-015</text:p>
              </table:table-cell>
            </table:table-row>
            <table:table-row>
              <table:table-cell office:value-type="string">
                <text:p>err1346:</text:p>
              </table:table-cell>
              <table:table-cell office:value-type="float" office:value="4.44089E-015">
                <text:p>4.44089E-015</text:p>
              </table:table-cell>
            </table:table-row>
            <table:table-row>
              <table:table-cell office:value-type="string">
                <text:p>err1347:</text:p>
              </table:table-cell>
              <table:table-cell office:value-type="float" office:value="4.44089E-015">
                <text:p>4.44089E-015</text:p>
              </table:table-cell>
            </table:table-row>
            <table:table-row>
              <table:table-cell office:value-type="string">
                <text:p>err1348:</text:p>
              </table:table-cell>
              <table:table-cell office:value-type="float" office:value="4.44089E-015">
                <text:p>4.44089E-015</text:p>
              </table:table-cell>
            </table:table-row>
            <table:table-row>
              <table:table-cell office:value-type="string">
                <text:p>err1349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350:</text:p>
              </table:table-cell>
              <table:table-cell office:value-type="float" office:value="4.44089E-015">
                <text:p>4.44089E-015</text:p>
              </table:table-cell>
            </table:table-row>
            <table:table-row>
              <table:table-cell office:value-type="string">
                <text:p>err1351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352:</text:p>
              </table:table-cell>
              <table:table-cell office:value-type="float" office:value="4.44089E-015">
                <text:p>4.44089E-015</text:p>
              </table:table-cell>
            </table:table-row>
            <table:table-row>
              <table:table-cell office:value-type="string">
                <text:p>err1353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354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355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356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357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358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359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360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1361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362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363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1364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1365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366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1367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1368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369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70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371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72:</text:p>
              </table:table-cell>
              <table:table-cell office:value-type="float" office:value="3.55271E-015">
                <text:p>3.55271E-015</text:p>
              </table:table-cell>
            </table:table-row>
            <table:table-row>
              <table:table-cell office:value-type="string">
                <text:p>err1373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74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1375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1376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77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1378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1379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80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81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1382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83:</text:p>
              </table:table-cell>
              <table:table-cell office:value-type="float" office:value="2.66454E-015">
                <text:p>2.66454E-015</text:p>
              </table:table-cell>
            </table:table-row>
            <table:table-row>
              <table:table-cell office:value-type="string">
                <text:p>err1384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85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86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87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88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89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90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91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92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93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94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95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96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397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98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399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400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401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402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403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404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405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406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407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408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409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410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411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412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413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414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415:</text:p>
              </table:table-cell>
              <table:table-cell office:value-type="float" office:value="8.88178E-016">
                <text:p>8.88178E-016</text:p>
              </table:table-cell>
            </table:table-row>
            <table:table-row>
              <table:table-cell office:value-type="string">
                <text:p>err1416:</text:p>
              </table:table-cell>
              <table:table-cell office:value-type="float" office:value="1.77636E-015">
                <text:p>1.77636E-015</text:p>
              </table:table-cell>
            </table:table-row>
            <table:table-row>
              <table:table-cell office:value-type="string">
                <text:p>err1417: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